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4091in"/>
    </style:style>
    <style:style style:name="co2" style:family="table-column">
      <style:table-column-properties fo:break-before="auto" style:column-width="5.0173in"/>
    </style:style>
    <style:style style:name="co3" style:family="table-column">
      <style:table-column-properties fo:break-before="auto" style:column-width="0.889in"/>
    </style:style>
    <style:style style:name="co4" style:family="table-column">
      <style:table-column-properties fo:break-before="auto" style:column-width="2.5516in"/>
    </style:style>
    <style:style style:name="co5" style:family="table-column">
      <style:table-column-properties fo:break-before="auto" style:column-width="4.278in"/>
    </style:style>
    <style:style style:name="co6" style:family="table-column">
      <style:table-column-properties fo:break-before="auto" style:column-width="2.5083in"/>
    </style:style>
    <style:style style:name="co7" style:family="table-column">
      <style:table-column-properties fo:break-before="auto" style:column-width="9.5528in"/>
    </style:style>
    <style:style style:name="co8" style:family="table-column">
      <style:table-column-properties fo:break-before="auto" style:column-width="2.9909in"/>
    </style:style>
    <style:style style:name="co9" style:family="table-column">
      <style:table-column-properties fo:break-before="auto" style:column-width="6.561in"/>
    </style:style>
    <style:style style:name="co10" style:family="table-column">
      <style:table-column-properties fo:break-before="auto" style:column-width="1.8008in"/>
    </style:style>
    <style:style style:name="co11" style:family="table-column">
      <style:table-column-properties fo:break-before="auto" style:column-width="6.5075in"/>
    </style:style>
    <style:style style:name="co12" style:family="table-column">
      <style:table-column-properties fo:break-before="auto" style:column-width="2.0047in"/>
    </style:style>
    <style:style style:name="co13" style:family="table-column">
      <style:table-column-properties fo:break-before="auto" style:column-width="3.63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2" style:family="table-cell" style:parent-style-name="Default">
      <style:text-properties fo:color="#a31515" style:text-outline="false" style:text-line-through-style="none" style:text-line-through-type="none" style:font-name="Consolas1" fo:font-size="9.5pt" fo:font-style="normal" fo:text-shadow="none" style:text-underline-style="none" fo:font-weight="normal" style:text-underline-mode="continuous" style:text-overline-mode="continuous" style:text-line-through-mode="continuous" style:font-name-asian="Consolas1" style:font-size-asian="9.5pt" style:font-style-asian="normal" style:font-weight-asian="normal" style:font-name-complex="Consolas1" style:font-size-complex="9.5pt" style:font-style-complex="normal" style:font-weight-complex="normal" style:text-emphasize="none" style:font-relief="none" style:text-overline-style="none" style:text-overline-color="font-color"/>
    </style:style>
    <style:style style:name="ce13" style:family="table-cell" style:parent-style-name="Default">
      <style:text-properties fo:color="#a31515" style:text-outline="false" style:text-line-through-style="none" style:text-line-through-type="none" style:font-name="Consolas1" fo:font-size="9.5pt" fo:language="none" fo:country="none" fo:font-style="normal" fo:text-shadow="none" style:text-underline-style="none" fo:font-weight="normal" style:text-underline-mode="continuous" style:text-overline-mode="continuous" style:text-line-through-mode="continuous" style:font-name-asian="Consolas1" style:font-size-asian="9.5pt" style:language-asian="none" style:country-asian="none" style:font-style-asian="normal" style:font-weight-asian="normal" style:font-name-complex="Consolas1" style:font-size-complex="9.5pt" style:language-complex="none" style:country-complex="none" style:font-style-complex="normal" style:font-weight-complex="normal" style:text-emphasize="none" style:font-relief="none" style:text-overline-style="none" style:text-overline-color="font-color"/>
    </style:style>
    <style:style style:name="ce14" style:family="table-cell" style:parent-style-name="Default">
      <style:text-properties fo:color="#a31515" style:text-outline="false" style:text-line-through-style="none" style:text-line-through-type="none" style:font-name="Consolas" fo:font-size="9.5pt" fo:language="en" fo:country="US" fo:font-style="normal" fo:text-shadow="none" style:text-underline-style="none" fo:font-weight="normal" style:text-underline-mode="continuous" style:text-overline-mode="continuous" style:text-line-through-mode="continuous" style:font-name-asian="Consolas" style:font-size-asian="9.5pt" style:language-asian="en" style:country-asian="US" style:font-style-asian="normal" style:font-weight-asian="normal" style:font-name-complex="Consolas" style:font-size-complex="9.5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ext-properties fo:color="#a31515" style:text-outline="false" style:text-line-through-style="none" style:text-line-through-type="none" style:font-name="Consolas1" fo:font-size="9.5pt" fo:language="zxx" fo:country="none" fo:font-style="normal" fo:text-shadow="none" style:text-underline-style="none" fo:font-weight="normal" style:text-underline-mode="continuous" style:text-overline-mode="continuous" style:text-line-through-mode="continuous" style:font-name-asian="Consolas1" style:font-size-asian="9.5pt" style:language-asian="zxx" style:country-asian="none" style:font-style-asian="normal" style:font-weight-asian="normal" style:font-name-complex="Consolas1" style:font-size-complex="9.5pt" style:language-complex="zxx" style:country-complex="none" style:font-style-complex="normal" style:font-weight-complex="normal" style:text-emphasize="none" style:font-relief="none" style:text-overline-style="none" style:text-overline-color="font-color"/>
    </style:style>
    <style:style style:name="ce16" style:family="table-cell" style:parent-style-name="Default">
      <style:text-properties fo:color="#000000" style:font-name="Consolas" fo:font-size="9.5pt" fo:language="en" fo:country="US" style:font-name-asian="Consolas" style:font-size-asian="9.5pt" style:language-asian="en" style:country-asian="US" style:font-name-complex="Consolas" style:font-size-complex="9.5pt" style:language-complex="en" style:country-complex="US"/>
    </style:style>
    <style:style style:name="ce11" style:family="table-cell" style:parent-style-name="Default">
      <style:table-cell-properties style:text-align-source="fix" style:repeat-content="false"/>
      <style:paragraph-properties fo:text-align="start" fo:margin-left="0in"/>
    </style:style>
    <style:style style:name="ce7" style:family="table-cell" style:parent-style-name="Default">
      <style:text-properties fo:color="#a31515" style:font-name="Consolas1" fo:font-size="9.5pt" style:font-name-asian="Consolas1" style:font-size-asian="9.5pt" style:font-name-complex="Consolas1" style:font-size-complex="9.5pt"/>
    </style:style>
    <style:style style:name="T1" style:family="text">
      <style:text-properties fo:color="#a31515" style:font-name="Consolas" fo:font-size="9.5pt" style:font-name-asian="Consolas" style:font-name-complex="Consolas" style:font-size-asian="9.5pt" style:font-size-complex="9.5pt"/>
    </style:style>
  </office:automatic-styles>
  <office:body>
    <office:spreadsheet>
      <table:table table:name="en" table:style-name="ta1" table:print="false">
        <table:table-column table:style-name="co1" table:default-cell-style-name="ce14"/>
        <table:table-column table:style-name="co2" table:default-cell-style-name="Default"/>
        <table:table-row table:style-name="ro1">
          <table:table-cell table:style-name="ce12" office:value-type="string" calcext:value-type="string">
            <text:p>AppName</text:p>
          </table:table-cell>
          <table:table-cell office:value-type="string" calcext:value-type="string">
            <text:p>STL Showcase</text:p>
          </table:table-cell>
        </table:table-row>
        <table:table-row table:style-name="ro1">
          <table:table-cell table:style-name="ce12" office:value-type="string" calcext:value-type="string">
            <text:p>LoadDirectory</text:p>
          </table:table-cell>
          <table:table-cell office:value-type="string" calcext:value-type="string">
            <text:p>Load Directory</text:p>
          </table:table-cell>
        </table:table-row>
        <table:table-row table:style-name="ro1">
          <table:table-cell table:style-name="ce12" office:value-type="string" calcext:value-type="string">
            <text:p>View</text:p>
          </table:table-cell>
          <table:table-cell office:value-type="string" calcext:value-type="string">
            <text:p>View</text:p>
          </table:table-cell>
        </table:table-row>
        <table:table-row table:style-name="ro1">
          <table:table-cell table:style-name="ce12" office:value-type="string" calcext:value-type="string">
            <text:p>ShowDirectoryTree</text:p>
          </table:table-cell>
          <table:table-cell office:value-type="string" calcext:value-type="string">
            <text:p>Show Directory Tree</text:p>
          </table:table-cell>
        </table:table-row>
        <table:table-row table:style-name="ro1">
          <table:table-cell table:style-name="ce12" office:value-type="string" calcext:value-type="string">
            <text:p>ShowModelList</text:p>
          </table:table-cell>
          <table:table-cell office:value-type="string" calcext:value-type="string">
            <text:p>Show Model List</text:p>
          </table:table-cell>
        </table:table-row>
        <table:table-row table:style-name="ro1">
          <table:table-cell table:style-name="ce12" office:value-type="string" calcext:value-type="string">
            <text:p>Show3DView</text:p>
          </table:table-cell>
          <table:table-cell office:value-type="string" calcext:value-type="string">
            <text:p>Show 3D View</text:p>
          </table:table-cell>
        </table:table-row>
        <table:table-row table:style-name="ro1">
          <table:table-cell table:style-name="ce12" office:value-type="string" calcext:value-type="string">
            <text:p>ExpandDirectoryTree</text:p>
          </table:table-cell>
          <table:table-cell office:value-type="string" calcext:value-type="string">
            <text:p>Expand Directory Tree</text:p>
          </table:table-cell>
        </table:table-row>
        <table:table-row table:style-name="ro1">
          <table:table-cell table:style-name="ce12" office:value-type="string" calcext:value-type="string">
            <text:p>ExpandModelListView</text:p>
          </table:table-cell>
          <table:table-cell office:value-type="string" calcext:value-type="string">
            <text:p>Expand Model List View</text:p>
          </table:table-cell>
        </table:table-row>
        <table:table-row table:style-name="ro1">
          <table:table-cell table:style-name="ce12" office:value-type="string" calcext:value-type="string">
            <text:p>Expand3DView</text:p>
          </table:table-cell>
          <table:table-cell office:value-type="string" calcext:value-type="string">
            <text:p>Expand 3D View</text:p>
          </table:table-cell>
        </table:table-row>
        <table:table-row table:style-name="ro1">
          <table:table-cell table:style-name="ce12" office:value-type="string" calcext:value-type="string">
            <text:p>ResetVisibility</text:p>
          </table:table-cell>
          <table:table-cell office:value-type="string" calcext:value-type="string">
            <text:p>Reset Visibility</text:p>
          </table:table-cell>
        </table:table-row>
        <table:table-row table:style-name="ro1">
          <table:table-cell table:style-name="ce12" office:value-type="string" calcext:value-type="string">
            <text:p>Configuration</text:p>
          </table:table-cell>
          <table:table-cell office:value-type="string" calcext:value-type="string">
            <text:p>Configuration</text:p>
          </table:table-cell>
        </table:table-row>
        <table:table-row table:style-name="ro1">
          <table:table-cell table:style-name="ce12" office:value-type="string" calcext:value-type="string">
            <text:p>Cache</text:p>
          </table:table-cell>
          <table:table-cell office:value-type="string" calcext:value-type="string">
            <text:p>Cache</text:p>
          </table:table-cell>
        </table:table-row>
        <table:table-row table:style-name="ro1">
          <table:table-cell table:style-name="ce12" office:value-type="string" calcext:value-type="string">
            <text:p>CacheWhatIsIt</text:p>
          </table:table-cell>
          <table:table-cell office:value-type="string" calcext:value-type="string">
            <text:p>What is the cache?</text:p>
          </table:table-cell>
        </table:table-row>
        <table:table-row table:style-name="ro1">
          <table:table-cell table:style-name="ce12" office:value-type="string" calcext:value-type="string">
            <text:p>About</text:p>
          </table:table-cell>
          <table:table-cell office:value-type="string" calcext:value-type="string">
            <text:p>About</text:p>
          </table:table-cell>
        </table:table-row>
        <table:table-row table:style-name="ro1">
          <table:table-cell table:style-name="ce12" office:value-type="string" calcext:value-type="string">
            <text:p>UnloadAll</text:p>
          </table:table-cell>
          <table:table-cell office:value-type="string" calcext:value-type="string">
            <text:p>Unload All</text:p>
          </table:table-cell>
        </table:table-row>
        <table:table-row table:style-name="ro1">
          <table:table-cell table:style-name="ce12" office:value-type="string" calcext:value-type="string">
            <text:p>ExpandAll</text:p>
          </table:table-cell>
          <table:table-cell office:value-type="string" calcext:value-type="string">
            <text:p>Expand All</text:p>
          </table:table-cell>
        </table:table-row>
        <table:table-row table:style-name="ro1">
          <table:table-cell table:style-name="ce12" office:value-type="string" calcext:value-type="string">
            <text:p>ContractAll</text:p>
          </table:table-cell>
          <table:table-cell office:value-type="string" calcext:value-type="string">
            <text:p>Contract All</text:p>
          </table:table-cell>
        </table:table-row>
        <table:table-row table:style-name="ro1">
          <table:table-cell table:style-name="ce12" office:value-type="string" calcext:value-type="string">
            <text:p>FilesProcessed:</text:p>
          </table:table-cell>
          <table:table-cell office:value-type="string" calcext:value-type="string">
            <text:p>Files Processed: </text:p>
          </table:table-cell>
        </table:table-row>
        <table:table-row table:style-name="ro1">
          <table:table-cell table:style-name="ce12" office:value-type="string" calcext:value-type="string">
            <text:p>Filter</text:p>
          </table:table-cell>
          <table:table-cell office:value-type="string" calcext:value-type="string">
            <text:p>Filter</text:p>
          </table:table-cell>
        </table:table-row>
        <table:table-row table:style-name="ro1">
          <table:table-cell table:style-name="ce12" office:value-type="string" calcext:value-type="string">
            <text:p>Order</text:p>
          </table:table-cell>
          <table:table-cell office:value-type="string" calcext:value-type="string">
            <text:p>Order</text:p>
          </table:table-cell>
        </table:table-row>
        <table:table-row table:style-name="ro1">
          <table:table-cell table:style-name="ce12" office:value-type="string" calcext:value-type="string">
            <text:p>NumberKB</text:p>
          </table:table-cell>
          <table:table-cell office:value-type="string" calcext:value-type="string">
            <text:p>{0:0} KB</text:p>
          </table:table-cell>
        </table:table-row>
        <table:table-row table:style-name="ro1">
          <table:table-cell table:style-name="ce12" office:value-type="string" calcext:value-type="string">
            <text:p>Modified</text:p>
          </table:table-cell>
          <table:table-cell office:value-type="string" calcext:value-type="string">
            <text:p>Modified</text:p>
          </table:table-cell>
        </table:table-row>
        <table:table-row table:style-name="ro1">
          <table:table-cell table:style-name="ce12" office:value-type="string" calcext:value-type="string">
            <text:p>Created</text:p>
          </table:table-cell>
          <table:table-cell office:value-type="string" calcext:value-type="string">
            <text:p>Created</text:p>
          </table:table-cell>
        </table:table-row>
        <table:table-row table:style-name="ro1">
          <table:table-cell table:style-name="ce12" office:value-type="string" calcext:value-type="string">
            <text:p>Size</text:p>
          </table:table-cell>
          <table:table-cell office:value-type="string" calcext:value-type="string">
            <text:p>Size</text:p>
          </table:table-cell>
        </table:table-row>
        <table:table-row table:style-name="ro1">
          <table:table-cell table:style-name="ce12" office:value-type="string" calcext:value-type="string">
            <text:p>NumberFiles</text:p>
          </table:table-cell>
          <table:table-cell office:value-type="string" calcext:value-type="string">
            <text:p>{0} Files</text:p>
          </table:table-cell>
        </table:table-row>
        <table:table-row table:style-name="ro1">
          <table:table-cell table:style-name="ce12" office:value-type="string" calcext:value-type="string">
            <text:p>NumberDirectories</text:p>
          </table:table-cell>
          <table:table-cell office:value-type="string" calcext:value-type="string">
            <text:p>{0} Directories</text:p>
          </table:table-cell>
        </table:table-row>
        <table:table-row table:style-name="ro1">
          <table:table-cell table:style-name="ce12" office:value-type="string" calcext:value-type="string">
            <text:p>InformationAboutTheProgram</text:p>
          </table:table-cell>
          <table:table-cell office:value-type="string" calcext:value-type="string">
            <text:p>Information about the program...</text:p>
          </table:table-cell>
        </table:table-row>
        <table:table-row table:style-name="ro1">
          <table:table-cell table:style-name="ce12" office:value-type="string" calcext:value-type="string">
            <text:p>OK</text:p>
          </table:table-cell>
          <table:table-cell office:value-type="string" calcext:value-type="string">
            <text:p>OK</text:p>
          </table:table-cell>
        </table:table-row>
        <table:table-row table:style-name="ro1">
          <table:table-cell table:style-name="ce12" office:value-type="string" calcext:value-type="string">
            <text:p>No</text:p>
          </table:table-cell>
          <table:table-cell office:value-type="string" calcext:value-type="string">
            <text:p>No</text:p>
          </table:table-cell>
        </table:table-row>
        <table:table-row table:style-name="ro1">
          <table:table-cell table:style-name="ce12" office:value-type="string" calcext:value-type="string">
            <text:p>Yes</text:p>
          </table:table-cell>
          <table:table-cell office:value-type="string" calcext:value-type="string">
            <text:p>Yes</text:p>
          </table:table-cell>
        </table:table-row>
        <table:table-row table:style-name="ro1">
          <table:table-cell table:style-name="ce12" office:value-type="string" calcext:value-type="string">
            <text:p>Accept</text:p>
          </table:table-cell>
          <table:table-cell office:value-type="string" calcext:value-type="string">
            <text:p>Accept</text:p>
          </table:table-cell>
        </table:table-row>
        <table:table-row table:style-name="ro1">
          <table:table-cell table:style-name="ce12" office:value-type="string" calcext:value-type="string">
            <text:p>Cancel</text:p>
          </table:table-cell>
          <table:table-cell office:value-type="string" calcext:value-type="string">
            <text:p>Cancel</text:p>
          </table:table-cell>
        </table:table-row>
        <table:table-row table:style-name="ro1">
          <table:table-cell table:style-name="ce12" office:value-type="string" calcext:value-type="string">
            <text:p>AboutWindowMessage</text:p>
          </table:table-cell>
          <table:table-cell office:value-type="string" calcext:value-type="string">
            <text:p>The cache folder contains the auto-generated images of your 3D models.\nThose images are generated when a new model is loaded, so the next time a image of the model is needed, it won't be necessary to read all the geometry and render it.\n\nImages will be generated in different sizes and colors depending on your settings.</text:p>
          </table:table-cell>
        </table:table-row>
        <table:table-row table:style-name="ro1">
          <table:table-cell table:style-name="ce12" office:value-type="string" calcext:value-type="string">
            <text:p>AboutTheCache</text:p>
          </table:table-cell>
          <table:table-cell office:value-type="string" calcext:value-type="string">
            <text:p>About the cache...</text:p>
          </table:table-cell>
        </table:table-row>
        <table:table-row table:style-name="ro1">
          <table:table-cell table:style-name="ce12" office:value-type="string" calcext:value-type="string">
            <text:p>DeleteCacheFiles</text:p>
          </table:table-cell>
          <table:table-cell office:value-type="string" calcext:value-type="string">
            <text:p>Delete Cache Files</text:p>
          </table:table-cell>
        </table:table-row>
        <table:table-row table:style-name="ro1">
          <table:table-cell table:style-name="ce12" office:value-type="string" calcext:value-type="string">
            <text:p>DeleteCacheFilesMessage</text:p>
          </table:table-cell>
          <table:table-cell office:value-type="string" calcext:value-type="string">
            <text:p>The cache folder and all its contents will be deleted.\nContinue?</text:p>
          </table:table-cell>
        </table:table-row>
        <table:table-row table:style-name="ro1">
          <table:table-cell table:style-name="ce12" office:value-type="string" calcext:value-type="string">
            <text:p>DeleteCacheFilesConfirmation</text:p>
          </table:table-cell>
          <table:table-cell office:value-type="string" calcext:value-type="string">
            <text:p>All cache images were successfully deleted.</text:p>
          </table:table-cell>
        </table:table-row>
        <table:table-row table:style-name="ro1">
          <table:table-cell table:style-name="ce12" office:value-type="string" calcext:value-type="string">
            <text:p>DeleteCacheFilesError</text:p>
          </table:table-cell>
          <table:table-cell office:value-type="string" calcext:value-type="string">
            <text:p>There was a problem when deleting cache images. Some may not have been deleted.</text:p>
          </table:table-cell>
        </table:table-row>
        <table:table-row table:style-name="ro1">
          <table:table-cell table:style-name="ce12" office:value-type="string" calcext:value-type="string">
            <text:p>Confirm</text:p>
          </table:table-cell>
          <table:table-cell office:value-type="string" calcext:value-type="string">
            <text:p>Confirm</text:p>
          </table:table-cell>
        </table:table-row>
        <table:table-row table:style-name="ro1">
          <table:table-cell table:style-name="ce12" office:value-type="string" calcext:value-type="string">
            <text:p>LookingForFilesAtDir</text:p>
          </table:table-cell>
          <table:table-cell office:value-type="string" calcext:value-type="string">
            <text:p>Looking for files at "{0}"...</text:p>
          </table:table-cell>
        </table:table-row>
        <table:table-row table:style-name="ro1">
          <table:table-cell table:style-name="ce12" office:value-type="string" calcext:value-type="string">
            <text:p>LoadDirectoryUnable</text:p>
          </table:table-cell>
          <table:table-cell office:value-type="string" calcext:value-type="string">
            <text:p>Unable to load the directory.</text:p>
          </table:table-cell>
        </table:table-row>
        <table:table-row table:style-name="ro1">
          <table:table-cell table:style-name="ce12" office:value-type="string" calcext:value-type="string">
            <text:p>LoadingError</text:p>
          </table:table-cell>
          <table:table-cell office:value-type="string" calcext:value-type="string">
            <text:p>Loading Error</text:p>
          </table:table-cell>
        </table:table-row>
        <table:table-row table:style-name="ro1">
          <table:table-cell table:style-name="ce12" office:value-type="string" calcext:value-type="string">
            <text:p>LoadDirectoryNoFilesAtDir</text:p>
          </table:table-cell>
          <table:table-cell office:value-type="string" calcext:value-type="string">
            <text:p>No files found at "{0}".</text:p>
          </table:table-cell>
        </table:table-row>
        <table:table-row table:style-name="ro1">
          <table:table-cell table:style-name="ce12" office:value-type="string" calcext:value-type="string">
            <text:p>NothingFound!</text:p>
          </table:table-cell>
          <table:table-cell office:value-type="string" calcext:value-type="string">
            <text:p>Nothing found!</text:p>
          </table:table-cell>
        </table:table-row>
        <table:table-row table:style-name="ro1">
          <table:table-cell table:style-name="ce12" office:value-type="string" calcext:value-type="string">
            <text:p>OpenParam</text:p>
          </table:table-cell>
          <table:table-cell office:value-type="string" calcext:value-type="string">
            <text:p>Open "{0}"</text:p>
          </table:table-cell>
        </table:table-row>
        <table:table-row table:style-name="ro1">
          <table:table-cell table:style-name="ce12" office:value-type="string" calcext:value-type="string">
            <text:p>ClearCacheSize</text:p>
          </table:table-cell>
          <table:table-cell office:value-type="string" calcext:value-type="string">
            <text:p>Clear Cache ({0})</text:p>
          </table:table-cell>
        </table:table-row>
        <table:table-row table:style-name="ro1">
          <table:table-cell table:style-name="ce12" office:value-type="string" calcext:value-type="string">
            <text:p>ReloadAll</text:p>
          </table:table-cell>
          <table:table-cell office:value-type="string" calcext:value-type="string">
            <text:p>Reload All</text:p>
          </table:table-cell>
        </table:table-row>
        <table:table-row table:style-name="ro1">
          <table:table-cell table:style-name="ce12" office:value-type="string" calcext:value-type="string">
            <text:p>DirectoryAlreadyLoaded</text:p>
          </table:table-cell>
          <table:table-cell office:value-type="string" calcext:value-type="string">
            <text:p>The selected directory is already loaded.</text:p>
          </table:table-cell>
        </table:table-row>
        <table:table-row table:style-name="ro1">
          <table:table-cell table:style-name="ce12" office:value-type="string" calcext:value-type="string">
            <text:p>OnlyFolders</text:p>
          </table:table-cell>
          <table:table-cell office:value-type="string" calcext:value-type="string">
            <text:p>Only Folders</text:p>
          </table:table-cell>
        </table:table-row>
        <table:table-row table:style-name="ro1">
          <table:table-cell table:style-name="ce12" office:value-type="string" calcext:value-type="string">
            <text:p>GeneralSettingsName</text:p>
          </table:table-cell>
          <table:table-cell office:value-type="string" calcext:value-type="string">
            <text:p>General Settings</text:p>
          </table:table-cell>
        </table:table-row>
        <table:table-row table:style-name="ro1">
          <table:table-cell table:style-name="ce12" office:value-type="string" calcext:value-type="string">
            <text:p>ProgramsSettingsName</text:p>
          </table:table-cell>
          <table:table-cell office:value-type="string" calcext:value-type="string">
            <text:p>Programs</text:p>
          </table:table-cell>
        </table:table-row>
        <table:table-row table:style-name="ro1">
          <table:table-cell table:style-name="ce12" office:value-type="string" calcext:value-type="string">
            <text:p>AdvancedSettingsName</text:p>
          </table:table-cell>
          <table:table-cell office:value-type="string" calcext:value-type="string">
            <text:p>Advanced Settings</text:p>
          </table:table-cell>
        </table:table-row>
        <table:table-row table:style-name="ro1">
          <table:table-cell table:style-name="ce12" office:value-type="string" calcext:value-type="string">
            <text:p>ProgramsSettingsDescription</text:p>
          </table:table-cell>
          <table:table-cell office:value-type="string" calcext:value-type="string">
            <text:p>This configuration allows to define a list of programs to open your 3D models via the context menu.\nConfigure the program path, the display name and the compatible file types in the table below.</text:p>
          </table:table-cell>
        </table:table-row>
        <table:table-row table:style-name="ro1">
          <table:table-cell table:style-name="ce12" office:value-type="string" calcext:value-type="string">
            <text:p>Settings</text:p>
          </table:table-cell>
          <table:table-cell office:value-type="string" calcext:value-type="string">
            <text:p>Settings</text:p>
          </table:table-cell>
        </table:table-row>
        <table:table-row table:style-name="ro1">
          <table:table-cell table:style-name="ce12" office:value-type="string" calcext:value-type="string">
            <text:p>Calculating...</text:p>
          </table:table-cell>
          <table:table-cell office:value-type="string" calcext:value-type="string">
            <text:p>Calculating...</text:p>
          </table:table-cell>
        </table:table-row>
        <table:table-row table:style-name="ro1">
          <table:table-cell table:style-name="ce12" office:value-type="string" calcext:value-type="string">
            <text:p>SizeNotAvailable</text:p>
          </table:table-cell>
          <table:table-cell office:value-type="string" calcext:value-type="string">
            <text:p>Size not available</text:p>
          </table:table-cell>
        </table:table-row>
        <table:table-row table:style-name="ro1">
          <table:table-cell table:style-name="ce12" office:value-type="string" calcext:value-type="string">
            <text:p>Directory</text:p>
          </table:table-cell>
          <table:table-cell office:value-type="string" calcext:value-type="string">
            <text:p>Directory</text:p>
          </table:table-cell>
        </table:table-row>
        <table:table-row table:style-name="ro1">
          <table:table-cell table:style-name="ce12" office:value-type="string" calcext:value-type="string">
            <text:p>DisplayName</text:p>
          </table:table-cell>
          <table:table-cell office:value-type="string" calcext:value-type="string">
            <text:p>Display Name</text:p>
          </table:table-cell>
        </table:table-row>
        <table:table-row table:style-name="ro1">
          <table:table-cell table:style-name="ce12" office:value-type="string" calcext:value-type="string">
            <text:p>ProgramPath</text:p>
          </table:table-cell>
          <table:table-cell office:value-type="string" calcext:value-type="string">
            <text:p>Program Path</text:p>
          </table:table-cell>
        </table:table-row>
        <table:table-row table:style-name="ro1">
          <table:table-cell table:style-name="ce13" office:value-type="string" calcext:value-type="string">
            <text:p>NewProgram</text:p>
          </table:table-cell>
          <table:table-cell office:value-type="string" calcext:value-type="string">
            <text:p>New Program</text:p>
          </table:table-cell>
        </table:table-row>
        <table:table-row table:style-name="ro1">
          <table:table-cell table:style-name="ce13" office:value-type="string" calcext:value-type="string">
            <text:p>AddNew</text:p>
          </table:table-cell>
          <table:table-cell office:value-type="string" calcext:value-type="string">
            <text:p>Add New</text:p>
          </table:table-cell>
        </table:table-row>
        <table:table-row table:style-name="ro1">
          <table:table-cell table:style-name="ce12" office:value-type="string" calcext:value-type="string">
            <text:p>ProgramsTable</text:p>
          </table:table-cell>
          <table:table-cell office:value-type="string" calcext:value-type="string">
            <text:p>Programs Table</text:p>
          </table:table-cell>
        </table:table-row>
        <table:table-row table:style-name="ro1">
          <table:table-cell table:style-name="ce12" office:value-type="string" calcext:value-type="string">
            <text:p>Language</text:p>
          </table:table-cell>
          <table:table-cell office:value-type="string" calcext:value-type="string">
            <text:p>Language</text:p>
          </table:table-cell>
        </table:table-row>
        <table:table-row table:style-name="ro1">
          <table:table-cell table:style-name="ce12" office:value-type="string" calcext:value-type="string">
            <text:p>EnableDebugLogs</text:p>
          </table:table-cell>
          <table:table-cell office:value-type="string" calcext:value-type="string">
            <text:p>Enable Debug Logging</text:p>
          </table:table-cell>
        </table:table-row>
        <table:table-row table:style-name="ro1">
          <table:table-cell table:style-name="ce12" office:value-type="string" calcext:value-type="string">
            <text:p>ThumbnailStyle</text:p>
          </table:table-cell>
          <table:table-cell office:value-type="string" calcext:value-type="string">
            <text:p>Thumbnail Style</text:p>
          </table:table-cell>
        </table:table-row>
        <table:table-row table:style-name="ro1">
          <table:table-cell table:style-name="ce12" office:value-type="string" calcext:value-type="string">
            <text:p>FileName</text:p>
          </table:table-cell>
          <table:table-cell office:value-type="string" calcext:value-type="string">
            <text:p>File Name</text:p>
          </table:table-cell>
        </table:table-row>
        <table:table-row table:style-name="ro1">
          <table:table-cell table:style-name="ce12" office:value-type="string" calcext:value-type="string">
            <text:p>DateModified</text:p>
          </table:table-cell>
          <table:table-cell office:value-type="string" calcext:value-type="string">
            <text:p>Date Modified</text:p>
          </table:table-cell>
        </table:table-row>
        <table:table-row table:style-name="ro1">
          <table:table-cell table:style-name="ce12" office:value-type="string" calcext:value-type="string">
            <text:p>DateCreated</text:p>
          </table:table-cell>
          <table:table-cell office:value-type="string" calcext:value-type="string">
            <text:p>Date Created</text:p>
          </table:table-cell>
        </table:table-row>
        <table:table-row table:style-name="ro1">
          <table:table-cell table:style-name="ce12" office:value-type="string" calcext:value-type="string">
            <text:p>ReloadCacheOfLoadedDirs</text:p>
          </table:table-cell>
          <table:table-cell office:value-type="string" calcext:value-type="string">
            <text:p>Reload cache of loaded directories</text:p>
          </table:table-cell>
        </table:table-row>
        <table:table-row table:style-name="ro1">
          <table:table-cell table:style-name="ce12" office:value-type="string" calcext:value-type="string">
            <text:p>Select...</text:p>
          </table:table-cell>
          <table:table-cell office:value-type="string" calcext:value-type="string">
            <text:p>Select...</text:p>
          </table:table-cell>
        </table:table-row>
        <table:table-row table:style-name="ro1">
          <table:table-cell table:style-name="ce12" office:value-type="string" calcext:value-type="string">
            <text:p>AutoDetect3DSoftware</text:p>
          </table:table-cell>
          <table:table-cell office:value-type="string" calcext:value-type="string">
            <text:p>Auto-Detect 3D Software</text:p>
          </table:table-cell>
        </table:table-row>
        <table:table-row table:style-name="ro1">
          <table:table-cell table:style-name="ce12" office:value-type="string" calcext:value-type="string">
            <text:p>AutoDetect3DSoftware_FoundList</text:p>
          </table:table-cell>
          <table:table-cell office:value-type="string" calcext:value-type="string">
            <text:p>Added new {0} programs:\n{1}</text:p>
          </table:table-cell>
        </table:table-row>
        <table:table-row table:style-name="ro1">
          <table:table-cell table:style-name="ce12" office:value-type="string" calcext:value-type="string">
            <text:p>AutoDetect3DSoftware_NothingFound</text:p>
          </table:table-cell>
          <table:table-cell office:value-type="string" calcext:value-type="string">
            <text:p>No new programs found.</text:p>
          </table:table-cell>
        </table:table-row>
        <table:table-row table:style-name="ro1">
          <table:table-cell table:style-name="ce12" office:value-type="string" calcext:value-type="string">
            <text:p>LookingFor3dSoftwareShortcuts</text:p>
          </table:table-cell>
          <table:table-cell office:value-type="string" calcext:value-type="string">
            <text:p>Looking for 3D software shortcuts...</text:p>
          </table:table-cell>
        </table:table-row>
        <table:table-row table:style-name="ro1">
          <table:table-cell table:style-name="ce12" office:value-type="string" calcext:value-type="string">
            <text:p>AutoDetect3DSoftwareButton</text:p>
          </table:table-cell>
          <table:table-cell office:value-type="string" calcext:value-type="string">
            <text:p>Auto add 3D software from shortcuts on your PC</text:p>
          </table:table-cell>
        </table:table-row>
        <table:table-row table:style-name="ro1">
          <table:table-cell table:style-name="ce12" office:value-type="string" calcext:value-type="string">
            <text:p>OpenFileInExplorer</text:p>
          </table:table-cell>
          <table:table-cell office:value-type="string" calcext:value-type="string">
            <text:p>Open in file explorer</text:p>
          </table:table-cell>
        </table:table-row>
        <table:table-row table:style-name="ro1">
          <table:table-cell table:style-name="ce12" office:value-type="string" calcext:value-type="string">
            <text:p>OpenFile</text:p>
          </table:table-cell>
          <table:table-cell office:value-type="string" calcext:value-type="string">
            <text:p>Open file</text:p>
          </table:table-cell>
        </table:table-row>
        <table:table-row table:style-name="ro1">
          <table:table-cell table:style-name="ce12" office:value-type="string" calcext:value-type="string">
            <text:p>OpenFileWith</text:p>
          </table:table-cell>
          <table:table-cell office:value-type="string" calcext:value-type="string">
            <text:p>Open file with {0}</text:p>
          </table:table-cell>
        </table:table-row>
        <table:table-row table:style-name="ro1">
          <table:table-cell table:style-name="ce12" office:value-type="string" calcext:value-type="string">
            <text:p>ViewFileInExplorer</text:p>
          </table:table-cell>
          <table:table-cell office:value-type="string" calcext:value-type="string">
            <text:p>View in file explorer</text:p>
          </table:table-cell>
        </table:table-row>
        <table:table-row table:style-name="ro1">
          <table:table-cell table:style-name="ce12" office:value-type="string" calcext:value-type="string">
            <text:p>UnloadDirectory</text:p>
          </table:table-cell>
          <table:table-cell office:value-type="string" calcext:value-type="string">
            <text:p>Unload directory</text:p>
          </table:table-cell>
        </table:table-row>
        <table:table-row table:style-name="ro1">
          <table:table-cell table:style-name="ce12" office:value-type="string" calcext:value-type="string">
            <text:p>NoDirectoriesSelected</text:p>
          </table:table-cell>
          <table:table-cell office:value-type="string" calcext:value-type="string">
            <text:p>There are no directories selected</text:p>
          </table:table-cell>
        </table:table-row>
        <table:table-row table:style-name="ro1">
          <table:table-cell table:style-name="ce12" office:value-type="string" calcext:value-type="string">
            <text:p>CollectionMode</text:p>
          </table:table-cell>
          <table:table-cell office:value-type="string" calcext:value-type="string">
            <text:p>Collection Mode</text:p>
          </table:table-cell>
        </table:table-row>
        <table:table-row table:style-name="ro1">
          <table:table-cell table:style-name="ce12" office:value-type="string" calcext:value-type="string">
            <text:p>tooltipLoadDirectory</text:p>
          </table:table-cell>
          <table:table-cell office:value-type="string" calcext:value-type="string">
            <text:p>Select a directory to showcase its contents.</text:p>
          </table:table-cell>
        </table:table-row>
        <table:table-row table:style-name="ro1">
          <table:table-cell table:style-name="ce12" office:value-type="string" calcext:value-type="string">
            <text:p>tooltipResetVisibility</text:p>
          </table:table-cell>
          <table:table-cell office:value-type="string" calcext:value-type="string">
            <text:p>Reset all visibility options of this menu.</text:p>
          </table:table-cell>
        </table:table-row>
        <table:table-row table:style-name="ro1">
          <table:table-cell table:style-name="ce12" office:value-type="string" calcext:value-type="string">
            <text:p>tooltipReloadDisplayed</text:p>
          </table:table-cell>
          <table:table-cell office:value-type="string" calcext:value-type="string">
            <text:p>This option will reload the directories and regenerate all the displayed miniatueres.</text:p>
          </table:table-cell>
        </table:table-row>
        <table:table-row table:style-name="ro1">
          <table:table-cell table:style-name="ce12" office:value-type="string" calcext:value-type="string">
            <text:p>tooltipUnloadAll</text:p>
          </table:table-cell>
          <table:table-cell office:value-type="string" calcext:value-type="string">
            <text:p>Close all loaded directories.</text:p>
          </table:table-cell>
        </table:table-row>
        <table:table-row table:style-name="ro1">
          <table:table-cell table:style-name="ce12" office:value-type="string" calcext:value-type="string">
            <text:p>tooltipReloadAll</text:p>
          </table:table-cell>
          <table:table-cell office:value-type="string" calcext:value-type="string">
            <text:p>Reloads all the displayed directories or stops an active loading process.</text:p>
          </table:table-cell>
        </table:table-row>
        <table:table-row table:style-name="ro1">
          <table:table-cell table:style-name="ce12" office:value-type="string" calcext:value-type="string">
            <text:p>tooltipExpandAll</text:p>
          </table:table-cell>
          <table:table-cell office:value-type="string" calcext:value-type="string">
            <text:p>Expands the root directories.\nIf already expanded, expands every directory.</text:p>
          </table:table-cell>
        </table:table-row>
        <table:table-row table:style-name="ro1">
          <table:table-cell table:style-name="ce12" office:value-type="string" calcext:value-type="string">
            <text:p>tooltipContractAll</text:p>
          </table:table-cell>
          <table:table-cell office:value-type="string" calcext:value-type="string">
            <text:p>Contracts all directories except the root ones.\nIf already contracted, then contracts the root directories.</text:p>
          </table:table-cell>
        </table:table-row>
        <table:table-row table:style-name="ro1">
          <table:table-cell table:style-name="ce12" office:value-type="string" calcext:value-type="string">
            <text:p>tooltipOnlyFolders</text:p>
          </table:table-cell>
          <table:table-cell office:value-type="string" calcext:value-type="string">
            <text:p>When enabled, shows all the folders as a tree, hiding the files.</text:p>
          </table:table-cell>
        </table:table-row>
        <table:table-row table:style-name="ro1">
          <table:table-cell table:style-name="ce12" office:value-type="string" calcext:value-type="string">
            <text:p>tooltipCollectionMode</text:p>
          </table:table-cell>
          <table:table-cell office:value-type="string" calcext:value-type="string">
            <text:p>Detects prefixes in the file names and groups them in virtual directories.</text:p>
          </table:table-cell>
        </table:table-row>
        <table:table-row table:style-name="ro1">
          <table:table-cell table:style-name="ce12" office:value-type="string" calcext:value-type="string">
            <text:p>PerformanceSettings</text:p>
          </table:table-cell>
          <table:table-cell office:value-type="string" calcext:value-type="string">
            <text:p>Performance Settings</text:p>
          </table:table-cell>
        </table:table-row>
        <table:table-row table:style-name="ro1">
          <table:table-cell table:style-name="ce12" office:value-type="string" calcext:value-type="string">
            <text:p>EnableMeshDecimate</text:p>
          </table:table-cell>
          <table:table-cell office:value-type="string" calcext:value-type="string">
            <text:p>Enable mesh triangle reduction</text:p>
          </table:table-cell>
        </table:table-row>
        <table:table-row table:style-name="ro1">
          <table:table-cell table:style-name="ce12" office:value-type="string" calcext:value-type="string">
            <text:p>MeshDecimateMinTris</text:p>
          </table:table-cell>
          <table:table-cell office:value-type="string" calcext:value-type="string">
            <text:p>Reduce triangles when more than...</text:p>
          </table:table-cell>
        </table:table-row>
        <table:table-row table:style-name="ro1">
          <table:table-cell table:style-name="ce12" office:value-type="string" calcext:value-type="string">
            <text:p>EnableMaxSizeModel</text:p>
          </table:table-cell>
          <table:table-cell office:value-type="string" calcext:value-type="string">
            <text:p>Enable size limit to view model</text:p>
          </table:table-cell>
        </table:table-row>
        <table:table-row table:style-name="ro1">
          <table:table-cell table:style-name="ce12" office:value-type="string" calcext:value-type="string">
            <text:p>MaxSizeModelToView</text:p>
          </table:table-cell>
          <table:table-cell office:value-type="string" calcext:value-type="string">
            <text:p>Don't visualize when size in MB is more than...</text:p>
          </table:table-cell>
        </table:table-row>
        <table:table-row table:style-name="ro1">
          <table:table-cell table:style-name="ce12" office:value-type="string" calcext:value-type="string">
            <text:p>tooltipEnableMeshDecimate</text:p>
          </table:table-cell>
          <table:table-cell office:value-type="string" calcext:value-type="string">
            <text:p>The 3D model will render faster, but will take more time to load.\nWill only reduce triangles if it has more than the specified amount.</text:p>
          </table:table-cell>
        </table:table-row>
        <table:table-row table:style-name="ro1">
          <table:table-cell table:style-name="ce12" office:value-type="string" calcext:value-type="string">
            <text:p>tooltipEnableMaxSizeModel</text:p>
          </table:table-cell>
          <table:table-cell office:value-type="string" calcext:value-type="string">
            <text:p>If enabled, won't load models that are bigger (in MB) than the specified amount.</text:p>
          </table:table-cell>
        </table:table-row>
        <table:table-row table:style-name="ro1">
          <table:table-cell table:style-name="ce12" office:value-type="string" calcext:value-type="string">
            <text:p>FileSizeTooBigToLoadMB</text:p>
          </table:table-cell>
          <table:table-cell office:value-type="string" calcext:value-type="string">
            <text:p>File size too big to load (Size: {0:0}MB, Limit: {1:0}MB)</text:p>
          </table:table-cell>
        </table:table-row>
        <table:table-row table:style-name="ro1">
          <table:table-cell table:style-name="ce12" office:value-type="string" calcext:value-type="string">
            <text:p>GenerateThumnailLowRes</text:p>
          </table:table-cell>
          <table:table-cell office:value-type="string" calcext:value-type="string">
            <text:p>Generate thumbnail at lower resolution</text:p>
          </table:table-cell>
        </table:table-row>
        <table:table-row table:style-name="ro1">
          <table:table-cell table:style-name="ce12" office:value-type="string" calcext:value-type="string">
            <text:p>UseFastThumbnailDrawing</text:p>
          </table:table-cell>
          <table:table-cell office:value-type="string" calcext:value-type="string">
            <text:p>Use faster thumbnail drawing</text:p>
          </table:table-cell>
        </table:table-row>
        <table:table-row table:style-name="ro1">
          <table:table-cell table:style-name="ce12" office:value-type="string" calcext:value-type="string">
            <text:p>tooltipGenerateThumnailLowRes</text:p>
          </table:table-cell>
          <table:table-cell office:value-type="string" calcext:value-type="string">
            <text:p>Renders the thumbnails at lower resolution to reduce memory usage.\nWARNING: Changing this setting will reload the directories and may need to generate new thumnails.</text:p>
          </table:table-cell>
        </table:table-row>
        <table:table-row table:style-name="ro1">
          <table:table-cell table:style-name="ce12" office:value-type="string" calcext:value-type="string">
            <text:p>tooltipUseFastThumbnailDrawing</text:p>
          </table:table-cell>
          <table:table-cell office:value-type="string" calcext:value-type="string">
            <text:p>Uses lower quality scaling to display the thumbnail images, improving performance.</text:p>
          </table:table-cell>
        </table:table-row>
        <table:table-row table:style-name="ro1">
          <table:table-cell table:style-name="ce12" office:value-type="string" calcext:value-type="string">
            <text:p>UnableOpenCacheFolder</text:p>
          </table:table-cell>
          <table:table-cell office:value-type="string" calcext:value-type="string">
            <text:p>Unable to open cache folder: {0}</text:p>
          </table:table-cell>
        </table:table-row>
        <table:table-row table:style-name="ro1">
          <table:table-cell table:style-name="ce12" office:value-type="string" calcext:value-type="string">
            <text:p>CacheFolderDontExistsYet</text:p>
          </table:table-cell>
          <table:table-cell office:value-type="string" calcext:value-type="string">
            <text:p>The cache folder has not been created yet.</text:p>
          </table:table-cell>
        </table:table-row>
        <table:table-row table:style-name="ro1">
          <table:table-cell office:value-type="string" calcext:value-type="string">
            <text:p>ErrorMovingCacheFolder</text:p>
          </table:table-cell>
          <table:table-cell office:value-type="string" calcext:value-type="string">
            <text:p>There was a problem when moving the cache files to a new location.</text:p>
          </table:table-cell>
        </table:table-row>
        <table:table-row table:style-name="ro1">
          <table:table-cell office:value-type="string" calcext:value-type="string">
            <text:p>CacheFolderSetting</text:p>
          </table:table-cell>
          <table:table-cell office:value-type="string" calcext:value-type="string">
            <text:p>Cache Images Directory</text:p>
          </table:table-cell>
        </table:table-row>
        <table:table-row table:style-name="ro1">
          <table:table-cell office:value-type="string" calcext:value-type="string">
            <text:p>UserDataFolder</text:p>
          </table:table-cell>
          <table:table-cell office:value-type="string" calcext:value-type="string">
            <text:p>User application data folder</text:p>
          </table:table-cell>
        </table:table-row>
        <table:table-row table:style-name="ro1">
          <table:table-cell office:value-type="string" calcext:value-type="string">
            <text:p>UserImagesFolder</text:p>
          </table:table-cell>
          <table:table-cell office:value-type="string" calcext:value-type="string">
            <text:p>User images folder</text:p>
          </table:table-cell>
        </table:table-row>
        <table:table-row table:style-name="ro1">
          <table:table-cell office:value-type="string" calcext:value-type="string">
            <text:p>ApplicationFolder</text:p>
          </table:table-cell>
          <table:table-cell office:value-type="string" calcext:value-type="string">
            <text:p>Installation direcory</text:p>
          </table:table-cell>
        </table:table-row>
        <table:table-row table:style-name="ro1">
          <table:table-cell office:value-type="string" calcext:value-type="string">
            <text:p>CacheMovedToNewLocation</text:p>
          </table:table-cell>
          <table:table-cell office:value-type="string" calcext:value-type="string">
            <text:p>Cache successfully moved to a new location: {0}</text:p>
          </table:table-cell>
        </table:table-row>
        <table:table-row table:style-name="ro1">
          <table:table-cell table:style-name="ce15" office:value-type="string" calcext:value-type="string">
            <text:p>MovingCacheFolder</text:p>
          </table:table-cell>
          <table:table-cell office:value-type="string" calcext:value-type="string">
            <text:p>Moving cache folder to {0}</text:p>
          </table:table-cell>
        </table:table-row>
        <table:table-row table:style-name="ro1">
          <table:table-cell table:style-name="ce15" office:value-type="string" calcext:value-type="string">
            <text:p>MovingCacheFolderWaiting</text:p>
          </table:table-cell>
          <table:table-cell office:value-type="string" calcext:value-type="string">
            <text:p>Moving cache folder to {0}.\nWaiting to finish the current directory loading operation...</text:p>
          </table:table-cell>
        </table:table-row>
        <table:table-row table:style-name="ro1">
          <table:table-cell office:value-type="string" calcext:value-type="string">
            <text:p>tooltipCacheFolderSetting</text:p>
          </table:table-cell>
          <table:table-cell office:value-type="string" calcext:value-type="string">
            <text:p>The directory where the cache images will be stored. Change it only if you lack space in the default location.</text:p>
          </table:table-cell>
        </table:table-row>
        <table:table-row table:style-name="ro1">
          <table:table-cell office:value-type="string" calcext:value-type="string">
            <text:p>ErrorReadingFileData</text:p>
          </table:table-cell>
          <table:table-cell office:value-type="string" calcext:value-type="string">
            <text:p>Error reading the properties of the file</text:p>
          </table:table-cell>
        </table:table-row>
        <table:table-row table:style-name="ro1">
          <table:table-cell office:value-type="string" calcext:value-type="string">
            <text:p>ErrorLoadingThumbnails</text:p>
          </table:table-cell>
          <table:table-cell office:value-type="string" calcext:value-type="string">
            <text:p>Error loading existing thumbnails</text:p>
          </table:table-cell>
        </table:table-row>
        <table:table-row table:style-name="ro1">
          <table:table-cell office:value-type="string" calcext:value-type="string">
            <text:p>ErrorAddingThumbnailsToList</text:p>
          </table:table-cell>
          <table:table-cell office:value-type="string" calcext:value-type="string">
            <text:p>Error adding thumnails to list</text:p>
          </table:table-cell>
        </table:table-row>
        <table:table-row table:style-name="ro1">
          <table:table-cell office:value-type="string" calcext:value-type="string">
            <text:p>ErrorReadingFileBytes</text:p>
          </table:table-cell>
          <table:table-cell office:value-type="string" calcext:value-type="string">
            <text:p>Error reading file content</text:p>
          </table:table-cell>
        </table:table-row>
        <table:table-row table:style-name="ro1">
          <table:table-cell office:value-type="string" calcext:value-type="string">
            <text:p>ErrorParsing</text:p>
          </table:table-cell>
          <table:table-cell office:value-type="string" calcext:value-type="string">
            <text:p>Error parsing the file content</text:p>
          </table:table-cell>
        </table:table-row>
        <table:table-row table:style-name="ro1">
          <table:table-cell office:value-type="string" calcext:value-type="string">
            <text:p>ErrorRendering</text:p>
          </table:table-cell>
          <table:table-cell office:value-type="string" calcext:value-type="string">
            <text:p>Error rendering the model</text:p>
          </table:table-cell>
        </table:table-row>
        <table:table-row table:style-name="ro1">
          <table:table-cell office:value-type="string" calcext:value-type="string">
            <text:p>NotEnoughFreeMemory</text:p>
          </table:table-cell>
          <table:table-cell office:value-type="string" calcext:value-type="string">
            <text:p>Not enough memory available</text:p>
          </table:table-cell>
        </table:table-row>
        <table:table-row table:style-name="ro1">
          <table:table-cell office:value-type="string" calcext:value-type="string">
            <text:p>ErrorRetrievingLoadedCache</text:p>
          </table:table-cell>
          <table:table-cell office:value-type="string" calcext:value-type="string">
            <text:p>Error retrieving loaded cache images</text:p>
          </table:table-cell>
        </table:table-row>
        <table:table-row table:style-name="ro1">
          <table:table-cell office:value-type="string" calcext:value-type="string">
            <text:p>ErrorRetrievingRenderedCache</text:p>
          </table:table-cell>
          <table:table-cell office:value-type="string" calcext:value-type="string">
            <text:p>Error retrieving rendered cache images</text:p>
          </table:table-cell>
        </table:table-row>
        <table:table-row table:style-name="ro1">
          <table:table-cell office:value-type="string" calcext:value-type="string">
            <text:p>ErrorSavingCacheFile</text:p>
          </table:table-cell>
          <table:table-cell office:value-type="string" calcext:value-type="string">
            <text:p>Error saving rendered cache files</text:p>
          </table:table-cell>
        </table:table-row>
        <table:table-row table:style-name="ro1">
          <table:table-cell office:value-type="string" calcext:value-type="string">
            <text:p>OpenLogsFolder</text:p>
          </table:table-cell>
          <table:table-cell office:value-type="string" calcext:value-type="string">
            <text:p>Open logs folder</text:p>
          </table:table-cell>
        </table:table-row>
        <table:table-row table:style-name="ro1">
          <table:table-cell office:value-type="string" calcext:value-type="string">
            <text:p>LogsFolderDontExists</text:p>
          </table:table-cell>
          <table:table-cell office:value-type="string" calcext:value-type="string">
            <text:p>The logs folder doesn't exists yet.</text:p>
          </table:table-cell>
        </table:table-row>
        <table:table-row table:style-name="ro1">
          <table:table-cell office:value-type="string" calcext:value-type="string">
            <text:p>ErrorOpeningLogsFolder</text:p>
          </table:table-cell>
          <table:table-cell office:value-type="string" calcext:value-type="string">
            <text:p>There was an error when trying to open the debug logs folder.\nCheck the debug logs for more info (good luck with that).</text:p>
          </table:table-cell>
        </table:table-row>
        <table:table-row table:style-name="ro1">
          <table:table-cell office:value-type="string" calcext:value-type="string">
            <text:p>tooltipButtonReset3DCamera</text:p>
          </table:table-cell>
          <table:table-cell office:value-type="string" calcext:value-type="string">
            <text:p>Reset View</text:p>
          </table:table-cell>
        </table:table-row>
        <table:table-row table:style-name="ro1">
          <table:table-cell office:value-type="string" calcext:value-type="string">
            <text:p>tooltipEnableModelAutoRotation</text:p>
          </table:table-cell>
          <table:table-cell office:value-type="string" calcext:value-type="string">
            <text:p>Toggle model auto-rotation</text:p>
          </table:table-cell>
        </table:table-row>
        <table:table-row table:style-name="ro1">
          <table:table-cell office:value-type="string" calcext:value-type="string">
            <text:p>NoModelSelected</text:p>
          </table:table-cell>
          <table:table-cell table:style-name="ce16" office:value-type="string" calcext:value-type="string">
            <text:p>No model selected</text:p>
          </table:table-cell>
        </table:table-row>
        <table:table-row table:style-name="ro1">
          <table:table-cell office:value-type="string" calcext:value-type="string">
            <text:p><text:span text:style-name="T1">Number</text:span>Triangles</text:p>
          </table:table-cell>
          <table:table-cell office:value-type="string" calcext:value-type="string">
            <text:p>{0:0} Triangles</text:p>
          </table:table-cell>
        </table:table-row>
        <table:table-row table:style-name="ro1">
          <table:table-cell office:value-type="string" calcext:value-type="string">
            <text:p>NumberVertices</text:p>
          </table:table-cell>
          <table:table-cell office:value-type="string" calcext:value-type="string">
            <text:p>{0:0} Vertices</text:p>
          </table:table-cell>
        </table:table-row>
        <table:table-row table:style-name="ro1">
          <table:table-cell office:value-type="string" calcext:value-type="string">
            <text:p>DeselectModelFrom3DView</text:p>
          </table:table-cell>
          <table:table-cell office:value-type="string" calcext:value-type="string">
            <text:p>Deselect</text:p>
          </table:table-cell>
        </table:table-row>
        <table:table-row table:style-name="ro1">
          <table:table-cell office:value-type="string" calcext:value-type="string">
            <text:p>EnableChangingViewChangesThumnails</text:p>
          </table:table-cell>
          <table:table-cell office:value-type="string" calcext:value-type="string">
            <text:p>Changing 3D view color changes thumbnail color</text:p>
          </table:table-cell>
        </table:table-row>
        <table:table-row table:style-name="ro1">
          <table:table-cell office:value-type="string" calcext:value-type="string">
            <text:p>tooltipEnableChangingViewChangesThumnails</text:p>
          </table:table-cell>
          <table:table-cell office:value-type="string" calcext:value-type="string">
            <text:p>Changing the 3D view colors will also change the thumnails color.</text:p>
          </table:table-cell>
        </table:table-row>
        <table:table-row table:style-name="ro1">
          <table:table-cell office:value-type="string" calcext:value-type="string">
            <text:p>EnableThumnailColorsByShaders</text:p>
          </table:table-cell>
          <table:table-cell office:value-type="string" calcext:value-type="string">
            <text:p>Fast color change</text:p>
          </table:table-cell>
        </table:table-row>
        <table:table-row table:style-name="ro1">
          <table:table-cell office:value-type="string" calcext:value-type="string">
            <text:p>tooltipEnableThumnailColorsByShaders</text:p>
          </table:table-cell>
          <table:table-cell office:value-type="string" calcext:value-type="string">
            <text:p>When enabled, thumnails will change colors without any reload or processing.\nBut the list will have less performance because the coloring is done on the fly.</text:p>
          </table:table-cell>
        </table:table-row>
        <table:table-row table:style-name="ro1" table:number-rows-repeated="256">
          <table:table-cell table:number-columns-repeated="2"/>
        </table:table-row>
        <table:table-row table:style-name="ro1" table:number-rows-repeated="181">
          <table:table-cell table:style-name="ce12"/>
          <table:table-cell/>
        </table:table-row>
        <table:table-row table:style-name="ro1">
          <table:table-cell table:style-name="ce12"/>
          <table:table-cell/>
        </table:table-row>
      </table:table>
      <table:table table:name="es" table:style-name="ta1" table:print="false">
        <table:table-column table:style-name="co4" table:default-cell-style-name="ce12"/>
        <table:table-column table:style-name="co5" table:default-cell-style-name="Default"/>
        <table:table-row table:style-name="ro1">
          <table:table-cell table:formula="of:=IF([en.A1]=&quot;&quot;;&quot;&quot;;[en.A1])" office:value-type="string" office:string-value="AppName" calcext:value-type="string">
            <text:p>AppName</text:p>
          </table:table-cell>
          <table:table-cell office:value-type="string"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Cargar Directorio</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Ver</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 listado de directorios</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Ver lista de modelos</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Ver vista 3D</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xpandir directorio de modelos</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xpandir lista de modelos</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xpandir vista 3D</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Restaurar visibilidad</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Configuración</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Cache</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Qué es la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Acerca de</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Liberar todos</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Expandir todos</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Contraer todos</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Archivos procesados: </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ro</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Orden</text:p>
          </table:table-cell>
        </table:table-row>
        <table:table-row table:style-name="ro1">
          <table:table-cell table:formula="of:=IF([en.A21]=&quot;&quot;;&quot;&quot;;[en.A21])" office:value-type="string" office:string-value="NumberKB" calcext:value-type="string">
            <text:p>NumberKB</text:p>
          </table:table-cell>
          <table:table-cell table:formula="of:=IF([en.B21]=&quot;&quot;;&quot;&quot;;[en.B21])" office:value-type="string" office:string-value="{0:0} KB"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Modificado</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Creado</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Tamaño</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Ficheros</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Directorios</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ción acerca del programa...</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o</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Sí</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ceptar</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Cancelar</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La carpeta cache contiene imágenes auto-generadas de tus modelos 3D.\nEstas imágenes son generadas cuando un nuevo modelo es cargado, de manera que la próxima vez que deba mostrarse la imágen, no será necesario leer toda la geometría del modelo para volver a generarla.\n\nLas imágnes serán generadas en diferentes tamaños y colores, según la configuración establecida.</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Acera de la cache...</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Eliminar archivos de cache</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La carpeta de cache y su contenido serán eliminados.\n¿Continua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Todas las imágenes de la cache fueron eliminadas satisfactoriamente.</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Sucedió un problema al eliminar los archivos de cache. Algunos podrían no haber sido eliminados.</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Confirmar</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Buscando archivos en "{0}"...</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No se pudo cargar el directorio</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Error cargando</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Ningún archivo encontrado en "{0}".</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ada encontrado!</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Abrir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Borrar cache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Recargar todos</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El directorio seleccionado ya está cargado.</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Solo carpetas</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justes Generales</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as</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Ajustes Avanzados</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Esta configuración permite definir una lista de programas con los que abrir tus modelos 3D mediante el menú contextual.\nConfigura la ruta del programa, el nombre para mostrar y los tipos de archivos compatibles en la tabla de abajo.</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Ajustes</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Calculando...</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Tamaño no disponible</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Directorio</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Nombre para mostrar</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Ruta del programa</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uevo Programa</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Añadir Nuevo</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Tabla de Programas</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Idioma</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Habilitar logs para debu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Estilo de miniaturas</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Nombre de Archivo</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Fecha Modificado</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Fecha Creado</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Regenerar cache de los directorios cargados</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Seleccionar...</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Auto-Detectar Software 3D</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Añadidos {0} nuevos programas:\n{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No se detectaron nuevos programas.</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Buscando accesos directos a programas 3D...</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Auto añadir programas desde accesos directos del PC</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Abrir en explorador de archivos</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Abrir archivo</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Abrir con {0}</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Ver en explorador de archivos</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Quitar directorio</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No hay ningún directorio seleccionado</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Modo Colección</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Selecciona un directorio para mostrar sus contenidos.</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Reestablece las opciones de visibilidad de este menú.</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Esta opción recargará los directorios y regenerará todas las miniaturas mostradas.</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Cierra todos los directorios cargados.</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Recarga todos los directorios abiertos o cancela el proceso de carga actual.</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xpande los directorios raíz.\nSi ya están expandidos, expande todos los demás.</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Contrae todos los directorios excepto los raíz.\nSi ya estaban contraídos, entonces contráe tambíen los de la raíz.</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Al activarlo, mustra todas las carpetas del arbol, ocultando los ficheros.</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Detacta prefijos en los nombres de los archivos y los agrupa en directorios virtuales.</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Ajustes de Rendimiento</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Habilita la reducción de triángulos en modelo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cir triángulos cuando haya más de...</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Habilita tamaño máximo para visualizar modelos</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No visualizar cuando ocupe más de... (en MB)</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El modelo se renderizará más rápido, pero tardará más en cargar.\nTan solo se reducirán los triángulos si tiene más que la cantidad especificada.</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Si se habilita, no se visualizarán modelos que ocupen más que la cantidad especificada (en MB).</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Archivo demasiado grande para ser cargado (Tamaño: {0:0}MB, Límite: {1:0}MB) </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ar las miniaturas a menor resolución</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Dibujar miniaturas en menor calidad</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iza las miniaturas a menor resolución para reducir el uso de memoria.\nADVERTENCIA: Cambiar este ajuste recargará los directorios y puede que necesite generar nuevas miniaturas.</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Utiliza un escalado de menor calidad para dibujar las miniaturas, mejorando el rendimiento.</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No se pudo abrir la carpeta de cache: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La carpeta de cache no ha sido creada todavía.</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Ocurrió un problema al mover los archivos de cache a un nuevo lugar.</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Directorio de imágenes cache</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Carpeta de datos de aplicación del usuario</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Carpeta imágenes del usuario</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Directorio de instalación</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Cache movida a nuevo directorio: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Moviendo cache a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Moviendo cache a {0}.\nEsperando que termine la carga de directorios actual...</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El directorio en el que se almacenan las imágenes de cache. Cámbialo solo si no tienes espacio suficiente en el directorio por defecto.</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Error leyendo las propiedades del fichero</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Error cargando las miniaturas desde la cache</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Error añadiendo las miniaturas a la lista</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Error leyendo el contenido del fichero</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Error procesando el contenido del fichero</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Error renderizando el modelo</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El fichero ocupa demasiada memoria</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Error obteniendo las imágenes de la cache</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Error obteniendo las imágenes renderizadas</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Error almacenando las imágenes en la cache</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Abrir carpeta de logs</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a carpeta de logs no existe todavía</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Ocurrió un error al intentar abrir la carpeta de logs.\nPara más información, revisa los logs (buena suerte intentándolo).</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Resetear Vista</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Habilitar auto-rotación del modelo</text:p>
          </table:table-cell>
        </table:table-row>
        <table:table-row table:style-name="ro1">
          <table:table-cell table:formula="of:=IF([en.A130]=&quot;&quot;;&quot;&quot;;[en.A130])" office:value-type="string" office:string-value="NoModelSelected" calcext:value-type="string">
            <text:p>NoModelSelected</text:p>
          </table:table-cell>
          <table:table-cell table:formula="of:=IF([en.B130]=&quot;&quot;;&quot;&quot;;[en.B130])" office:value-type="string" office:string-value="No model selected" calcext:value-type="string">
            <text:p>No model selected</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Triángulos</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Vértices</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Deseleccionar</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Cambiar el color de vista 3D cambia el de las miniaturas.</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table:style-name="ce11" office:value-type="string" calcext:value-type="string">
            <text:p>Cambiar el color de la vista 3D cambiará también el color de las miniaturas.</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Cambio de color rápido</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Las miniaturas cambiarán de color sin ninguna recarga ni procesamiento.\nPero el listado tendrá menos rendimiento ya que el coloreado se realizará al vuelo.</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formula="of:=IF([en.B381]=&quot;&quot;;&quot;&quot;;[en.B381])">
            <text:p/>
          </table:table-cell>
        </table:table-row>
        <table:table-row table:style-name="ro1">
          <table:table-cell table:formula="of:=IF([en.A382]=&quot;&quot;;&quot;&quot;;[en.A382])">
            <text:p/>
          </table:table-cell>
          <table:table-cell table:formula="of:=IF([en.B382]=&quot;&quot;;&quot;&quot;;[en.B382])">
            <text:p/>
          </table:table-cell>
        </table:table-row>
        <table:table-row table:style-name="ro1">
          <table:table-cell table:formula="of:=IF([en.A383]=&quot;&quot;;&quot;&quot;;[en.A383])">
            <text:p/>
          </table:table-cell>
          <table:table-cell table:formula="of:=IF([en.B383]=&quot;&quot;;&quot;&quot;;[en.B383])">
            <text:p/>
          </table:table-cell>
        </table:table-row>
        <table:table-row table:style-name="ro1">
          <table:table-cell table:formula="of:=IF([en.A384]=&quot;&quot;;&quot;&quot;;[en.A384])">
            <text:p/>
          </table:table-cell>
          <table:table-cell table:formula="of:=IF([en.B384]=&quot;&quot;;&quot;&quot;;[en.B384])">
            <text:p/>
          </table:table-cell>
        </table:table-row>
        <table:table-row table:style-name="ro1">
          <table:table-cell table:formula="of:=IF([en.A385]=&quot;&quot;;&quot;&quot;;[en.A385])">
            <text:p/>
          </table:table-cell>
          <table:table-cell table:formula="of:=IF([en.B385]=&quot;&quot;;&quot;&quot;;[en.B385])">
            <text:p/>
          </table:table-cell>
        </table:table-row>
        <table:table-row table:style-name="ro1">
          <table:table-cell table:formula="of:=IF([en.A386]=&quot;&quot;;&quot;&quot;;[en.A386])">
            <text:p/>
          </table:table-cell>
          <table:table-cell table:formula="of:=IF([en.B386]=&quot;&quot;;&quot;&quot;;[en.B386])">
            <text:p/>
          </table:table-cell>
        </table:table-row>
        <table:table-row table:style-name="ro1">
          <table:table-cell table:formula="of:=IF([en.A387]=&quot;&quot;;&quot;&quot;;[en.A387])">
            <text:p/>
          </table:table-cell>
          <table:table-cell table:formula="of:=IF([en.B387]=&quot;&quot;;&quot;&quot;;[en.B387])">
            <text:p/>
          </table:table-cell>
        </table:table-row>
        <table:table-row table:style-name="ro1">
          <table:table-cell table:formula="of:=IF([en.A388]=&quot;&quot;;&quot;&quot;;[en.A388])">
            <text:p/>
          </table:table-cell>
          <table:table-cell table:formula="of:=IF([en.B388]=&quot;&quot;;&quot;&quot;;[en.B388])">
            <text:p/>
          </table:table-cell>
        </table:table-row>
        <table:table-row table:style-name="ro1">
          <table:table-cell table:formula="of:=IF([en.A389]=&quot;&quot;;&quot;&quot;;[en.A389])">
            <text:p/>
          </table:table-cell>
          <table:table-cell table:formula="of:=IF([en.B389]=&quot;&quot;;&quot;&quot;;[en.B389])">
            <text:p/>
          </table:table-cell>
        </table:table-row>
        <table:table-row table:style-name="ro1">
          <table:table-cell table:formula="of:=IF([en.A390]=&quot;&quot;;&quot;&quot;;[en.A390])">
            <text:p/>
          </table:table-cell>
          <table:table-cell table:formula="of:=IF([en.B390]=&quot;&quot;;&quot;&quot;;[en.B390])">
            <text:p/>
          </table:table-cell>
        </table:table-row>
        <table:table-row table:style-name="ro1">
          <table:table-cell table:formula="of:=IF([en.A391]=&quot;&quot;;&quot;&quot;;[en.A391])">
            <text:p/>
          </table:table-cell>
          <table:table-cell table:formula="of:=IF([en.B391]=&quot;&quot;;&quot;&quot;;[en.B391])">
            <text:p/>
          </table:table-cell>
        </table:table-row>
        <table:table-row table:style-name="ro1">
          <table:table-cell table:formula="of:=IF([en.A392]=&quot;&quot;;&quot;&quot;;[en.A392])">
            <text:p/>
          </table:table-cell>
          <table:table-cell table:formula="of:=IF([en.B392]=&quot;&quot;;&quot;&quot;;[en.B392])">
            <text:p/>
          </table:table-cell>
        </table:table-row>
        <table:table-row table:style-name="ro1">
          <table:table-cell table:formula="of:=IF([en.A393]=&quot;&quot;;&quot;&quot;;[en.A393])">
            <text:p/>
          </table:table-cell>
          <table:table-cell table:formula="of:=IF([en.B393]=&quot;&quot;;&quot;&quot;;[en.B393])">
            <text:p/>
          </table:table-cell>
        </table:table-row>
        <table:table-row table:style-name="ro1">
          <table:table-cell table:formula="of:=IF([en.A394]=&quot;&quot;;&quot;&quot;;[en.A394])">
            <text:p/>
          </table:table-cell>
          <table:table-cell table:formula="of:=IF([en.B394]=&quot;&quot;;&quot;&quot;;[en.B394])">
            <text:p/>
          </table:table-cell>
        </table:table-row>
        <table:table-row table:style-name="ro1">
          <table:table-cell table:formula="of:=IF([en.A395]=&quot;&quot;;&quot;&quot;;[en.A395])">
            <text:p/>
          </table:table-cell>
          <table:table-cell table:formula="of:=IF([en.B395]=&quot;&quot;;&quot;&quot;;[en.B395])">
            <text:p/>
          </table:table-cell>
        </table:table-row>
        <table:table-row table:style-name="ro1">
          <table:table-cell table:formula="of:=IF([en.A396]=&quot;&quot;;&quot;&quot;;[en.A396])">
            <text:p/>
          </table:table-cell>
          <table:table-cell table:formula="of:=IF([en.B396]=&quot;&quot;;&quot;&quot;;[en.B396])">
            <text:p/>
          </table:table-cell>
        </table:table-row>
        <table:table-row table:style-name="ro1">
          <table:table-cell table:formula="of:=IF([en.A397]=&quot;&quot;;&quot;&quot;;[en.A397])">
            <text:p/>
          </table:table-cell>
          <table:table-cell table:formula="of:=IF([en.B397]=&quot;&quot;;&quot;&quot;;[en.B397])">
            <text:p/>
          </table:table-cell>
        </table:table-row>
        <table:table-row table:style-name="ro1">
          <table:table-cell table:formula="of:=IF([en.A398]=&quot;&quot;;&quot;&quot;;[en.A398])">
            <text:p/>
          </table:table-cell>
          <table:table-cell table:formula="of:=IF([en.B398]=&quot;&quot;;&quot;&quot;;[en.B398])">
            <text:p/>
          </table:table-cell>
        </table:table-row>
        <table:table-row table:style-name="ro1">
          <table:table-cell table:formula="of:=IF([en.A399]=&quot;&quot;;&quot;&quot;;[en.A399])">
            <text:p/>
          </table:table-cell>
          <table:table-cell table:formula="of:=IF([en.B399]=&quot;&quot;;&quot;&quot;;[en.B399])">
            <text:p/>
          </table:table-cell>
        </table:table-row>
        <table:table-row table:style-name="ro1">
          <table:table-cell table:formula="of:=IF([en.A400]=&quot;&quot;;&quot;&quot;;[en.A400])">
            <text:p/>
          </table:table-cell>
          <table:table-cell table:formula="of:=IF([en.B400]=&quot;&quot;;&quot;&quot;;[en.B400])">
            <text:p/>
          </table:table-cell>
        </table:table-row>
        <table:table-row table:style-name="ro1">
          <table:table-cell table:formula="of:=IF([en.A401]=&quot;&quot;;&quot;&quot;;[en.A401])">
            <text:p/>
          </table:table-cell>
          <table:table-cell table:formula="of:=IF([en.B401]=&quot;&quot;;&quot;&quot;;[en.B401])">
            <text:p/>
          </table:table-cell>
        </table:table-row>
        <table:table-row table:style-name="ro1">
          <table:table-cell table:formula="of:=IF([en.A402]=&quot;&quot;;&quot;&quot;;[en.A402])">
            <text:p/>
          </table:table-cell>
          <table:table-cell table:formula="of:=IF([en.B402]=&quot;&quot;;&quot;&quot;;[en.B402])">
            <text:p/>
          </table:table-cell>
        </table:table-row>
        <table:table-row table:style-name="ro1">
          <table:table-cell table:formula="of:=IF([en.A403]=&quot;&quot;;&quot;&quot;;[en.A403])">
            <text:p/>
          </table:table-cell>
          <table:table-cell table:formula="of:=IF([en.B403]=&quot;&quot;;&quot;&quot;;[en.B403])">
            <text:p/>
          </table:table-cell>
        </table:table-row>
        <table:table-row table:style-name="ro1">
          <table:table-cell table:formula="of:=IF([en.A404]=&quot;&quot;;&quot;&quot;;[en.A404])">
            <text:p/>
          </table:table-cell>
          <table:table-cell table:formula="of:=IF([en.B404]=&quot;&quot;;&quot;&quot;;[en.B404])">
            <text:p/>
          </table:table-cell>
        </table:table-row>
        <table:table-row table:style-name="ro1">
          <table:table-cell table:formula="of:=IF([en.A405]=&quot;&quot;;&quot;&quot;;[en.A405])">
            <text:p/>
          </table:table-cell>
          <table:table-cell table:formula="of:=IF([en.B405]=&quot;&quot;;&quot;&quot;;[en.B405])">
            <text:p/>
          </table:table-cell>
        </table:table-row>
        <table:table-row table:style-name="ro1">
          <table:table-cell table:formula="of:=IF([en.A406]=&quot;&quot;;&quot;&quot;;[en.A406])">
            <text:p/>
          </table:table-cell>
          <table:table-cell table:formula="of:=IF([en.B406]=&quot;&quot;;&quot;&quot;;[en.B406])">
            <text:p/>
          </table:table-cell>
        </table:table-row>
        <table:table-row table:style-name="ro1">
          <table:table-cell table:formula="of:=IF([en.A407]=&quot;&quot;;&quot;&quot;;[en.A407])">
            <text:p/>
          </table:table-cell>
          <table:table-cell table:formula="of:=IF([en.B407]=&quot;&quot;;&quot;&quot;;[en.B407])">
            <text:p/>
          </table:table-cell>
        </table:table-row>
        <table:table-row table:style-name="ro1">
          <table:table-cell table:formula="of:=IF([en.A408]=&quot;&quot;;&quot;&quot;;[en.A408])">
            <text:p/>
          </table:table-cell>
          <table:table-cell table:formula="of:=IF([en.B408]=&quot;&quot;;&quot;&quot;;[en.B408])">
            <text:p/>
          </table:table-cell>
        </table:table-row>
        <table:table-row table:style-name="ro1">
          <table:table-cell table:formula="of:=IF([en.A409]=&quot;&quot;;&quot;&quot;;[en.A409])">
            <text:p/>
          </table:table-cell>
          <table:table-cell table:formula="of:=IF([en.B409]=&quot;&quot;;&quot;&quot;;[en.B409])">
            <text:p/>
          </table:table-cell>
        </table:table-row>
        <table:table-row table:style-name="ro1">
          <table:table-cell table:formula="of:=IF([en.A410]=&quot;&quot;;&quot;&quot;;[en.A410])">
            <text:p/>
          </table:table-cell>
          <table:table-cell table:formula="of:=IF([en.B410]=&quot;&quot;;&quot;&quot;;[en.B410])">
            <text:p/>
          </table:table-cell>
        </table:table-row>
        <table:table-row table:style-name="ro1">
          <table:table-cell table:formula="of:=IF([en.A411]=&quot;&quot;;&quot;&quot;;[en.A411])">
            <text:p/>
          </table:table-cell>
          <table:table-cell table:formula="of:=IF([en.B411]=&quot;&quot;;&quot;&quot;;[en.B411])">
            <text:p/>
          </table:table-cell>
        </table:table-row>
        <table:table-row table:style-name="ro1">
          <table:table-cell table:formula="of:=IF([en.A412]=&quot;&quot;;&quot;&quot;;[en.A412])">
            <text:p/>
          </table:table-cell>
          <table:table-cell table:formula="of:=IF([en.B412]=&quot;&quot;;&quot;&quot;;[en.B412])">
            <text:p/>
          </table:table-cell>
        </table:table-row>
        <table:table-row table:style-name="ro1">
          <table:table-cell table:formula="of:=IF([en.A413]=&quot;&quot;;&quot;&quot;;[en.A413])">
            <text:p/>
          </table:table-cell>
          <table:table-cell table:formula="of:=IF([en.B413]=&quot;&quot;;&quot;&quot;;[en.B413])">
            <text:p/>
          </table:table-cell>
        </table:table-row>
        <table:table-row table:style-name="ro1">
          <table:table-cell table:formula="of:=IF([en.A414]=&quot;&quot;;&quot;&quot;;[en.A414])">
            <text:p/>
          </table:table-cell>
          <table:table-cell table:formula="of:=IF([en.B414]=&quot;&quot;;&quot;&quot;;[en.B414])">
            <text:p/>
          </table:table-cell>
        </table:table-row>
        <table:table-row table:style-name="ro1">
          <table:table-cell table:formula="of:=IF([en.A415]=&quot;&quot;;&quot;&quot;;[en.A415])">
            <text:p/>
          </table:table-cell>
          <table:table-cell table:formula="of:=IF([en.B415]=&quot;&quot;;&quot;&quot;;[en.B415])">
            <text:p/>
          </table:table-cell>
        </table:table-row>
        <table:table-row table:style-name="ro1">
          <table:table-cell table:formula="of:=IF([en.A416]=&quot;&quot;;&quot;&quot;;[en.A416])">
            <text:p/>
          </table:table-cell>
          <table:table-cell table:formula="of:=IF([en.B416]=&quot;&quot;;&quot;&quot;;[en.B416])">
            <text:p/>
          </table:table-cell>
        </table:table-row>
        <table:table-row table:style-name="ro1">
          <table:table-cell table:formula="of:=IF([en.A417]=&quot;&quot;;&quot;&quot;;[en.A417])">
            <text:p/>
          </table:table-cell>
          <table:table-cell table:formula="of:=IF([en.B417]=&quot;&quot;;&quot;&quot;;[en.B417])">
            <text:p/>
          </table:table-cell>
        </table:table-row>
        <table:table-row table:style-name="ro1">
          <table:table-cell table:formula="of:=IF([en.A418]=&quot;&quot;;&quot;&quot;;[en.A418])">
            <text:p/>
          </table:table-cell>
          <table:table-cell table:formula="of:=IF([en.B418]=&quot;&quot;;&quot;&quot;;[en.B418])">
            <text:p/>
          </table:table-cell>
        </table:table-row>
        <table:table-row table:style-name="ro1">
          <table:table-cell table:formula="of:=IF([en.A419]=&quot;&quot;;&quot;&quot;;[en.A419])">
            <text:p/>
          </table:table-cell>
          <table:table-cell table:formula="of:=IF([en.B419]=&quot;&quot;;&quot;&quot;;[en.B419])">
            <text:p/>
          </table:table-cell>
        </table:table-row>
        <table:table-row table:style-name="ro1">
          <table:table-cell table:formula="of:=IF([en.A420]=&quot;&quot;;&quot;&quot;;[en.A420])">
            <text:p/>
          </table:table-cell>
          <table:table-cell table:formula="of:=IF([en.B420]=&quot;&quot;;&quot;&quot;;[en.B420])">
            <text:p/>
          </table:table-cell>
        </table:table-row>
        <table:table-row table:style-name="ro1">
          <table:table-cell table:formula="of:=IF([en.A421]=&quot;&quot;;&quot;&quot;;[en.A421])">
            <text:p/>
          </table:table-cell>
          <table:table-cell table:formula="of:=IF([en.B421]=&quot;&quot;;&quot;&quot;;[en.B421])">
            <text:p/>
          </table:table-cell>
        </table:table-row>
        <table:table-row table:style-name="ro1">
          <table:table-cell table:formula="of:=IF([en.A422]=&quot;&quot;;&quot;&quot;;[en.A422])">
            <text:p/>
          </table:table-cell>
          <table:table-cell table:formula="of:=IF([en.B422]=&quot;&quot;;&quot;&quot;;[en.B422])">
            <text:p/>
          </table:table-cell>
        </table:table-row>
        <table:table-row table:style-name="ro1">
          <table:table-cell table:formula="of:=IF([en.A423]=&quot;&quot;;&quot;&quot;;[en.A423])">
            <text:p/>
          </table:table-cell>
          <table:table-cell table:formula="of:=IF([en.B423]=&quot;&quot;;&quot;&quot;;[en.B423])">
            <text:p/>
          </table:table-cell>
        </table:table-row>
        <table:table-row table:style-name="ro1">
          <table:table-cell table:formula="of:=IF([en.A424]=&quot;&quot;;&quot;&quot;;[en.A424])">
            <text:p/>
          </table:table-cell>
          <table:table-cell table:formula="of:=IF([en.B424]=&quot;&quot;;&quot;&quot;;[en.B424])">
            <text:p/>
          </table:table-cell>
        </table:table-row>
        <table:table-row table:style-name="ro1">
          <table:table-cell table:formula="of:=IF([en.A425]=&quot;&quot;;&quot;&quot;;[en.A425])">
            <text:p/>
          </table:table-cell>
          <table:table-cell table:formula="of:=IF([en.B425]=&quot;&quot;;&quot;&quot;;[en.B425])">
            <text:p/>
          </table:table-cell>
        </table:table-row>
        <table:table-row table:style-name="ro1">
          <table:table-cell table:formula="of:=IF([en.A426]=&quot;&quot;;&quot;&quot;;[en.A426])">
            <text:p/>
          </table:table-cell>
          <table:table-cell table:formula="of:=IF([en.B426]=&quot;&quot;;&quot;&quot;;[en.B426])">
            <text:p/>
          </table:table-cell>
        </table:table-row>
        <table:table-row table:style-name="ro1">
          <table:table-cell table:formula="of:=IF([en.A427]=&quot;&quot;;&quot;&quot;;[en.A427])">
            <text:p/>
          </table:table-cell>
          <table:table-cell table:formula="of:=IF([en.B427]=&quot;&quot;;&quot;&quot;;[en.B427])">
            <text:p/>
          </table:table-cell>
        </table:table-row>
        <table:table-row table:style-name="ro1">
          <table:table-cell table:formula="of:=IF([en.A428]=&quot;&quot;;&quot;&quot;;[en.A428])">
            <text:p/>
          </table:table-cell>
          <table:table-cell table:formula="of:=IF([en.B428]=&quot;&quot;;&quot;&quot;;[en.B428])">
            <text:p/>
          </table:table-cell>
        </table:table-row>
        <table:table-row table:style-name="ro1">
          <table:table-cell table:formula="of:=IF([en.A429]=&quot;&quot;;&quot;&quot;;[en.A429])">
            <text:p/>
          </table:table-cell>
          <table:table-cell table:formula="of:=IF([en.B429]=&quot;&quot;;&quot;&quot;;[en.B429])">
            <text:p/>
          </table:table-cell>
        </table:table-row>
        <table:table-row table:style-name="ro1">
          <table:table-cell table:formula="of:=IF([en.A430]=&quot;&quot;;&quot;&quot;;[en.A430])">
            <text:p/>
          </table:table-cell>
          <table:table-cell table:formula="of:=IF([en.B430]=&quot;&quot;;&quot;&quot;;[en.B430])">
            <text:p/>
          </table:table-cell>
        </table:table-row>
        <table:table-row table:style-name="ro1">
          <table:table-cell table:formula="of:=IF([en.A431]=&quot;&quot;;&quot;&quot;;[en.A431])">
            <text:p/>
          </table:table-cell>
          <table:table-cell table:formula="of:=IF([en.B431]=&quot;&quot;;&quot;&quot;;[en.B431])">
            <text:p/>
          </table:table-cell>
        </table:table-row>
        <table:table-row table:style-name="ro1">
          <table:table-cell table:formula="of:=IF([en.A432]=&quot;&quot;;&quot;&quot;;[en.A432])">
            <text:p/>
          </table:table-cell>
          <table:table-cell table:formula="of:=IF([en.B432]=&quot;&quot;;&quot;&quot;;[en.B432])">
            <text:p/>
          </table:table-cell>
        </table:table-row>
        <table:table-row table:style-name="ro1">
          <table:table-cell table:formula="of:=IF([en.A433]=&quot;&quot;;&quot;&quot;;[en.A433])">
            <text:p/>
          </table:table-cell>
          <table:table-cell table:formula="of:=IF([en.B433]=&quot;&quot;;&quot;&quot;;[en.B433])">
            <text:p/>
          </table:table-cell>
        </table:table-row>
        <table:table-row table:style-name="ro1">
          <table:table-cell table:formula="of:=IF([en.A434]=&quot;&quot;;&quot;&quot;;[en.A434])">
            <text:p/>
          </table:table-cell>
          <table:table-cell table:formula="of:=IF([en.B434]=&quot;&quot;;&quot;&quot;;[en.B434])">
            <text:p/>
          </table:table-cell>
        </table:table-row>
        <table:table-row table:style-name="ro1">
          <table:table-cell table:formula="of:=IF([en.A435]=&quot;&quot;;&quot;&quot;;[en.A435])">
            <text:p/>
          </table:table-cell>
          <table:table-cell table:formula="of:=IF([en.B435]=&quot;&quot;;&quot;&quot;;[en.B435])">
            <text:p/>
          </table:table-cell>
        </table:table-row>
        <table:table-row table:style-name="ro1">
          <table:table-cell table:formula="of:=IF([en.A436]=&quot;&quot;;&quot;&quot;;[en.A436])">
            <text:p/>
          </table:table-cell>
          <table:table-cell table:formula="of:=IF([en.B436]=&quot;&quot;;&quot;&quot;;[en.B436])">
            <text:p/>
          </table:table-cell>
        </table:table-row>
        <table:table-row table:style-name="ro1">
          <table:table-cell table:formula="of:=IF([en.A437]=&quot;&quot;;&quot;&quot;;[en.A437])">
            <text:p/>
          </table:table-cell>
          <table:table-cell table:formula="of:=IF([en.B437]=&quot;&quot;;&quot;&quot;;[en.B437])">
            <text:p/>
          </table:table-cell>
        </table:table-row>
        <table:table-row table:style-name="ro1">
          <table:table-cell table:formula="of:=IF([en.A438]=&quot;&quot;;&quot;&quot;;[en.A438])">
            <text:p/>
          </table:table-cell>
          <table:table-cell table:formula="of:=IF([en.B438]=&quot;&quot;;&quot;&quot;;[en.B438])">
            <text:p/>
          </table:table-cell>
        </table:table-row>
        <table:table-row table:style-name="ro1">
          <table:table-cell table:formula="of:=IF([en.A439]=&quot;&quot;;&quot;&quot;;[en.A439])">
            <text:p/>
          </table:table-cell>
          <table:table-cell table:formula="of:=IF([en.B439]=&quot;&quot;;&quot;&quot;;[en.B439])">
            <text:p/>
          </table:table-cell>
        </table:table-row>
        <table:table-row table:style-name="ro1">
          <table:table-cell table:formula="of:=IF([en.A440]=&quot;&quot;;&quot;&quot;;[en.A440])">
            <text:p/>
          </table:table-cell>
          <table:table-cell table:formula="of:=IF([en.B440]=&quot;&quot;;&quot;&quot;;[en.B440])">
            <text:p/>
          </table:table-cell>
        </table:table-row>
        <table:table-row table:style-name="ro1">
          <table:table-cell table:formula="of:=IF([en.A441]=&quot;&quot;;&quot;&quot;;[en.A441])">
            <text:p/>
          </table:table-cell>
          <table:table-cell table:formula="of:=IF([en.B441]=&quot;&quot;;&quot;&quot;;[en.B441])">
            <text:p/>
          </table:table-cell>
        </table:table-row>
        <table:table-row table:style-name="ro1">
          <table:table-cell table:formula="of:=IF([en.A442]=&quot;&quot;;&quot;&quot;;[en.A442])">
            <text:p/>
          </table:table-cell>
          <table:table-cell table:formula="of:=IF([en.B442]=&quot;&quot;;&quot;&quot;;[en.B442])">
            <text:p/>
          </table:table-cell>
        </table:table-row>
        <table:table-row table:style-name="ro1">
          <table:table-cell table:formula="of:=IF([en.A443]=&quot;&quot;;&quot;&quot;;[en.A443])">
            <text:p/>
          </table:table-cell>
          <table:table-cell table:formula="of:=IF([en.B443]=&quot;&quot;;&quot;&quot;;[en.B443])">
            <text:p/>
          </table:table-cell>
        </table:table-row>
        <table:table-row table:style-name="ro1">
          <table:table-cell table:formula="of:=IF([en.A444]=&quot;&quot;;&quot;&quot;;[en.A444])">
            <text:p/>
          </table:table-cell>
          <table:table-cell table:formula="of:=IF([en.B444]=&quot;&quot;;&quot;&quot;;[en.B444])">
            <text:p/>
          </table:table-cell>
        </table:table-row>
        <table:table-row table:style-name="ro1">
          <table:table-cell table:formula="of:=IF([en.A445]=&quot;&quot;;&quot;&quot;;[en.A445])">
            <text:p/>
          </table:table-cell>
          <table:table-cell table:formula="of:=IF([en.B445]=&quot;&quot;;&quot;&quot;;[en.B445])">
            <text:p/>
          </table:table-cell>
        </table:table-row>
        <table:table-row table:style-name="ro1">
          <table:table-cell table:formula="of:=IF([en.A446]=&quot;&quot;;&quot;&quot;;[en.A446])">
            <text:p/>
          </table:table-cell>
          <table:table-cell table:formula="of:=IF([en.B446]=&quot;&quot;;&quot;&quot;;[en.B446])">
            <text:p/>
          </table:table-cell>
        </table:table-row>
        <table:table-row table:style-name="ro1">
          <table:table-cell table:formula="of:=IF([en.A447]=&quot;&quot;;&quot;&quot;;[en.A447])">
            <text:p/>
          </table:table-cell>
          <table:table-cell table:formula="of:=IF([en.B447]=&quot;&quot;;&quot;&quot;;[en.B447])">
            <text:p/>
          </table:table-cell>
        </table:table-row>
        <table:table-row table:style-name="ro1">
          <table:table-cell table:formula="of:=IF([en.A448]=&quot;&quot;;&quot;&quot;;[en.A448])">
            <text:p/>
          </table:table-cell>
          <table:table-cell table:formula="of:=IF([en.B448]=&quot;&quot;;&quot;&quot;;[en.B448])">
            <text:p/>
          </table:table-cell>
        </table:table-row>
        <table:table-row table:style-name="ro1">
          <table:table-cell table:formula="of:=IF([en.A449]=&quot;&quot;;&quot;&quot;;[en.A449])">
            <text:p/>
          </table:table-cell>
          <table:table-cell table:formula="of:=IF([en.B449]=&quot;&quot;;&quot;&quot;;[en.B449])">
            <text:p/>
          </table:table-cell>
        </table:table-row>
        <table:table-row table:style-name="ro1">
          <table:table-cell table:formula="of:=IF([en.A450]=&quot;&quot;;&quot;&quot;;[en.A450])">
            <text:p/>
          </table:table-cell>
          <table:table-cell table:formula="of:=IF([en.B450]=&quot;&quot;;&quot;&quot;;[en.B450])">
            <text:p/>
          </table:table-cell>
        </table:table-row>
        <table:table-row table:style-name="ro1">
          <table:table-cell table:formula="of:=IF([en.A451]=&quot;&quot;;&quot;&quot;;[en.A451])">
            <text:p/>
          </table:table-cell>
          <table:table-cell table:formula="of:=IF([en.B451]=&quot;&quot;;&quot;&quot;;[en.B451])">
            <text:p/>
          </table:table-cell>
        </table:table-row>
        <table:table-row table:style-name="ro1">
          <table:table-cell table:formula="of:=IF([en.A452]=&quot;&quot;;&quot;&quot;;[en.A452])">
            <text:p/>
          </table:table-cell>
          <table:table-cell table:formula="of:=IF([en.B452]=&quot;&quot;;&quot;&quot;;[en.B452])">
            <text:p/>
          </table:table-cell>
        </table:table-row>
        <table:table-row table:style-name="ro1">
          <table:table-cell table:formula="of:=IF([en.A453]=&quot;&quot;;&quot;&quot;;[en.A453])">
            <text:p/>
          </table:table-cell>
          <table:table-cell table:formula="of:=IF([en.B453]=&quot;&quot;;&quot;&quot;;[en.B453])">
            <text:p/>
          </table:table-cell>
        </table:table-row>
        <table:table-row table:style-name="ro1">
          <table:table-cell table:formula="of:=IF([en.A454]=&quot;&quot;;&quot;&quot;;[en.A454])">
            <text:p/>
          </table:table-cell>
          <table:table-cell table:formula="of:=IF([en.B454]=&quot;&quot;;&quot;&quot;;[en.B454])">
            <text:p/>
          </table:table-cell>
        </table:table-row>
        <table:table-row table:style-name="ro1">
          <table:table-cell table:formula="of:=IF([en.A455]=&quot;&quot;;&quot;&quot;;[en.A455])">
            <text:p/>
          </table:table-cell>
          <table:table-cell table:formula="of:=IF([en.B455]=&quot;&quot;;&quot;&quot;;[en.B455])">
            <text:p/>
          </table:table-cell>
        </table:table-row>
        <table:table-row table:style-name="ro1">
          <table:table-cell table:formula="of:=IF([en.A456]=&quot;&quot;;&quot;&quot;;[en.A456])">
            <text:p/>
          </table:table-cell>
          <table:table-cell table:formula="of:=IF([en.B456]=&quot;&quot;;&quot;&quot;;[en.B456])">
            <text:p/>
          </table:table-cell>
        </table:table-row>
        <table:table-row table:style-name="ro1">
          <table:table-cell table:formula="of:=IF([en.A457]=&quot;&quot;;&quot;&quot;;[en.A457])">
            <text:p/>
          </table:table-cell>
          <table:table-cell table:formula="of:=IF([en.B457]=&quot;&quot;;&quot;&quot;;[en.B457])">
            <text:p/>
          </table:table-cell>
        </table:table-row>
        <table:table-row table:style-name="ro1">
          <table:table-cell table:formula="of:=IF([en.A458]=&quot;&quot;;&quot;&quot;;[en.A458])">
            <text:p/>
          </table:table-cell>
          <table:table-cell table:formula="of:=IF([en.B458]=&quot;&quot;;&quot;&quot;;[en.B458])">
            <text:p/>
          </table:table-cell>
        </table:table-row>
        <table:table-row table:style-name="ro1">
          <table:table-cell table:formula="of:=IF([en.A459]=&quot;&quot;;&quot;&quot;;[en.A459])">
            <text:p/>
          </table:table-cell>
          <table:table-cell table:formula="of:=IF([en.B459]=&quot;&quot;;&quot;&quot;;[en.B459])">
            <text:p/>
          </table:table-cell>
        </table:table-row>
        <table:table-row table:style-name="ro1">
          <table:table-cell table:formula="of:=IF([en.A460]=&quot;&quot;;&quot;&quot;;[en.A460])">
            <text:p/>
          </table:table-cell>
          <table:table-cell table:formula="of:=IF([en.B460]=&quot;&quot;;&quot;&quot;;[en.B460])">
            <text:p/>
          </table:table-cell>
        </table:table-row>
        <table:table-row table:style-name="ro1">
          <table:table-cell table:formula="of:=IF([en.A461]=&quot;&quot;;&quot;&quot;;[en.A461])">
            <text:p/>
          </table:table-cell>
          <table:table-cell table:formula="of:=IF([en.B461]=&quot;&quot;;&quot;&quot;;[en.B461])">
            <text:p/>
          </table:table-cell>
        </table:table-row>
        <table:table-row table:style-name="ro1">
          <table:table-cell table:formula="of:=IF([en.A462]=&quot;&quot;;&quot;&quot;;[en.A462])">
            <text:p/>
          </table:table-cell>
          <table:table-cell table:formula="of:=IF([en.B462]=&quot;&quot;;&quot;&quot;;[en.B462])">
            <text:p/>
          </table:table-cell>
        </table:table-row>
        <table:table-row table:style-name="ro1">
          <table:table-cell table:formula="of:=IF([en.A463]=&quot;&quot;;&quot;&quot;;[en.A463])">
            <text:p/>
          </table:table-cell>
          <table:table-cell table:formula="of:=IF([en.B463]=&quot;&quot;;&quot;&quot;;[en.B463])">
            <text:p/>
          </table:table-cell>
        </table:table-row>
        <table:table-row table:style-name="ro1">
          <table:table-cell table:formula="of:=IF([en.A464]=&quot;&quot;;&quot;&quot;;[en.A464])">
            <text:p/>
          </table:table-cell>
          <table:table-cell table:formula="of:=IF([en.B464]=&quot;&quot;;&quot;&quot;;[en.B464])">
            <text:p/>
          </table:table-cell>
        </table:table-row>
        <table:table-row table:style-name="ro1">
          <table:table-cell table:formula="of:=IF([en.A465]=&quot;&quot;;&quot;&quot;;[en.A465])">
            <text:p/>
          </table:table-cell>
          <table:table-cell table:formula="of:=IF([en.B465]=&quot;&quot;;&quot;&quot;;[en.B465])">
            <text:p/>
          </table:table-cell>
        </table:table-row>
        <table:table-row table:style-name="ro1">
          <table:table-cell table:formula="of:=IF([en.A466]=&quot;&quot;;&quot;&quot;;[en.A466])">
            <text:p/>
          </table:table-cell>
          <table:table-cell table:formula="of:=IF([en.B466]=&quot;&quot;;&quot;&quot;;[en.B466])">
            <text:p/>
          </table:table-cell>
        </table:table-row>
        <table:table-row table:style-name="ro1">
          <table:table-cell table:formula="of:=IF([en.A467]=&quot;&quot;;&quot;&quot;;[en.A467])">
            <text:p/>
          </table:table-cell>
          <table:table-cell table:formula="of:=IF([en.B467]=&quot;&quot;;&quot;&quot;;[en.B467])">
            <text:p/>
          </table:table-cell>
        </table:table-row>
        <table:table-row table:style-name="ro1">
          <table:table-cell table:formula="of:=IF([en.A468]=&quot;&quot;;&quot;&quot;;[en.A468])">
            <text:p/>
          </table:table-cell>
          <table:table-cell table:formula="of:=IF([en.B468]=&quot;&quot;;&quot;&quot;;[en.B468])">
            <text:p/>
          </table:table-cell>
        </table:table-row>
        <table:table-row table:style-name="ro1">
          <table:table-cell table:formula="of:=IF([en.A469]=&quot;&quot;;&quot;&quot;;[en.A469])">
            <text:p/>
          </table:table-cell>
          <table:table-cell table:formula="of:=IF([en.B469]=&quot;&quot;;&quot;&quot;;[en.B469])">
            <text:p/>
          </table:table-cell>
        </table:table-row>
        <table:table-row table:style-name="ro1">
          <table:table-cell table:formula="of:=IF([en.A470]=&quot;&quot;;&quot;&quot;;[en.A470])">
            <text:p/>
          </table:table-cell>
          <table:table-cell table:formula="of:=IF([en.B470]=&quot;&quot;;&quot;&quot;;[en.B470])">
            <text:p/>
          </table:table-cell>
        </table:table-row>
        <table:table-row table:style-name="ro1">
          <table:table-cell table:formula="of:=IF([en.A471]=&quot;&quot;;&quot;&quot;;[en.A471])">
            <text:p/>
          </table:table-cell>
          <table:table-cell table:formula="of:=IF([en.B471]=&quot;&quot;;&quot;&quot;;[en.B471])">
            <text:p/>
          </table:table-cell>
        </table:table-row>
        <table:table-row table:style-name="ro1">
          <table:table-cell table:formula="of:=IF([en.A472]=&quot;&quot;;&quot;&quot;;[en.A472])">
            <text:p/>
          </table:table-cell>
          <table:table-cell table:formula="of:=IF([en.B472]=&quot;&quot;;&quot;&quot;;[en.B472])">
            <text:p/>
          </table:table-cell>
        </table:table-row>
        <table:table-row table:style-name="ro1">
          <table:table-cell table:formula="of:=IF([en.A473]=&quot;&quot;;&quot;&quot;;[en.A473])">
            <text:p/>
          </table:table-cell>
          <table:table-cell table:formula="of:=IF([en.B473]=&quot;&quot;;&quot;&quot;;[en.B473])">
            <text:p/>
          </table:table-cell>
        </table:table-row>
        <table:table-row table:style-name="ro1">
          <table:table-cell table:formula="of:=IF([en.A474]=&quot;&quot;;&quot;&quot;;[en.A474])">
            <text:p/>
          </table:table-cell>
          <table:table-cell table:formula="of:=IF([en.B474]=&quot;&quot;;&quot;&quot;;[en.B474])">
            <text:p/>
          </table:table-cell>
        </table:table-row>
        <table:table-row table:style-name="ro1">
          <table:table-cell table:formula="of:=IF([en.A475]=&quot;&quot;;&quot;&quot;;[en.A475])">
            <text:p/>
          </table:table-cell>
          <table:table-cell table:formula="of:=IF([en.B475]=&quot;&quot;;&quot;&quot;;[en.B475])">
            <text:p/>
          </table:table-cell>
        </table:table-row>
        <table:table-row table:style-name="ro1">
          <table:table-cell table:formula="of:=IF([en.A476]=&quot;&quot;;&quot;&quot;;[en.A476])">
            <text:p/>
          </table:table-cell>
          <table:table-cell table:formula="of:=IF([en.B476]=&quot;&quot;;&quot;&quot;;[en.B476])">
            <text:p/>
          </table:table-cell>
        </table:table-row>
        <table:table-row table:style-name="ro1">
          <table:table-cell table:formula="of:=IF([en.A477]=&quot;&quot;;&quot;&quot;;[en.A477])">
            <text:p/>
          </table:table-cell>
          <table:table-cell table:formula="of:=IF([en.B477]=&quot;&quot;;&quot;&quot;;[en.B477])">
            <text:p/>
          </table:table-cell>
        </table:table-row>
        <table:table-row table:style-name="ro1">
          <table:table-cell table:formula="of:=IF([en.A478]=&quot;&quot;;&quot;&quot;;[en.A478])">
            <text:p/>
          </table:table-cell>
          <table:table-cell table:formula="of:=IF([en.B478]=&quot;&quot;;&quot;&quot;;[en.B478])">
            <text:p/>
          </table:table-cell>
        </table:table-row>
        <table:table-row table:style-name="ro1">
          <table:table-cell table:formula="of:=IF([en.A479]=&quot;&quot;;&quot;&quot;;[en.A479])">
            <text:p/>
          </table:table-cell>
          <table:table-cell table:formula="of:=IF([en.B479]=&quot;&quot;;&quot;&quot;;[en.B479])">
            <text:p/>
          </table:table-cell>
        </table:table-row>
        <table:table-row table:style-name="ro1">
          <table:table-cell table:formula="of:=IF([en.A480]=&quot;&quot;;&quot;&quot;;[en.A480])">
            <text:p/>
          </table:table-cell>
          <table:table-cell table:formula="of:=IF([en.B480]=&quot;&quot;;&quot;&quot;;[en.B480])">
            <text:p/>
          </table:table-cell>
        </table:table-row>
        <table:table-row table:style-name="ro1">
          <table:table-cell table:formula="of:=IF([en.A481]=&quot;&quot;;&quot;&quot;;[en.A481])">
            <text:p/>
          </table:table-cell>
          <table:table-cell table:formula="of:=IF([en.B481]=&quot;&quot;;&quot;&quot;;[en.B481])">
            <text:p/>
          </table:table-cell>
        </table:table-row>
        <table:table-row table:style-name="ro1">
          <table:table-cell table:formula="of:=IF([en.A482]=&quot;&quot;;&quot;&quot;;[en.A482])">
            <text:p/>
          </table:table-cell>
          <table:table-cell table:formula="of:=IF([en.B482]=&quot;&quot;;&quot;&quot;;[en.B482])">
            <text:p/>
          </table:table-cell>
        </table:table-row>
        <table:table-row table:style-name="ro1">
          <table:table-cell table:formula="of:=IF([en.A483]=&quot;&quot;;&quot;&quot;;[en.A483])">
            <text:p/>
          </table:table-cell>
          <table:table-cell table:formula="of:=IF([en.B483]=&quot;&quot;;&quot;&quot;;[en.B483])">
            <text:p/>
          </table:table-cell>
        </table:table-row>
        <table:table-row table:style-name="ro1">
          <table:table-cell table:formula="of:=IF([en.A484]=&quot;&quot;;&quot;&quot;;[en.A484])">
            <text:p/>
          </table:table-cell>
          <table:table-cell table:formula="of:=IF([en.B484]=&quot;&quot;;&quot;&quot;;[en.B484])">
            <text:p/>
          </table:table-cell>
        </table:table-row>
        <table:table-row table:style-name="ro1">
          <table:table-cell table:formula="of:=IF([en.A485]=&quot;&quot;;&quot;&quot;;[en.A485])">
            <text:p/>
          </table:table-cell>
          <table:table-cell table:formula="of:=IF([en.B485]=&quot;&quot;;&quot;&quot;;[en.B485])">
            <text:p/>
          </table:table-cell>
        </table:table-row>
        <table:table-row table:style-name="ro1">
          <table:table-cell table:formula="of:=IF([en.A486]=&quot;&quot;;&quot;&quot;;[en.A486])">
            <text:p/>
          </table:table-cell>
          <table:table-cell table:formula="of:=IF([en.B486]=&quot;&quot;;&quot;&quot;;[en.B486])">
            <text:p/>
          </table:table-cell>
        </table:table-row>
        <table:table-row table:style-name="ro1">
          <table:table-cell table:formula="of:=IF([en.A487]=&quot;&quot;;&quot;&quot;;[en.A487])">
            <text:p/>
          </table:table-cell>
          <table:table-cell table:formula="of:=IF([en.B487]=&quot;&quot;;&quot;&quot;;[en.B487])">
            <text:p/>
          </table:table-cell>
        </table:table-row>
        <table:table-row table:style-name="ro1">
          <table:table-cell table:formula="of:=IF([en.A488]=&quot;&quot;;&quot;&quot;;[en.A488])">
            <text:p/>
          </table:table-cell>
          <table:table-cell table:formula="of:=IF([en.B488]=&quot;&quot;;&quot;&quot;;[en.B488])">
            <text:p/>
          </table:table-cell>
        </table:table-row>
        <table:table-row table:style-name="ro1">
          <table:table-cell table:formula="of:=IF([en.A489]=&quot;&quot;;&quot;&quot;;[en.A489])">
            <text:p/>
          </table:table-cell>
          <table:table-cell table:formula="of:=IF([en.B489]=&quot;&quot;;&quot;&quot;;[en.B489])">
            <text:p/>
          </table:table-cell>
        </table:table-row>
        <table:table-row table:style-name="ro1">
          <table:table-cell table:formula="of:=IF([en.A490]=&quot;&quot;;&quot;&quot;;[en.A490])">
            <text:p/>
          </table:table-cell>
          <table:table-cell table:formula="of:=IF([en.B490]=&quot;&quot;;&quot;&quot;;[en.B490])">
            <text:p/>
          </table:table-cell>
        </table:table-row>
        <table:table-row table:style-name="ro1">
          <table:table-cell table:formula="of:=IF([en.A491]=&quot;&quot;;&quot;&quot;;[en.A491])">
            <text:p/>
          </table:table-cell>
          <table:table-cell table:formula="of:=IF([en.B491]=&quot;&quot;;&quot;&quot;;[en.B491])">
            <text:p/>
          </table:table-cell>
        </table:table-row>
        <table:table-row table:style-name="ro1">
          <table:table-cell table:formula="of:=IF([en.A492]=&quot;&quot;;&quot;&quot;;[en.A492])">
            <text:p/>
          </table:table-cell>
          <table:table-cell table:formula="of:=IF([en.B492]=&quot;&quot;;&quot;&quot;;[en.B492])">
            <text:p/>
          </table:table-cell>
        </table:table-row>
        <table:table-row table:style-name="ro1">
          <table:table-cell table:formula="of:=IF([en.A493]=&quot;&quot;;&quot;&quot;;[en.A493])">
            <text:p/>
          </table:table-cell>
          <table:table-cell table:formula="of:=IF([en.B493]=&quot;&quot;;&quot;&quot;;[en.B493])">
            <text:p/>
          </table:table-cell>
        </table:table-row>
        <table:table-row table:style-name="ro1">
          <table:table-cell table:formula="of:=IF([en.A494]=&quot;&quot;;&quot;&quot;;[en.A494])">
            <text:p/>
          </table:table-cell>
          <table:table-cell table:formula="of:=IF([en.B494]=&quot;&quot;;&quot;&quot;;[en.B494])">
            <text:p/>
          </table:table-cell>
        </table:table-row>
        <table:table-row table:style-name="ro1">
          <table:table-cell table:formula="of:=IF([en.A495]=&quot;&quot;;&quot;&quot;;[en.A495])">
            <text:p/>
          </table:table-cell>
          <table:table-cell table:formula="of:=IF([en.B495]=&quot;&quot;;&quot;&quot;;[en.B495])">
            <text:p/>
          </table:table-cell>
        </table:table-row>
        <table:table-row table:style-name="ro1">
          <table:table-cell table:formula="of:=IF([en.A496]=&quot;&quot;;&quot;&quot;;[en.A496])">
            <text:p/>
          </table:table-cell>
          <table:table-cell table:formula="of:=IF([en.B496]=&quot;&quot;;&quot;&quot;;[en.B496])">
            <text:p/>
          </table:table-cell>
        </table:table-row>
        <table:table-row table:style-name="ro1">
          <table:table-cell table:formula="of:=IF([en.A497]=&quot;&quot;;&quot;&quot;;[en.A497])">
            <text:p/>
          </table:table-cell>
          <table:table-cell table:formula="of:=IF([en.B497]=&quot;&quot;;&quot;&quot;;[en.B497])">
            <text:p/>
          </table:table-cell>
        </table:table-row>
        <table:table-row table:style-name="ro1">
          <table:table-cell table:formula="of:=IF([en.A498]=&quot;&quot;;&quot;&quot;;[en.A498])">
            <text:p/>
          </table:table-cell>
          <table:table-cell table:formula="of:=IF([en.B498]=&quot;&quot;;&quot;&quot;;[en.B498])">
            <text:p/>
          </table:table-cell>
        </table:table-row>
        <table:table-row table:style-name="ro1">
          <table:table-cell table:formula="of:=IF([en.A499]=&quot;&quot;;&quot;&quot;;[en.A499])">
            <text:p/>
          </table:table-cell>
          <table:table-cell table:formula="of:=IF([en.B499]=&quot;&quot;;&quot;&quot;;[en.B499])">
            <text:p/>
          </table:table-cell>
        </table:table-row>
        <table:table-row table:style-name="ro1">
          <table:table-cell table:formula="of:=IF([en.A500]=&quot;&quot;;&quot;&quot;;[en.A500])">
            <text:p/>
          </table:table-cell>
          <table:table-cell table:formula="of:=IF([en.B500]=&quot;&quot;;&quot;&quot;;[en.B500])">
            <text:p/>
          </table:table-cell>
        </table:table-row>
        <table:table-row table:style-name="ro1">
          <table:table-cell table:formula="of:=IF([en.A501]=&quot;&quot;;&quot;&quot;;[en.A501])">
            <text:p/>
          </table:table-cell>
          <table:table-cell table:formula="of:=IF([en.B501]=&quot;&quot;;&quot;&quot;;[en.B501])">
            <text:p/>
          </table:table-cell>
        </table:table-row>
        <table:table-row table:style-name="ro1">
          <table:table-cell table:formula="of:=IF([en.A502]=&quot;&quot;;&quot;&quot;;[en.A502])">
            <text:p/>
          </table:table-cell>
          <table:table-cell table:formula="of:=IF([en.B502]=&quot;&quot;;&quot;&quot;;[en.B502])">
            <text:p/>
          </table:table-cell>
        </table:table-row>
        <table:table-row table:style-name="ro1">
          <table:table-cell table:formula="of:=IF([en.A503]=&quot;&quot;;&quot;&quot;;[en.A503])">
            <text:p/>
          </table:table-cell>
          <table:table-cell table:formula="of:=IF([en.B503]=&quot;&quot;;&quot;&quot;;[en.B503])">
            <text:p/>
          </table:table-cell>
        </table:table-row>
        <table:table-row table:style-name="ro1">
          <table:table-cell table:formula="of:=IF([en.A504]=&quot;&quot;;&quot;&quot;;[en.A504])">
            <text:p/>
          </table:table-cell>
          <table:table-cell table:formula="of:=IF([en.B504]=&quot;&quot;;&quot;&quot;;[en.B504])">
            <text:p/>
          </table:table-cell>
        </table:table-row>
        <table:table-row table:style-name="ro1">
          <table:table-cell table:formula="of:=IF([en.A505]=&quot;&quot;;&quot;&quot;;[en.A505])">
            <text:p/>
          </table:table-cell>
          <table:table-cell table:formula="of:=IF([en.B505]=&quot;&quot;;&quot;&quot;;[en.B505])">
            <text:p/>
          </table:table-cell>
        </table:table-row>
        <table:table-row table:style-name="ro1">
          <table:table-cell table:formula="of:=IF([en.A506]=&quot;&quot;;&quot;&quot;;[en.A506])">
            <text:p/>
          </table:table-cell>
          <table:table-cell table:formula="of:=IF([en.B506]=&quot;&quot;;&quot;&quot;;[en.B506])">
            <text:p/>
          </table:table-cell>
        </table:table-row>
        <table:table-row table:style-name="ro1">
          <table:table-cell table:formula="of:=IF([en.A507]=&quot;&quot;;&quot;&quot;;[en.A507])">
            <text:p/>
          </table:table-cell>
          <table:table-cell table:formula="of:=IF([en.B507]=&quot;&quot;;&quot;&quot;;[en.B507])">
            <text:p/>
          </table:table-cell>
        </table:table-row>
        <table:table-row table:style-name="ro1">
          <table:table-cell table:formula="of:=IF([en.A508]=&quot;&quot;;&quot;&quot;;[en.A508])">
            <text:p/>
          </table:table-cell>
          <table:table-cell table:formula="of:=IF([en.B508]=&quot;&quot;;&quot;&quot;;[en.B508])">
            <text:p/>
          </table:table-cell>
        </table:table-row>
        <table:table-row table:style-name="ro1">
          <table:table-cell table:formula="of:=IF([en.A509]=&quot;&quot;;&quot;&quot;;[en.A509])">
            <text:p/>
          </table:table-cell>
          <table:table-cell table:formula="of:=IF([en.B509]=&quot;&quot;;&quot;&quot;;[en.B509])">
            <text:p/>
          </table:table-cell>
        </table:table-row>
        <table:table-row table:style-name="ro1">
          <table:table-cell table:formula="of:=IF([en.A510]=&quot;&quot;;&quot;&quot;;[en.A510])">
            <text:p/>
          </table:table-cell>
          <table:table-cell table:formula="of:=IF([en.B510]=&quot;&quot;;&quot;&quot;;[en.B510])">
            <text:p/>
          </table:table-cell>
        </table:table-row>
        <table:table-row table:style-name="ro1">
          <table:table-cell table:formula="of:=IF([en.A511]=&quot;&quot;;&quot;&quot;;[en.A511])">
            <text:p/>
          </table:table-cell>
          <table:table-cell table:formula="of:=IF([en.B511]=&quot;&quot;;&quot;&quot;;[en.B511])">
            <text:p/>
          </table:table-cell>
        </table:table-row>
        <table:table-row table:style-name="ro1">
          <table:table-cell table:formula="of:=IF([en.A512]=&quot;&quot;;&quot;&quot;;[en.A512])">
            <text:p/>
          </table:table-cell>
          <table:table-cell table:formula="of:=IF([en.B512]=&quot;&quot;;&quot;&quot;;[en.B512])">
            <text:p/>
          </table:table-cell>
        </table:table-row>
        <table:table-row table:style-name="ro1">
          <table:table-cell table:formula="of:=IF([en.A513]=&quot;&quot;;&quot;&quot;;[en.A513])">
            <text:p/>
          </table:table-cell>
          <table:table-cell table:formula="of:=IF([en.B513]=&quot;&quot;;&quot;&quot;;[en.B513])">
            <text:p/>
          </table:table-cell>
        </table:table-row>
        <table:table-row table:style-name="ro1">
          <table:table-cell table:formula="of:=IF([en.A514]=&quot;&quot;;&quot;&quot;;[en.A514])">
            <text:p/>
          </table:table-cell>
          <table:table-cell table:formula="of:=IF([en.B514]=&quot;&quot;;&quot;&quot;;[en.B514])">
            <text:p/>
          </table:table-cell>
        </table:table-row>
        <table:table-row table:style-name="ro1">
          <table:table-cell table:formula="of:=IF([en.A515]=&quot;&quot;;&quot;&quot;;[en.A515])">
            <text:p/>
          </table:table-cell>
          <table:table-cell table:formula="of:=IF([en.B515]=&quot;&quot;;&quot;&quot;;[en.B515])">
            <text:p/>
          </table:table-cell>
        </table:table-row>
        <table:table-row table:style-name="ro1">
          <table:table-cell table:formula="of:=IF([en.A516]=&quot;&quot;;&quot;&quot;;[en.A516])">
            <text:p/>
          </table:table-cell>
          <table:table-cell table:formula="of:=IF([en.B516]=&quot;&quot;;&quot;&quot;;[en.B516])">
            <text:p/>
          </table:table-cell>
        </table:table-row>
        <table:table-row table:style-name="ro1">
          <table:table-cell table:formula="of:=IF([en.A517]=&quot;&quot;;&quot;&quot;;[en.A517])">
            <text:p/>
          </table:table-cell>
          <table:table-cell table:formula="of:=IF([en.B517]=&quot;&quot;;&quot;&quot;;[en.B517])">
            <text:p/>
          </table:table-cell>
        </table:table-row>
        <table:table-row table:style-name="ro1">
          <table:table-cell table:formula="of:=IF([en.A518]=&quot;&quot;;&quot;&quot;;[en.A518])">
            <text:p/>
          </table:table-cell>
          <table:table-cell table:formula="of:=IF([en.B518]=&quot;&quot;;&quot;&quot;;[en.B518])">
            <text:p/>
          </table:table-cell>
        </table:table-row>
        <table:table-row table:style-name="ro1">
          <table:table-cell table:formula="of:=IF([en.A519]=&quot;&quot;;&quot;&quot;;[en.A519])">
            <text:p/>
          </table:table-cell>
          <table:table-cell table:formula="of:=IF([en.B519]=&quot;&quot;;&quot;&quot;;[en.B519])">
            <text:p/>
          </table:table-cell>
        </table:table-row>
        <table:table-row table:style-name="ro1">
          <table:table-cell table:formula="of:=IF([en.A520]=&quot;&quot;;&quot;&quot;;[en.A520])">
            <text:p/>
          </table:table-cell>
          <table:table-cell table:formula="of:=IF([en.B520]=&quot;&quot;;&quot;&quot;;[en.B520])">
            <text:p/>
          </table:table-cell>
        </table:table-row>
        <table:table-row table:style-name="ro1">
          <table:table-cell table:formula="of:=IF([en.A521]=&quot;&quot;;&quot;&quot;;[en.A521])">
            <text:p/>
          </table:table-cell>
          <table:table-cell table:formula="of:=IF([en.B521]=&quot;&quot;;&quot;&quot;;[en.B521])">
            <text:p/>
          </table:table-cell>
        </table:table-row>
        <table:table-row table:style-name="ro1">
          <table:table-cell table:formula="of:=IF([en.A522]=&quot;&quot;;&quot;&quot;;[en.A522])">
            <text:p/>
          </table:table-cell>
          <table:table-cell table:formula="of:=IF([en.B522]=&quot;&quot;;&quot;&quot;;[en.B522])">
            <text:p/>
          </table:table-cell>
        </table:table-row>
        <table:table-row table:style-name="ro1">
          <table:table-cell table:formula="of:=IF([en.A523]=&quot;&quot;;&quot;&quot;;[en.A523])">
            <text:p/>
          </table:table-cell>
          <table:table-cell table:formula="of:=IF([en.B523]=&quot;&quot;;&quot;&quot;;[en.B523])">
            <text:p/>
          </table:table-cell>
        </table:table-row>
        <table:table-row table:style-name="ro1">
          <table:table-cell table:formula="of:=IF([en.A524]=&quot;&quot;;&quot;&quot;;[en.A524])">
            <text:p/>
          </table:table-cell>
          <table:table-cell table:formula="of:=IF([en.B524]=&quot;&quot;;&quot;&quot;;[en.B524])">
            <text:p/>
          </table:table-cell>
        </table:table-row>
        <table:table-row table:style-name="ro1">
          <table:table-cell table:formula="of:=IF([en.A525]=&quot;&quot;;&quot;&quot;;[en.A525])">
            <text:p/>
          </table:table-cell>
          <table:table-cell table:formula="of:=IF([en.B525]=&quot;&quot;;&quot;&quot;;[en.B525])">
            <text:p/>
          </table:table-cell>
        </table:table-row>
        <table:table-row table:style-name="ro1">
          <table:table-cell table:formula="of:=IF([en.A526]=&quot;&quot;;&quot;&quot;;[en.A526])">
            <text:p/>
          </table:table-cell>
          <table:table-cell/>
        </table:table-row>
        <table:table-row table:style-name="ro1">
          <table:table-cell table:formula="of:=IF([en.A527]=&quot;&quot;;&quot;&quot;;[en.A527])">
            <text:p/>
          </table:table-cell>
          <table:table-cell/>
        </table:table-row>
        <table:table-row table:style-name="ro1">
          <table:table-cell table:formula="of:=IF([en.A528]=&quot;&quot;;&quot;&quot;;[en.A528])">
            <text:p/>
          </table:table-cell>
          <table:table-cell/>
        </table:table-row>
        <table:table-row table:style-name="ro1">
          <table:table-cell table:formula="of:=IF([en.A529]=&quot;&quot;;&quot;&quot;;[en.A529])">
            <text:p/>
          </table:table-cell>
          <table:table-cell/>
        </table:table-row>
        <table:table-row table:style-name="ro1">
          <table:table-cell table:formula="of:=IF([en.A530]=&quot;&quot;;&quot;&quot;;[en.A530])">
            <text:p/>
          </table:table-cell>
          <table:table-cell/>
        </table:table-row>
        <table:table-row table:style-name="ro1">
          <table:table-cell table:formula="of:=IF([en.A531]=&quot;&quot;;&quot;&quot;;[en.A531])">
            <text:p/>
          </table:table-cell>
          <table:table-cell/>
        </table:table-row>
        <table:table-row table:style-name="ro1">
          <table:table-cell table:formula="of:=IF([en.A532]=&quot;&quot;;&quot;&quot;;[en.A532])">
            <text:p/>
          </table:table-cell>
          <table:table-cell/>
        </table:table-row>
        <table:table-row table:style-name="ro1">
          <table:table-cell table:formula="of:=IF([en.A533]=&quot;&quot;;&quot;&quot;;[en.A533])">
            <text:p/>
          </table:table-cell>
          <table:table-cell/>
        </table:table-row>
        <table:table-row table:style-name="ro1">
          <table:table-cell table:formula="of:=IF([en.A534]=&quot;&quot;;&quot;&quot;;[en.A534])">
            <text:p/>
          </table:table-cell>
          <table:table-cell/>
        </table:table-row>
        <table:table-row table:style-name="ro1">
          <table:table-cell table:formula="of:=IF([en.A535]=&quot;&quot;;&quot;&quot;;[en.A535])">
            <text:p/>
          </table:table-cell>
          <table:table-cell/>
        </table:table-row>
        <table:table-row table:style-name="ro1">
          <table:table-cell table:formula="of:=IF([en.A536]=&quot;&quot;;&quot;&quot;;[en.A536])">
            <text:p/>
          </table:table-cell>
          <table:table-cell/>
        </table:table-row>
        <table:table-row table:style-name="ro1">
          <table:table-cell table:formula="of:=IF([en.A537]=&quot;&quot;;&quot;&quot;;[en.A537])">
            <text:p/>
          </table:table-cell>
          <table:table-cell/>
        </table:table-row>
        <table:table-row table:style-name="ro1">
          <table:table-cell table:formula="of:=IF([en.A538]=&quot;&quot;;&quot;&quot;;[en.A538])">
            <text:p/>
          </table:table-cell>
          <table:table-cell/>
        </table:table-row>
        <table:table-row table:style-name="ro1">
          <table:table-cell table:formula="of:=IF([en.A539]=&quot;&quot;;&quot;&quot;;[en.A539])">
            <text:p/>
          </table:table-cell>
          <table:table-cell/>
        </table:table-row>
        <table:table-row table:style-name="ro1">
          <table:table-cell table:formula="of:=IF([en.A540]=&quot;&quot;;&quot;&quot;;[en.A540])">
            <text:p/>
          </table:table-cell>
          <table:table-cell/>
        </table:table-row>
        <table:table-row table:style-name="ro1">
          <table:table-cell table:formula="of:=IF([en.A541]=&quot;&quot;;&quot;&quot;;[en.A541])">
            <text:p/>
          </table:table-cell>
          <table:table-cell/>
        </table:table-row>
        <table:table-row table:style-name="ro1">
          <table:table-cell table:formula="of:=IF([en.A542]=&quot;&quot;;&quot;&quot;;[en.A542])">
            <text:p/>
          </table:table-cell>
          <table:table-cell/>
        </table:table-row>
        <table:table-row table:style-name="ro1">
          <table:table-cell table:formula="of:=IF([en.A543]=&quot;&quot;;&quot;&quot;;[en.A543])">
            <text:p/>
          </table:table-cell>
          <table:table-cell/>
        </table:table-row>
        <table:table-row table:style-name="ro1">
          <table:table-cell table:formula="of:=IF([en.A544]=&quot;&quot;;&quot;&quot;;[en.A544])">
            <text:p/>
          </table:table-cell>
          <table:table-cell/>
        </table:table-row>
        <table:table-row table:style-name="ro1">
          <table:table-cell table:formula="of:=IF([en.A545]=&quot;&quot;;&quot;&quot;;[en.A545])">
            <text:p/>
          </table:table-cell>
          <table:table-cell/>
        </table:table-row>
        <table:table-row table:style-name="ro1">
          <table:table-cell table:formula="of:=IF([en.A546]=&quot;&quot;;&quot;&quot;;[en.A546])">
            <text:p/>
          </table:table-cell>
          <table:table-cell/>
        </table:table-row>
        <table:table-row table:style-name="ro1">
          <table:table-cell table:formula="of:=IF([en.A547]=&quot;&quot;;&quot;&quot;;[en.A547])">
            <text:p/>
          </table:table-cell>
          <table:table-cell/>
        </table:table-row>
        <table:table-row table:style-name="ro1">
          <table:table-cell table:formula="of:=IF([en.A548]=&quot;&quot;;&quot;&quot;;[en.A548])">
            <text:p/>
          </table:table-cell>
          <table:table-cell/>
        </table:table-row>
        <table:table-row table:style-name="ro1">
          <table:table-cell table:formula="of:=IF([en.A549]=&quot;&quot;;&quot;&quot;;[en.A549])">
            <text:p/>
          </table:table-cell>
          <table:table-cell/>
        </table:table-row>
      </table:table>
      <table:table table:name="fr" table:style-name="ta1">
        <table:table-column table:style-name="co6" table:default-cell-style-name="ce12"/>
        <table:table-column table:style-name="co7" table:default-cell-style-name="Default"/>
        <table:table-row table:style-name="ro1">
          <table:table-cell table:formula="of:=IF([es.A1]=&quot;&quot;;&quot;&quot;;[es.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s.A2]=&quot;&quot;;&quot;&quot;;[es.A2])" office:value-type="string" office:string-value="LoadDirectory" calcext:value-type="string">
            <text:p>LoadDirectory</text:p>
          </table:table-cell>
          <table:table-cell office:value-type="string" calcext:value-type="string">
            <text:p>Charger le répertoire</text:p>
          </table:table-cell>
        </table:table-row>
        <table:table-row table:style-name="ro1">
          <table:table-cell table:formula="of:=IF([es.A3]=&quot;&quot;;&quot;&quot;;[es.A3])" office:value-type="string" office:string-value="View" calcext:value-type="string">
            <text:p>View</text:p>
          </table:table-cell>
          <table:table-cell office:value-type="string" calcext:value-type="string">
            <text:p>Vue</text:p>
          </table:table-cell>
        </table:table-row>
        <table:table-row table:style-name="ro1">
          <table:table-cell table:formula="of:=IF([es.A4]=&quot;&quot;;&quot;&quot;;[es.A4])" office:value-type="string" office:string-value="ShowDirectoryTree" calcext:value-type="string">
            <text:p>ShowDirectoryTree</text:p>
          </table:table-cell>
          <table:table-cell office:value-type="string" calcext:value-type="string">
            <text:p>Afficher l'arborescence des répertoires</text:p>
          </table:table-cell>
        </table:table-row>
        <table:table-row table:style-name="ro1">
          <table:table-cell table:formula="of:=IF([es.A5]=&quot;&quot;;&quot;&quot;;[es.A5])" office:value-type="string" office:string-value="ShowModelList" calcext:value-type="string">
            <text:p>ShowModelList</text:p>
          </table:table-cell>
          <table:table-cell office:value-type="string" calcext:value-type="string">
            <text:p>Afficher la liste des modèles</text:p>
          </table:table-cell>
        </table:table-row>
        <table:table-row table:style-name="ro1">
          <table:table-cell table:formula="of:=IF([es.A6]=&quot;&quot;;&quot;&quot;;[es.A6])" office:value-type="string" office:string-value="Show3DView" calcext:value-type="string">
            <text:p>Show3DView</text:p>
          </table:table-cell>
          <table:table-cell office:value-type="string" calcext:value-type="string">
            <text:p>Afficher la vue 3D</text:p>
          </table:table-cell>
        </table:table-row>
        <table:table-row table:style-name="ro1">
          <table:table-cell table:formula="of:=IF([es.A7]=&quot;&quot;;&quot;&quot;;[es.A7])" office:value-type="string" office:string-value="ExpandDirectoryTree" calcext:value-type="string">
            <text:p>ExpandDirectoryTree</text:p>
          </table:table-cell>
          <table:table-cell office:value-type="string" calcext:value-type="string">
            <text:p>Développer l'arborescence des répertoires</text:p>
          </table:table-cell>
        </table:table-row>
        <table:table-row table:style-name="ro1">
          <table:table-cell table:formula="of:=IF([es.A8]=&quot;&quot;;&quot;&quot;;[es.A8])" office:value-type="string" office:string-value="ExpandModelListView" calcext:value-type="string">
            <text:p>ExpandModelListView</text:p>
          </table:table-cell>
          <table:table-cell office:value-type="string" calcext:value-type="string">
            <text:p>Développer la vue de liste de modèles</text:p>
          </table:table-cell>
        </table:table-row>
        <table:table-row table:style-name="ro1">
          <table:table-cell table:formula="of:=IF([es.A9]=&quot;&quot;;&quot;&quot;;[es.A9])" office:value-type="string" office:string-value="Expand3DView" calcext:value-type="string">
            <text:p>Expand3DView</text:p>
          </table:table-cell>
          <table:table-cell office:value-type="string" calcext:value-type="string">
            <text:p>Agrandir la vue 3D</text:p>
          </table:table-cell>
        </table:table-row>
        <table:table-row table:style-name="ro1">
          <table:table-cell table:formula="of:=IF([es.A10]=&quot;&quot;;&quot;&quot;;[es.A10])" office:value-type="string" office:string-value="ResetVisibility" calcext:value-type="string">
            <text:p>ResetVisibility</text:p>
          </table:table-cell>
          <table:table-cell office:value-type="string" calcext:value-type="string">
            <text:p>Réinitialiser la visibilité</text:p>
          </table:table-cell>
        </table:table-row>
        <table:table-row table:style-name="ro1">
          <table:table-cell table:formula="of:=IF([es.A11]=&quot;&quot;;&quot;&quot;;[es.A11])" office:value-type="string" office:string-value="Configuration" calcext:value-type="string">
            <text:p>Configuration</text:p>
          </table:table-cell>
          <table:table-cell office:value-type="string" calcext:value-type="string">
            <text:p>Configuration</text:p>
          </table:table-cell>
        </table:table-row>
        <table:table-row table:style-name="ro1">
          <table:table-cell table:formula="of:=IF([es.A12]=&quot;&quot;;&quot;&quot;;[es.A12])" office:value-type="string" office:string-value="Cache" calcext:value-type="string">
            <text:p>Cache</text:p>
          </table:table-cell>
          <table:table-cell office:value-type="string" calcext:value-type="string">
            <text:p>Cache</text:p>
          </table:table-cell>
        </table:table-row>
        <table:table-row table:style-name="ro1">
          <table:table-cell table:formula="of:=IF([es.A13]=&quot;&quot;;&quot;&quot;;[es.A13])" office:value-type="string" office:string-value="CacheWhatIsIt" calcext:value-type="string">
            <text:p>CacheWhatIsIt</text:p>
          </table:table-cell>
          <table:table-cell office:value-type="string" calcext:value-type="string">
            <text:p>Qu'est-ce que le cache?</text:p>
          </table:table-cell>
        </table:table-row>
        <table:table-row table:style-name="ro1">
          <table:table-cell table:formula="of:=IF([es.A14]=&quot;&quot;;&quot;&quot;;[es.A14])" office:value-type="string" office:string-value="About" calcext:value-type="string">
            <text:p>About</text:p>
          </table:table-cell>
          <table:table-cell office:value-type="string" calcext:value-type="string">
            <text:p>À propos</text:p>
          </table:table-cell>
        </table:table-row>
        <table:table-row table:style-name="ro1">
          <table:table-cell table:formula="of:=IF([es.A15]=&quot;&quot;;&quot;&quot;;[es.A15])" office:value-type="string" office:string-value="UnloadAll" calcext:value-type="string">
            <text:p>UnloadAll</text:p>
          </table:table-cell>
          <table:table-cell office:value-type="string" calcext:value-type="string">
            <text:p>Décharger tout</text:p>
          </table:table-cell>
        </table:table-row>
        <table:table-row table:style-name="ro1">
          <table:table-cell table:formula="of:=IF([es.A16]=&quot;&quot;;&quot;&quot;;[es.A16])" office:value-type="string" office:string-value="ExpandAll" calcext:value-type="string">
            <text:p>ExpandAll</text:p>
          </table:table-cell>
          <table:table-cell office:value-type="string" calcext:value-type="string">
            <text:p>Développer tout</text:p>
          </table:table-cell>
        </table:table-row>
        <table:table-row table:style-name="ro1">
          <table:table-cell table:formula="of:=IF([es.A17]=&quot;&quot;;&quot;&quot;;[es.A17])" office:value-type="string" office:string-value="ContractAll" calcext:value-type="string">
            <text:p>ContractAll</text:p>
          </table:table-cell>
          <table:table-cell office:value-type="string" calcext:value-type="string">
            <text:p>Contrat tout</text:p>
          </table:table-cell>
        </table:table-row>
        <table:table-row table:style-name="ro1">
          <table:table-cell table:formula="of:=IF([es.A18]=&quot;&quot;;&quot;&quot;;[es.A18])" office:value-type="string" office:string-value="FilesProcessed:" calcext:value-type="string">
            <text:p>FilesProcessed:</text:p>
          </table:table-cell>
          <table:table-cell office:value-type="string" calcext:value-type="string">
            <text:p>Fichiers traités:</text:p>
          </table:table-cell>
        </table:table-row>
        <table:table-row table:style-name="ro1">
          <table:table-cell table:formula="of:=IF([es.A19]=&quot;&quot;;&quot;&quot;;[es.A19])" office:value-type="string" office:string-value="Filter" calcext:value-type="string">
            <text:p>Filter</text:p>
          </table:table-cell>
          <table:table-cell office:value-type="string" calcext:value-type="string">
            <text:p>Filtre</text:p>
          </table:table-cell>
        </table:table-row>
        <table:table-row table:style-name="ro1">
          <table:table-cell table:formula="of:=IF([es.A20]=&quot;&quot;;&quot;&quot;;[es.A20])" office:value-type="string" office:string-value="Order" calcext:value-type="string">
            <text:p>Order</text:p>
          </table:table-cell>
          <table:table-cell office:value-type="string" calcext:value-type="string">
            <text:p>Ordre</text:p>
          </table:table-cell>
        </table:table-row>
        <table:table-row table:style-name="ro1">
          <table:table-cell table:formula="of:=IF([es.A21]=&quot;&quot;;&quot;&quot;;[es.A21])" office:value-type="string" office:string-value="NumberKB" calcext:value-type="string">
            <text:p>NumberKB</text:p>
          </table:table-cell>
          <table:table-cell office:value-type="string" calcext:value-type="string">
            <text:p>{0:0} Ko</text:p>
          </table:table-cell>
        </table:table-row>
        <table:table-row table:style-name="ro1">
          <table:table-cell table:formula="of:=IF([es.A22]=&quot;&quot;;&quot;&quot;;[es.A22])" office:value-type="string" office:string-value="Modified" calcext:value-type="string">
            <text:p>Modified</text:p>
          </table:table-cell>
          <table:table-cell office:value-type="string" calcext:value-type="string">
            <text:p>Modifié</text:p>
          </table:table-cell>
        </table:table-row>
        <table:table-row table:style-name="ro1">
          <table:table-cell table:formula="of:=IF([es.A23]=&quot;&quot;;&quot;&quot;;[es.A23])" office:value-type="string" office:string-value="Created" calcext:value-type="string">
            <text:p>Created</text:p>
          </table:table-cell>
          <table:table-cell office:value-type="string" calcext:value-type="string">
            <text:p>Établi</text:p>
          </table:table-cell>
        </table:table-row>
        <table:table-row table:style-name="ro1">
          <table:table-cell table:formula="of:=IF([es.A24]=&quot;&quot;;&quot;&quot;;[es.A24])" office:value-type="string" office:string-value="Size" calcext:value-type="string">
            <text:p>Size</text:p>
          </table:table-cell>
          <table:table-cell office:value-type="string" calcext:value-type="string">
            <text:p>Taille</text:p>
          </table:table-cell>
        </table:table-row>
        <table:table-row table:style-name="ro1">
          <table:table-cell table:formula="of:=IF([es.A25]=&quot;&quot;;&quot;&quot;;[es.A25])" office:value-type="string" office:string-value="NumberFiles" calcext:value-type="string">
            <text:p>NumberFiles</text:p>
          </table:table-cell>
          <table:table-cell office:value-type="string" calcext:value-type="string">
            <text:p>{0} Fichiers</text:p>
          </table:table-cell>
        </table:table-row>
        <table:table-row table:style-name="ro1">
          <table:table-cell table:formula="of:=IF([es.A26]=&quot;&quot;;&quot;&quot;;[es.A26])" office:value-type="string" office:string-value="NumberDirectories" calcext:value-type="string">
            <text:p>NumberDirectories</text:p>
          </table:table-cell>
          <table:table-cell office:value-type="string" calcext:value-type="string">
            <text:p>{0} Répertoires</text:p>
          </table:table-cell>
        </table:table-row>
        <table:table-row table:style-name="ro1">
          <table:table-cell table:formula="of:=IF([es.A27]=&quot;&quot;;&quot;&quot;;[es.A27])" office:value-type="string" office:string-value="InformationAboutTheProgram" calcext:value-type="string">
            <text:p>InformationAboutTheProgram</text:p>
          </table:table-cell>
          <table:table-cell office:value-type="string" calcext:value-type="string">
            <text:p>Informations sur le programme ...</text:p>
          </table:table-cell>
        </table:table-row>
        <table:table-row table:style-name="ro1">
          <table:table-cell table:formula="of:=IF([es.A28]=&quot;&quot;;&quot;&quot;;[es.A28])" office:value-type="string" office:string-value="OK" calcext:value-type="string">
            <text:p>OK</text:p>
          </table:table-cell>
          <table:table-cell office:value-type="string" calcext:value-type="string">
            <text:p>D'accord</text:p>
          </table:table-cell>
        </table:table-row>
        <table:table-row table:style-name="ro1">
          <table:table-cell table:formula="of:=IF([es.A29]=&quot;&quot;;&quot;&quot;;[es.A29])" office:value-type="string" office:string-value="No" calcext:value-type="string">
            <text:p>No</text:p>
          </table:table-cell>
          <table:table-cell office:value-type="string" calcext:value-type="string">
            <text:p>Non</text:p>
          </table:table-cell>
        </table:table-row>
        <table:table-row table:style-name="ro1">
          <table:table-cell table:formula="of:=IF([es.A30]=&quot;&quot;;&quot;&quot;;[es.A30])" office:value-type="string" office:string-value="Yes" calcext:value-type="string">
            <text:p>Yes</text:p>
          </table:table-cell>
          <table:table-cell office:value-type="string" calcext:value-type="string">
            <text:p>Oui</text:p>
          </table:table-cell>
        </table:table-row>
        <table:table-row table:style-name="ro1">
          <table:table-cell table:formula="of:=IF([es.A31]=&quot;&quot;;&quot;&quot;;[es.A31])" office:value-type="string" office:string-value="Accept" calcext:value-type="string">
            <text:p>Accept</text:p>
          </table:table-cell>
          <table:table-cell office:value-type="string" calcext:value-type="string">
            <text:p>J'accepte</text:p>
          </table:table-cell>
        </table:table-row>
        <table:table-row table:style-name="ro1">
          <table:table-cell table:formula="of:=IF([es.A32]=&quot;&quot;;&quot;&quot;;[es.A32])" office:value-type="string" office:string-value="Cancel" calcext:value-type="string">
            <text:p>Cancel</text:p>
          </table:table-cell>
          <table:table-cell office:value-type="string" calcext:value-type="string">
            <text:p>Annuler</text:p>
          </table:table-cell>
        </table:table-row>
        <table:table-row table:style-name="ro1">
          <table:table-cell table:formula="of:=IF([es.A33]=&quot;&quot;;&quot;&quot;;[es.A33])" office:value-type="string" office:string-value="AboutWindowMessage" calcext:value-type="string">
            <text:p>AboutWindowMessage</text:p>
          </table:table-cell>
          <table:table-cell office:value-type="string" calcext:value-type="string">
            <text:p>Le dossier cache contient les images générées automatiquement de vos modèles 3D.\nCes images sont générées lorsqu'un nouveau modèle est chargé, donc la prochaine fois qu'une image du modèle sera nécessaire, il ne sera pas nécessaire de lire toute la géométrie et le rendre.\n \nLes images seront générées dans différentes tailles et couleurs en fonction de vos paramètres.</text:p>
          </table:table-cell>
        </table:table-row>
        <table:table-row table:style-name="ro1">
          <table:table-cell table:formula="of:=IF([es.A34]=&quot;&quot;;&quot;&quot;;[es.A34])" office:value-type="string" office:string-value="AboutTheCache" calcext:value-type="string">
            <text:p>AboutTheCache</text:p>
          </table:table-cell>
          <table:table-cell office:value-type="string" calcext:value-type="string">
            <text:p>À propos du cache ...</text:p>
          </table:table-cell>
        </table:table-row>
        <table:table-row table:style-name="ro1">
          <table:table-cell table:formula="of:=IF([es.A35]=&quot;&quot;;&quot;&quot;;[es.A35])" office:value-type="string" office:string-value="DeleteCacheFiles" calcext:value-type="string">
            <text:p>DeleteCacheFiles</text:p>
          </table:table-cell>
          <table:table-cell office:value-type="string" calcext:value-type="string">
            <text:p>Supprimer les fichiers de cache</text:p>
          </table:table-cell>
        </table:table-row>
        <table:table-row table:style-name="ro1">
          <table:table-cell table:formula="of:=IF([es.A36]=&quot;&quot;;&quot;&quot;;[es.A36])" office:value-type="string" office:string-value="DeleteCacheFilesMessage" calcext:value-type="string">
            <text:p>DeleteCacheFilesMessage</text:p>
          </table:table-cell>
          <table:table-cell office:value-type="string" calcext:value-type="string">
            <text:p>Le dossier cache et tout son contenu seront supprimés.\nContinuer?</text:p>
          </table:table-cell>
        </table:table-row>
        <table:table-row table:style-name="ro1">
          <table:table-cell table:formula="of:=IF([es.A37]=&quot;&quot;;&quot;&quot;;[es.A37])" office:value-type="string" office:string-value="DeleteCacheFilesConfirmation" calcext:value-type="string">
            <text:p>DeleteCacheFilesConfirmation</text:p>
          </table:table-cell>
          <table:table-cell office:value-type="string" calcext:value-type="string">
            <text:p>Toutes les images du cache ont été supprimées avec succès.</text:p>
          </table:table-cell>
        </table:table-row>
        <table:table-row table:style-name="ro1">
          <table:table-cell table:formula="of:=IF([es.A38]=&quot;&quot;;&quot;&quot;;[es.A38])" office:value-type="string" office:string-value="DeleteCacheFilesError" calcext:value-type="string">
            <text:p>DeleteCacheFilesError</text:p>
          </table:table-cell>
          <table:table-cell office:value-type="string" calcext:value-type="string">
            <text:p>Un problème est survenu lors de la suppression des images du cache. Certains peuvent ne pas avoir été supprimés.</text:p>
          </table:table-cell>
        </table:table-row>
        <table:table-row table:style-name="ro1">
          <table:table-cell table:formula="of:=IF([es.A39]=&quot;&quot;;&quot;&quot;;[es.A39])" office:value-type="string" office:string-value="Confirm" calcext:value-type="string">
            <text:p>Confirm</text:p>
          </table:table-cell>
          <table:table-cell office:value-type="string" calcext:value-type="string">
            <text:p>Confirmer</text:p>
          </table:table-cell>
        </table:table-row>
        <table:table-row table:style-name="ro1">
          <table:table-cell table:formula="of:=IF([es.A40]=&quot;&quot;;&quot;&quot;;[es.A40])" office:value-type="string" office:string-value="LookingForFilesAtDir" calcext:value-type="string">
            <text:p>LookingForFilesAtDir</text:p>
          </table:table-cell>
          <table:table-cell office:value-type="string" calcext:value-type="string">
            <text:p>Recherche de fichiers dans "{0}" ...</text:p>
          </table:table-cell>
        </table:table-row>
        <table:table-row table:style-name="ro1">
          <table:table-cell table:formula="of:=IF([es.A41]=&quot;&quot;;&quot;&quot;;[es.A41])" office:value-type="string" office:string-value="LoadDirectoryUnable" calcext:value-type="string">
            <text:p>LoadDirectoryUnable</text:p>
          </table:table-cell>
          <table:table-cell office:value-type="string" calcext:value-type="string">
            <text:p>Impossible de charger le répertoire.</text:p>
          </table:table-cell>
        </table:table-row>
        <table:table-row table:style-name="ro1">
          <table:table-cell table:formula="of:=IF([es.A42]=&quot;&quot;;&quot;&quot;;[es.A42])" office:value-type="string" office:string-value="LoadingError" calcext:value-type="string">
            <text:p>LoadingError</text:p>
          </table:table-cell>
          <table:table-cell office:value-type="string" calcext:value-type="string">
            <text:p>Erreur de chargement</text:p>
          </table:table-cell>
        </table:table-row>
        <table:table-row table:style-name="ro1">
          <table:table-cell table:formula="of:=IF([es.A43]=&quot;&quot;;&quot;&quot;;[es.A43])" office:value-type="string" office:string-value="LoadDirectoryNoFilesAtDir" calcext:value-type="string">
            <text:p>LoadDirectoryNoFilesAtDir</text:p>
          </table:table-cell>
          <table:table-cell office:value-type="string" calcext:value-type="string">
            <text:p>Aucun fichier trouvé dans "{0}".</text:p>
          </table:table-cell>
        </table:table-row>
        <table:table-row table:style-name="ro1">
          <table:table-cell table:formula="of:=IF([es.A44]=&quot;&quot;;&quot;&quot;;[es.A44])" office:value-type="string" office:string-value="NothingFound!" calcext:value-type="string">
            <text:p>NothingFound!</text:p>
          </table:table-cell>
          <table:table-cell office:value-type="string" calcext:value-type="string">
            <text:p>Rien n'a été trouvé!</text:p>
          </table:table-cell>
        </table:table-row>
        <table:table-row table:style-name="ro1">
          <table:table-cell table:formula="of:=IF([es.A45]=&quot;&quot;;&quot;&quot;;[es.A45])" office:value-type="string" office:string-value="OpenParam" calcext:value-type="string">
            <text:p>OpenParam</text:p>
          </table:table-cell>
          <table:table-cell office:value-type="string" calcext:value-type="string">
            <text:p>Ouvrez «{0}»</text:p>
          </table:table-cell>
        </table:table-row>
        <table:table-row table:style-name="ro1">
          <table:table-cell table:formula="of:=IF([es.A46]=&quot;&quot;;&quot;&quot;;[es.A46])" office:value-type="string" office:string-value="ClearCacheSize" calcext:value-type="string">
            <text:p>ClearCacheSize</text:p>
          </table:table-cell>
          <table:table-cell office:value-type="string" calcext:value-type="string">
            <text:p>Vider le cache ({0})</text:p>
          </table:table-cell>
        </table:table-row>
        <table:table-row table:style-name="ro1">
          <table:table-cell table:formula="of:=IF([es.A47]=&quot;&quot;;&quot;&quot;;[es.A47])" office:value-type="string" office:string-value="ReloadAll" calcext:value-type="string">
            <text:p>ReloadAll</text:p>
          </table:table-cell>
          <table:table-cell office:value-type="string" calcext:value-type="string">
            <text:p>Recharger tout</text:p>
          </table:table-cell>
        </table:table-row>
        <table:table-row table:style-name="ro1">
          <table:table-cell table:formula="of:=IF([es.A48]=&quot;&quot;;&quot;&quot;;[es.A48])" office:value-type="string" office:string-value="DirectoryAlreadyLoaded" calcext:value-type="string">
            <text:p>DirectoryAlreadyLoaded</text:p>
          </table:table-cell>
          <table:table-cell office:value-type="string" calcext:value-type="string">
            <text:p>Le répertoire sélectionné est déjà chargé.</text:p>
          </table:table-cell>
        </table:table-row>
        <table:table-row table:style-name="ro1">
          <table:table-cell table:formula="of:=IF([es.A49]=&quot;&quot;;&quot;&quot;;[es.A49])" office:value-type="string" office:string-value="OnlyFolders" calcext:value-type="string">
            <text:p>OnlyFolders</text:p>
          </table:table-cell>
          <table:table-cell office:value-type="string" calcext:value-type="string">
            <text:p>Seuls les dossiers</text:p>
          </table:table-cell>
        </table:table-row>
        <table:table-row table:style-name="ro1">
          <table:table-cell table:formula="of:=IF([es.A50]=&quot;&quot;;&quot;&quot;;[es.A50])" office:value-type="string" office:string-value="GeneralSettingsName" calcext:value-type="string">
            <text:p>GeneralSettingsName</text:p>
          </table:table-cell>
          <table:table-cell office:value-type="string" calcext:value-type="string">
            <text:p>réglages généraux</text:p>
          </table:table-cell>
        </table:table-row>
        <table:table-row table:style-name="ro1">
          <table:table-cell table:formula="of:=IF([es.A51]=&quot;&quot;;&quot;&quot;;[es.A51])" office:value-type="string" office:string-value="ProgramsSettingsName" calcext:value-type="string">
            <text:p>ProgramsSettingsName</text:p>
          </table:table-cell>
          <table:table-cell office:value-type="string" calcext:value-type="string">
            <text:p>Programmes</text:p>
          </table:table-cell>
        </table:table-row>
        <table:table-row table:style-name="ro1">
          <table:table-cell table:formula="of:=IF([es.A52]=&quot;&quot;;&quot;&quot;;[es.A52])" office:value-type="string" office:string-value="AdvancedSettingsName" calcext:value-type="string">
            <text:p>AdvancedSettingsName</text:p>
          </table:table-cell>
          <table:table-cell office:value-type="string" calcext:value-type="string">
            <text:p>Réglages avancés</text:p>
          </table:table-cell>
        </table:table-row>
        <table:table-row table:style-name="ro1">
          <table:table-cell table:formula="of:=IF([es.A53]=&quot;&quot;;&quot;&quot;;[es.A53])" office:value-type="string" office:string-value="ProgramsSettingsDescription" calcext:value-type="string">
            <text:p>ProgramsSettingsDescription</text:p>
          </table:table-cell>
          <table:table-cell office:value-type="string" calcext:value-type="string">
            <text:p>Cette configuration permet de définir une liste de programmes pour ouvrir vos modèles 3D via le menu contextuel.\nConfigurez le chemin du programme, le nom d'affichage et les types de fichiers compatibles dans le tableau ci-dessous.</text:p>
          </table:table-cell>
        </table:table-row>
        <table:table-row table:style-name="ro1">
          <table:table-cell table:formula="of:=IF([es.A54]=&quot;&quot;;&quot;&quot;;[es.A54])" office:value-type="string" office:string-value="Settings" calcext:value-type="string">
            <text:p>Settings</text:p>
          </table:table-cell>
          <table:table-cell office:value-type="string" calcext:value-type="string">
            <text:p>Paramètres</text:p>
          </table:table-cell>
        </table:table-row>
        <table:table-row table:style-name="ro1">
          <table:table-cell table:formula="of:=IF([es.A55]=&quot;&quot;;&quot;&quot;;[es.A55])" office:value-type="string" office:string-value="Calculating..." calcext:value-type="string">
            <text:p>Calculating...</text:p>
          </table:table-cell>
          <table:table-cell office:value-type="string" calcext:value-type="string">
            <text:p>Calculateur...</text:p>
          </table:table-cell>
        </table:table-row>
        <table:table-row table:style-name="ro1">
          <table:table-cell table:formula="of:=IF([es.A56]=&quot;&quot;;&quot;&quot;;[es.A56])" office:value-type="string" office:string-value="SizeNotAvailable" calcext:value-type="string">
            <text:p>SizeNotAvailable</text:p>
          </table:table-cell>
          <table:table-cell office:value-type="string" calcext:value-type="string">
            <text:p>Taille non disponible</text:p>
          </table:table-cell>
        </table:table-row>
        <table:table-row table:style-name="ro1">
          <table:table-cell table:formula="of:=IF([es.A57]=&quot;&quot;;&quot;&quot;;[es.A57])" office:value-type="string" office:string-value="Directory" calcext:value-type="string">
            <text:p>Directory</text:p>
          </table:table-cell>
          <table:table-cell office:value-type="string" calcext:value-type="string">
            <text:p>Annuaire</text:p>
          </table:table-cell>
        </table:table-row>
        <table:table-row table:style-name="ro1">
          <table:table-cell table:formula="of:=IF([es.A58]=&quot;&quot;;&quot;&quot;;[es.A58])" office:value-type="string" office:string-value="DisplayName" calcext:value-type="string">
            <text:p>DisplayName</text:p>
          </table:table-cell>
          <table:table-cell office:value-type="string" calcext:value-type="string">
            <text:p>Afficher un nom</text:p>
          </table:table-cell>
        </table:table-row>
        <table:table-row table:style-name="ro1">
          <table:table-cell table:formula="of:=IF([es.A59]=&quot;&quot;;&quot;&quot;;[es.A59])" office:value-type="string" office:string-value="ProgramPath" calcext:value-type="string">
            <text:p>ProgramPath</text:p>
          </table:table-cell>
          <table:table-cell office:value-type="string" calcext:value-type="string">
            <text:p>Chemin du programme</text:p>
          </table:table-cell>
        </table:table-row>
        <table:table-row table:style-name="ro1">
          <table:table-cell table:formula="of:=IF([es.A60]=&quot;&quot;;&quot;&quot;;[es.A60])" office:value-type="string" office:string-value="NewProgram" calcext:value-type="string">
            <text:p>NewProgram</text:p>
          </table:table-cell>
          <table:table-cell office:value-type="string" calcext:value-type="string">
            <text:p>Nouveau programme</text:p>
          </table:table-cell>
        </table:table-row>
        <table:table-row table:style-name="ro1">
          <table:table-cell table:formula="of:=IF([es.A61]=&quot;&quot;;&quot;&quot;;[es.A61])" office:value-type="string" office:string-value="AddNew" calcext:value-type="string">
            <text:p>AddNew</text:p>
          </table:table-cell>
          <table:table-cell office:value-type="string" calcext:value-type="string">
            <text:p>Ajouter nouveau</text:p>
          </table:table-cell>
        </table:table-row>
        <table:table-row table:style-name="ro1">
          <table:table-cell table:formula="of:=IF([es.A62]=&quot;&quot;;&quot;&quot;;[es.A62])" office:value-type="string" office:string-value="ProgramsTable" calcext:value-type="string">
            <text:p>ProgramsTable</text:p>
          </table:table-cell>
          <table:table-cell office:value-type="string" calcext:value-type="string">
            <text:p>Tableau des programmes</text:p>
          </table:table-cell>
        </table:table-row>
        <table:table-row table:style-name="ro1">
          <table:table-cell table:formula="of:=IF([es.A63]=&quot;&quot;;&quot;&quot;;[es.A63])" office:value-type="string" office:string-value="Language" calcext:value-type="string">
            <text:p>Language</text:p>
          </table:table-cell>
          <table:table-cell office:value-type="string" calcext:value-type="string">
            <text:p>Langue</text:p>
          </table:table-cell>
        </table:table-row>
        <table:table-row table:style-name="ro1">
          <table:table-cell table:formula="of:=IF([es.A64]=&quot;&quot;;&quot;&quot;;[es.A64])" office:value-type="string" office:string-value="EnableDebugLogs" calcext:value-type="string">
            <text:p>EnableDebugLogs</text:p>
          </table:table-cell>
          <table:table-cell office:value-type="string" calcext:value-type="string">
            <text:p>Activer la journalisation du débogage</text:p>
          </table:table-cell>
        </table:table-row>
        <table:table-row table:style-name="ro1">
          <table:table-cell table:formula="of:=IF([es.A65]=&quot;&quot;;&quot;&quot;;[es.A65])" office:value-type="string" office:string-value="ThumbnailStyle" calcext:value-type="string">
            <text:p>ThumbnailStyle</text:p>
          </table:table-cell>
          <table:table-cell office:value-type="string" calcext:value-type="string">
            <text:p>Style de vignette</text:p>
          </table:table-cell>
        </table:table-row>
        <table:table-row table:style-name="ro1">
          <table:table-cell table:formula="of:=IF([es.A66]=&quot;&quot;;&quot;&quot;;[es.A66])" office:value-type="string" office:string-value="FileName" calcext:value-type="string">
            <text:p>FileName</text:p>
          </table:table-cell>
          <table:table-cell office:value-type="string" calcext:value-type="string">
            <text:p>Nom de fichier</text:p>
          </table:table-cell>
        </table:table-row>
        <table:table-row table:style-name="ro1">
          <table:table-cell table:formula="of:=IF([es.A67]=&quot;&quot;;&quot;&quot;;[es.A67])" office:value-type="string" office:string-value="DateModified" calcext:value-type="string">
            <text:p>DateModified</text:p>
          </table:table-cell>
          <table:table-cell office:value-type="string" calcext:value-type="string">
            <text:p>Date modifiée</text:p>
          </table:table-cell>
        </table:table-row>
        <table:table-row table:style-name="ro1">
          <table:table-cell table:formula="of:=IF([es.A68]=&quot;&quot;;&quot;&quot;;[es.A68])" office:value-type="string" office:string-value="DateCreated" calcext:value-type="string">
            <text:p>DateCreated</text:p>
          </table:table-cell>
          <table:table-cell office:value-type="string" calcext:value-type="string">
            <text:p>date créée</text:p>
          </table:table-cell>
        </table:table-row>
        <table:table-row table:style-name="ro1">
          <table:table-cell table:formula="of:=IF([es.A69]=&quot;&quot;;&quot;&quot;;[es.A69])" office:value-type="string" office:string-value="ReloadCacheOfLoadedDirs" calcext:value-type="string">
            <text:p>ReloadCacheOfLoadedDirs</text:p>
          </table:table-cell>
          <table:table-cell office:value-type="string" calcext:value-type="string">
            <text:p>Recharger le cache des répertoires chargés</text:p>
          </table:table-cell>
        </table:table-row>
        <table:table-row table:style-name="ro1">
          <table:table-cell table:formula="of:=IF([es.A70]=&quot;&quot;;&quot;&quot;;[es.A70])" office:value-type="string" office:string-value="Select..." calcext:value-type="string">
            <text:p>Select...</text:p>
          </table:table-cell>
          <table:table-cell office:value-type="string" calcext:value-type="string">
            <text:p>Sélectionner...</text:p>
          </table:table-cell>
        </table:table-row>
        <table:table-row table:style-name="ro1">
          <table:table-cell table:formula="of:=IF([es.A71]=&quot;&quot;;&quot;&quot;;[es.A71])" office:value-type="string" office:string-value="AutoDetect3DSoftware" calcext:value-type="string">
            <text:p>AutoDetect3DSoftware</text:p>
          </table:table-cell>
          <table:table-cell office:value-type="string" calcext:value-type="string">
            <text:p>Logiciel 3D de détection automatique</text:p>
          </table:table-cell>
        </table:table-row>
        <table:table-row table:style-name="ro1">
          <table:table-cell table:formula="of:=IF([es.A72]=&quot;&quot;;&quot;&quot;;[es.A72])" office:value-type="string" office:string-value="AutoDetect3DSoftware_FoundList" calcext:value-type="string">
            <text:p>AutoDetect3DSoftware_FoundList</text:p>
          </table:table-cell>
          <table:table-cell office:value-type="string" calcext:value-type="string">
            <text:p>Ajout de nouveaux {0} programmes: \n {1}</text:p>
          </table:table-cell>
        </table:table-row>
        <table:table-row table:style-name="ro1">
          <table:table-cell table:formula="of:=IF([es.A73]=&quot;&quot;;&quot;&quot;;[es.A73])" office:value-type="string" office:string-value="AutoDetect3DSoftware_NothingFound" calcext:value-type="string">
            <text:p>AutoDetect3DSoftware_NothingFound</text:p>
          </table:table-cell>
          <table:table-cell office:value-type="string" calcext:value-type="string">
            <text:p>Aucun nouveau programme trouvé.</text:p>
          </table:table-cell>
        </table:table-row>
        <table:table-row table:style-name="ro1">
          <table:table-cell table:formula="of:=IF([es.A74]=&quot;&quot;;&quot;&quot;;[es.A74])" office:value-type="string" office:string-value="LookingFor3dSoftwareShortcuts" calcext:value-type="string">
            <text:p>LookingFor3dSoftwareShortcuts</text:p>
          </table:table-cell>
          <table:table-cell office:value-type="string" calcext:value-type="string">
            <text:p>Recherche de raccourcis logiciels 3D ...</text:p>
          </table:table-cell>
        </table:table-row>
        <table:table-row table:style-name="ro1">
          <table:table-cell table:formula="of:=IF([es.A75]=&quot;&quot;;&quot;&quot;;[es.A75])" office:value-type="string" office:string-value="AutoDetect3DSoftwareButton" calcext:value-type="string">
            <text:p>AutoDetect3DSoftwareButton</text:p>
          </table:table-cell>
          <table:table-cell office:value-type="string" calcext:value-type="string">
            <text:p>Ajout automatique de logiciels 3D à partir de raccourcis sur votre PC</text:p>
          </table:table-cell>
        </table:table-row>
        <table:table-row table:style-name="ro1">
          <table:table-cell table:formula="of:=IF([es.A76]=&quot;&quot;;&quot;&quot;;[es.A76])" office:value-type="string" office:string-value="OpenFileInExplorer" calcext:value-type="string">
            <text:p>OpenFileInExplorer</text:p>
          </table:table-cell>
          <table:table-cell office:value-type="string" calcext:value-type="string">
            <text:p>Ouvrir dans l'explorateur de fichiers</text:p>
          </table:table-cell>
        </table:table-row>
        <table:table-row table:style-name="ro1">
          <table:table-cell table:formula="of:=IF([es.A77]=&quot;&quot;;&quot;&quot;;[es.A77])" office:value-type="string" office:string-value="OpenFile" calcext:value-type="string">
            <text:p>OpenFile</text:p>
          </table:table-cell>
          <table:table-cell office:value-type="string" calcext:value-type="string">
            <text:p>Fichier ouvert</text:p>
          </table:table-cell>
        </table:table-row>
        <table:table-row table:style-name="ro1">
          <table:table-cell table:formula="of:=IF([es.A78]=&quot;&quot;;&quot;&quot;;[es.A78])" office:value-type="string" office:string-value="OpenFileWith" calcext:value-type="string">
            <text:p>OpenFileWith</text:p>
          </table:table-cell>
          <table:table-cell office:value-type="string" calcext:value-type="string">
            <text:p>Ouvrir le fichier avec {0}</text:p>
          </table:table-cell>
        </table:table-row>
        <table:table-row table:style-name="ro1">
          <table:table-cell table:formula="of:=IF([es.A79]=&quot;&quot;;&quot;&quot;;[es.A79])" office:value-type="string" office:string-value="ViewFileInExplorer" calcext:value-type="string">
            <text:p>ViewFileInExplorer</text:p>
          </table:table-cell>
          <table:table-cell office:value-type="string" calcext:value-type="string">
            <text:p>Afficher dans l'explorateur de fichiers</text:p>
          </table:table-cell>
        </table:table-row>
        <table:table-row table:style-name="ro1">
          <table:table-cell table:formula="of:=IF([es.A80]=&quot;&quot;;&quot;&quot;;[es.A80])" office:value-type="string" office:string-value="UnloadDirectory" calcext:value-type="string">
            <text:p>UnloadDirectory</text:p>
          </table:table-cell>
          <table:table-cell office:value-type="string" calcext:value-type="string">
            <text:p>Décharger le répertoire</text:p>
          </table:table-cell>
        </table:table-row>
        <table:table-row table:style-name="ro1">
          <table:table-cell table:formula="of:=IF([es.A81]=&quot;&quot;;&quot;&quot;;[es.A81])" office:value-type="string" office:string-value="NoDirectoriesSelected" calcext:value-type="string">
            <text:p>NoDirectoriesSelected</text:p>
          </table:table-cell>
          <table:table-cell office:value-type="string" calcext:value-type="string">
            <text:p>Aucun répertoire sélectionné</text:p>
          </table:table-cell>
        </table:table-row>
        <table:table-row table:style-name="ro1">
          <table:table-cell table:formula="of:=IF([es.A82]=&quot;&quot;;&quot;&quot;;[es.A82])" office:value-type="string" office:string-value="CollectionMode" calcext:value-type="string">
            <text:p>CollectionMode</text:p>
          </table:table-cell>
          <table:table-cell office:value-type="string" calcext:value-type="string">
            <text:p>Mode de collecte</text:p>
          </table:table-cell>
        </table:table-row>
        <table:table-row table:style-name="ro1">
          <table:table-cell table:formula="of:=IF([es.A83]=&quot;&quot;;&quot;&quot;;[es.A83])" office:value-type="string" office:string-value="tooltipLoadDirectory" calcext:value-type="string">
            <text:p>tooltipLoadDirectory</text:p>
          </table:table-cell>
          <table:table-cell office:value-type="string" calcext:value-type="string">
            <text:p>Sélectionnez un répertoire pour afficher son contenu.</text:p>
          </table:table-cell>
        </table:table-row>
        <table:table-row table:style-name="ro1">
          <table:table-cell table:formula="of:=IF([es.A84]=&quot;&quot;;&quot;&quot;;[es.A84])" office:value-type="string" office:string-value="tooltipResetVisibility" calcext:value-type="string">
            <text:p>tooltipResetVisibility</text:p>
          </table:table-cell>
          <table:table-cell office:value-type="string" calcext:value-type="string">
            <text:p>Réinitialisez toutes les options de visibilité de ce menu.</text:p>
          </table:table-cell>
        </table:table-row>
        <table:table-row table:style-name="ro1">
          <table:table-cell table:formula="of:=IF([es.A85]=&quot;&quot;;&quot;&quot;;[es.A85])" office:value-type="string" office:string-value="tooltipReloadDisplayed" calcext:value-type="string">
            <text:p>tooltipReloadDisplayed</text:p>
          </table:table-cell>
          <table:table-cell office:value-type="string" calcext:value-type="string">
            <text:p>Cette option rechargera les répertoires et régénérera toutes les miniatueres affichées.</text:p>
          </table:table-cell>
        </table:table-row>
        <table:table-row table:style-name="ro1">
          <table:table-cell table:formula="of:=IF([es.A86]=&quot;&quot;;&quot;&quot;;[es.A86])" office:value-type="string" office:string-value="tooltipUnloadAll" calcext:value-type="string">
            <text:p>tooltipUnloadAll</text:p>
          </table:table-cell>
          <table:table-cell office:value-type="string" calcext:value-type="string">
            <text:p>Fermez tous les répertoires chargés.</text:p>
          </table:table-cell>
        </table:table-row>
        <table:table-row table:style-name="ro1">
          <table:table-cell table:formula="of:=IF([es.A87]=&quot;&quot;;&quot;&quot;;[es.A87])" office:value-type="string" office:string-value="tooltipReloadAll" calcext:value-type="string">
            <text:p>tooltipReloadAll</text:p>
          </table:table-cell>
          <table:table-cell office:value-type="string" calcext:value-type="string">
            <text:p>Recharge tous les répertoires affichés ou arrête un processus de chargement actif.</text:p>
          </table:table-cell>
        </table:table-row>
        <table:table-row table:style-name="ro1">
          <table:table-cell table:formula="of:=IF([es.A88]=&quot;&quot;;&quot;&quot;;[es.A88])" office:value-type="string" office:string-value="tooltipExpandAll" calcext:value-type="string">
            <text:p>tooltipExpandAll</text:p>
          </table:table-cell>
          <table:table-cell office:value-type="string" calcext:value-type="string">
            <text:p>Développe les répertoires racine.\nS'il est déjà développé, développe chaque répertoire.</text:p>
          </table:table-cell>
        </table:table-row>
        <table:table-row table:style-name="ro1">
          <table:table-cell table:formula="of:=IF([es.A89]=&quot;&quot;;&quot;&quot;;[es.A89])" office:value-type="string" office:string-value="tooltipContractAll" calcext:value-type="string">
            <text:p>tooltipContractAll</text:p>
          </table:table-cell>
          <table:table-cell office:value-type="string" calcext:value-type="string">
            <text:p>Contracte tous les répertoires sauf les répertoires racine.\nSi déjà contracté, contracte les répertoires racine.</text:p>
          </table:table-cell>
        </table:table-row>
        <table:table-row table:style-name="ro1">
          <table:table-cell table:formula="of:=IF([es.A90]=&quot;&quot;;&quot;&quot;;[es.A90])" office:value-type="string" office:string-value="tooltipOnlyFolders" calcext:value-type="string">
            <text:p>tooltipOnlyFolders</text:p>
          </table:table-cell>
          <table:table-cell office:value-type="string" calcext:value-type="string">
            <text:p>Lorsqu'elle est activée, affiche tous les dossiers sous forme d'arborescence, masquant les fichiers.</text:p>
          </table:table-cell>
        </table:table-row>
        <table:table-row table:style-name="ro1">
          <table:table-cell table:formula="of:=IF([es.A91]=&quot;&quot;;&quot;&quot;;[es.A91])" office:value-type="string" office:string-value="tooltipCollectionMode" calcext:value-type="string">
            <text:p>tooltipCollectionMode</text:p>
          </table:table-cell>
          <table:table-cell office:value-type="string" calcext:value-type="string">
            <text:p>Détecte les préfixes dans les noms de fichiers et les regroupe dans des répertoires virtuels.</text:p>
          </table:table-cell>
        </table:table-row>
        <table:table-row table:style-name="ro1">
          <table:table-cell table:formula="of:=IF([es.A92]=&quot;&quot;;&quot;&quot;;[es.A92])" office:value-type="string" office:string-value="PerformanceSettings" calcext:value-type="string">
            <text:p>PerformanceSettings</text:p>
          </table:table-cell>
          <table:table-cell office:value-type="string" calcext:value-type="string">
            <text:p>Paramètres de performance</text:p>
          </table:table-cell>
        </table:table-row>
        <table:table-row table:style-name="ro1">
          <table:table-cell table:formula="of:=IF([es.A93]=&quot;&quot;;&quot;&quot;;[es.A93])" office:value-type="string" office:string-value="EnableMeshDecimate" calcext:value-type="string">
            <text:p>EnableMeshDecimate</text:p>
          </table:table-cell>
          <table:table-cell office:value-type="string" calcext:value-type="string">
            <text:p>Activer la réduction du triangle maillé</text:p>
          </table:table-cell>
        </table:table-row>
        <table:table-row table:style-name="ro1">
          <table:table-cell table:formula="of:=IF([es.A94]=&quot;&quot;;&quot;&quot;;[es.A94])" office:value-type="string" office:string-value="MeshDecimateMinTris" calcext:value-type="string">
            <text:p>MeshDecimateMinTris</text:p>
          </table:table-cell>
          <table:table-cell office:value-type="string" calcext:value-type="string">
            <text:p>Réduisez les triangles lorsque plus de ...</text:p>
          </table:table-cell>
        </table:table-row>
        <table:table-row table:style-name="ro1">
          <table:table-cell table:formula="of:=IF([es.A95]=&quot;&quot;;&quot;&quot;;[es.A95])" office:value-type="string" office:string-value="EnableMaxSizeModel" calcext:value-type="string">
            <text:p>EnableMaxSizeModel</text:p>
          </table:table-cell>
          <table:table-cell office:value-type="string" calcext:value-type="string">
            <text:p>Activer la limite de taille pour afficher le modèle</text:p>
          </table:table-cell>
        </table:table-row>
        <table:table-row table:style-name="ro1">
          <table:table-cell table:formula="of:=IF([es.A96]=&quot;&quot;;&quot;&quot;;[es.A96])" office:value-type="string" office:string-value="MaxSizeModelToView" calcext:value-type="string">
            <text:p>MaxSizeModelToView</text:p>
          </table:table-cell>
          <table:table-cell office:value-type="string" calcext:value-type="string">
            <text:p>Ne visualisez pas lorsque la taille en Mo est supérieure à ...</text:p>
          </table:table-cell>
        </table:table-row>
        <table:table-row table:style-name="ro1">
          <table:table-cell table:formula="of:=IF([es.A97]=&quot;&quot;;&quot;&quot;;[es.A97])" office:value-type="string" office:string-value="tooltipEnableMeshDecimate" calcext:value-type="string">
            <text:p>tooltipEnableMeshDecimate</text:p>
          </table:table-cell>
          <table:table-cell office:value-type="string" calcext:value-type="string">
            <text:p>Le modèle 3D sera rendu plus rapidement, mais le chargement prendra plus de temps.\n Ne réduira les triangles que s’il en contient plus que la quantité spécifiée.</text:p>
          </table:table-cell>
        </table:table-row>
        <table:table-row table:style-name="ro1">
          <table:table-cell table:formula="of:=IF([es.A98]=&quot;&quot;;&quot;&quot;;[es.A98])" office:value-type="string" office:string-value="tooltipEnableMaxSizeModel" calcext:value-type="string">
            <text:p>tooltipEnableMaxSizeModel</text:p>
          </table:table-cell>
          <table:table-cell office:value-type="string" calcext:value-type="string">
            <text:p>Si activé, ne chargera pas les modèles plus gros (en Mo) que la quantité spécifiée.</text:p>
          </table:table-cell>
        </table:table-row>
        <table:table-row table:style-name="ro1">
          <table:table-cell table:formula="of:=IF([es.A99]=&quot;&quot;;&quot;&quot;;[es.A99])" office:value-type="string" office:string-value="FileSizeTooBigToLoadMB" calcext:value-type="string">
            <text:p>FileSizeTooBigToLoadMB</text:p>
          </table:table-cell>
          <table:table-cell office:value-type="string" calcext:value-type="string">
            <text:p>Taille du fichier trop volumineuse pour être chargée (taille: {0:0} Mo, limite: {1:0} Mo)</text:p>
          </table:table-cell>
        </table:table-row>
        <table:table-row table:style-name="ro1">
          <table:table-cell table:formula="of:=IF([es.A100]=&quot;&quot;;&quot;&quot;;[es.A100])" office:value-type="string" office:string-value="GenerateThumnailLowRes" calcext:value-type="string">
            <text:p>GenerateThumnailLowRes</text:p>
          </table:table-cell>
          <table:table-cell office:value-type="string" calcext:value-type="string">
            <text:p>Générer une vignette à une résolution inférieure</text:p>
          </table:table-cell>
        </table:table-row>
        <table:table-row table:style-name="ro1">
          <table:table-cell table:formula="of:=IF([es.A101]=&quot;&quot;;&quot;&quot;;[es.A101])" office:value-type="string" office:string-value="UseFastThumbnailDrawing" calcext:value-type="string">
            <text:p>UseFastThumbnailDrawing</text:p>
          </table:table-cell>
          <table:table-cell office:value-type="string" calcext:value-type="string">
            <text:p>Utiliser un dessin de vignettes plus rapide</text:p>
          </table:table-cell>
        </table:table-row>
        <table:table-row table:style-name="ro1">
          <table:table-cell table:formula="of:=IF([es.A102]=&quot;&quot;;&quot;&quot;;[es.A102])" office:value-type="string" office:string-value="tooltipGenerateThumnailLowRes" calcext:value-type="string">
            <text:p>tooltipGenerateThumnailLowRes</text:p>
          </table:table-cell>
          <table:table-cell office:value-type="string" calcext:value-type="string">
            <text:p>Rend les miniatures à une résolution inférieure pour réduire l'utilisation de la mémoire.\nAVERTISSEMENT: la modification de ce paramètre rechargera les répertoires et devra peut-être générer de nouvelles miniatures.</text:p>
          </table:table-cell>
        </table:table-row>
        <table:table-row table:style-name="ro1">
          <table:table-cell table:formula="of:=IF([es.A103]=&quot;&quot;;&quot;&quot;;[es.A103])" office:value-type="string" office:string-value="tooltipUseFastThumbnailDrawing" calcext:value-type="string">
            <text:p>tooltipUseFastThumbnailDrawing</text:p>
          </table:table-cell>
          <table:table-cell office:value-type="string" calcext:value-type="string">
            <text:p>Utilise une mise à l'échelle de qualité inférieure pour afficher les images miniatures, ce qui améliore les performances.</text:p>
          </table:table-cell>
        </table:table-row>
        <table:table-row table:style-name="ro1">
          <table:table-cell table:formula="of:=IF([es.A104]=&quot;&quot;;&quot;&quot;;[es.A104])" office:value-type="string" office:string-value="UnableOpenCacheFolder" calcext:value-type="string">
            <text:p>UnableOpenCacheFolder</text:p>
          </table:table-cell>
          <table:table-cell office:value-type="string" calcext:value-type="string">
            <text:p>Impossible d'ouvrir le dossier de cache: {0}</text:p>
          </table:table-cell>
        </table:table-row>
        <table:table-row table:style-name="ro1">
          <table:table-cell table:formula="of:=IF([es.A105]=&quot;&quot;;&quot;&quot;;[es.A105])" office:value-type="string" office:string-value="CacheFolderDontExistsYet" calcext:value-type="string">
            <text:p>CacheFolderDontExistsYet</text:p>
          </table:table-cell>
          <table:table-cell office:value-type="string" calcext:value-type="string">
            <text:p>Le dossier cache n'a pas encore été créé.</text:p>
          </table:table-cell>
        </table:table-row>
        <table:table-row table:style-name="ro1">
          <table:table-cell table:formula="of:=IF([es.A106]=&quot;&quot;;&quot;&quot;;[es.A106])" office:value-type="string" office:string-value="ErrorMovingCacheFolder" calcext:value-type="string">
            <text:p>ErrorMovingCacheFolder</text:p>
          </table:table-cell>
          <table:table-cell office:value-type="string" calcext:value-type="string">
            <text:p>Un problème est survenu lors du déplacement des fichiers de cache vers un nouvel emplacement.</text:p>
          </table:table-cell>
        </table:table-row>
        <table:table-row table:style-name="ro1">
          <table:table-cell table:formula="of:=IF([es.A107]=&quot;&quot;;&quot;&quot;;[es.A107])" office:value-type="string" office:string-value="CacheFolderSetting" calcext:value-type="string">
            <text:p>CacheFolderSetting</text:p>
          </table:table-cell>
          <table:table-cell office:value-type="string" calcext:value-type="string">
            <text:p>Répertoire des images de cache</text:p>
          </table:table-cell>
        </table:table-row>
        <table:table-row table:style-name="ro1">
          <table:table-cell table:formula="of:=IF([es.A108]=&quot;&quot;;&quot;&quot;;[es.A108])" office:value-type="string" office:string-value="UserDataFolder" calcext:value-type="string">
            <text:p>UserDataFolder</text:p>
          </table:table-cell>
          <table:table-cell office:value-type="string" calcext:value-type="string">
            <text:p>Dossier de données de l'application utilisateur</text:p>
          </table:table-cell>
        </table:table-row>
        <table:table-row table:style-name="ro1">
          <table:table-cell table:formula="of:=IF([es.A109]=&quot;&quot;;&quot;&quot;;[es.A109])" office:value-type="string" office:string-value="UserImagesFolder" calcext:value-type="string">
            <text:p>UserImagesFolder</text:p>
          </table:table-cell>
          <table:table-cell office:value-type="string" calcext:value-type="string">
            <text:p>Dossier d'images utilisateur</text:p>
          </table:table-cell>
        </table:table-row>
        <table:table-row table:style-name="ro1">
          <table:table-cell table:formula="of:=IF([es.A110]=&quot;&quot;;&quot;&quot;;[es.A110])" office:value-type="string" office:string-value="ApplicationFolder" calcext:value-type="string">
            <text:p>ApplicationFolder</text:p>
          </table:table-cell>
          <table:table-cell office:value-type="string" calcext:value-type="string">
            <text:p>Répertoire d'installation</text:p>
          </table:table-cell>
        </table:table-row>
        <table:table-row table:style-name="ro1">
          <table:table-cell table:formula="of:=IF([es.A111]=&quot;&quot;;&quot;&quot;;[es.A111])" office:value-type="string" office:string-value="CacheMovedToNewLocation" calcext:value-type="string">
            <text:p>CacheMovedToNewLocation</text:p>
          </table:table-cell>
          <table:table-cell office:value-type="string" calcext:value-type="string">
            <text:p>Le cache a bien été déplacé vers un nouvel emplacement: {0}</text:p>
          </table:table-cell>
        </table:table-row>
        <table:table-row table:style-name="ro1">
          <table:table-cell table:formula="of:=IF([es.A112]=&quot;&quot;;&quot;&quot;;[es.A112])" office:value-type="string" office:string-value="MovingCacheFolder" calcext:value-type="string">
            <text:p>MovingCacheFolder</text:p>
          </table:table-cell>
          <table:table-cell office:value-type="string" calcext:value-type="string">
            <text:p>Déplacement du dossier de cache vers {0}</text:p>
          </table:table-cell>
        </table:table-row>
        <table:table-row table:style-name="ro1">
          <table:table-cell table:formula="of:=IF([es.A113]=&quot;&quot;;&quot;&quot;;[es.A113])" office:value-type="string" office:string-value="MovingCacheFolderWaiting" calcext:value-type="string">
            <text:p>MovingCacheFolderWaiting</text:p>
          </table:table-cell>
          <table:table-cell office:value-type="string" calcext:value-type="string">
            <text:p>Déplacement du dossier de cache vers {0}.\nEn attente de la fin de l'opération de chargement du répertoire en cours ...</text:p>
          </table:table-cell>
        </table:table-row>
        <table:table-row table:style-name="ro1">
          <table:table-cell table:formula="of:=IF([es.A114]=&quot;&quot;;&quot;&quot;;[es.A114])" office:value-type="string" office:string-value="tooltipCacheFolderSetting" calcext:value-type="string">
            <text:p>tooltipCacheFolderSetting</text:p>
          </table:table-cell>
          <table:table-cell office:value-type="string" calcext:value-type="string">
            <text:p>Le répertoire dans lequel les images du cache seront stockées. Modifiez-le uniquement si vous manquez d'espace dans l'emplacement par défaut.</text:p>
          </table:table-cell>
        </table:table-row>
        <table:table-row table:style-name="ro1">
          <table:table-cell table:formula="of:=IF([es.A115]=&quot;&quot;;&quot;&quot;;[es.A115])" office:value-type="string" office:string-value="ErrorReadingFileData" calcext:value-type="string">
            <text:p>ErrorReadingFileData</text:p>
          </table:table-cell>
          <table:table-cell office:value-type="string" calcext:value-type="string">
            <text:p>Erreur lors de la lecture des propriétés du fichier</text:p>
          </table:table-cell>
        </table:table-row>
        <table:table-row table:style-name="ro1">
          <table:table-cell table:formula="of:=IF([es.A116]=&quot;&quot;;&quot;&quot;;[es.A116])" office:value-type="string" office:string-value="ErrorLoadingThumbnails" calcext:value-type="string">
            <text:p>ErrorLoadingThumbnails</text:p>
          </table:table-cell>
          <table:table-cell office:value-type="string" calcext:value-type="string">
            <text:p>Erreur lors du chargement des miniatures existantes</text:p>
          </table:table-cell>
        </table:table-row>
        <table:table-row table:style-name="ro1">
          <table:table-cell table:formula="of:=IF([es.A117]=&quot;&quot;;&quot;&quot;;[es.A117])" office:value-type="string" office:string-value="ErrorAddingThumbnailsToList" calcext:value-type="string">
            <text:p>ErrorAddingThumbnailsToList</text:p>
          </table:table-cell>
          <table:table-cell office:value-type="string" calcext:value-type="string">
            <text:p>Erreur lors de l'ajout de vignettes à la liste</text:p>
          </table:table-cell>
        </table:table-row>
        <table:table-row table:style-name="ro1">
          <table:table-cell table:formula="of:=IF([es.A118]=&quot;&quot;;&quot;&quot;;[es.A118])" office:value-type="string" office:string-value="ErrorReadingFileBytes" calcext:value-type="string">
            <text:p>ErrorReadingFileBytes</text:p>
          </table:table-cell>
          <table:table-cell office:value-type="string" calcext:value-type="string">
            <text:p>Erreur lors de la lecture du contenu du fichier</text:p>
          </table:table-cell>
        </table:table-row>
        <table:table-row table:style-name="ro1">
          <table:table-cell table:formula="of:=IF([es.A119]=&quot;&quot;;&quot;&quot;;[es.A119])" office:value-type="string" office:string-value="ErrorParsing" calcext:value-type="string">
            <text:p>ErrorParsing</text:p>
          </table:table-cell>
          <table:table-cell office:value-type="string" calcext:value-type="string">
            <text:p>Erreur lors de l'analyse du contenu du fichier</text:p>
          </table:table-cell>
        </table:table-row>
        <table:table-row table:style-name="ro1">
          <table:table-cell table:formula="of:=IF([es.A120]=&quot;&quot;;&quot;&quot;;[es.A120])" office:value-type="string" office:string-value="ErrorRendering" calcext:value-type="string">
            <text:p>ErrorRendering</text:p>
          </table:table-cell>
          <table:table-cell office:value-type="string" calcext:value-type="string">
            <text:p>Erreur lors du rendu du modèle</text:p>
          </table:table-cell>
        </table:table-row>
        <table:table-row table:style-name="ro1">
          <table:table-cell table:formula="of:=IF([es.A121]=&quot;&quot;;&quot;&quot;;[es.A121])" office:value-type="string" office:string-value="NotEnoughFreeMemory" calcext:value-type="string">
            <text:p>NotEnoughFreeMemory</text:p>
          </table:table-cell>
          <table:table-cell office:value-type="string" calcext:value-type="string">
            <text:p>Pas assez de mémoire disponible</text:p>
          </table:table-cell>
        </table:table-row>
        <table:table-row table:style-name="ro1">
          <table:table-cell table:formula="of:=IF([es.A122]=&quot;&quot;;&quot;&quot;;[es.A122])" office:value-type="string" office:string-value="ErrorRetrievingLoadedCache" calcext:value-type="string">
            <text:p>ErrorRetrievingLoadedCache</text:p>
          </table:table-cell>
          <table:table-cell office:value-type="string" calcext:value-type="string">
            <text:p>Erreur lors de la récupération des images de cache chargées</text:p>
          </table:table-cell>
        </table:table-row>
        <table:table-row table:style-name="ro1">
          <table:table-cell table:formula="of:=IF([es.A123]=&quot;&quot;;&quot;&quot;;[es.A123])" office:value-type="string" office:string-value="ErrorRetrievingRenderedCache" calcext:value-type="string">
            <text:p>ErrorRetrievingRenderedCache</text:p>
          </table:table-cell>
          <table:table-cell office:value-type="string" calcext:value-type="string">
            <text:p>Erreur lors de la récupération des images de cache rendues</text:p>
          </table:table-cell>
        </table:table-row>
        <table:table-row table:style-name="ro1">
          <table:table-cell table:formula="of:=IF([es.A124]=&quot;&quot;;&quot;&quot;;[es.A124])" office:value-type="string" office:string-value="ErrorSavingCacheFile" calcext:value-type="string">
            <text:p>ErrorSavingCacheFile</text:p>
          </table:table-cell>
          <table:table-cell office:value-type="string" calcext:value-type="string">
            <text:p>Erreur lors de l'enregistrement des fichiers de cache rendus</text:p>
          </table:table-cell>
        </table:table-row>
        <table:table-row table:style-name="ro1">
          <table:table-cell table:formula="of:=IF([es.A125]=&quot;&quot;;&quot;&quot;;[es.A125])" office:value-type="string" office:string-value="OpenLogsFolder" calcext:value-type="string">
            <text:p>OpenLogsFolder</text:p>
          </table:table-cell>
          <table:table-cell office:value-type="string" calcext:value-type="string">
            <text:p>Ouvrir le dossier des journaux</text:p>
          </table:table-cell>
        </table:table-row>
        <table:table-row table:style-name="ro1">
          <table:table-cell table:formula="of:=IF([es.A126]=&quot;&quot;;&quot;&quot;;[es.A126])" office:value-type="string" office:string-value="LogsFolderDontExists" calcext:value-type="string">
            <text:p>LogsFolderDontExists</text:p>
          </table:table-cell>
          <table:table-cell office:value-type="string" calcext:value-type="string">
            <text:p>Le dossier des journaux n'existe pas encore.</text:p>
          </table:table-cell>
        </table:table-row>
        <table:table-row table:style-name="ro1">
          <table:table-cell table:formula="of:=IF([es.A127]=&quot;&quot;;&quot;&quot;;[es.A127])" office:value-type="string" office:string-value="ErrorOpeningLogsFolder" calcext:value-type="string">
            <text:p>ErrorOpeningLogsFolder</text:p>
          </table:table-cell>
          <table:table-cell office:value-type="string" calcext:value-type="string">
            <text:p>Une erreur s'est produite lors de la tentative d'ouverture du dossier des journaux de débogage.\nVérifiez les journaux de débogage pour plus d'informations (bonne chance).</text:p>
          </table:table-cell>
        </table:table-row>
        <table:table-row table:style-name="ro1">
          <table:table-cell table:formula="of:=IF([es.A128]=&quot;&quot;;&quot;&quot;;[es.A128])" office:value-type="string" office:string-value="tooltipButtonReset3DCamera" calcext:value-type="string">
            <text:p>tooltipButtonReset3DCamera</text:p>
          </table:table-cell>
          <table:table-cell office:value-type="string" calcext:value-type="string">
            <text:p>Réinitialiser la vue</text:p>
          </table:table-cell>
        </table:table-row>
        <table:table-row table:style-name="ro1">
          <table:table-cell table:formula="of:=IF([es.A129]=&quot;&quot;;&quot;&quot;;[es.A129])" office:value-type="string" office:string-value="tooltipEnableModelAutoRotation" calcext:value-type="string">
            <text:p>tooltipEnableModelAutoRotation</text:p>
          </table:table-cell>
          <table:table-cell office:value-type="string" calcext:value-type="string">
            <text:p>Basculer la rotation automatique du modèle</text:p>
          </table:table-cell>
        </table:table-row>
        <table:table-row table:style-name="ro1">
          <table:table-cell table:formula="of:=IF([es.A130]=&quot;&quot;;&quot;&quot;;[es.A130])" office:value-type="string" office:string-value="NoModelSelected" calcext:value-type="string">
            <text:p>NoModelSelected</text:p>
          </table:table-cell>
          <table:table-cell office:value-type="string" calcext:value-type="string">
            <text:p>Aucun modèle sélectionné</text:p>
          </table:table-cell>
        </table:table-row>
        <table:table-row table:style-name="ro1">
          <table:table-cell table:formula="of:=IF([es.A131]=&quot;&quot;;&quot;&quot;;[es.A131])" office:value-type="string" office:string-value="NumberTriangles" calcext:value-type="string">
            <text:p>NumberTriangles</text:p>
          </table:table-cell>
          <table:table-cell office:value-type="string" calcext:value-type="string">
            <text:p>{0:0} Triangles</text:p>
          </table:table-cell>
        </table:table-row>
        <table:table-row table:style-name="ro1">
          <table:table-cell table:formula="of:=IF([es.A132]=&quot;&quot;;&quot;&quot;;[es.A132])" office:value-type="string" office:string-value="NumberVertices" calcext:value-type="string">
            <text:p>NumberVertices</text:p>
          </table:table-cell>
          <table:table-cell office:value-type="string" calcext:value-type="string">
            <text:p>{0:0} sommets</text:p>
          </table:table-cell>
        </table:table-row>
        <table:table-row table:style-name="ro1">
          <table:table-cell table:formula="of:=IF([es.A133]=&quot;&quot;;&quot;&quot;;[es.A133])" office:value-type="string" office:string-value="DeselectModelFrom3DView" calcext:value-type="string">
            <text:p>DeselectModelFrom3DView</text:p>
          </table:table-cell>
          <table:table-cell office:value-type="string" calcext:value-type="string">
            <text:p>Désélectionner</text:p>
          </table:table-cell>
        </table:table-row>
        <table:table-row table:style-name="ro1">
          <table:table-cell table:formula="of:=IF([es.A134]=&quot;&quot;;&quot;&quot;;[es.A134])" office:value-type="string" office:string-value="EnableChangingViewChangesThumnails" calcext:value-type="string">
            <text:p>EnableChangingViewChangesThumnails</text:p>
          </table:table-cell>
          <table:table-cell office:value-type="string" calcext:value-type="string">
            <text:p>Changer la couleur de la vue 3D change la couleur de la vignette</text:p>
          </table:table-cell>
        </table:table-row>
        <table:table-row table:style-name="ro1">
          <table:table-cell table:formula="of:=IF([es.A135]=&quot;&quot;;&quot;&quot;;[es.A135])" office:value-type="string" office:string-value="tooltipEnableChangingViewChangesThumnails" calcext:value-type="string">
            <text:p>tooltipEnableChangingViewChangesThumnails</text:p>
          </table:table-cell>
          <table:table-cell office:value-type="string" calcext:value-type="string">
            <text:p>La modification des couleurs de la vue 3D modifiera également la couleur des vignettes.</text:p>
          </table:table-cell>
        </table:table-row>
        <table:table-row table:style-name="ro1">
          <table:table-cell table:formula="of:=IF([es.A136]=&quot;&quot;;&quot;&quot;;[es.A136])" office:value-type="string" office:string-value="EnableThumnailColorsByShaders" calcext:value-type="string">
            <text:p>EnableThumnailColorsByShaders</text:p>
          </table:table-cell>
          <table:table-cell office:value-type="string" calcext:value-type="string">
            <text:p>Changement de couleur rapide</text:p>
          </table:table-cell>
        </table:table-row>
        <table:table-row table:style-name="ro1">
          <table:table-cell table:formula="of:=IF([es.A137]=&quot;&quot;;&quot;&quot;;[es.A137])" office:value-type="string" office:string-value="tooltipEnableThumnailColorsByShaders" calcext:value-type="string">
            <text:p>tooltipEnableThumnailColorsByShaders</text:p>
          </table:table-cell>
          <table:table-cell office:value-type="string" calcext:value-type="string">
            <text:p>Lorsqu'elle est activée, les vignettes changeront de couleur sans rechargement ni traitement.\nMais la liste aura moins de performances car la coloration se fait à la volée.</text:p>
          </table:table-cell>
        </table:table-row>
        <table:table-row table:style-name="ro1">
          <table:table-cell table:formula="of:=IF([es.A138]=&quot;&quot;;&quot;&quot;;[es.A138])">
            <text:p/>
          </table:table-cell>
          <table:table-cell table:formula="of:=IF([en.B138]=&quot;&quot;;&quot;&quot;;[en.B138])">
            <text:p/>
          </table:table-cell>
        </table:table-row>
        <table:table-row table:style-name="ro1">
          <table:table-cell table:formula="of:=IF([es.A139]=&quot;&quot;;&quot;&quot;;[es.A139])">
            <text:p/>
          </table:table-cell>
          <table:table-cell table:formula="of:=IF([en.B139]=&quot;&quot;;&quot;&quot;;[en.B139])">
            <text:p/>
          </table:table-cell>
        </table:table-row>
        <table:table-row table:style-name="ro1">
          <table:table-cell table:formula="of:=IF([es.A140]=&quot;&quot;;&quot;&quot;;[es.A140])">
            <text:p/>
          </table:table-cell>
          <table:table-cell table:formula="of:=IF([en.B140]=&quot;&quot;;&quot;&quot;;[en.B140])">
            <text:p/>
          </table:table-cell>
        </table:table-row>
        <table:table-row table:style-name="ro1">
          <table:table-cell table:formula="of:=IF([es.A141]=&quot;&quot;;&quot;&quot;;[es.A141])">
            <text:p/>
          </table:table-cell>
          <table:table-cell table:formula="of:=IF([en.B141]=&quot;&quot;;&quot;&quot;;[en.B141])">
            <text:p/>
          </table:table-cell>
        </table:table-row>
        <table:table-row table:style-name="ro1">
          <table:table-cell table:formula="of:=IF([es.A142]=&quot;&quot;;&quot;&quot;;[es.A142])">
            <text:p/>
          </table:table-cell>
          <table:table-cell table:formula="of:=IF([en.B142]=&quot;&quot;;&quot;&quot;;[en.B142])">
            <text:p/>
          </table:table-cell>
        </table:table-row>
        <table:table-row table:style-name="ro1">
          <table:table-cell table:formula="of:=IF([es.A143]=&quot;&quot;;&quot;&quot;;[es.A143])">
            <text:p/>
          </table:table-cell>
          <table:table-cell table:formula="of:=IF([en.B143]=&quot;&quot;;&quot;&quot;;[en.B143])">
            <text:p/>
          </table:table-cell>
        </table:table-row>
        <table:table-row table:style-name="ro1">
          <table:table-cell table:formula="of:=IF([es.A144]=&quot;&quot;;&quot;&quot;;[es.A144])">
            <text:p/>
          </table:table-cell>
          <table:table-cell table:formula="of:=IF([en.B144]=&quot;&quot;;&quot;&quot;;[en.B144])">
            <text:p/>
          </table:table-cell>
        </table:table-row>
        <table:table-row table:style-name="ro1">
          <table:table-cell table:formula="of:=IF([es.A145]=&quot;&quot;;&quot;&quot;;[es.A145])">
            <text:p/>
          </table:table-cell>
          <table:table-cell table:formula="of:=IF([en.B145]=&quot;&quot;;&quot;&quot;;[en.B145])">
            <text:p/>
          </table:table-cell>
        </table:table-row>
        <table:table-row table:style-name="ro1">
          <table:table-cell table:formula="of:=IF([es.A146]=&quot;&quot;;&quot;&quot;;[es.A146])">
            <text:p/>
          </table:table-cell>
          <table:table-cell table:formula="of:=IF([en.B146]=&quot;&quot;;&quot;&quot;;[en.B146])">
            <text:p/>
          </table:table-cell>
        </table:table-row>
        <table:table-row table:style-name="ro1">
          <table:table-cell table:formula="of:=IF([es.A147]=&quot;&quot;;&quot;&quot;;[es.A147])">
            <text:p/>
          </table:table-cell>
          <table:table-cell table:formula="of:=IF([en.B147]=&quot;&quot;;&quot;&quot;;[en.B147])">
            <text:p/>
          </table:table-cell>
        </table:table-row>
        <table:table-row table:style-name="ro1">
          <table:table-cell table:formula="of:=IF([es.A148]=&quot;&quot;;&quot;&quot;;[es.A148])">
            <text:p/>
          </table:table-cell>
          <table:table-cell table:formula="of:=IF([en.B148]=&quot;&quot;;&quot;&quot;;[en.B148])">
            <text:p/>
          </table:table-cell>
        </table:table-row>
        <table:table-row table:style-name="ro1">
          <table:table-cell table:formula="of:=IF([es.A149]=&quot;&quot;;&quot;&quot;;[es.A149])">
            <text:p/>
          </table:table-cell>
          <table:table-cell table:formula="of:=IF([en.B149]=&quot;&quot;;&quot;&quot;;[en.B149])">
            <text:p/>
          </table:table-cell>
        </table:table-row>
        <table:table-row table:style-name="ro1">
          <table:table-cell table:formula="of:=IF([es.A150]=&quot;&quot;;&quot;&quot;;[es.A150])">
            <text:p/>
          </table:table-cell>
          <table:table-cell table:formula="of:=IF([en.B150]=&quot;&quot;;&quot;&quot;;[en.B150])">
            <text:p/>
          </table:table-cell>
        </table:table-row>
        <table:table-row table:style-name="ro1">
          <table:table-cell table:formula="of:=IF([es.A151]=&quot;&quot;;&quot;&quot;;[es.A151])">
            <text:p/>
          </table:table-cell>
          <table:table-cell table:formula="of:=IF([en.B151]=&quot;&quot;;&quot;&quot;;[en.B151])">
            <text:p/>
          </table:table-cell>
        </table:table-row>
        <table:table-row table:style-name="ro1">
          <table:table-cell table:formula="of:=IF([es.A152]=&quot;&quot;;&quot;&quot;;[es.A152])">
            <text:p/>
          </table:table-cell>
          <table:table-cell table:formula="of:=IF([en.B152]=&quot;&quot;;&quot;&quot;;[en.B152])">
            <text:p/>
          </table:table-cell>
        </table:table-row>
        <table:table-row table:style-name="ro1">
          <table:table-cell table:formula="of:=IF([es.A153]=&quot;&quot;;&quot;&quot;;[es.A153])">
            <text:p/>
          </table:table-cell>
          <table:table-cell table:formula="of:=IF([en.B153]=&quot;&quot;;&quot;&quot;;[en.B153])">
            <text:p/>
          </table:table-cell>
        </table:table-row>
        <table:table-row table:style-name="ro1">
          <table:table-cell table:formula="of:=IF([es.A154]=&quot;&quot;;&quot;&quot;;[es.A154])">
            <text:p/>
          </table:table-cell>
          <table:table-cell table:formula="of:=IF([en.B154]=&quot;&quot;;&quot;&quot;;[en.B154])">
            <text:p/>
          </table:table-cell>
        </table:table-row>
        <table:table-row table:style-name="ro1">
          <table:table-cell table:formula="of:=IF([es.A155]=&quot;&quot;;&quot;&quot;;[es.A155])">
            <text:p/>
          </table:table-cell>
          <table:table-cell table:formula="of:=IF([en.B155]=&quot;&quot;;&quot;&quot;;[en.B155])">
            <text:p/>
          </table:table-cell>
        </table:table-row>
        <table:table-row table:style-name="ro1">
          <table:table-cell table:formula="of:=IF([es.A156]=&quot;&quot;;&quot;&quot;;[es.A156])">
            <text:p/>
          </table:table-cell>
          <table:table-cell table:formula="of:=IF([en.B156]=&quot;&quot;;&quot;&quot;;[en.B156])">
            <text:p/>
          </table:table-cell>
        </table:table-row>
        <table:table-row table:style-name="ro1">
          <table:table-cell table:formula="of:=IF([es.A157]=&quot;&quot;;&quot;&quot;;[es.A157])">
            <text:p/>
          </table:table-cell>
          <table:table-cell table:formula="of:=IF([en.B157]=&quot;&quot;;&quot;&quot;;[en.B157])">
            <text:p/>
          </table:table-cell>
        </table:table-row>
        <table:table-row table:style-name="ro1">
          <table:table-cell table:formula="of:=IF([es.A158]=&quot;&quot;;&quot;&quot;;[es.A158])">
            <text:p/>
          </table:table-cell>
          <table:table-cell table:formula="of:=IF([en.B158]=&quot;&quot;;&quot;&quot;;[en.B158])">
            <text:p/>
          </table:table-cell>
        </table:table-row>
        <table:table-row table:style-name="ro1">
          <table:table-cell table:formula="of:=IF([es.A159]=&quot;&quot;;&quot;&quot;;[es.A159])">
            <text:p/>
          </table:table-cell>
          <table:table-cell table:formula="of:=IF([en.B159]=&quot;&quot;;&quot;&quot;;[en.B159])">
            <text:p/>
          </table:table-cell>
        </table:table-row>
        <table:table-row table:style-name="ro1">
          <table:table-cell table:formula="of:=IF([es.A160]=&quot;&quot;;&quot;&quot;;[es.A160])">
            <text:p/>
          </table:table-cell>
          <table:table-cell table:formula="of:=IF([en.B160]=&quot;&quot;;&quot;&quot;;[en.B160])">
            <text:p/>
          </table:table-cell>
        </table:table-row>
        <table:table-row table:style-name="ro1">
          <table:table-cell table:formula="of:=IF([es.A161]=&quot;&quot;;&quot;&quot;;[es.A161])">
            <text:p/>
          </table:table-cell>
          <table:table-cell table:formula="of:=IF([en.B161]=&quot;&quot;;&quot;&quot;;[en.B161])">
            <text:p/>
          </table:table-cell>
        </table:table-row>
        <table:table-row table:style-name="ro1">
          <table:table-cell table:formula="of:=IF([es.A162]=&quot;&quot;;&quot;&quot;;[es.A162])">
            <text:p/>
          </table:table-cell>
          <table:table-cell table:formula="of:=IF([en.B162]=&quot;&quot;;&quot;&quot;;[en.B162])">
            <text:p/>
          </table:table-cell>
        </table:table-row>
        <table:table-row table:style-name="ro1">
          <table:table-cell table:formula="of:=IF([es.A163]=&quot;&quot;;&quot;&quot;;[es.A163])">
            <text:p/>
          </table:table-cell>
          <table:table-cell table:formula="of:=IF([en.B163]=&quot;&quot;;&quot;&quot;;[en.B163])">
            <text:p/>
          </table:table-cell>
        </table:table-row>
        <table:table-row table:style-name="ro1">
          <table:table-cell table:formula="of:=IF([es.A164]=&quot;&quot;;&quot;&quot;;[es.A164])">
            <text:p/>
          </table:table-cell>
          <table:table-cell table:formula="of:=IF([en.B164]=&quot;&quot;;&quot;&quot;;[en.B164])">
            <text:p/>
          </table:table-cell>
        </table:table-row>
        <table:table-row table:style-name="ro1">
          <table:table-cell table:formula="of:=IF([es.A165]=&quot;&quot;;&quot;&quot;;[es.A165])">
            <text:p/>
          </table:table-cell>
          <table:table-cell table:formula="of:=IF([en.B165]=&quot;&quot;;&quot;&quot;;[en.B165])">
            <text:p/>
          </table:table-cell>
        </table:table-row>
        <table:table-row table:style-name="ro1">
          <table:table-cell table:formula="of:=IF([es.A166]=&quot;&quot;;&quot;&quot;;[es.A166])">
            <text:p/>
          </table:table-cell>
          <table:table-cell table:formula="of:=IF([en.B166]=&quot;&quot;;&quot;&quot;;[en.B166])">
            <text:p/>
          </table:table-cell>
        </table:table-row>
        <table:table-row table:style-name="ro1">
          <table:table-cell table:formula="of:=IF([es.A167]=&quot;&quot;;&quot;&quot;;[es.A167])">
            <text:p/>
          </table:table-cell>
          <table:table-cell table:formula="of:=IF([en.B167]=&quot;&quot;;&quot;&quot;;[en.B167])">
            <text:p/>
          </table:table-cell>
        </table:table-row>
        <table:table-row table:style-name="ro1">
          <table:table-cell table:formula="of:=IF([es.A168]=&quot;&quot;;&quot;&quot;;[es.A168])">
            <text:p/>
          </table:table-cell>
          <table:table-cell table:formula="of:=IF([en.B168]=&quot;&quot;;&quot;&quot;;[en.B168])">
            <text:p/>
          </table:table-cell>
        </table:table-row>
        <table:table-row table:style-name="ro1">
          <table:table-cell table:formula="of:=IF([es.A169]=&quot;&quot;;&quot;&quot;;[es.A169])">
            <text:p/>
          </table:table-cell>
          <table:table-cell table:formula="of:=IF([en.B169]=&quot;&quot;;&quot;&quot;;[en.B169])">
            <text:p/>
          </table:table-cell>
        </table:table-row>
        <table:table-row table:style-name="ro1">
          <table:table-cell table:formula="of:=IF([es.A170]=&quot;&quot;;&quot;&quot;;[es.A170])">
            <text:p/>
          </table:table-cell>
          <table:table-cell table:formula="of:=IF([en.B170]=&quot;&quot;;&quot;&quot;;[en.B170])">
            <text:p/>
          </table:table-cell>
        </table:table-row>
        <table:table-row table:style-name="ro1">
          <table:table-cell table:formula="of:=IF([es.A171]=&quot;&quot;;&quot;&quot;;[es.A171])">
            <text:p/>
          </table:table-cell>
          <table:table-cell table:formula="of:=IF([en.B171]=&quot;&quot;;&quot;&quot;;[en.B171])">
            <text:p/>
          </table:table-cell>
        </table:table-row>
        <table:table-row table:style-name="ro1">
          <table:table-cell table:formula="of:=IF([es.A172]=&quot;&quot;;&quot;&quot;;[es.A172])">
            <text:p/>
          </table:table-cell>
          <table:table-cell table:formula="of:=IF([en.B172]=&quot;&quot;;&quot;&quot;;[en.B172])">
            <text:p/>
          </table:table-cell>
        </table:table-row>
        <table:table-row table:style-name="ro1">
          <table:table-cell table:formula="of:=IF([es.A173]=&quot;&quot;;&quot;&quot;;[es.A173])">
            <text:p/>
          </table:table-cell>
          <table:table-cell table:formula="of:=IF([en.B173]=&quot;&quot;;&quot;&quot;;[en.B173])">
            <text:p/>
          </table:table-cell>
        </table:table-row>
        <table:table-row table:style-name="ro1">
          <table:table-cell table:formula="of:=IF([es.A174]=&quot;&quot;;&quot;&quot;;[es.A174])">
            <text:p/>
          </table:table-cell>
          <table:table-cell table:formula="of:=IF([en.B174]=&quot;&quot;;&quot;&quot;;[en.B174])">
            <text:p/>
          </table:table-cell>
        </table:table-row>
        <table:table-row table:style-name="ro1">
          <table:table-cell table:formula="of:=IF([es.A175]=&quot;&quot;;&quot;&quot;;[es.A175])">
            <text:p/>
          </table:table-cell>
          <table:table-cell table:formula="of:=IF([en.B175]=&quot;&quot;;&quot;&quot;;[en.B175])">
            <text:p/>
          </table:table-cell>
        </table:table-row>
        <table:table-row table:style-name="ro1">
          <table:table-cell table:formula="of:=IF([es.A176]=&quot;&quot;;&quot;&quot;;[es.A176])">
            <text:p/>
          </table:table-cell>
          <table:table-cell table:formula="of:=IF([en.B176]=&quot;&quot;;&quot;&quot;;[en.B176])">
            <text:p/>
          </table:table-cell>
        </table:table-row>
        <table:table-row table:style-name="ro1">
          <table:table-cell table:formula="of:=IF([es.A177]=&quot;&quot;;&quot;&quot;;[es.A177])">
            <text:p/>
          </table:table-cell>
          <table:table-cell table:formula="of:=IF([en.B177]=&quot;&quot;;&quot;&quot;;[en.B177])">
            <text:p/>
          </table:table-cell>
        </table:table-row>
        <table:table-row table:style-name="ro1">
          <table:table-cell table:formula="of:=IF([es.A178]=&quot;&quot;;&quot;&quot;;[es.A178])">
            <text:p/>
          </table:table-cell>
          <table:table-cell table:formula="of:=IF([en.B178]=&quot;&quot;;&quot;&quot;;[en.B178])">
            <text:p/>
          </table:table-cell>
        </table:table-row>
        <table:table-row table:style-name="ro1">
          <table:table-cell table:formula="of:=IF([es.A179]=&quot;&quot;;&quot;&quot;;[es.A179])">
            <text:p/>
          </table:table-cell>
          <table:table-cell table:formula="of:=IF([en.B179]=&quot;&quot;;&quot;&quot;;[en.B179])">
            <text:p/>
          </table:table-cell>
        </table:table-row>
        <table:table-row table:style-name="ro1">
          <table:table-cell table:formula="of:=IF([es.A180]=&quot;&quot;;&quot;&quot;;[es.A180])">
            <text:p/>
          </table:table-cell>
          <table:table-cell table:formula="of:=IF([en.B180]=&quot;&quot;;&quot;&quot;;[en.B180])">
            <text:p/>
          </table:table-cell>
        </table:table-row>
        <table:table-row table:style-name="ro1">
          <table:table-cell table:formula="of:=IF([es.A181]=&quot;&quot;;&quot;&quot;;[es.A181])">
            <text:p/>
          </table:table-cell>
          <table:table-cell table:formula="of:=IF([en.B181]=&quot;&quot;;&quot;&quot;;[en.B181])">
            <text:p/>
          </table:table-cell>
        </table:table-row>
        <table:table-row table:style-name="ro1">
          <table:table-cell table:formula="of:=IF([es.A182]=&quot;&quot;;&quot;&quot;;[es.A182])">
            <text:p/>
          </table:table-cell>
          <table:table-cell table:formula="of:=IF([en.B182]=&quot;&quot;;&quot;&quot;;[en.B182])">
            <text:p/>
          </table:table-cell>
        </table:table-row>
        <table:table-row table:style-name="ro1">
          <table:table-cell table:formula="of:=IF([es.A183]=&quot;&quot;;&quot;&quot;;[es.A183])">
            <text:p/>
          </table:table-cell>
          <table:table-cell table:formula="of:=IF([en.B183]=&quot;&quot;;&quot;&quot;;[en.B183])">
            <text:p/>
          </table:table-cell>
        </table:table-row>
        <table:table-row table:style-name="ro1">
          <table:table-cell table:formula="of:=IF([es.A184]=&quot;&quot;;&quot;&quot;;[es.A184])">
            <text:p/>
          </table:table-cell>
          <table:table-cell table:formula="of:=IF([en.B184]=&quot;&quot;;&quot;&quot;;[en.B184])">
            <text:p/>
          </table:table-cell>
        </table:table-row>
        <table:table-row table:style-name="ro1">
          <table:table-cell table:formula="of:=IF([es.A185]=&quot;&quot;;&quot;&quot;;[es.A185])">
            <text:p/>
          </table:table-cell>
          <table:table-cell table:formula="of:=IF([en.B185]=&quot;&quot;;&quot;&quot;;[en.B185])">
            <text:p/>
          </table:table-cell>
        </table:table-row>
        <table:table-row table:style-name="ro1">
          <table:table-cell table:formula="of:=IF([es.A186]=&quot;&quot;;&quot;&quot;;[es.A186])">
            <text:p/>
          </table:table-cell>
          <table:table-cell table:formula="of:=IF([en.B186]=&quot;&quot;;&quot;&quot;;[en.B186])">
            <text:p/>
          </table:table-cell>
        </table:table-row>
        <table:table-row table:style-name="ro1">
          <table:table-cell table:formula="of:=IF([es.A187]=&quot;&quot;;&quot;&quot;;[es.A187])">
            <text:p/>
          </table:table-cell>
          <table:table-cell table:formula="of:=IF([en.B187]=&quot;&quot;;&quot;&quot;;[en.B187])">
            <text:p/>
          </table:table-cell>
        </table:table-row>
        <table:table-row table:style-name="ro1">
          <table:table-cell table:formula="of:=IF([es.A188]=&quot;&quot;;&quot;&quot;;[es.A188])">
            <text:p/>
          </table:table-cell>
          <table:table-cell table:formula="of:=IF([en.B188]=&quot;&quot;;&quot;&quot;;[en.B188])">
            <text:p/>
          </table:table-cell>
        </table:table-row>
        <table:table-row table:style-name="ro1">
          <table:table-cell table:formula="of:=IF([es.A189]=&quot;&quot;;&quot;&quot;;[es.A189])">
            <text:p/>
          </table:table-cell>
          <table:table-cell table:formula="of:=IF([en.B189]=&quot;&quot;;&quot;&quot;;[en.B189])">
            <text:p/>
          </table:table-cell>
        </table:table-row>
        <table:table-row table:style-name="ro1">
          <table:table-cell table:formula="of:=IF([es.A190]=&quot;&quot;;&quot;&quot;;[es.A190])">
            <text:p/>
          </table:table-cell>
          <table:table-cell table:formula="of:=IF([en.B190]=&quot;&quot;;&quot;&quot;;[en.B190])">
            <text:p/>
          </table:table-cell>
        </table:table-row>
        <table:table-row table:style-name="ro1">
          <table:table-cell table:formula="of:=IF([es.A191]=&quot;&quot;;&quot;&quot;;[es.A191])">
            <text:p/>
          </table:table-cell>
          <table:table-cell table:formula="of:=IF([en.B191]=&quot;&quot;;&quot;&quot;;[en.B191])">
            <text:p/>
          </table:table-cell>
        </table:table-row>
        <table:table-row table:style-name="ro1">
          <table:table-cell table:formula="of:=IF([es.A192]=&quot;&quot;;&quot;&quot;;[es.A192])">
            <text:p/>
          </table:table-cell>
          <table:table-cell table:formula="of:=IF([en.B192]=&quot;&quot;;&quot;&quot;;[en.B192])">
            <text:p/>
          </table:table-cell>
        </table:table-row>
        <table:table-row table:style-name="ro1">
          <table:table-cell table:formula="of:=IF([es.A193]=&quot;&quot;;&quot;&quot;;[es.A193])">
            <text:p/>
          </table:table-cell>
          <table:table-cell table:formula="of:=IF([en.B193]=&quot;&quot;;&quot;&quot;;[en.B193])">
            <text:p/>
          </table:table-cell>
        </table:table-row>
        <table:table-row table:style-name="ro1">
          <table:table-cell table:formula="of:=IF([es.A194]=&quot;&quot;;&quot;&quot;;[es.A194])">
            <text:p/>
          </table:table-cell>
          <table:table-cell table:formula="of:=IF([en.B194]=&quot;&quot;;&quot;&quot;;[en.B194])">
            <text:p/>
          </table:table-cell>
        </table:table-row>
        <table:table-row table:style-name="ro1">
          <table:table-cell table:formula="of:=IF([es.A195]=&quot;&quot;;&quot;&quot;;[es.A195])">
            <text:p/>
          </table:table-cell>
          <table:table-cell table:formula="of:=IF([en.B195]=&quot;&quot;;&quot;&quot;;[en.B195])">
            <text:p/>
          </table:table-cell>
        </table:table-row>
        <table:table-row table:style-name="ro1">
          <table:table-cell table:formula="of:=IF([es.A196]=&quot;&quot;;&quot;&quot;;[es.A196])">
            <text:p/>
          </table:table-cell>
          <table:table-cell table:formula="of:=IF([en.B196]=&quot;&quot;;&quot;&quot;;[en.B196])">
            <text:p/>
          </table:table-cell>
        </table:table-row>
        <table:table-row table:style-name="ro1">
          <table:table-cell table:formula="of:=IF([es.A197]=&quot;&quot;;&quot;&quot;;[es.A197])">
            <text:p/>
          </table:table-cell>
          <table:table-cell table:formula="of:=IF([en.B197]=&quot;&quot;;&quot;&quot;;[en.B197])">
            <text:p/>
          </table:table-cell>
        </table:table-row>
        <table:table-row table:style-name="ro1">
          <table:table-cell table:formula="of:=IF([es.A198]=&quot;&quot;;&quot;&quot;;[es.A198])">
            <text:p/>
          </table:table-cell>
          <table:table-cell table:formula="of:=IF([en.B198]=&quot;&quot;;&quot;&quot;;[en.B198])">
            <text:p/>
          </table:table-cell>
        </table:table-row>
        <table:table-row table:style-name="ro1">
          <table:table-cell table:formula="of:=IF([es.A199]=&quot;&quot;;&quot;&quot;;[es.A199])">
            <text:p/>
          </table:table-cell>
          <table:table-cell table:formula="of:=IF([en.B199]=&quot;&quot;;&quot;&quot;;[en.B199])">
            <text:p/>
          </table:table-cell>
        </table:table-row>
        <table:table-row table:style-name="ro1">
          <table:table-cell table:formula="of:=IF([es.A200]=&quot;&quot;;&quot;&quot;;[es.A200])">
            <text:p/>
          </table:table-cell>
          <table:table-cell table:formula="of:=IF([en.B200]=&quot;&quot;;&quot;&quot;;[en.B200])">
            <text:p/>
          </table:table-cell>
        </table:table-row>
        <table:table-row table:style-name="ro1">
          <table:table-cell table:formula="of:=IF([es.A201]=&quot;&quot;;&quot;&quot;;[es.A201])">
            <text:p/>
          </table:table-cell>
          <table:table-cell table:formula="of:=IF([en.B201]=&quot;&quot;;&quot;&quot;;[en.B201])">
            <text:p/>
          </table:table-cell>
        </table:table-row>
        <table:table-row table:style-name="ro1">
          <table:table-cell table:formula="of:=IF([es.A202]=&quot;&quot;;&quot;&quot;;[es.A202])">
            <text:p/>
          </table:table-cell>
          <table:table-cell table:formula="of:=IF([en.B202]=&quot;&quot;;&quot;&quot;;[en.B202])">
            <text:p/>
          </table:table-cell>
        </table:table-row>
        <table:table-row table:style-name="ro1">
          <table:table-cell table:formula="of:=IF([es.A203]=&quot;&quot;;&quot;&quot;;[es.A203])">
            <text:p/>
          </table:table-cell>
          <table:table-cell table:formula="of:=IF([en.B203]=&quot;&quot;;&quot;&quot;;[en.B203])">
            <text:p/>
          </table:table-cell>
        </table:table-row>
        <table:table-row table:style-name="ro1">
          <table:table-cell table:formula="of:=IF([es.A204]=&quot;&quot;;&quot;&quot;;[es.A204])">
            <text:p/>
          </table:table-cell>
          <table:table-cell table:formula="of:=IF([en.B204]=&quot;&quot;;&quot;&quot;;[en.B204])">
            <text:p/>
          </table:table-cell>
        </table:table-row>
        <table:table-row table:style-name="ro1">
          <table:table-cell table:formula="of:=IF([es.A205]=&quot;&quot;;&quot;&quot;;[es.A205])">
            <text:p/>
          </table:table-cell>
          <table:table-cell table:formula="of:=IF([en.B205]=&quot;&quot;;&quot;&quot;;[en.B205])">
            <text:p/>
          </table:table-cell>
        </table:table-row>
        <table:table-row table:style-name="ro1">
          <table:table-cell table:formula="of:=IF([es.A206]=&quot;&quot;;&quot;&quot;;[es.A206])">
            <text:p/>
          </table:table-cell>
          <table:table-cell table:formula="of:=IF([en.B206]=&quot;&quot;;&quot;&quot;;[en.B206])">
            <text:p/>
          </table:table-cell>
        </table:table-row>
        <table:table-row table:style-name="ro1">
          <table:table-cell table:formula="of:=IF([es.A207]=&quot;&quot;;&quot;&quot;;[es.A207])">
            <text:p/>
          </table:table-cell>
          <table:table-cell table:formula="of:=IF([en.B207]=&quot;&quot;;&quot;&quot;;[en.B207])">
            <text:p/>
          </table:table-cell>
        </table:table-row>
        <table:table-row table:style-name="ro1">
          <table:table-cell table:formula="of:=IF([es.A208]=&quot;&quot;;&quot;&quot;;[es.A208])">
            <text:p/>
          </table:table-cell>
          <table:table-cell table:formula="of:=IF([en.B208]=&quot;&quot;;&quot;&quot;;[en.B208])">
            <text:p/>
          </table:table-cell>
        </table:table-row>
        <table:table-row table:style-name="ro1">
          <table:table-cell table:formula="of:=IF([es.A209]=&quot;&quot;;&quot;&quot;;[es.A209])">
            <text:p/>
          </table:table-cell>
          <table:table-cell table:formula="of:=IF([en.B209]=&quot;&quot;;&quot;&quot;;[en.B209])">
            <text:p/>
          </table:table-cell>
        </table:table-row>
        <table:table-row table:style-name="ro1">
          <table:table-cell table:formula="of:=IF([es.A210]=&quot;&quot;;&quot;&quot;;[es.A210])">
            <text:p/>
          </table:table-cell>
          <table:table-cell table:formula="of:=IF([en.B210]=&quot;&quot;;&quot;&quot;;[en.B210])">
            <text:p/>
          </table:table-cell>
        </table:table-row>
        <table:table-row table:style-name="ro1">
          <table:table-cell table:formula="of:=IF([es.A211]=&quot;&quot;;&quot;&quot;;[es.A211])">
            <text:p/>
          </table:table-cell>
          <table:table-cell table:formula="of:=IF([en.B211]=&quot;&quot;;&quot;&quot;;[en.B211])">
            <text:p/>
          </table:table-cell>
        </table:table-row>
        <table:table-row table:style-name="ro1">
          <table:table-cell table:formula="of:=IF([es.A212]=&quot;&quot;;&quot;&quot;;[es.A212])">
            <text:p/>
          </table:table-cell>
          <table:table-cell table:formula="of:=IF([en.B212]=&quot;&quot;;&quot;&quot;;[en.B212])">
            <text:p/>
          </table:table-cell>
        </table:table-row>
        <table:table-row table:style-name="ro1">
          <table:table-cell table:formula="of:=IF([es.A213]=&quot;&quot;;&quot;&quot;;[es.A213])">
            <text:p/>
          </table:table-cell>
          <table:table-cell table:formula="of:=IF([en.B213]=&quot;&quot;;&quot;&quot;;[en.B213])">
            <text:p/>
          </table:table-cell>
        </table:table-row>
        <table:table-row table:style-name="ro1">
          <table:table-cell table:formula="of:=IF([es.A214]=&quot;&quot;;&quot;&quot;;[es.A214])">
            <text:p/>
          </table:table-cell>
          <table:table-cell table:formula="of:=IF([en.B214]=&quot;&quot;;&quot;&quot;;[en.B214])">
            <text:p/>
          </table:table-cell>
        </table:table-row>
        <table:table-row table:style-name="ro1">
          <table:table-cell table:formula="of:=IF([es.A215]=&quot;&quot;;&quot;&quot;;[es.A215])">
            <text:p/>
          </table:table-cell>
          <table:table-cell table:formula="of:=IF([en.B215]=&quot;&quot;;&quot;&quot;;[en.B215])">
            <text:p/>
          </table:table-cell>
        </table:table-row>
        <table:table-row table:style-name="ro1">
          <table:table-cell table:formula="of:=IF([es.A216]=&quot;&quot;;&quot;&quot;;[es.A216])">
            <text:p/>
          </table:table-cell>
          <table:table-cell table:formula="of:=IF([en.B216]=&quot;&quot;;&quot;&quot;;[en.B216])">
            <text:p/>
          </table:table-cell>
        </table:table-row>
        <table:table-row table:style-name="ro1">
          <table:table-cell table:formula="of:=IF([es.A217]=&quot;&quot;;&quot;&quot;;[es.A217])">
            <text:p/>
          </table:table-cell>
          <table:table-cell table:formula="of:=IF([en.B217]=&quot;&quot;;&quot;&quot;;[en.B217])">
            <text:p/>
          </table:table-cell>
        </table:table-row>
        <table:table-row table:style-name="ro1">
          <table:table-cell table:formula="of:=IF([es.A218]=&quot;&quot;;&quot;&quot;;[es.A218])">
            <text:p/>
          </table:table-cell>
          <table:table-cell table:formula="of:=IF([en.B218]=&quot;&quot;;&quot;&quot;;[en.B218])">
            <text:p/>
          </table:table-cell>
        </table:table-row>
        <table:table-row table:style-name="ro1">
          <table:table-cell table:formula="of:=IF([es.A219]=&quot;&quot;;&quot;&quot;;[es.A219])">
            <text:p/>
          </table:table-cell>
          <table:table-cell table:formula="of:=IF([en.B219]=&quot;&quot;;&quot;&quot;;[en.B219])">
            <text:p/>
          </table:table-cell>
        </table:table-row>
        <table:table-row table:style-name="ro1">
          <table:table-cell table:formula="of:=IF([es.A220]=&quot;&quot;;&quot;&quot;;[es.A220])">
            <text:p/>
          </table:table-cell>
          <table:table-cell table:formula="of:=IF([en.B220]=&quot;&quot;;&quot;&quot;;[en.B220])">
            <text:p/>
          </table:table-cell>
        </table:table-row>
        <table:table-row table:style-name="ro1">
          <table:table-cell table:formula="of:=IF([es.A221]=&quot;&quot;;&quot;&quot;;[es.A221])">
            <text:p/>
          </table:table-cell>
          <table:table-cell table:formula="of:=IF([en.B221]=&quot;&quot;;&quot;&quot;;[en.B221])">
            <text:p/>
          </table:table-cell>
        </table:table-row>
        <table:table-row table:style-name="ro1">
          <table:table-cell table:formula="of:=IF([es.A222]=&quot;&quot;;&quot;&quot;;[es.A222])">
            <text:p/>
          </table:table-cell>
          <table:table-cell table:formula="of:=IF([en.B222]=&quot;&quot;;&quot;&quot;;[en.B222])">
            <text:p/>
          </table:table-cell>
        </table:table-row>
        <table:table-row table:style-name="ro1">
          <table:table-cell table:formula="of:=IF([es.A223]=&quot;&quot;;&quot;&quot;;[es.A223])">
            <text:p/>
          </table:table-cell>
          <table:table-cell table:formula="of:=IF([en.B223]=&quot;&quot;;&quot;&quot;;[en.B223])">
            <text:p/>
          </table:table-cell>
        </table:table-row>
        <table:table-row table:style-name="ro1">
          <table:table-cell table:formula="of:=IF([es.A224]=&quot;&quot;;&quot;&quot;;[es.A224])">
            <text:p/>
          </table:table-cell>
          <table:table-cell table:formula="of:=IF([en.B224]=&quot;&quot;;&quot;&quot;;[en.B224])">
            <text:p/>
          </table:table-cell>
        </table:table-row>
        <table:table-row table:style-name="ro1">
          <table:table-cell table:formula="of:=IF([es.A225]=&quot;&quot;;&quot;&quot;;[es.A225])">
            <text:p/>
          </table:table-cell>
          <table:table-cell table:formula="of:=IF([en.B225]=&quot;&quot;;&quot;&quot;;[en.B225])">
            <text:p/>
          </table:table-cell>
        </table:table-row>
        <table:table-row table:style-name="ro1">
          <table:table-cell table:formula="of:=IF([es.A226]=&quot;&quot;;&quot;&quot;;[es.A226])">
            <text:p/>
          </table:table-cell>
          <table:table-cell table:formula="of:=IF([en.B226]=&quot;&quot;;&quot;&quot;;[en.B226])">
            <text:p/>
          </table:table-cell>
        </table:table-row>
        <table:table-row table:style-name="ro1">
          <table:table-cell table:formula="of:=IF([es.A227]=&quot;&quot;;&quot;&quot;;[es.A227])">
            <text:p/>
          </table:table-cell>
          <table:table-cell table:formula="of:=IF([en.B227]=&quot;&quot;;&quot;&quot;;[en.B227])">
            <text:p/>
          </table:table-cell>
        </table:table-row>
        <table:table-row table:style-name="ro1">
          <table:table-cell table:formula="of:=IF([es.A228]=&quot;&quot;;&quot;&quot;;[es.A228])">
            <text:p/>
          </table:table-cell>
          <table:table-cell table:formula="of:=IF([en.B228]=&quot;&quot;;&quot;&quot;;[en.B228])">
            <text:p/>
          </table:table-cell>
        </table:table-row>
        <table:table-row table:style-name="ro1">
          <table:table-cell table:formula="of:=IF([es.A229]=&quot;&quot;;&quot;&quot;;[es.A229])">
            <text:p/>
          </table:table-cell>
          <table:table-cell table:formula="of:=IF([en.B229]=&quot;&quot;;&quot;&quot;;[en.B229])">
            <text:p/>
          </table:table-cell>
        </table:table-row>
        <table:table-row table:style-name="ro1">
          <table:table-cell table:formula="of:=IF([es.A230]=&quot;&quot;;&quot;&quot;;[es.A230])">
            <text:p/>
          </table:table-cell>
          <table:table-cell table:formula="of:=IF([en.B230]=&quot;&quot;;&quot;&quot;;[en.B230])">
            <text:p/>
          </table:table-cell>
        </table:table-row>
        <table:table-row table:style-name="ro1">
          <table:table-cell table:formula="of:=IF([es.A231]=&quot;&quot;;&quot;&quot;;[es.A231])">
            <text:p/>
          </table:table-cell>
          <table:table-cell table:formula="of:=IF([en.B231]=&quot;&quot;;&quot;&quot;;[en.B231])">
            <text:p/>
          </table:table-cell>
        </table:table-row>
        <table:table-row table:style-name="ro1">
          <table:table-cell table:formula="of:=IF([es.A232]=&quot;&quot;;&quot;&quot;;[es.A232])">
            <text:p/>
          </table:table-cell>
          <table:table-cell table:formula="of:=IF([en.B232]=&quot;&quot;;&quot;&quot;;[en.B232])">
            <text:p/>
          </table:table-cell>
        </table:table-row>
        <table:table-row table:style-name="ro1">
          <table:table-cell table:formula="of:=IF([es.A233]=&quot;&quot;;&quot;&quot;;[es.A233])">
            <text:p/>
          </table:table-cell>
          <table:table-cell table:formula="of:=IF([en.B233]=&quot;&quot;;&quot;&quot;;[en.B233])">
            <text:p/>
          </table:table-cell>
        </table:table-row>
        <table:table-row table:style-name="ro1">
          <table:table-cell table:formula="of:=IF([es.A234]=&quot;&quot;;&quot;&quot;;[es.A234])">
            <text:p/>
          </table:table-cell>
          <table:table-cell table:formula="of:=IF([en.B234]=&quot;&quot;;&quot;&quot;;[en.B234])">
            <text:p/>
          </table:table-cell>
        </table:table-row>
        <table:table-row table:style-name="ro1">
          <table:table-cell table:formula="of:=IF([es.A235]=&quot;&quot;;&quot;&quot;;[es.A235])">
            <text:p/>
          </table:table-cell>
          <table:table-cell table:formula="of:=IF([en.B235]=&quot;&quot;;&quot;&quot;;[en.B235])">
            <text:p/>
          </table:table-cell>
        </table:table-row>
        <table:table-row table:style-name="ro1">
          <table:table-cell table:formula="of:=IF([es.A236]=&quot;&quot;;&quot;&quot;;[es.A236])">
            <text:p/>
          </table:table-cell>
          <table:table-cell table:formula="of:=IF([en.B236]=&quot;&quot;;&quot;&quot;;[en.B236])">
            <text:p/>
          </table:table-cell>
        </table:table-row>
        <table:table-row table:style-name="ro1">
          <table:table-cell table:formula="of:=IF([es.A237]=&quot;&quot;;&quot;&quot;;[es.A237])">
            <text:p/>
          </table:table-cell>
          <table:table-cell table:formula="of:=IF([en.B237]=&quot;&quot;;&quot;&quot;;[en.B237])">
            <text:p/>
          </table:table-cell>
        </table:table-row>
        <table:table-row table:style-name="ro1">
          <table:table-cell table:formula="of:=IF([es.A238]=&quot;&quot;;&quot;&quot;;[es.A238])">
            <text:p/>
          </table:table-cell>
          <table:table-cell table:formula="of:=IF([en.B238]=&quot;&quot;;&quot;&quot;;[en.B238])">
            <text:p/>
          </table:table-cell>
        </table:table-row>
        <table:table-row table:style-name="ro1">
          <table:table-cell table:formula="of:=IF([es.A239]=&quot;&quot;;&quot;&quot;;[es.A239])">
            <text:p/>
          </table:table-cell>
          <table:table-cell table:formula="of:=IF([en.B239]=&quot;&quot;;&quot;&quot;;[en.B239])">
            <text:p/>
          </table:table-cell>
        </table:table-row>
        <table:table-row table:style-name="ro1">
          <table:table-cell table:formula="of:=IF([es.A240]=&quot;&quot;;&quot;&quot;;[es.A240])">
            <text:p/>
          </table:table-cell>
          <table:table-cell table:formula="of:=IF([en.B240]=&quot;&quot;;&quot;&quot;;[en.B240])">
            <text:p/>
          </table:table-cell>
        </table:table-row>
        <table:table-row table:style-name="ro1">
          <table:table-cell table:formula="of:=IF([es.A241]=&quot;&quot;;&quot;&quot;;[es.A241])">
            <text:p/>
          </table:table-cell>
          <table:table-cell table:formula="of:=IF([en.B241]=&quot;&quot;;&quot;&quot;;[en.B241])">
            <text:p/>
          </table:table-cell>
        </table:table-row>
        <table:table-row table:style-name="ro1">
          <table:table-cell table:formula="of:=IF([es.A242]=&quot;&quot;;&quot;&quot;;[es.A242])">
            <text:p/>
          </table:table-cell>
          <table:table-cell table:formula="of:=IF([en.B242]=&quot;&quot;;&quot;&quot;;[en.B242])">
            <text:p/>
          </table:table-cell>
        </table:table-row>
        <table:table-row table:style-name="ro1">
          <table:table-cell table:formula="of:=IF([es.A243]=&quot;&quot;;&quot;&quot;;[es.A243])">
            <text:p/>
          </table:table-cell>
          <table:table-cell table:formula="of:=IF([en.B243]=&quot;&quot;;&quot;&quot;;[en.B243])">
            <text:p/>
          </table:table-cell>
        </table:table-row>
        <table:table-row table:style-name="ro1">
          <table:table-cell table:formula="of:=IF([es.A244]=&quot;&quot;;&quot;&quot;;[es.A244])">
            <text:p/>
          </table:table-cell>
          <table:table-cell table:formula="of:=IF([en.B244]=&quot;&quot;;&quot;&quot;;[en.B244])">
            <text:p/>
          </table:table-cell>
        </table:table-row>
        <table:table-row table:style-name="ro1">
          <table:table-cell table:formula="of:=IF([es.A245]=&quot;&quot;;&quot;&quot;;[es.A245])">
            <text:p/>
          </table:table-cell>
          <table:table-cell table:formula="of:=IF([en.B245]=&quot;&quot;;&quot;&quot;;[en.B245])">
            <text:p/>
          </table:table-cell>
        </table:table-row>
        <table:table-row table:style-name="ro1">
          <table:table-cell table:formula="of:=IF([es.A246]=&quot;&quot;;&quot;&quot;;[es.A246])">
            <text:p/>
          </table:table-cell>
          <table:table-cell table:formula="of:=IF([en.B246]=&quot;&quot;;&quot;&quot;;[en.B246])">
            <text:p/>
          </table:table-cell>
        </table:table-row>
        <table:table-row table:style-name="ro1">
          <table:table-cell table:formula="of:=IF([es.A247]=&quot;&quot;;&quot;&quot;;[es.A247])">
            <text:p/>
          </table:table-cell>
          <table:table-cell table:formula="of:=IF([en.B247]=&quot;&quot;;&quot;&quot;;[en.B247])">
            <text:p/>
          </table:table-cell>
        </table:table-row>
        <table:table-row table:style-name="ro1">
          <table:table-cell table:formula="of:=IF([es.A248]=&quot;&quot;;&quot;&quot;;[es.A248])">
            <text:p/>
          </table:table-cell>
          <table:table-cell table:formula="of:=IF([en.B248]=&quot;&quot;;&quot;&quot;;[en.B248])">
            <text:p/>
          </table:table-cell>
        </table:table-row>
        <table:table-row table:style-name="ro1">
          <table:table-cell table:formula="of:=IF([es.A249]=&quot;&quot;;&quot;&quot;;[es.A249])">
            <text:p/>
          </table:table-cell>
          <table:table-cell table:formula="of:=IF([en.B249]=&quot;&quot;;&quot;&quot;;[en.B249])">
            <text:p/>
          </table:table-cell>
        </table:table-row>
        <table:table-row table:style-name="ro1">
          <table:table-cell table:formula="of:=IF([es.A250]=&quot;&quot;;&quot;&quot;;[es.A250])">
            <text:p/>
          </table:table-cell>
          <table:table-cell table:formula="of:=IF([en.B250]=&quot;&quot;;&quot;&quot;;[en.B250])">
            <text:p/>
          </table:table-cell>
        </table:table-row>
        <table:table-row table:style-name="ro1">
          <table:table-cell table:formula="of:=IF([es.A251]=&quot;&quot;;&quot;&quot;;[es.A251])">
            <text:p/>
          </table:table-cell>
          <table:table-cell table:formula="of:=IF([en.B251]=&quot;&quot;;&quot;&quot;;[en.B251])">
            <text:p/>
          </table:table-cell>
        </table:table-row>
        <table:table-row table:style-name="ro1">
          <table:table-cell table:formula="of:=IF([es.A252]=&quot;&quot;;&quot;&quot;;[es.A252])">
            <text:p/>
          </table:table-cell>
          <table:table-cell table:formula="of:=IF([en.B252]=&quot;&quot;;&quot;&quot;;[en.B252])">
            <text:p/>
          </table:table-cell>
        </table:table-row>
        <table:table-row table:style-name="ro1">
          <table:table-cell table:formula="of:=IF([es.A253]=&quot;&quot;;&quot;&quot;;[es.A253])">
            <text:p/>
          </table:table-cell>
          <table:table-cell table:formula="of:=IF([en.B253]=&quot;&quot;;&quot;&quot;;[en.B253])">
            <text:p/>
          </table:table-cell>
        </table:table-row>
        <table:table-row table:style-name="ro1">
          <table:table-cell table:formula="of:=IF([es.A254]=&quot;&quot;;&quot;&quot;;[es.A254])">
            <text:p/>
          </table:table-cell>
          <table:table-cell table:formula="of:=IF([en.B254]=&quot;&quot;;&quot;&quot;;[en.B254])">
            <text:p/>
          </table:table-cell>
        </table:table-row>
        <table:table-row table:style-name="ro1">
          <table:table-cell table:formula="of:=IF([es.A255]=&quot;&quot;;&quot;&quot;;[es.A255])">
            <text:p/>
          </table:table-cell>
          <table:table-cell table:formula="of:=IF([en.B255]=&quot;&quot;;&quot;&quot;;[en.B255])">
            <text:p/>
          </table:table-cell>
        </table:table-row>
        <table:table-row table:style-name="ro1">
          <table:table-cell table:formula="of:=IF([es.A256]=&quot;&quot;;&quot;&quot;;[es.A256])">
            <text:p/>
          </table:table-cell>
          <table:table-cell table:formula="of:=IF([en.B256]=&quot;&quot;;&quot;&quot;;[en.B256])">
            <text:p/>
          </table:table-cell>
        </table:table-row>
        <table:table-row table:style-name="ro1">
          <table:table-cell table:formula="of:=IF([es.A257]=&quot;&quot;;&quot;&quot;;[es.A257])">
            <text:p/>
          </table:table-cell>
          <table:table-cell table:formula="of:=IF([en.B257]=&quot;&quot;;&quot;&quot;;[en.B257])">
            <text:p/>
          </table:table-cell>
        </table:table-row>
        <table:table-row table:style-name="ro1">
          <table:table-cell table:formula="of:=IF([es.A258]=&quot;&quot;;&quot;&quot;;[es.A258])">
            <text:p/>
          </table:table-cell>
          <table:table-cell table:formula="of:=IF([en.B258]=&quot;&quot;;&quot;&quot;;[en.B258])">
            <text:p/>
          </table:table-cell>
        </table:table-row>
        <table:table-row table:style-name="ro1">
          <table:table-cell table:formula="of:=IF([es.A259]=&quot;&quot;;&quot;&quot;;[es.A259])">
            <text:p/>
          </table:table-cell>
          <table:table-cell table:formula="of:=IF([en.B259]=&quot;&quot;;&quot;&quot;;[en.B259])">
            <text:p/>
          </table:table-cell>
        </table:table-row>
        <table:table-row table:style-name="ro1">
          <table:table-cell table:formula="of:=IF([es.A260]=&quot;&quot;;&quot;&quot;;[es.A260])">
            <text:p/>
          </table:table-cell>
          <table:table-cell table:formula="of:=IF([en.B260]=&quot;&quot;;&quot;&quot;;[en.B260])">
            <text:p/>
          </table:table-cell>
        </table:table-row>
        <table:table-row table:style-name="ro1">
          <table:table-cell table:formula="of:=IF([es.A261]=&quot;&quot;;&quot;&quot;;[es.A261])">
            <text:p/>
          </table:table-cell>
          <table:table-cell table:formula="of:=IF([en.B261]=&quot;&quot;;&quot;&quot;;[en.B261])">
            <text:p/>
          </table:table-cell>
        </table:table-row>
        <table:table-row table:style-name="ro1">
          <table:table-cell table:formula="of:=IF([es.A262]=&quot;&quot;;&quot;&quot;;[es.A262])">
            <text:p/>
          </table:table-cell>
          <table:table-cell table:formula="of:=IF([en.B262]=&quot;&quot;;&quot;&quot;;[en.B262])">
            <text:p/>
          </table:table-cell>
        </table:table-row>
        <table:table-row table:style-name="ro1">
          <table:table-cell table:formula="of:=IF([es.A263]=&quot;&quot;;&quot;&quot;;[es.A263])">
            <text:p/>
          </table:table-cell>
          <table:table-cell table:formula="of:=IF([en.B263]=&quot;&quot;;&quot;&quot;;[en.B263])">
            <text:p/>
          </table:table-cell>
        </table:table-row>
        <table:table-row table:style-name="ro1">
          <table:table-cell table:formula="of:=IF([es.A264]=&quot;&quot;;&quot;&quot;;[es.A264])">
            <text:p/>
          </table:table-cell>
          <table:table-cell table:formula="of:=IF([en.B264]=&quot;&quot;;&quot;&quot;;[en.B264])">
            <text:p/>
          </table:table-cell>
        </table:table-row>
        <table:table-row table:style-name="ro1">
          <table:table-cell table:formula="of:=IF([es.A265]=&quot;&quot;;&quot;&quot;;[es.A265])">
            <text:p/>
          </table:table-cell>
          <table:table-cell table:formula="of:=IF([en.B265]=&quot;&quot;;&quot;&quot;;[en.B265])">
            <text:p/>
          </table:table-cell>
        </table:table-row>
        <table:table-row table:style-name="ro1">
          <table:table-cell table:formula="of:=IF([es.A266]=&quot;&quot;;&quot;&quot;;[es.A266])">
            <text:p/>
          </table:table-cell>
          <table:table-cell table:formula="of:=IF([en.B266]=&quot;&quot;;&quot;&quot;;[en.B266])">
            <text:p/>
          </table:table-cell>
        </table:table-row>
        <table:table-row table:style-name="ro1">
          <table:table-cell table:formula="of:=IF([es.A267]=&quot;&quot;;&quot;&quot;;[es.A267])">
            <text:p/>
          </table:table-cell>
          <table:table-cell table:formula="of:=IF([en.B267]=&quot;&quot;;&quot;&quot;;[en.B267])">
            <text:p/>
          </table:table-cell>
        </table:table-row>
        <table:table-row table:style-name="ro1">
          <table:table-cell table:formula="of:=IF([es.A268]=&quot;&quot;;&quot;&quot;;[es.A268])">
            <text:p/>
          </table:table-cell>
          <table:table-cell table:formula="of:=IF([en.B268]=&quot;&quot;;&quot;&quot;;[en.B268])">
            <text:p/>
          </table:table-cell>
        </table:table-row>
        <table:table-row table:style-name="ro1">
          <table:table-cell table:formula="of:=IF([es.A269]=&quot;&quot;;&quot;&quot;;[es.A269])">
            <text:p/>
          </table:table-cell>
          <table:table-cell table:formula="of:=IF([en.B269]=&quot;&quot;;&quot;&quot;;[en.B269])">
            <text:p/>
          </table:table-cell>
        </table:table-row>
        <table:table-row table:style-name="ro1">
          <table:table-cell table:formula="of:=IF([es.A270]=&quot;&quot;;&quot;&quot;;[es.A270])">
            <text:p/>
          </table:table-cell>
          <table:table-cell table:formula="of:=IF([en.B270]=&quot;&quot;;&quot;&quot;;[en.B270])">
            <text:p/>
          </table:table-cell>
        </table:table-row>
        <table:table-row table:style-name="ro1">
          <table:table-cell table:formula="of:=IF([es.A271]=&quot;&quot;;&quot;&quot;;[es.A271])">
            <text:p/>
          </table:table-cell>
          <table:table-cell table:formula="of:=IF([en.B271]=&quot;&quot;;&quot;&quot;;[en.B271])">
            <text:p/>
          </table:table-cell>
        </table:table-row>
        <table:table-row table:style-name="ro1">
          <table:table-cell table:formula="of:=IF([es.A272]=&quot;&quot;;&quot;&quot;;[es.A272])">
            <text:p/>
          </table:table-cell>
          <table:table-cell table:formula="of:=IF([en.B272]=&quot;&quot;;&quot;&quot;;[en.B272])">
            <text:p/>
          </table:table-cell>
        </table:table-row>
        <table:table-row table:style-name="ro1">
          <table:table-cell table:formula="of:=IF([es.A273]=&quot;&quot;;&quot;&quot;;[es.A273])">
            <text:p/>
          </table:table-cell>
          <table:table-cell table:formula="of:=IF([en.B273]=&quot;&quot;;&quot;&quot;;[en.B273])">
            <text:p/>
          </table:table-cell>
        </table:table-row>
        <table:table-row table:style-name="ro1">
          <table:table-cell table:formula="of:=IF([es.A274]=&quot;&quot;;&quot;&quot;;[es.A274])">
            <text:p/>
          </table:table-cell>
          <table:table-cell table:formula="of:=IF([en.B274]=&quot;&quot;;&quot;&quot;;[en.B274])">
            <text:p/>
          </table:table-cell>
        </table:table-row>
        <table:table-row table:style-name="ro1">
          <table:table-cell table:formula="of:=IF([es.A275]=&quot;&quot;;&quot;&quot;;[es.A275])">
            <text:p/>
          </table:table-cell>
          <table:table-cell table:formula="of:=IF([en.B275]=&quot;&quot;;&quot;&quot;;[en.B275])">
            <text:p/>
          </table:table-cell>
        </table:table-row>
        <table:table-row table:style-name="ro1">
          <table:table-cell table:formula="of:=IF([es.A276]=&quot;&quot;;&quot;&quot;;[es.A276])">
            <text:p/>
          </table:table-cell>
          <table:table-cell table:formula="of:=IF([en.B276]=&quot;&quot;;&quot;&quot;;[en.B276])">
            <text:p/>
          </table:table-cell>
        </table:table-row>
        <table:table-row table:style-name="ro1">
          <table:table-cell table:formula="of:=IF([es.A277]=&quot;&quot;;&quot;&quot;;[es.A277])">
            <text:p/>
          </table:table-cell>
          <table:table-cell table:formula="of:=IF([en.B277]=&quot;&quot;;&quot;&quot;;[en.B277])">
            <text:p/>
          </table:table-cell>
        </table:table-row>
        <table:table-row table:style-name="ro1">
          <table:table-cell table:formula="of:=IF([es.A278]=&quot;&quot;;&quot;&quot;;[es.A278])">
            <text:p/>
          </table:table-cell>
          <table:table-cell table:formula="of:=IF([en.B278]=&quot;&quot;;&quot;&quot;;[en.B278])">
            <text:p/>
          </table:table-cell>
        </table:table-row>
        <table:table-row table:style-name="ro1">
          <table:table-cell table:formula="of:=IF([es.A279]=&quot;&quot;;&quot;&quot;;[es.A279])">
            <text:p/>
          </table:table-cell>
          <table:table-cell table:formula="of:=IF([en.B279]=&quot;&quot;;&quot;&quot;;[en.B279])">
            <text:p/>
          </table:table-cell>
        </table:table-row>
        <table:table-row table:style-name="ro1">
          <table:table-cell table:formula="of:=IF([es.A280]=&quot;&quot;;&quot;&quot;;[es.A280])">
            <text:p/>
          </table:table-cell>
          <table:table-cell table:formula="of:=IF([en.B280]=&quot;&quot;;&quot;&quot;;[en.B280])">
            <text:p/>
          </table:table-cell>
        </table:table-row>
        <table:table-row table:style-name="ro1">
          <table:table-cell table:formula="of:=IF([es.A281]=&quot;&quot;;&quot;&quot;;[es.A281])">
            <text:p/>
          </table:table-cell>
          <table:table-cell table:formula="of:=IF([en.B281]=&quot;&quot;;&quot;&quot;;[en.B281])">
            <text:p/>
          </table:table-cell>
        </table:table-row>
        <table:table-row table:style-name="ro1">
          <table:table-cell table:formula="of:=IF([es.A282]=&quot;&quot;;&quot;&quot;;[es.A282])">
            <text:p/>
          </table:table-cell>
          <table:table-cell table:formula="of:=IF([en.B282]=&quot;&quot;;&quot;&quot;;[en.B282])">
            <text:p/>
          </table:table-cell>
        </table:table-row>
        <table:table-row table:style-name="ro1">
          <table:table-cell table:formula="of:=IF([es.A283]=&quot;&quot;;&quot;&quot;;[es.A283])">
            <text:p/>
          </table:table-cell>
          <table:table-cell table:formula="of:=IF([en.B283]=&quot;&quot;;&quot;&quot;;[en.B283])">
            <text:p/>
          </table:table-cell>
        </table:table-row>
        <table:table-row table:style-name="ro1">
          <table:table-cell table:formula="of:=IF([es.A284]=&quot;&quot;;&quot;&quot;;[es.A284])">
            <text:p/>
          </table:table-cell>
          <table:table-cell table:formula="of:=IF([en.B284]=&quot;&quot;;&quot;&quot;;[en.B284])">
            <text:p/>
          </table:table-cell>
        </table:table-row>
        <table:table-row table:style-name="ro1">
          <table:table-cell table:formula="of:=IF([es.A285]=&quot;&quot;;&quot;&quot;;[es.A285])">
            <text:p/>
          </table:table-cell>
          <table:table-cell table:formula="of:=IF([en.B285]=&quot;&quot;;&quot;&quot;;[en.B285])">
            <text:p/>
          </table:table-cell>
        </table:table-row>
        <table:table-row table:style-name="ro1">
          <table:table-cell table:formula="of:=IF([es.A286]=&quot;&quot;;&quot;&quot;;[es.A286])">
            <text:p/>
          </table:table-cell>
          <table:table-cell table:formula="of:=IF([en.B286]=&quot;&quot;;&quot;&quot;;[en.B286])">
            <text:p/>
          </table:table-cell>
        </table:table-row>
        <table:table-row table:style-name="ro1">
          <table:table-cell table:formula="of:=IF([es.A287]=&quot;&quot;;&quot;&quot;;[es.A287])">
            <text:p/>
          </table:table-cell>
          <table:table-cell table:formula="of:=IF([en.B287]=&quot;&quot;;&quot;&quot;;[en.B287])">
            <text:p/>
          </table:table-cell>
        </table:table-row>
        <table:table-row table:style-name="ro1">
          <table:table-cell table:formula="of:=IF([es.A288]=&quot;&quot;;&quot;&quot;;[es.A288])">
            <text:p/>
          </table:table-cell>
          <table:table-cell table:formula="of:=IF([en.B288]=&quot;&quot;;&quot;&quot;;[en.B288])">
            <text:p/>
          </table:table-cell>
        </table:table-row>
        <table:table-row table:style-name="ro1">
          <table:table-cell table:formula="of:=IF([es.A289]=&quot;&quot;;&quot;&quot;;[es.A289])">
            <text:p/>
          </table:table-cell>
          <table:table-cell table:formula="of:=IF([en.B289]=&quot;&quot;;&quot;&quot;;[en.B289])">
            <text:p/>
          </table:table-cell>
        </table:table-row>
        <table:table-row table:style-name="ro1">
          <table:table-cell table:formula="of:=IF([es.A290]=&quot;&quot;;&quot;&quot;;[es.A290])">
            <text:p/>
          </table:table-cell>
          <table:table-cell table:formula="of:=IF([en.B290]=&quot;&quot;;&quot;&quot;;[en.B290])">
            <text:p/>
          </table:table-cell>
        </table:table-row>
        <table:table-row table:style-name="ro1">
          <table:table-cell table:formula="of:=IF([es.A291]=&quot;&quot;;&quot;&quot;;[es.A291])">
            <text:p/>
          </table:table-cell>
          <table:table-cell table:formula="of:=IF([en.B291]=&quot;&quot;;&quot;&quot;;[en.B291])">
            <text:p/>
          </table:table-cell>
        </table:table-row>
        <table:table-row table:style-name="ro1">
          <table:table-cell table:formula="of:=IF([es.A292]=&quot;&quot;;&quot;&quot;;[es.A292])">
            <text:p/>
          </table:table-cell>
          <table:table-cell table:formula="of:=IF([en.B292]=&quot;&quot;;&quot;&quot;;[en.B292])">
            <text:p/>
          </table:table-cell>
        </table:table-row>
        <table:table-row table:style-name="ro1">
          <table:table-cell table:formula="of:=IF([es.A293]=&quot;&quot;;&quot;&quot;;[es.A293])">
            <text:p/>
          </table:table-cell>
          <table:table-cell table:formula="of:=IF([en.B293]=&quot;&quot;;&quot;&quot;;[en.B293])">
            <text:p/>
          </table:table-cell>
        </table:table-row>
        <table:table-row table:style-name="ro1">
          <table:table-cell table:formula="of:=IF([es.A294]=&quot;&quot;;&quot;&quot;;[es.A294])">
            <text:p/>
          </table:table-cell>
          <table:table-cell table:formula="of:=IF([en.B294]=&quot;&quot;;&quot;&quot;;[en.B294])">
            <text:p/>
          </table:table-cell>
        </table:table-row>
        <table:table-row table:style-name="ro1">
          <table:table-cell table:formula="of:=IF([es.A295]=&quot;&quot;;&quot;&quot;;[es.A295])">
            <text:p/>
          </table:table-cell>
          <table:table-cell table:formula="of:=IF([en.B295]=&quot;&quot;;&quot;&quot;;[en.B295])">
            <text:p/>
          </table:table-cell>
        </table:table-row>
        <table:table-row table:style-name="ro1">
          <table:table-cell table:formula="of:=IF([es.A296]=&quot;&quot;;&quot;&quot;;[es.A296])">
            <text:p/>
          </table:table-cell>
          <table:table-cell table:formula="of:=IF([en.B296]=&quot;&quot;;&quot;&quot;;[en.B296])">
            <text:p/>
          </table:table-cell>
        </table:table-row>
        <table:table-row table:style-name="ro1">
          <table:table-cell table:formula="of:=IF([es.A297]=&quot;&quot;;&quot;&quot;;[es.A297])">
            <text:p/>
          </table:table-cell>
          <table:table-cell table:formula="of:=IF([en.B297]=&quot;&quot;;&quot;&quot;;[en.B297])">
            <text:p/>
          </table:table-cell>
        </table:table-row>
        <table:table-row table:style-name="ro1">
          <table:table-cell table:formula="of:=IF([es.A298]=&quot;&quot;;&quot;&quot;;[es.A298])">
            <text:p/>
          </table:table-cell>
          <table:table-cell table:formula="of:=IF([en.B298]=&quot;&quot;;&quot;&quot;;[en.B298])">
            <text:p/>
          </table:table-cell>
        </table:table-row>
        <table:table-row table:style-name="ro1">
          <table:table-cell table:formula="of:=IF([es.A299]=&quot;&quot;;&quot;&quot;;[es.A299])">
            <text:p/>
          </table:table-cell>
          <table:table-cell table:formula="of:=IF([en.B299]=&quot;&quot;;&quot;&quot;;[en.B299])">
            <text:p/>
          </table:table-cell>
        </table:table-row>
        <table:table-row table:style-name="ro1">
          <table:table-cell table:formula="of:=IF([es.A300]=&quot;&quot;;&quot;&quot;;[es.A300])">
            <text:p/>
          </table:table-cell>
          <table:table-cell table:formula="of:=IF([en.B300]=&quot;&quot;;&quot;&quot;;[en.B300])">
            <text:p/>
          </table:table-cell>
        </table:table-row>
        <table:table-row table:style-name="ro1">
          <table:table-cell table:formula="of:=IF([es.A301]=&quot;&quot;;&quot;&quot;;[es.A301])">
            <text:p/>
          </table:table-cell>
          <table:table-cell table:formula="of:=IF([en.B301]=&quot;&quot;;&quot;&quot;;[en.B301])">
            <text:p/>
          </table:table-cell>
        </table:table-row>
        <table:table-row table:style-name="ro1">
          <table:table-cell table:formula="of:=IF([es.A302]=&quot;&quot;;&quot;&quot;;[es.A302])">
            <text:p/>
          </table:table-cell>
          <table:table-cell table:formula="of:=IF([en.B302]=&quot;&quot;;&quot;&quot;;[en.B302])">
            <text:p/>
          </table:table-cell>
        </table:table-row>
        <table:table-row table:style-name="ro1">
          <table:table-cell table:formula="of:=IF([es.A303]=&quot;&quot;;&quot;&quot;;[es.A303])">
            <text:p/>
          </table:table-cell>
          <table:table-cell table:formula="of:=IF([en.B303]=&quot;&quot;;&quot;&quot;;[en.B303])">
            <text:p/>
          </table:table-cell>
        </table:table-row>
        <table:table-row table:style-name="ro1">
          <table:table-cell table:formula="of:=IF([es.A304]=&quot;&quot;;&quot;&quot;;[es.A304])">
            <text:p/>
          </table:table-cell>
          <table:table-cell table:formula="of:=IF([en.B304]=&quot;&quot;;&quot;&quot;;[en.B304])">
            <text:p/>
          </table:table-cell>
        </table:table-row>
        <table:table-row table:style-name="ro1">
          <table:table-cell table:formula="of:=IF([es.A305]=&quot;&quot;;&quot;&quot;;[es.A305])">
            <text:p/>
          </table:table-cell>
          <table:table-cell table:formula="of:=IF([en.B305]=&quot;&quot;;&quot;&quot;;[en.B305])">
            <text:p/>
          </table:table-cell>
        </table:table-row>
        <table:table-row table:style-name="ro1">
          <table:table-cell table:formula="of:=IF([es.A306]=&quot;&quot;;&quot;&quot;;[es.A306])">
            <text:p/>
          </table:table-cell>
          <table:table-cell table:formula="of:=IF([en.B306]=&quot;&quot;;&quot;&quot;;[en.B306])">
            <text:p/>
          </table:table-cell>
        </table:table-row>
        <table:table-row table:style-name="ro1">
          <table:table-cell table:formula="of:=IF([es.A307]=&quot;&quot;;&quot;&quot;;[es.A307])">
            <text:p/>
          </table:table-cell>
          <table:table-cell table:formula="of:=IF([en.B307]=&quot;&quot;;&quot;&quot;;[en.B307])">
            <text:p/>
          </table:table-cell>
        </table:table-row>
        <table:table-row table:style-name="ro1">
          <table:table-cell table:formula="of:=IF([es.A308]=&quot;&quot;;&quot;&quot;;[es.A308])">
            <text:p/>
          </table:table-cell>
          <table:table-cell table:formula="of:=IF([en.B308]=&quot;&quot;;&quot;&quot;;[en.B308])">
            <text:p/>
          </table:table-cell>
        </table:table-row>
        <table:table-row table:style-name="ro1">
          <table:table-cell table:formula="of:=IF([es.A309]=&quot;&quot;;&quot;&quot;;[es.A309])">
            <text:p/>
          </table:table-cell>
          <table:table-cell table:formula="of:=IF([en.B309]=&quot;&quot;;&quot;&quot;;[en.B309])">
            <text:p/>
          </table:table-cell>
        </table:table-row>
        <table:table-row table:style-name="ro1">
          <table:table-cell table:formula="of:=IF([es.A310]=&quot;&quot;;&quot;&quot;;[es.A310])">
            <text:p/>
          </table:table-cell>
          <table:table-cell table:formula="of:=IF([en.B310]=&quot;&quot;;&quot;&quot;;[en.B310])">
            <text:p/>
          </table:table-cell>
        </table:table-row>
        <table:table-row table:style-name="ro1">
          <table:table-cell table:formula="of:=IF([es.A311]=&quot;&quot;;&quot;&quot;;[es.A311])">
            <text:p/>
          </table:table-cell>
          <table:table-cell table:formula="of:=IF([en.B311]=&quot;&quot;;&quot;&quot;;[en.B311])">
            <text:p/>
          </table:table-cell>
        </table:table-row>
        <table:table-row table:style-name="ro1">
          <table:table-cell table:formula="of:=IF([es.A312]=&quot;&quot;;&quot;&quot;;[es.A312])">
            <text:p/>
          </table:table-cell>
          <table:table-cell table:formula="of:=IF([en.B312]=&quot;&quot;;&quot;&quot;;[en.B312])">
            <text:p/>
          </table:table-cell>
        </table:table-row>
        <table:table-row table:style-name="ro1">
          <table:table-cell table:formula="of:=IF([es.A313]=&quot;&quot;;&quot;&quot;;[es.A313])">
            <text:p/>
          </table:table-cell>
          <table:table-cell table:formula="of:=IF([en.B313]=&quot;&quot;;&quot;&quot;;[en.B313])">
            <text:p/>
          </table:table-cell>
        </table:table-row>
        <table:table-row table:style-name="ro1">
          <table:table-cell table:formula="of:=IF([es.A314]=&quot;&quot;;&quot;&quot;;[es.A314])">
            <text:p/>
          </table:table-cell>
          <table:table-cell table:formula="of:=IF([en.B314]=&quot;&quot;;&quot;&quot;;[en.B314])">
            <text:p/>
          </table:table-cell>
        </table:table-row>
        <table:table-row table:style-name="ro1">
          <table:table-cell table:formula="of:=IF([es.A315]=&quot;&quot;;&quot;&quot;;[es.A315])">
            <text:p/>
          </table:table-cell>
          <table:table-cell table:formula="of:=IF([en.B315]=&quot;&quot;;&quot;&quot;;[en.B315])">
            <text:p/>
          </table:table-cell>
        </table:table-row>
        <table:table-row table:style-name="ro1">
          <table:table-cell table:formula="of:=IF([es.A316]=&quot;&quot;;&quot;&quot;;[es.A316])">
            <text:p/>
          </table:table-cell>
          <table:table-cell table:formula="of:=IF([en.B316]=&quot;&quot;;&quot;&quot;;[en.B316])">
            <text:p/>
          </table:table-cell>
        </table:table-row>
        <table:table-row table:style-name="ro1">
          <table:table-cell table:formula="of:=IF([es.A317]=&quot;&quot;;&quot;&quot;;[es.A317])">
            <text:p/>
          </table:table-cell>
          <table:table-cell table:formula="of:=IF([en.B317]=&quot;&quot;;&quot;&quot;;[en.B317])">
            <text:p/>
          </table:table-cell>
        </table:table-row>
        <table:table-row table:style-name="ro1">
          <table:table-cell table:formula="of:=IF([es.A318]=&quot;&quot;;&quot;&quot;;[es.A318])">
            <text:p/>
          </table:table-cell>
          <table:table-cell table:formula="of:=IF([en.B318]=&quot;&quot;;&quot;&quot;;[en.B318])">
            <text:p/>
          </table:table-cell>
        </table:table-row>
        <table:table-row table:style-name="ro1">
          <table:table-cell table:formula="of:=IF([es.A319]=&quot;&quot;;&quot;&quot;;[es.A319])">
            <text:p/>
          </table:table-cell>
          <table:table-cell table:formula="of:=IF([en.B319]=&quot;&quot;;&quot;&quot;;[en.B319])">
            <text:p/>
          </table:table-cell>
        </table:table-row>
        <table:table-row table:style-name="ro1">
          <table:table-cell table:formula="of:=IF([es.A320]=&quot;&quot;;&quot;&quot;;[es.A320])">
            <text:p/>
          </table:table-cell>
          <table:table-cell table:formula="of:=IF([en.B320]=&quot;&quot;;&quot;&quot;;[en.B320])">
            <text:p/>
          </table:table-cell>
        </table:table-row>
        <table:table-row table:style-name="ro1">
          <table:table-cell table:formula="of:=IF([es.A321]=&quot;&quot;;&quot;&quot;;[es.A321])">
            <text:p/>
          </table:table-cell>
          <table:table-cell table:formula="of:=IF([en.B321]=&quot;&quot;;&quot;&quot;;[en.B321])">
            <text:p/>
          </table:table-cell>
        </table:table-row>
        <table:table-row table:style-name="ro1">
          <table:table-cell table:formula="of:=IF([es.A322]=&quot;&quot;;&quot;&quot;;[es.A322])">
            <text:p/>
          </table:table-cell>
          <table:table-cell table:formula="of:=IF([en.B322]=&quot;&quot;;&quot;&quot;;[en.B322])">
            <text:p/>
          </table:table-cell>
        </table:table-row>
        <table:table-row table:style-name="ro1">
          <table:table-cell table:formula="of:=IF([es.A323]=&quot;&quot;;&quot;&quot;;[es.A323])">
            <text:p/>
          </table:table-cell>
          <table:table-cell table:formula="of:=IF([en.B323]=&quot;&quot;;&quot;&quot;;[en.B323])">
            <text:p/>
          </table:table-cell>
        </table:table-row>
        <table:table-row table:style-name="ro1">
          <table:table-cell table:formula="of:=IF([es.A324]=&quot;&quot;;&quot;&quot;;[es.A324])">
            <text:p/>
          </table:table-cell>
          <table:table-cell table:formula="of:=IF([en.B324]=&quot;&quot;;&quot;&quot;;[en.B324])">
            <text:p/>
          </table:table-cell>
        </table:table-row>
        <table:table-row table:style-name="ro1">
          <table:table-cell table:formula="of:=IF([es.A325]=&quot;&quot;;&quot;&quot;;[es.A325])">
            <text:p/>
          </table:table-cell>
          <table:table-cell table:formula="of:=IF([en.B325]=&quot;&quot;;&quot;&quot;;[en.B325])">
            <text:p/>
          </table:table-cell>
        </table:table-row>
        <table:table-row table:style-name="ro1">
          <table:table-cell table:formula="of:=IF([es.A326]=&quot;&quot;;&quot;&quot;;[es.A326])">
            <text:p/>
          </table:table-cell>
          <table:table-cell table:formula="of:=IF([en.B326]=&quot;&quot;;&quot;&quot;;[en.B326])">
            <text:p/>
          </table:table-cell>
        </table:table-row>
        <table:table-row table:style-name="ro1">
          <table:table-cell table:formula="of:=IF([es.A327]=&quot;&quot;;&quot;&quot;;[es.A327])">
            <text:p/>
          </table:table-cell>
          <table:table-cell table:formula="of:=IF([en.B327]=&quot;&quot;;&quot;&quot;;[en.B327])">
            <text:p/>
          </table:table-cell>
        </table:table-row>
        <table:table-row table:style-name="ro1">
          <table:table-cell table:formula="of:=IF([es.A328]=&quot;&quot;;&quot;&quot;;[es.A328])">
            <text:p/>
          </table:table-cell>
          <table:table-cell table:formula="of:=IF([en.B328]=&quot;&quot;;&quot;&quot;;[en.B328])">
            <text:p/>
          </table:table-cell>
        </table:table-row>
        <table:table-row table:style-name="ro1">
          <table:table-cell table:formula="of:=IF([es.A329]=&quot;&quot;;&quot;&quot;;[es.A329])">
            <text:p/>
          </table:table-cell>
          <table:table-cell table:formula="of:=IF([en.B329]=&quot;&quot;;&quot;&quot;;[en.B329])">
            <text:p/>
          </table:table-cell>
        </table:table-row>
        <table:table-row table:style-name="ro1">
          <table:table-cell table:formula="of:=IF([es.A330]=&quot;&quot;;&quot;&quot;;[es.A330])">
            <text:p/>
          </table:table-cell>
          <table:table-cell table:formula="of:=IF([en.B330]=&quot;&quot;;&quot;&quot;;[en.B330])">
            <text:p/>
          </table:table-cell>
        </table:table-row>
        <table:table-row table:style-name="ro1">
          <table:table-cell table:formula="of:=IF([es.A331]=&quot;&quot;;&quot;&quot;;[es.A331])">
            <text:p/>
          </table:table-cell>
          <table:table-cell table:formula="of:=IF([en.B331]=&quot;&quot;;&quot;&quot;;[en.B331])">
            <text:p/>
          </table:table-cell>
        </table:table-row>
        <table:table-row table:style-name="ro1">
          <table:table-cell table:formula="of:=IF([es.A332]=&quot;&quot;;&quot;&quot;;[es.A332])">
            <text:p/>
          </table:table-cell>
          <table:table-cell table:formula="of:=IF([en.B332]=&quot;&quot;;&quot;&quot;;[en.B332])">
            <text:p/>
          </table:table-cell>
        </table:table-row>
        <table:table-row table:style-name="ro1">
          <table:table-cell table:formula="of:=IF([es.A333]=&quot;&quot;;&quot;&quot;;[es.A333])">
            <text:p/>
          </table:table-cell>
          <table:table-cell table:formula="of:=IF([en.B333]=&quot;&quot;;&quot;&quot;;[en.B333])">
            <text:p/>
          </table:table-cell>
        </table:table-row>
        <table:table-row table:style-name="ro1">
          <table:table-cell table:formula="of:=IF([es.A334]=&quot;&quot;;&quot;&quot;;[es.A334])">
            <text:p/>
          </table:table-cell>
          <table:table-cell table:formula="of:=IF([en.B334]=&quot;&quot;;&quot;&quot;;[en.B334])">
            <text:p/>
          </table:table-cell>
        </table:table-row>
        <table:table-row table:style-name="ro1">
          <table:table-cell table:formula="of:=IF([es.A335]=&quot;&quot;;&quot;&quot;;[es.A335])">
            <text:p/>
          </table:table-cell>
          <table:table-cell table:formula="of:=IF([en.B335]=&quot;&quot;;&quot;&quot;;[en.B335])">
            <text:p/>
          </table:table-cell>
        </table:table-row>
        <table:table-row table:style-name="ro1">
          <table:table-cell table:formula="of:=IF([es.A336]=&quot;&quot;;&quot;&quot;;[es.A336])">
            <text:p/>
          </table:table-cell>
          <table:table-cell table:formula="of:=IF([en.B336]=&quot;&quot;;&quot;&quot;;[en.B336])">
            <text:p/>
          </table:table-cell>
        </table:table-row>
        <table:table-row table:style-name="ro1">
          <table:table-cell table:formula="of:=IF([es.A337]=&quot;&quot;;&quot;&quot;;[es.A337])">
            <text:p/>
          </table:table-cell>
          <table:table-cell table:formula="of:=IF([en.B337]=&quot;&quot;;&quot;&quot;;[en.B337])">
            <text:p/>
          </table:table-cell>
        </table:table-row>
        <table:table-row table:style-name="ro1">
          <table:table-cell table:formula="of:=IF([es.A338]=&quot;&quot;;&quot;&quot;;[es.A338])">
            <text:p/>
          </table:table-cell>
          <table:table-cell table:formula="of:=IF([en.B338]=&quot;&quot;;&quot;&quot;;[en.B338])">
            <text:p/>
          </table:table-cell>
        </table:table-row>
        <table:table-row table:style-name="ro1">
          <table:table-cell table:formula="of:=IF([es.A339]=&quot;&quot;;&quot;&quot;;[es.A339])">
            <text:p/>
          </table:table-cell>
          <table:table-cell table:formula="of:=IF([en.B339]=&quot;&quot;;&quot;&quot;;[en.B339])">
            <text:p/>
          </table:table-cell>
        </table:table-row>
        <table:table-row table:style-name="ro1">
          <table:table-cell table:formula="of:=IF([es.A340]=&quot;&quot;;&quot;&quot;;[es.A340])">
            <text:p/>
          </table:table-cell>
          <table:table-cell table:formula="of:=IF([en.B340]=&quot;&quot;;&quot;&quot;;[en.B340])">
            <text:p/>
          </table:table-cell>
        </table:table-row>
        <table:table-row table:style-name="ro1">
          <table:table-cell table:formula="of:=IF([es.A341]=&quot;&quot;;&quot;&quot;;[es.A341])">
            <text:p/>
          </table:table-cell>
          <table:table-cell table:formula="of:=IF([en.B341]=&quot;&quot;;&quot;&quot;;[en.B341])">
            <text:p/>
          </table:table-cell>
        </table:table-row>
        <table:table-row table:style-name="ro1">
          <table:table-cell table:formula="of:=IF([es.A342]=&quot;&quot;;&quot;&quot;;[es.A342])">
            <text:p/>
          </table:table-cell>
          <table:table-cell table:formula="of:=IF([en.B342]=&quot;&quot;;&quot;&quot;;[en.B342])">
            <text:p/>
          </table:table-cell>
        </table:table-row>
        <table:table-row table:style-name="ro1">
          <table:table-cell table:formula="of:=IF([es.A343]=&quot;&quot;;&quot;&quot;;[es.A343])">
            <text:p/>
          </table:table-cell>
          <table:table-cell table:formula="of:=IF([en.B343]=&quot;&quot;;&quot;&quot;;[en.B343])">
            <text:p/>
          </table:table-cell>
        </table:table-row>
        <table:table-row table:style-name="ro1">
          <table:table-cell table:formula="of:=IF([es.A344]=&quot;&quot;;&quot;&quot;;[es.A344])">
            <text:p/>
          </table:table-cell>
          <table:table-cell table:formula="of:=IF([en.B344]=&quot;&quot;;&quot;&quot;;[en.B344])">
            <text:p/>
          </table:table-cell>
        </table:table-row>
        <table:table-row table:style-name="ro1">
          <table:table-cell table:formula="of:=IF([es.A345]=&quot;&quot;;&quot;&quot;;[es.A345])">
            <text:p/>
          </table:table-cell>
          <table:table-cell table:formula="of:=IF([en.B345]=&quot;&quot;;&quot;&quot;;[en.B345])">
            <text:p/>
          </table:table-cell>
        </table:table-row>
        <table:table-row table:style-name="ro1">
          <table:table-cell table:formula="of:=IF([es.A346]=&quot;&quot;;&quot;&quot;;[es.A346])">
            <text:p/>
          </table:table-cell>
          <table:table-cell table:formula="of:=IF([en.B346]=&quot;&quot;;&quot;&quot;;[en.B346])">
            <text:p/>
          </table:table-cell>
        </table:table-row>
        <table:table-row table:style-name="ro1">
          <table:table-cell table:formula="of:=IF([es.A347]=&quot;&quot;;&quot;&quot;;[es.A347])">
            <text:p/>
          </table:table-cell>
          <table:table-cell table:formula="of:=IF([en.B347]=&quot;&quot;;&quot;&quot;;[en.B347])">
            <text:p/>
          </table:table-cell>
        </table:table-row>
        <table:table-row table:style-name="ro1">
          <table:table-cell table:formula="of:=IF([es.A348]=&quot;&quot;;&quot;&quot;;[es.A348])">
            <text:p/>
          </table:table-cell>
          <table:table-cell table:formula="of:=IF([en.B348]=&quot;&quot;;&quot;&quot;;[en.B348])">
            <text:p/>
          </table:table-cell>
        </table:table-row>
        <table:table-row table:style-name="ro1">
          <table:table-cell table:formula="of:=IF([es.A349]=&quot;&quot;;&quot;&quot;;[es.A349])">
            <text:p/>
          </table:table-cell>
          <table:table-cell table:formula="of:=IF([en.B349]=&quot;&quot;;&quot;&quot;;[en.B349])">
            <text:p/>
          </table:table-cell>
        </table:table-row>
        <table:table-row table:style-name="ro1">
          <table:table-cell table:formula="of:=IF([es.A350]=&quot;&quot;;&quot;&quot;;[es.A350])">
            <text:p/>
          </table:table-cell>
          <table:table-cell table:formula="of:=IF([en.B350]=&quot;&quot;;&quot;&quot;;[en.B350])">
            <text:p/>
          </table:table-cell>
        </table:table-row>
        <table:table-row table:style-name="ro1">
          <table:table-cell table:formula="of:=IF([es.A351]=&quot;&quot;;&quot;&quot;;[es.A351])">
            <text:p/>
          </table:table-cell>
          <table:table-cell table:formula="of:=IF([en.B351]=&quot;&quot;;&quot;&quot;;[en.B351])">
            <text:p/>
          </table:table-cell>
        </table:table-row>
        <table:table-row table:style-name="ro1">
          <table:table-cell table:formula="of:=IF([es.A352]=&quot;&quot;;&quot;&quot;;[es.A352])">
            <text:p/>
          </table:table-cell>
          <table:table-cell table:formula="of:=IF([en.B352]=&quot;&quot;;&quot;&quot;;[en.B352])">
            <text:p/>
          </table:table-cell>
        </table:table-row>
        <table:table-row table:style-name="ro1">
          <table:table-cell table:formula="of:=IF([es.A353]=&quot;&quot;;&quot;&quot;;[es.A353])">
            <text:p/>
          </table:table-cell>
          <table:table-cell table:formula="of:=IF([en.B353]=&quot;&quot;;&quot;&quot;;[en.B353])">
            <text:p/>
          </table:table-cell>
        </table:table-row>
        <table:table-row table:style-name="ro1">
          <table:table-cell table:formula="of:=IF([es.A354]=&quot;&quot;;&quot;&quot;;[es.A354])">
            <text:p/>
          </table:table-cell>
          <table:table-cell table:formula="of:=IF([en.B354]=&quot;&quot;;&quot;&quot;;[en.B354])">
            <text:p/>
          </table:table-cell>
        </table:table-row>
        <table:table-row table:style-name="ro1">
          <table:table-cell table:formula="of:=IF([es.A355]=&quot;&quot;;&quot;&quot;;[es.A355])">
            <text:p/>
          </table:table-cell>
          <table:table-cell table:formula="of:=IF([en.B355]=&quot;&quot;;&quot;&quot;;[en.B355])">
            <text:p/>
          </table:table-cell>
        </table:table-row>
        <table:table-row table:style-name="ro1">
          <table:table-cell table:formula="of:=IF([es.A356]=&quot;&quot;;&quot;&quot;;[es.A356])">
            <text:p/>
          </table:table-cell>
          <table:table-cell table:formula="of:=IF([en.B356]=&quot;&quot;;&quot;&quot;;[en.B356])">
            <text:p/>
          </table:table-cell>
        </table:table-row>
        <table:table-row table:style-name="ro1">
          <table:table-cell table:formula="of:=IF([es.A357]=&quot;&quot;;&quot;&quot;;[es.A357])">
            <text:p/>
          </table:table-cell>
          <table:table-cell table:formula="of:=IF([en.B357]=&quot;&quot;;&quot;&quot;;[en.B357])">
            <text:p/>
          </table:table-cell>
        </table:table-row>
        <table:table-row table:style-name="ro1">
          <table:table-cell table:formula="of:=IF([es.A358]=&quot;&quot;;&quot;&quot;;[es.A358])">
            <text:p/>
          </table:table-cell>
          <table:table-cell table:formula="of:=IF([en.B358]=&quot;&quot;;&quot;&quot;;[en.B358])">
            <text:p/>
          </table:table-cell>
        </table:table-row>
        <table:table-row table:style-name="ro1">
          <table:table-cell table:formula="of:=IF([es.A359]=&quot;&quot;;&quot;&quot;;[es.A359])">
            <text:p/>
          </table:table-cell>
          <table:table-cell table:formula="of:=IF([en.B359]=&quot;&quot;;&quot;&quot;;[en.B359])">
            <text:p/>
          </table:table-cell>
        </table:table-row>
        <table:table-row table:style-name="ro1">
          <table:table-cell table:formula="of:=IF([es.A360]=&quot;&quot;;&quot;&quot;;[es.A360])">
            <text:p/>
          </table:table-cell>
          <table:table-cell table:formula="of:=IF([en.B360]=&quot;&quot;;&quot;&quot;;[en.B360])">
            <text:p/>
          </table:table-cell>
        </table:table-row>
        <table:table-row table:style-name="ro1">
          <table:table-cell table:formula="of:=IF([es.A361]=&quot;&quot;;&quot;&quot;;[es.A361])">
            <text:p/>
          </table:table-cell>
          <table:table-cell table:formula="of:=IF([en.B361]=&quot;&quot;;&quot;&quot;;[en.B361])">
            <text:p/>
          </table:table-cell>
        </table:table-row>
        <table:table-row table:style-name="ro1">
          <table:table-cell table:formula="of:=IF([es.A362]=&quot;&quot;;&quot;&quot;;[es.A362])">
            <text:p/>
          </table:table-cell>
          <table:table-cell table:formula="of:=IF([en.B362]=&quot;&quot;;&quot;&quot;;[en.B362])">
            <text:p/>
          </table:table-cell>
        </table:table-row>
        <table:table-row table:style-name="ro1">
          <table:table-cell table:formula="of:=IF([es.A363]=&quot;&quot;;&quot;&quot;;[es.A363])">
            <text:p/>
          </table:table-cell>
          <table:table-cell table:formula="of:=IF([en.B363]=&quot;&quot;;&quot;&quot;;[en.B363])">
            <text:p/>
          </table:table-cell>
        </table:table-row>
        <table:table-row table:style-name="ro1">
          <table:table-cell table:formula="of:=IF([es.A364]=&quot;&quot;;&quot;&quot;;[es.A364])">
            <text:p/>
          </table:table-cell>
          <table:table-cell table:formula="of:=IF([en.B364]=&quot;&quot;;&quot;&quot;;[en.B364])">
            <text:p/>
          </table:table-cell>
        </table:table-row>
        <table:table-row table:style-name="ro1">
          <table:table-cell table:formula="of:=IF([es.A365]=&quot;&quot;;&quot;&quot;;[es.A365])">
            <text:p/>
          </table:table-cell>
          <table:table-cell table:formula="of:=IF([en.B365]=&quot;&quot;;&quot;&quot;;[en.B365])">
            <text:p/>
          </table:table-cell>
        </table:table-row>
        <table:table-row table:style-name="ro1">
          <table:table-cell table:formula="of:=IF([es.A366]=&quot;&quot;;&quot;&quot;;[es.A366])">
            <text:p/>
          </table:table-cell>
          <table:table-cell table:formula="of:=IF([en.B366]=&quot;&quot;;&quot;&quot;;[en.B366])">
            <text:p/>
          </table:table-cell>
        </table:table-row>
        <table:table-row table:style-name="ro1">
          <table:table-cell table:formula="of:=IF([es.A367]=&quot;&quot;;&quot;&quot;;[es.A367])">
            <text:p/>
          </table:table-cell>
          <table:table-cell table:formula="of:=IF([en.B367]=&quot;&quot;;&quot;&quot;;[en.B367])">
            <text:p/>
          </table:table-cell>
        </table:table-row>
        <table:table-row table:style-name="ro1">
          <table:table-cell table:formula="of:=IF([es.A368]=&quot;&quot;;&quot;&quot;;[es.A368])">
            <text:p/>
          </table:table-cell>
          <table:table-cell table:formula="of:=IF([en.B368]=&quot;&quot;;&quot;&quot;;[en.B368])">
            <text:p/>
          </table:table-cell>
        </table:table-row>
        <table:table-row table:style-name="ro1">
          <table:table-cell table:formula="of:=IF([es.A369]=&quot;&quot;;&quot;&quot;;[es.A369])">
            <text:p/>
          </table:table-cell>
          <table:table-cell table:formula="of:=IF([en.B369]=&quot;&quot;;&quot;&quot;;[en.B369])">
            <text:p/>
          </table:table-cell>
        </table:table-row>
        <table:table-row table:style-name="ro1">
          <table:table-cell table:formula="of:=IF([es.A370]=&quot;&quot;;&quot;&quot;;[es.A370])">
            <text:p/>
          </table:table-cell>
          <table:table-cell table:formula="of:=IF([en.B370]=&quot;&quot;;&quot;&quot;;[en.B370])">
            <text:p/>
          </table:table-cell>
        </table:table-row>
        <table:table-row table:style-name="ro1">
          <table:table-cell table:formula="of:=IF([es.A371]=&quot;&quot;;&quot;&quot;;[es.A371])">
            <text:p/>
          </table:table-cell>
          <table:table-cell table:formula="of:=IF([en.B371]=&quot;&quot;;&quot;&quot;;[en.B371])">
            <text:p/>
          </table:table-cell>
        </table:table-row>
        <table:table-row table:style-name="ro1">
          <table:table-cell table:formula="of:=IF([es.A372]=&quot;&quot;;&quot;&quot;;[es.A372])">
            <text:p/>
          </table:table-cell>
          <table:table-cell table:formula="of:=IF([en.B372]=&quot;&quot;;&quot;&quot;;[en.B372])">
            <text:p/>
          </table:table-cell>
        </table:table-row>
        <table:table-row table:style-name="ro1">
          <table:table-cell table:formula="of:=IF([es.A373]=&quot;&quot;;&quot;&quot;;[es.A373])">
            <text:p/>
          </table:table-cell>
          <table:table-cell table:formula="of:=IF([en.B373]=&quot;&quot;;&quot;&quot;;[en.B373])">
            <text:p/>
          </table:table-cell>
        </table:table-row>
        <table:table-row table:style-name="ro1">
          <table:table-cell table:formula="of:=IF([es.A374]=&quot;&quot;;&quot;&quot;;[es.A374])">
            <text:p/>
          </table:table-cell>
          <table:table-cell table:formula="of:=IF([en.B374]=&quot;&quot;;&quot;&quot;;[en.B374])">
            <text:p/>
          </table:table-cell>
        </table:table-row>
        <table:table-row table:style-name="ro1">
          <table:table-cell table:formula="of:=IF([es.A375]=&quot;&quot;;&quot;&quot;;[es.A375])">
            <text:p/>
          </table:table-cell>
          <table:table-cell table:formula="of:=IF([en.B375]=&quot;&quot;;&quot;&quot;;[en.B375])">
            <text:p/>
          </table:table-cell>
        </table:table-row>
        <table:table-row table:style-name="ro1">
          <table:table-cell table:formula="of:=IF([es.A376]=&quot;&quot;;&quot;&quot;;[es.A376])">
            <text:p/>
          </table:table-cell>
          <table:table-cell table:formula="of:=IF([en.B376]=&quot;&quot;;&quot;&quot;;[en.B376])">
            <text:p/>
          </table:table-cell>
        </table:table-row>
        <table:table-row table:style-name="ro1">
          <table:table-cell table:formula="of:=IF([es.A377]=&quot;&quot;;&quot;&quot;;[es.A377])">
            <text:p/>
          </table:table-cell>
          <table:table-cell table:formula="of:=IF([en.B377]=&quot;&quot;;&quot;&quot;;[en.B377])">
            <text:p/>
          </table:table-cell>
        </table:table-row>
        <table:table-row table:style-name="ro1">
          <table:table-cell table:formula="of:=IF([es.A378]=&quot;&quot;;&quot;&quot;;[es.A378])">
            <text:p/>
          </table:table-cell>
          <table:table-cell table:formula="of:=IF([en.B378]=&quot;&quot;;&quot;&quot;;[en.B378])">
            <text:p/>
          </table:table-cell>
        </table:table-row>
        <table:table-row table:style-name="ro1">
          <table:table-cell table:formula="of:=IF([es.A379]=&quot;&quot;;&quot;&quot;;[es.A379])">
            <text:p/>
          </table:table-cell>
          <table:table-cell table:formula="of:=IF([en.B379]=&quot;&quot;;&quot;&quot;;[en.B379])">
            <text:p/>
          </table:table-cell>
        </table:table-row>
        <table:table-row table:style-name="ro1">
          <table:table-cell table:formula="of:=IF([es.A380]=&quot;&quot;;&quot;&quot;;[es.A380])">
            <text:p/>
          </table:table-cell>
          <table:table-cell table:formula="of:=IF([en.B380]=&quot;&quot;;&quot;&quot;;[en.B380])">
            <text:p/>
          </table:table-cell>
        </table:table-row>
        <table:table-row table:style-name="ro1">
          <table:table-cell table:formula="of:=IF([es.A381]=&quot;&quot;;&quot;&quot;;[es.A381])">
            <text:p/>
          </table:table-cell>
          <table:table-cell table:formula="of:=IF([en.B381]=&quot;&quot;;&quot;&quot;;[en.B381])">
            <text:p/>
          </table:table-cell>
        </table:table-row>
        <table:table-row table:style-name="ro1">
          <table:table-cell table:formula="of:=IF([es.A382]=&quot;&quot;;&quot;&quot;;[es.A382])">
            <text:p/>
          </table:table-cell>
          <table:table-cell table:formula="of:=IF([en.B382]=&quot;&quot;;&quot;&quot;;[en.B382])">
            <text:p/>
          </table:table-cell>
        </table:table-row>
        <table:table-row table:style-name="ro1">
          <table:table-cell table:formula="of:=IF([es.A383]=&quot;&quot;;&quot;&quot;;[es.A383])">
            <text:p/>
          </table:table-cell>
          <table:table-cell table:formula="of:=IF([en.B383]=&quot;&quot;;&quot;&quot;;[en.B383])">
            <text:p/>
          </table:table-cell>
        </table:table-row>
        <table:table-row table:style-name="ro1">
          <table:table-cell table:formula="of:=IF([es.A384]=&quot;&quot;;&quot;&quot;;[es.A384])">
            <text:p/>
          </table:table-cell>
          <table:table-cell table:formula="of:=IF([en.B384]=&quot;&quot;;&quot;&quot;;[en.B384])">
            <text:p/>
          </table:table-cell>
        </table:table-row>
        <table:table-row table:style-name="ro1">
          <table:table-cell table:formula="of:=IF([es.A385]=&quot;&quot;;&quot;&quot;;[es.A385])">
            <text:p/>
          </table:table-cell>
          <table:table-cell table:formula="of:=IF([en.B385]=&quot;&quot;;&quot;&quot;;[en.B385])">
            <text:p/>
          </table:table-cell>
        </table:table-row>
        <table:table-row table:style-name="ro1">
          <table:table-cell table:formula="of:=IF([es.A386]=&quot;&quot;;&quot;&quot;;[es.A386])">
            <text:p/>
          </table:table-cell>
          <table:table-cell table:formula="of:=IF([en.B386]=&quot;&quot;;&quot;&quot;;[en.B386])">
            <text:p/>
          </table:table-cell>
        </table:table-row>
        <table:table-row table:style-name="ro1">
          <table:table-cell table:formula="of:=IF([es.A387]=&quot;&quot;;&quot;&quot;;[es.A387])">
            <text:p/>
          </table:table-cell>
          <table:table-cell table:formula="of:=IF([en.B387]=&quot;&quot;;&quot;&quot;;[en.B387])">
            <text:p/>
          </table:table-cell>
        </table:table-row>
        <table:table-row table:style-name="ro1">
          <table:table-cell table:formula="of:=IF([es.A388]=&quot;&quot;;&quot;&quot;;[es.A388])">
            <text:p/>
          </table:table-cell>
          <table:table-cell table:formula="of:=IF([en.B388]=&quot;&quot;;&quot;&quot;;[en.B388])">
            <text:p/>
          </table:table-cell>
        </table:table-row>
        <table:table-row table:style-name="ro1">
          <table:table-cell table:formula="of:=IF([es.A389]=&quot;&quot;;&quot;&quot;;[es.A389])">
            <text:p/>
          </table:table-cell>
          <table:table-cell table:formula="of:=IF([en.B389]=&quot;&quot;;&quot;&quot;;[en.B389])">
            <text:p/>
          </table:table-cell>
        </table:table-row>
        <table:table-row table:style-name="ro1">
          <table:table-cell table:formula="of:=IF([es.A390]=&quot;&quot;;&quot;&quot;;[es.A390])">
            <text:p/>
          </table:table-cell>
          <table:table-cell table:formula="of:=IF([en.B390]=&quot;&quot;;&quot;&quot;;[en.B390])">
            <text:p/>
          </table:table-cell>
        </table:table-row>
        <table:table-row table:style-name="ro1">
          <table:table-cell table:formula="of:=IF([es.A391]=&quot;&quot;;&quot;&quot;;[es.A391])">
            <text:p/>
          </table:table-cell>
          <table:table-cell table:formula="of:=IF([en.B391]=&quot;&quot;;&quot;&quot;;[en.B391])">
            <text:p/>
          </table:table-cell>
        </table:table-row>
        <table:table-row table:style-name="ro1">
          <table:table-cell table:formula="of:=IF([es.A392]=&quot;&quot;;&quot;&quot;;[es.A392])">
            <text:p/>
          </table:table-cell>
          <table:table-cell table:formula="of:=IF([en.B392]=&quot;&quot;;&quot;&quot;;[en.B392])">
            <text:p/>
          </table:table-cell>
        </table:table-row>
        <table:table-row table:style-name="ro1">
          <table:table-cell table:formula="of:=IF([es.A393]=&quot;&quot;;&quot;&quot;;[es.A393])">
            <text:p/>
          </table:table-cell>
          <table:table-cell table:formula="of:=IF([en.B393]=&quot;&quot;;&quot;&quot;;[en.B393])">
            <text:p/>
          </table:table-cell>
        </table:table-row>
        <table:table-row table:style-name="ro1">
          <table:table-cell table:formula="of:=IF([es.A394]=&quot;&quot;;&quot;&quot;;[es.A394])">
            <text:p/>
          </table:table-cell>
          <table:table-cell table:formula="of:=IF([en.B394]=&quot;&quot;;&quot;&quot;;[en.B394])">
            <text:p/>
          </table:table-cell>
        </table:table-row>
        <table:table-row table:style-name="ro1">
          <table:table-cell table:formula="of:=IF([es.A395]=&quot;&quot;;&quot;&quot;;[es.A395])">
            <text:p/>
          </table:table-cell>
          <table:table-cell table:formula="of:=IF([en.B395]=&quot;&quot;;&quot;&quot;;[en.B395])">
            <text:p/>
          </table:table-cell>
        </table:table-row>
        <table:table-row table:style-name="ro1">
          <table:table-cell table:formula="of:=IF([es.A396]=&quot;&quot;;&quot;&quot;;[es.A396])">
            <text:p/>
          </table:table-cell>
          <table:table-cell table:formula="of:=IF([en.B396]=&quot;&quot;;&quot;&quot;;[en.B396])">
            <text:p/>
          </table:table-cell>
        </table:table-row>
        <table:table-row table:style-name="ro1">
          <table:table-cell table:formula="of:=IF([es.A397]=&quot;&quot;;&quot;&quot;;[es.A397])">
            <text:p/>
          </table:table-cell>
          <table:table-cell table:formula="of:=IF([en.B397]=&quot;&quot;;&quot;&quot;;[en.B397])">
            <text:p/>
          </table:table-cell>
        </table:table-row>
        <table:table-row table:style-name="ro1">
          <table:table-cell table:formula="of:=IF([es.A398]=&quot;&quot;;&quot;&quot;;[es.A398])">
            <text:p/>
          </table:table-cell>
          <table:table-cell table:formula="of:=IF([en.B398]=&quot;&quot;;&quot;&quot;;[en.B398])">
            <text:p/>
          </table:table-cell>
        </table:table-row>
        <table:table-row table:style-name="ro1">
          <table:table-cell table:formula="of:=IF([es.A399]=&quot;&quot;;&quot;&quot;;[es.A399])">
            <text:p/>
          </table:table-cell>
          <table:table-cell table:formula="of:=IF([en.B399]=&quot;&quot;;&quot;&quot;;[en.B399])">
            <text:p/>
          </table:table-cell>
        </table:table-row>
        <table:table-row table:style-name="ro1">
          <table:table-cell table:formula="of:=IF([es.A400]=&quot;&quot;;&quot;&quot;;[es.A400])">
            <text:p/>
          </table:table-cell>
          <table:table-cell table:formula="of:=IF([en.B400]=&quot;&quot;;&quot;&quot;;[en.B400])">
            <text:p/>
          </table:table-cell>
        </table:table-row>
        <table:table-row table:style-name="ro1">
          <table:table-cell table:formula="of:=IF([es.A401]=&quot;&quot;;&quot;&quot;;[es.A401])">
            <text:p/>
          </table:table-cell>
          <table:table-cell table:formula="of:=IF([en.B401]=&quot;&quot;;&quot;&quot;;[en.B401])">
            <text:p/>
          </table:table-cell>
        </table:table-row>
        <table:table-row table:style-name="ro1">
          <table:table-cell table:formula="of:=IF([es.A402]=&quot;&quot;;&quot;&quot;;[es.A402])">
            <text:p/>
          </table:table-cell>
          <table:table-cell table:formula="of:=IF([en.B402]=&quot;&quot;;&quot;&quot;;[en.B402])">
            <text:p/>
          </table:table-cell>
        </table:table-row>
        <table:table-row table:style-name="ro1">
          <table:table-cell table:formula="of:=IF([es.A403]=&quot;&quot;;&quot;&quot;;[es.A403])">
            <text:p/>
          </table:table-cell>
          <table:table-cell table:formula="of:=IF([en.B403]=&quot;&quot;;&quot;&quot;;[en.B403])">
            <text:p/>
          </table:table-cell>
        </table:table-row>
        <table:table-row table:style-name="ro1">
          <table:table-cell table:formula="of:=IF([es.A404]=&quot;&quot;;&quot;&quot;;[es.A404])">
            <text:p/>
          </table:table-cell>
          <table:table-cell table:formula="of:=IF([en.B404]=&quot;&quot;;&quot;&quot;;[en.B404])">
            <text:p/>
          </table:table-cell>
        </table:table-row>
        <table:table-row table:style-name="ro1">
          <table:table-cell table:formula="of:=IF([es.A405]=&quot;&quot;;&quot;&quot;;[es.A405])">
            <text:p/>
          </table:table-cell>
          <table:table-cell table:formula="of:=IF([en.B405]=&quot;&quot;;&quot;&quot;;[en.B405])">
            <text:p/>
          </table:table-cell>
        </table:table-row>
        <table:table-row table:style-name="ro1">
          <table:table-cell table:formula="of:=IF([es.A406]=&quot;&quot;;&quot;&quot;;[es.A406])">
            <text:p/>
          </table:table-cell>
          <table:table-cell table:formula="of:=IF([en.B406]=&quot;&quot;;&quot;&quot;;[en.B406])">
            <text:p/>
          </table:table-cell>
        </table:table-row>
        <table:table-row table:style-name="ro1">
          <table:table-cell table:formula="of:=IF([es.A407]=&quot;&quot;;&quot;&quot;;[es.A407])">
            <text:p/>
          </table:table-cell>
          <table:table-cell table:formula="of:=IF([en.B407]=&quot;&quot;;&quot;&quot;;[en.B407])">
            <text:p/>
          </table:table-cell>
        </table:table-row>
        <table:table-row table:style-name="ro1">
          <table:table-cell table:formula="of:=IF([es.A408]=&quot;&quot;;&quot;&quot;;[es.A408])">
            <text:p/>
          </table:table-cell>
          <table:table-cell table:formula="of:=IF([en.B408]=&quot;&quot;;&quot;&quot;;[en.B408])">
            <text:p/>
          </table:table-cell>
        </table:table-row>
        <table:table-row table:style-name="ro1">
          <table:table-cell table:formula="of:=IF([es.A409]=&quot;&quot;;&quot;&quot;;[es.A409])">
            <text:p/>
          </table:table-cell>
          <table:table-cell table:formula="of:=IF([en.B409]=&quot;&quot;;&quot;&quot;;[en.B409])">
            <text:p/>
          </table:table-cell>
        </table:table-row>
        <table:table-row table:style-name="ro1">
          <table:table-cell table:formula="of:=IF([es.A410]=&quot;&quot;;&quot;&quot;;[es.A410])">
            <text:p/>
          </table:table-cell>
          <table:table-cell table:formula="of:=IF([en.B410]=&quot;&quot;;&quot;&quot;;[en.B410])">
            <text:p/>
          </table:table-cell>
        </table:table-row>
        <table:table-row table:style-name="ro1">
          <table:table-cell table:formula="of:=IF([es.A411]=&quot;&quot;;&quot;&quot;;[es.A411])">
            <text:p/>
          </table:table-cell>
          <table:table-cell table:formula="of:=IF([en.B411]=&quot;&quot;;&quot;&quot;;[en.B411])">
            <text:p/>
          </table:table-cell>
        </table:table-row>
        <table:table-row table:style-name="ro1">
          <table:table-cell table:formula="of:=IF([es.A412]=&quot;&quot;;&quot;&quot;;[es.A412])">
            <text:p/>
          </table:table-cell>
          <table:table-cell table:formula="of:=IF([en.B412]=&quot;&quot;;&quot;&quot;;[en.B412])">
            <text:p/>
          </table:table-cell>
        </table:table-row>
        <table:table-row table:style-name="ro1">
          <table:table-cell table:formula="of:=IF([es.A413]=&quot;&quot;;&quot;&quot;;[es.A413])">
            <text:p/>
          </table:table-cell>
          <table:table-cell table:formula="of:=IF([en.B413]=&quot;&quot;;&quot;&quot;;[en.B413])">
            <text:p/>
          </table:table-cell>
        </table:table-row>
        <table:table-row table:style-name="ro1">
          <table:table-cell table:formula="of:=IF([es.A414]=&quot;&quot;;&quot;&quot;;[es.A414])">
            <text:p/>
          </table:table-cell>
          <table:table-cell table:formula="of:=IF([en.B414]=&quot;&quot;;&quot;&quot;;[en.B414])">
            <text:p/>
          </table:table-cell>
        </table:table-row>
        <table:table-row table:style-name="ro1">
          <table:table-cell table:formula="of:=IF([es.A415]=&quot;&quot;;&quot;&quot;;[es.A415])">
            <text:p/>
          </table:table-cell>
          <table:table-cell table:formula="of:=IF([en.B415]=&quot;&quot;;&quot;&quot;;[en.B415])">
            <text:p/>
          </table:table-cell>
        </table:table-row>
        <table:table-row table:style-name="ro1">
          <table:table-cell table:formula="of:=IF([es.A416]=&quot;&quot;;&quot;&quot;;[es.A416])">
            <text:p/>
          </table:table-cell>
          <table:table-cell table:formula="of:=IF([en.B416]=&quot;&quot;;&quot;&quot;;[en.B416])">
            <text:p/>
          </table:table-cell>
        </table:table-row>
        <table:table-row table:style-name="ro1">
          <table:table-cell table:formula="of:=IF([es.A417]=&quot;&quot;;&quot;&quot;;[es.A417])">
            <text:p/>
          </table:table-cell>
          <table:table-cell table:formula="of:=IF([en.B417]=&quot;&quot;;&quot;&quot;;[en.B417])">
            <text:p/>
          </table:table-cell>
        </table:table-row>
        <table:table-row table:style-name="ro1">
          <table:table-cell table:formula="of:=IF([es.A418]=&quot;&quot;;&quot;&quot;;[es.A418])">
            <text:p/>
          </table:table-cell>
          <table:table-cell table:formula="of:=IF([en.B418]=&quot;&quot;;&quot;&quot;;[en.B418])">
            <text:p/>
          </table:table-cell>
        </table:table-row>
        <table:table-row table:style-name="ro1">
          <table:table-cell table:formula="of:=IF([es.A419]=&quot;&quot;;&quot;&quot;;[es.A419])">
            <text:p/>
          </table:table-cell>
          <table:table-cell table:formula="of:=IF([en.B419]=&quot;&quot;;&quot;&quot;;[en.B419])">
            <text:p/>
          </table:table-cell>
        </table:table-row>
        <table:table-row table:style-name="ro1">
          <table:table-cell table:formula="of:=IF([es.A420]=&quot;&quot;;&quot;&quot;;[es.A420])">
            <text:p/>
          </table:table-cell>
          <table:table-cell table:formula="of:=IF([en.B420]=&quot;&quot;;&quot;&quot;;[en.B420])">
            <text:p/>
          </table:table-cell>
        </table:table-row>
        <table:table-row table:style-name="ro1">
          <table:table-cell table:formula="of:=IF([es.A421]=&quot;&quot;;&quot;&quot;;[es.A421])">
            <text:p/>
          </table:table-cell>
          <table:table-cell table:formula="of:=IF([en.B421]=&quot;&quot;;&quot;&quot;;[en.B421])">
            <text:p/>
          </table:table-cell>
        </table:table-row>
        <table:table-row table:style-name="ro1">
          <table:table-cell table:formula="of:=IF([es.A422]=&quot;&quot;;&quot;&quot;;[es.A422])">
            <text:p/>
          </table:table-cell>
          <table:table-cell table:formula="of:=IF([en.B422]=&quot;&quot;;&quot;&quot;;[en.B422])">
            <text:p/>
          </table:table-cell>
        </table:table-row>
        <table:table-row table:style-name="ro1">
          <table:table-cell table:formula="of:=IF([es.A423]=&quot;&quot;;&quot;&quot;;[es.A423])">
            <text:p/>
          </table:table-cell>
          <table:table-cell table:formula="of:=IF([en.B423]=&quot;&quot;;&quot;&quot;;[en.B423])">
            <text:p/>
          </table:table-cell>
        </table:table-row>
        <table:table-row table:style-name="ro1">
          <table:table-cell table:formula="of:=IF([es.A424]=&quot;&quot;;&quot;&quot;;[es.A424])">
            <text:p/>
          </table:table-cell>
          <table:table-cell table:formula="of:=IF([en.B424]=&quot;&quot;;&quot;&quot;;[en.B424])">
            <text:p/>
          </table:table-cell>
        </table:table-row>
        <table:table-row table:style-name="ro1">
          <table:table-cell table:formula="of:=IF([es.A425]=&quot;&quot;;&quot;&quot;;[es.A425])">
            <text:p/>
          </table:table-cell>
          <table:table-cell table:formula="of:=IF([en.B425]=&quot;&quot;;&quot;&quot;;[en.B425])">
            <text:p/>
          </table:table-cell>
        </table:table-row>
        <table:table-row table:style-name="ro1">
          <table:table-cell table:formula="of:=IF([es.A426]=&quot;&quot;;&quot;&quot;;[es.A426])">
            <text:p/>
          </table:table-cell>
          <table:table-cell table:formula="of:=IF([en.B426]=&quot;&quot;;&quot;&quot;;[en.B426])">
            <text:p/>
          </table:table-cell>
        </table:table-row>
        <table:table-row table:style-name="ro1">
          <table:table-cell table:formula="of:=IF([es.A427]=&quot;&quot;;&quot;&quot;;[es.A427])">
            <text:p/>
          </table:table-cell>
          <table:table-cell table:formula="of:=IF([en.B427]=&quot;&quot;;&quot;&quot;;[en.B427])">
            <text:p/>
          </table:table-cell>
        </table:table-row>
        <table:table-row table:style-name="ro1">
          <table:table-cell table:formula="of:=IF([es.A428]=&quot;&quot;;&quot;&quot;;[es.A428])">
            <text:p/>
          </table:table-cell>
          <table:table-cell table:formula="of:=IF([en.B428]=&quot;&quot;;&quot;&quot;;[en.B428])">
            <text:p/>
          </table:table-cell>
        </table:table-row>
        <table:table-row table:style-name="ro1">
          <table:table-cell table:formula="of:=IF([es.A429]=&quot;&quot;;&quot;&quot;;[es.A429])">
            <text:p/>
          </table:table-cell>
          <table:table-cell table:formula="of:=IF([en.B429]=&quot;&quot;;&quot;&quot;;[en.B429])">
            <text:p/>
          </table:table-cell>
        </table:table-row>
        <table:table-row table:style-name="ro1">
          <table:table-cell table:formula="of:=IF([es.A430]=&quot;&quot;;&quot;&quot;;[es.A430])">
            <text:p/>
          </table:table-cell>
          <table:table-cell table:formula="of:=IF([en.B430]=&quot;&quot;;&quot;&quot;;[en.B430])">
            <text:p/>
          </table:table-cell>
        </table:table-row>
        <table:table-row table:style-name="ro1">
          <table:table-cell table:formula="of:=IF([es.A431]=&quot;&quot;;&quot;&quot;;[es.A431])">
            <text:p/>
          </table:table-cell>
          <table:table-cell table:formula="of:=IF([en.B431]=&quot;&quot;;&quot;&quot;;[en.B431])">
            <text:p/>
          </table:table-cell>
        </table:table-row>
        <table:table-row table:style-name="ro1">
          <table:table-cell table:formula="of:=IF([es.A432]=&quot;&quot;;&quot;&quot;;[es.A432])">
            <text:p/>
          </table:table-cell>
          <table:table-cell table:formula="of:=IF([en.B432]=&quot;&quot;;&quot;&quot;;[en.B432])">
            <text:p/>
          </table:table-cell>
        </table:table-row>
        <table:table-row table:style-name="ro1">
          <table:table-cell table:formula="of:=IF([es.A433]=&quot;&quot;;&quot;&quot;;[es.A433])">
            <text:p/>
          </table:table-cell>
          <table:table-cell table:formula="of:=IF([en.B433]=&quot;&quot;;&quot;&quot;;[en.B433])">
            <text:p/>
          </table:table-cell>
        </table:table-row>
        <table:table-row table:style-name="ro1">
          <table:table-cell table:formula="of:=IF([es.A434]=&quot;&quot;;&quot;&quot;;[es.A434])">
            <text:p/>
          </table:table-cell>
          <table:table-cell table:formula="of:=IF([en.B434]=&quot;&quot;;&quot;&quot;;[en.B434])">
            <text:p/>
          </table:table-cell>
        </table:table-row>
        <table:table-row table:style-name="ro1">
          <table:table-cell table:formula="of:=IF([es.A435]=&quot;&quot;;&quot;&quot;;[es.A435])">
            <text:p/>
          </table:table-cell>
          <table:table-cell table:formula="of:=IF([en.B435]=&quot;&quot;;&quot;&quot;;[en.B435])">
            <text:p/>
          </table:table-cell>
        </table:table-row>
        <table:table-row table:style-name="ro1">
          <table:table-cell table:formula="of:=IF([es.A436]=&quot;&quot;;&quot;&quot;;[es.A436])">
            <text:p/>
          </table:table-cell>
          <table:table-cell table:formula="of:=IF([en.B436]=&quot;&quot;;&quot;&quot;;[en.B436])">
            <text:p/>
          </table:table-cell>
        </table:table-row>
        <table:table-row table:style-name="ro1">
          <table:table-cell table:formula="of:=IF([es.A437]=&quot;&quot;;&quot;&quot;;[es.A437])">
            <text:p/>
          </table:table-cell>
          <table:table-cell table:formula="of:=IF([en.B437]=&quot;&quot;;&quot;&quot;;[en.B437])">
            <text:p/>
          </table:table-cell>
        </table:table-row>
        <table:table-row table:style-name="ro1">
          <table:table-cell table:formula="of:=IF([es.A438]=&quot;&quot;;&quot;&quot;;[es.A438])">
            <text:p/>
          </table:table-cell>
          <table:table-cell table:formula="of:=IF([en.B438]=&quot;&quot;;&quot;&quot;;[en.B438])">
            <text:p/>
          </table:table-cell>
        </table:table-row>
        <table:table-row table:style-name="ro1">
          <table:table-cell table:formula="of:=IF([es.A439]=&quot;&quot;;&quot;&quot;;[es.A439])">
            <text:p/>
          </table:table-cell>
          <table:table-cell table:formula="of:=IF([en.B439]=&quot;&quot;;&quot;&quot;;[en.B439])">
            <text:p/>
          </table:table-cell>
        </table:table-row>
        <table:table-row table:style-name="ro1">
          <table:table-cell table:formula="of:=IF([es.A440]=&quot;&quot;;&quot;&quot;;[es.A440])">
            <text:p/>
          </table:table-cell>
          <table:table-cell table:formula="of:=IF([en.B440]=&quot;&quot;;&quot;&quot;;[en.B440])">
            <text:p/>
          </table:table-cell>
        </table:table-row>
        <table:table-row table:style-name="ro1">
          <table:table-cell table:formula="of:=IF([es.A441]=&quot;&quot;;&quot;&quot;;[es.A441])">
            <text:p/>
          </table:table-cell>
          <table:table-cell table:formula="of:=IF([en.B441]=&quot;&quot;;&quot;&quot;;[en.B441])">
            <text:p/>
          </table:table-cell>
        </table:table-row>
        <table:table-row table:style-name="ro1">
          <table:table-cell table:formula="of:=IF([es.A442]=&quot;&quot;;&quot;&quot;;[es.A442])">
            <text:p/>
          </table:table-cell>
          <table:table-cell table:formula="of:=IF([en.B442]=&quot;&quot;;&quot;&quot;;[en.B442])">
            <text:p/>
          </table:table-cell>
        </table:table-row>
        <table:table-row table:style-name="ro1">
          <table:table-cell table:formula="of:=IF([es.A443]=&quot;&quot;;&quot;&quot;;[es.A443])">
            <text:p/>
          </table:table-cell>
          <table:table-cell table:formula="of:=IF([en.B443]=&quot;&quot;;&quot;&quot;;[en.B443])">
            <text:p/>
          </table:table-cell>
        </table:table-row>
        <table:table-row table:style-name="ro1">
          <table:table-cell table:formula="of:=IF([es.A444]=&quot;&quot;;&quot;&quot;;[es.A444])">
            <text:p/>
          </table:table-cell>
          <table:table-cell table:formula="of:=IF([en.B444]=&quot;&quot;;&quot;&quot;;[en.B444])">
            <text:p/>
          </table:table-cell>
        </table:table-row>
        <table:table-row table:style-name="ro1">
          <table:table-cell table:formula="of:=IF([es.A445]=&quot;&quot;;&quot;&quot;;[es.A445])">
            <text:p/>
          </table:table-cell>
          <table:table-cell table:formula="of:=IF([en.B445]=&quot;&quot;;&quot;&quot;;[en.B445])">
            <text:p/>
          </table:table-cell>
        </table:table-row>
        <table:table-row table:style-name="ro1">
          <table:table-cell table:formula="of:=IF([es.A446]=&quot;&quot;;&quot;&quot;;[es.A446])">
            <text:p/>
          </table:table-cell>
          <table:table-cell table:formula="of:=IF([en.B446]=&quot;&quot;;&quot;&quot;;[en.B446])">
            <text:p/>
          </table:table-cell>
        </table:table-row>
        <table:table-row table:style-name="ro1">
          <table:table-cell table:formula="of:=IF([es.A447]=&quot;&quot;;&quot;&quot;;[es.A447])">
            <text:p/>
          </table:table-cell>
          <table:table-cell table:formula="of:=IF([en.B447]=&quot;&quot;;&quot;&quot;;[en.B447])">
            <text:p/>
          </table:table-cell>
        </table:table-row>
        <table:table-row table:style-name="ro1">
          <table:table-cell table:formula="of:=IF([es.A448]=&quot;&quot;;&quot;&quot;;[es.A448])">
            <text:p/>
          </table:table-cell>
          <table:table-cell table:formula="of:=IF([en.B448]=&quot;&quot;;&quot;&quot;;[en.B448])">
            <text:p/>
          </table:table-cell>
        </table:table-row>
        <table:table-row table:style-name="ro1">
          <table:table-cell table:formula="of:=IF([es.A449]=&quot;&quot;;&quot;&quot;;[es.A449])">
            <text:p/>
          </table:table-cell>
          <table:table-cell table:formula="of:=IF([en.B449]=&quot;&quot;;&quot;&quot;;[en.B449])">
            <text:p/>
          </table:table-cell>
        </table:table-row>
        <table:table-row table:style-name="ro1">
          <table:table-cell table:formula="of:=IF([es.A450]=&quot;&quot;;&quot;&quot;;[es.A450])">
            <text:p/>
          </table:table-cell>
          <table:table-cell table:formula="of:=IF([en.B450]=&quot;&quot;;&quot;&quot;;[en.B450])">
            <text:p/>
          </table:table-cell>
        </table:table-row>
        <table:table-row table:style-name="ro1">
          <table:table-cell table:formula="of:=IF([es.A451]=&quot;&quot;;&quot;&quot;;[es.A451])">
            <text:p/>
          </table:table-cell>
          <table:table-cell table:formula="of:=IF([en.B451]=&quot;&quot;;&quot;&quot;;[en.B451])">
            <text:p/>
          </table:table-cell>
        </table:table-row>
        <table:table-row table:style-name="ro1">
          <table:table-cell table:formula="of:=IF([es.A452]=&quot;&quot;;&quot;&quot;;[es.A452])">
            <text:p/>
          </table:table-cell>
          <table:table-cell table:formula="of:=IF([en.B452]=&quot;&quot;;&quot;&quot;;[en.B452])">
            <text:p/>
          </table:table-cell>
        </table:table-row>
        <table:table-row table:style-name="ro1">
          <table:table-cell table:formula="of:=IF([es.A453]=&quot;&quot;;&quot;&quot;;[es.A453])">
            <text:p/>
          </table:table-cell>
          <table:table-cell table:formula="of:=IF([en.B453]=&quot;&quot;;&quot;&quot;;[en.B453])">
            <text:p/>
          </table:table-cell>
        </table:table-row>
        <table:table-row table:style-name="ro1">
          <table:table-cell table:formula="of:=IF([es.A454]=&quot;&quot;;&quot;&quot;;[es.A454])">
            <text:p/>
          </table:table-cell>
          <table:table-cell table:formula="of:=IF([en.B454]=&quot;&quot;;&quot;&quot;;[en.B454])">
            <text:p/>
          </table:table-cell>
        </table:table-row>
        <table:table-row table:style-name="ro1">
          <table:table-cell table:formula="of:=IF([es.A455]=&quot;&quot;;&quot;&quot;;[es.A455])">
            <text:p/>
          </table:table-cell>
          <table:table-cell table:formula="of:=IF([en.B455]=&quot;&quot;;&quot;&quot;;[en.B455])">
            <text:p/>
          </table:table-cell>
        </table:table-row>
        <table:table-row table:style-name="ro1">
          <table:table-cell table:formula="of:=IF([es.A456]=&quot;&quot;;&quot;&quot;;[es.A456])">
            <text:p/>
          </table:table-cell>
          <table:table-cell table:formula="of:=IF([en.B456]=&quot;&quot;;&quot;&quot;;[en.B456])">
            <text:p/>
          </table:table-cell>
        </table:table-row>
        <table:table-row table:style-name="ro1">
          <table:table-cell table:formula="of:=IF([es.A457]=&quot;&quot;;&quot;&quot;;[es.A457])">
            <text:p/>
          </table:table-cell>
          <table:table-cell table:formula="of:=IF([en.B457]=&quot;&quot;;&quot;&quot;;[en.B457])">
            <text:p/>
          </table:table-cell>
        </table:table-row>
        <table:table-row table:style-name="ro1">
          <table:table-cell table:formula="of:=IF([es.A458]=&quot;&quot;;&quot;&quot;;[es.A458])">
            <text:p/>
          </table:table-cell>
          <table:table-cell table:formula="of:=IF([en.B458]=&quot;&quot;;&quot;&quot;;[en.B458])">
            <text:p/>
          </table:table-cell>
        </table:table-row>
        <table:table-row table:style-name="ro1">
          <table:table-cell table:formula="of:=IF([es.A459]=&quot;&quot;;&quot;&quot;;[es.A459])">
            <text:p/>
          </table:table-cell>
          <table:table-cell table:formula="of:=IF([en.B459]=&quot;&quot;;&quot;&quot;;[en.B459])">
            <text:p/>
          </table:table-cell>
        </table:table-row>
        <table:table-row table:style-name="ro1">
          <table:table-cell table:formula="of:=IF([es.A460]=&quot;&quot;;&quot;&quot;;[es.A460])">
            <text:p/>
          </table:table-cell>
          <table:table-cell table:formula="of:=IF([en.B460]=&quot;&quot;;&quot;&quot;;[en.B460])">
            <text:p/>
          </table:table-cell>
        </table:table-row>
        <table:table-row table:style-name="ro1">
          <table:table-cell table:formula="of:=IF([es.A461]=&quot;&quot;;&quot;&quot;;[es.A461])">
            <text:p/>
          </table:table-cell>
          <table:table-cell table:formula="of:=IF([en.B461]=&quot;&quot;;&quot;&quot;;[en.B461])">
            <text:p/>
          </table:table-cell>
        </table:table-row>
        <table:table-row table:style-name="ro1">
          <table:table-cell table:formula="of:=IF([es.A462]=&quot;&quot;;&quot;&quot;;[es.A462])">
            <text:p/>
          </table:table-cell>
          <table:table-cell table:formula="of:=IF([en.B462]=&quot;&quot;;&quot;&quot;;[en.B462])">
            <text:p/>
          </table:table-cell>
        </table:table-row>
        <table:table-row table:style-name="ro1">
          <table:table-cell table:formula="of:=IF([es.A463]=&quot;&quot;;&quot;&quot;;[es.A463])">
            <text:p/>
          </table:table-cell>
          <table:table-cell table:formula="of:=IF([en.B463]=&quot;&quot;;&quot;&quot;;[en.B463])">
            <text:p/>
          </table:table-cell>
        </table:table-row>
        <table:table-row table:style-name="ro1">
          <table:table-cell table:formula="of:=IF([es.A464]=&quot;&quot;;&quot;&quot;;[es.A464])">
            <text:p/>
          </table:table-cell>
          <table:table-cell table:formula="of:=IF([en.B464]=&quot;&quot;;&quot;&quot;;[en.B464])">
            <text:p/>
          </table:table-cell>
        </table:table-row>
        <table:table-row table:style-name="ro1">
          <table:table-cell table:formula="of:=IF([es.A465]=&quot;&quot;;&quot;&quot;;[es.A465])">
            <text:p/>
          </table:table-cell>
          <table:table-cell table:formula="of:=IF([en.B465]=&quot;&quot;;&quot;&quot;;[en.B465])">
            <text:p/>
          </table:table-cell>
        </table:table-row>
        <table:table-row table:style-name="ro1">
          <table:table-cell table:formula="of:=IF([es.A466]=&quot;&quot;;&quot;&quot;;[es.A466])">
            <text:p/>
          </table:table-cell>
          <table:table-cell table:formula="of:=IF([en.B466]=&quot;&quot;;&quot;&quot;;[en.B466])">
            <text:p/>
          </table:table-cell>
        </table:table-row>
        <table:table-row table:style-name="ro1">
          <table:table-cell table:formula="of:=IF([es.A467]=&quot;&quot;;&quot;&quot;;[es.A467])">
            <text:p/>
          </table:table-cell>
          <table:table-cell table:formula="of:=IF([en.B467]=&quot;&quot;;&quot;&quot;;[en.B467])">
            <text:p/>
          </table:table-cell>
        </table:table-row>
        <table:table-row table:style-name="ro1">
          <table:table-cell table:formula="of:=IF([es.A468]=&quot;&quot;;&quot;&quot;;[es.A468])">
            <text:p/>
          </table:table-cell>
          <table:table-cell table:formula="of:=IF([en.B468]=&quot;&quot;;&quot;&quot;;[en.B468])">
            <text:p/>
          </table:table-cell>
        </table:table-row>
        <table:table-row table:style-name="ro1">
          <table:table-cell table:formula="of:=IF([es.A469]=&quot;&quot;;&quot;&quot;;[es.A469])">
            <text:p/>
          </table:table-cell>
          <table:table-cell table:formula="of:=IF([en.B469]=&quot;&quot;;&quot;&quot;;[en.B469])">
            <text:p/>
          </table:table-cell>
        </table:table-row>
        <table:table-row table:style-name="ro1">
          <table:table-cell table:formula="of:=IF([es.A470]=&quot;&quot;;&quot;&quot;;[es.A470])">
            <text:p/>
          </table:table-cell>
          <table:table-cell table:formula="of:=IF([en.B470]=&quot;&quot;;&quot;&quot;;[en.B470])">
            <text:p/>
          </table:table-cell>
        </table:table-row>
        <table:table-row table:style-name="ro1">
          <table:table-cell table:formula="of:=IF([es.A471]=&quot;&quot;;&quot;&quot;;[es.A471])">
            <text:p/>
          </table:table-cell>
          <table:table-cell table:formula="of:=IF([en.B471]=&quot;&quot;;&quot;&quot;;[en.B471])">
            <text:p/>
          </table:table-cell>
        </table:table-row>
        <table:table-row table:style-name="ro1">
          <table:table-cell table:formula="of:=IF([es.A472]=&quot;&quot;;&quot;&quot;;[es.A472])">
            <text:p/>
          </table:table-cell>
          <table:table-cell table:formula="of:=IF([en.B472]=&quot;&quot;;&quot;&quot;;[en.B472])">
            <text:p/>
          </table:table-cell>
        </table:table-row>
        <table:table-row table:style-name="ro1">
          <table:table-cell table:formula="of:=IF([es.A473]=&quot;&quot;;&quot;&quot;;[es.A473])">
            <text:p/>
          </table:table-cell>
          <table:table-cell table:formula="of:=IF([en.B473]=&quot;&quot;;&quot;&quot;;[en.B473])">
            <text:p/>
          </table:table-cell>
        </table:table-row>
        <table:table-row table:style-name="ro1">
          <table:table-cell table:formula="of:=IF([es.A474]=&quot;&quot;;&quot;&quot;;[es.A474])">
            <text:p/>
          </table:table-cell>
          <table:table-cell table:formula="of:=IF([en.B474]=&quot;&quot;;&quot;&quot;;[en.B474])">
            <text:p/>
          </table:table-cell>
        </table:table-row>
        <table:table-row table:style-name="ro1">
          <table:table-cell table:formula="of:=IF([es.A475]=&quot;&quot;;&quot;&quot;;[es.A475])">
            <text:p/>
          </table:table-cell>
          <table:table-cell table:formula="of:=IF([en.B475]=&quot;&quot;;&quot;&quot;;[en.B475])">
            <text:p/>
          </table:table-cell>
        </table:table-row>
        <table:table-row table:style-name="ro1">
          <table:table-cell table:formula="of:=IF([es.A476]=&quot;&quot;;&quot;&quot;;[es.A476])">
            <text:p/>
          </table:table-cell>
          <table:table-cell table:formula="of:=IF([en.B476]=&quot;&quot;;&quot;&quot;;[en.B476])">
            <text:p/>
          </table:table-cell>
        </table:table-row>
        <table:table-row table:style-name="ro1">
          <table:table-cell table:formula="of:=IF([es.A477]=&quot;&quot;;&quot;&quot;;[es.A477])">
            <text:p/>
          </table:table-cell>
          <table:table-cell table:formula="of:=IF([en.B477]=&quot;&quot;;&quot;&quot;;[en.B477])">
            <text:p/>
          </table:table-cell>
        </table:table-row>
        <table:table-row table:style-name="ro1">
          <table:table-cell table:formula="of:=IF([es.A478]=&quot;&quot;;&quot;&quot;;[es.A478])">
            <text:p/>
          </table:table-cell>
          <table:table-cell table:formula="of:=IF([en.B478]=&quot;&quot;;&quot;&quot;;[en.B478])">
            <text:p/>
          </table:table-cell>
        </table:table-row>
        <table:table-row table:style-name="ro1">
          <table:table-cell table:formula="of:=IF([es.A479]=&quot;&quot;;&quot;&quot;;[es.A479])">
            <text:p/>
          </table:table-cell>
          <table:table-cell table:formula="of:=IF([en.B479]=&quot;&quot;;&quot;&quot;;[en.B479])">
            <text:p/>
          </table:table-cell>
        </table:table-row>
        <table:table-row table:style-name="ro1">
          <table:table-cell table:formula="of:=IF([es.A480]=&quot;&quot;;&quot;&quot;;[es.A480])">
            <text:p/>
          </table:table-cell>
          <table:table-cell table:formula="of:=IF([en.B480]=&quot;&quot;;&quot;&quot;;[en.B480])">
            <text:p/>
          </table:table-cell>
        </table:table-row>
        <table:table-row table:style-name="ro1">
          <table:table-cell table:formula="of:=IF([es.A481]=&quot;&quot;;&quot;&quot;;[es.A481])">
            <text:p/>
          </table:table-cell>
          <table:table-cell table:formula="of:=IF([en.B481]=&quot;&quot;;&quot;&quot;;[en.B481])">
            <text:p/>
          </table:table-cell>
        </table:table-row>
        <table:table-row table:style-name="ro1">
          <table:table-cell table:formula="of:=IF([es.A482]=&quot;&quot;;&quot;&quot;;[es.A482])">
            <text:p/>
          </table:table-cell>
          <table:table-cell table:formula="of:=IF([en.B482]=&quot;&quot;;&quot;&quot;;[en.B482])">
            <text:p/>
          </table:table-cell>
        </table:table-row>
        <table:table-row table:style-name="ro1">
          <table:table-cell table:formula="of:=IF([es.A483]=&quot;&quot;;&quot;&quot;;[es.A483])">
            <text:p/>
          </table:table-cell>
          <table:table-cell table:formula="of:=IF([en.B483]=&quot;&quot;;&quot;&quot;;[en.B483])">
            <text:p/>
          </table:table-cell>
        </table:table-row>
        <table:table-row table:style-name="ro1">
          <table:table-cell table:formula="of:=IF([es.A484]=&quot;&quot;;&quot;&quot;;[es.A484])">
            <text:p/>
          </table:table-cell>
          <table:table-cell table:formula="of:=IF([en.B484]=&quot;&quot;;&quot;&quot;;[en.B484])">
            <text:p/>
          </table:table-cell>
        </table:table-row>
        <table:table-row table:style-name="ro1">
          <table:table-cell table:formula="of:=IF([es.A485]=&quot;&quot;;&quot;&quot;;[es.A485])">
            <text:p/>
          </table:table-cell>
          <table:table-cell table:formula="of:=IF([en.B485]=&quot;&quot;;&quot;&quot;;[en.B485])">
            <text:p/>
          </table:table-cell>
        </table:table-row>
        <table:table-row table:style-name="ro1">
          <table:table-cell table:formula="of:=IF([es.A486]=&quot;&quot;;&quot;&quot;;[es.A486])">
            <text:p/>
          </table:table-cell>
          <table:table-cell table:formula="of:=IF([en.B486]=&quot;&quot;;&quot;&quot;;[en.B486])">
            <text:p/>
          </table:table-cell>
        </table:table-row>
        <table:table-row table:style-name="ro1">
          <table:table-cell table:formula="of:=IF([es.A487]=&quot;&quot;;&quot;&quot;;[es.A487])">
            <text:p/>
          </table:table-cell>
          <table:table-cell table:formula="of:=IF([en.B487]=&quot;&quot;;&quot;&quot;;[en.B487])">
            <text:p/>
          </table:table-cell>
        </table:table-row>
        <table:table-row table:style-name="ro1">
          <table:table-cell table:formula="of:=IF([es.A488]=&quot;&quot;;&quot;&quot;;[es.A488])">
            <text:p/>
          </table:table-cell>
          <table:table-cell table:formula="of:=IF([en.B488]=&quot;&quot;;&quot;&quot;;[en.B488])">
            <text:p/>
          </table:table-cell>
        </table:table-row>
        <table:table-row table:style-name="ro1">
          <table:table-cell table:formula="of:=IF([es.A489]=&quot;&quot;;&quot;&quot;;[es.A489])">
            <text:p/>
          </table:table-cell>
          <table:table-cell table:formula="of:=IF([en.B489]=&quot;&quot;;&quot;&quot;;[en.B489])">
            <text:p/>
          </table:table-cell>
        </table:table-row>
        <table:table-row table:style-name="ro1">
          <table:table-cell table:formula="of:=IF([es.A490]=&quot;&quot;;&quot;&quot;;[es.A490])">
            <text:p/>
          </table:table-cell>
          <table:table-cell table:formula="of:=IF([en.B490]=&quot;&quot;;&quot;&quot;;[en.B490])">
            <text:p/>
          </table:table-cell>
        </table:table-row>
        <table:table-row table:style-name="ro1">
          <table:table-cell table:formula="of:=IF([es.A491]=&quot;&quot;;&quot;&quot;;[es.A491])">
            <text:p/>
          </table:table-cell>
          <table:table-cell table:formula="of:=IF([en.B491]=&quot;&quot;;&quot;&quot;;[en.B491])">
            <text:p/>
          </table:table-cell>
        </table:table-row>
        <table:table-row table:style-name="ro1">
          <table:table-cell table:formula="of:=IF([es.A492]=&quot;&quot;;&quot;&quot;;[es.A492])">
            <text:p/>
          </table:table-cell>
          <table:table-cell table:formula="of:=IF([en.B492]=&quot;&quot;;&quot;&quot;;[en.B492])">
            <text:p/>
          </table:table-cell>
        </table:table-row>
        <table:table-row table:style-name="ro1">
          <table:table-cell table:formula="of:=IF([es.A493]=&quot;&quot;;&quot;&quot;;[es.A493])">
            <text:p/>
          </table:table-cell>
          <table:table-cell table:formula="of:=IF([en.B493]=&quot;&quot;;&quot;&quot;;[en.B493])">
            <text:p/>
          </table:table-cell>
        </table:table-row>
        <table:table-row table:style-name="ro1">
          <table:table-cell table:formula="of:=IF([es.A494]=&quot;&quot;;&quot;&quot;;[es.A494])">
            <text:p/>
          </table:table-cell>
          <table:table-cell table:formula="of:=IF([en.B494]=&quot;&quot;;&quot;&quot;;[en.B494])">
            <text:p/>
          </table:table-cell>
        </table:table-row>
        <table:table-row table:style-name="ro1">
          <table:table-cell table:formula="of:=IF([es.A495]=&quot;&quot;;&quot;&quot;;[es.A495])">
            <text:p/>
          </table:table-cell>
          <table:table-cell table:formula="of:=IF([en.B495]=&quot;&quot;;&quot;&quot;;[en.B495])">
            <text:p/>
          </table:table-cell>
        </table:table-row>
        <table:table-row table:style-name="ro1">
          <table:table-cell table:formula="of:=IF([es.A496]=&quot;&quot;;&quot;&quot;;[es.A496])">
            <text:p/>
          </table:table-cell>
          <table:table-cell table:formula="of:=IF([en.B496]=&quot;&quot;;&quot;&quot;;[en.B496])">
            <text:p/>
          </table:table-cell>
        </table:table-row>
        <table:table-row table:style-name="ro1">
          <table:table-cell table:formula="of:=IF([es.A497]=&quot;&quot;;&quot;&quot;;[es.A497])">
            <text:p/>
          </table:table-cell>
          <table:table-cell table:formula="of:=IF([en.B497]=&quot;&quot;;&quot;&quot;;[en.B497])">
            <text:p/>
          </table:table-cell>
        </table:table-row>
        <table:table-row table:style-name="ro1">
          <table:table-cell table:formula="of:=IF([es.A498]=&quot;&quot;;&quot;&quot;;[es.A498])">
            <text:p/>
          </table:table-cell>
          <table:table-cell table:formula="of:=IF([en.B498]=&quot;&quot;;&quot;&quot;;[en.B498])">
            <text:p/>
          </table:table-cell>
        </table:table-row>
        <table:table-row table:style-name="ro1">
          <table:table-cell table:formula="of:=IF([es.A499]=&quot;&quot;;&quot;&quot;;[es.A499])">
            <text:p/>
          </table:table-cell>
          <table:table-cell table:formula="of:=IF([en.B499]=&quot;&quot;;&quot;&quot;;[en.B499])">
            <text:p/>
          </table:table-cell>
        </table:table-row>
        <table:table-row table:style-name="ro1">
          <table:table-cell table:formula="of:=IF([es.A500]=&quot;&quot;;&quot;&quot;;[es.A500])">
            <text:p/>
          </table:table-cell>
          <table:table-cell table:formula="of:=IF([en.B500]=&quot;&quot;;&quot;&quot;;[en.B500])">
            <text:p/>
          </table:table-cell>
        </table:table-row>
        <table:table-row table:style-name="ro1">
          <table:table-cell table:formula="of:=IF([es.A501]=&quot;&quot;;&quot;&quot;;[es.A501])">
            <text:p/>
          </table:table-cell>
          <table:table-cell table:formula="of:=IF([en.B501]=&quot;&quot;;&quot;&quot;;[en.B501])">
            <text:p/>
          </table:table-cell>
        </table:table-row>
        <table:table-row table:style-name="ro1">
          <table:table-cell table:formula="of:=IF([es.A502]=&quot;&quot;;&quot;&quot;;[es.A502])">
            <text:p/>
          </table:table-cell>
          <table:table-cell table:formula="of:=IF([en.B502]=&quot;&quot;;&quot;&quot;;[en.B502])">
            <text:p/>
          </table:table-cell>
        </table:table-row>
        <table:table-row table:style-name="ro1">
          <table:table-cell table:formula="of:=IF([es.A503]=&quot;&quot;;&quot;&quot;;[es.A503])">
            <text:p/>
          </table:table-cell>
          <table:table-cell table:formula="of:=IF([en.B503]=&quot;&quot;;&quot;&quot;;[en.B503])">
            <text:p/>
          </table:table-cell>
        </table:table-row>
        <table:table-row table:style-name="ro1">
          <table:table-cell table:formula="of:=IF([es.A504]=&quot;&quot;;&quot;&quot;;[es.A504])">
            <text:p/>
          </table:table-cell>
          <table:table-cell table:formula="of:=IF([en.B504]=&quot;&quot;;&quot;&quot;;[en.B504])">
            <text:p/>
          </table:table-cell>
        </table:table-row>
        <table:table-row table:style-name="ro1">
          <table:table-cell table:formula="of:=IF([es.A505]=&quot;&quot;;&quot;&quot;;[es.A505])">
            <text:p/>
          </table:table-cell>
          <table:table-cell table:formula="of:=IF([en.B505]=&quot;&quot;;&quot;&quot;;[en.B505])">
            <text:p/>
          </table:table-cell>
        </table:table-row>
        <table:table-row table:style-name="ro1">
          <table:table-cell table:formula="of:=IF([es.A506]=&quot;&quot;;&quot;&quot;;[es.A506])">
            <text:p/>
          </table:table-cell>
          <table:table-cell table:formula="of:=IF([en.B506]=&quot;&quot;;&quot;&quot;;[en.B506])">
            <text:p/>
          </table:table-cell>
        </table:table-row>
        <table:table-row table:style-name="ro1">
          <table:table-cell table:formula="of:=IF([es.A507]=&quot;&quot;;&quot;&quot;;[es.A507])">
            <text:p/>
          </table:table-cell>
          <table:table-cell table:formula="of:=IF([en.B507]=&quot;&quot;;&quot;&quot;;[en.B507])">
            <text:p/>
          </table:table-cell>
        </table:table-row>
        <table:table-row table:style-name="ro1">
          <table:table-cell table:formula="of:=IF([es.A508]=&quot;&quot;;&quot;&quot;;[es.A508])">
            <text:p/>
          </table:table-cell>
          <table:table-cell table:formula="of:=IF([en.B508]=&quot;&quot;;&quot;&quot;;[en.B508])">
            <text:p/>
          </table:table-cell>
        </table:table-row>
        <table:table-row table:style-name="ro1">
          <table:table-cell table:formula="of:=IF([es.A509]=&quot;&quot;;&quot;&quot;;[es.A509])">
            <text:p/>
          </table:table-cell>
          <table:table-cell table:formula="of:=IF([en.B509]=&quot;&quot;;&quot;&quot;;[en.B509])">
            <text:p/>
          </table:table-cell>
        </table:table-row>
        <table:table-row table:style-name="ro1">
          <table:table-cell table:formula="of:=IF([es.A510]=&quot;&quot;;&quot;&quot;;[es.A510])">
            <text:p/>
          </table:table-cell>
          <table:table-cell table:formula="of:=IF([en.B510]=&quot;&quot;;&quot;&quot;;[en.B510])">
            <text:p/>
          </table:table-cell>
        </table:table-row>
        <table:table-row table:style-name="ro1">
          <table:table-cell table:formula="of:=IF([es.A511]=&quot;&quot;;&quot;&quot;;[es.A511])">
            <text:p/>
          </table:table-cell>
          <table:table-cell table:formula="of:=IF([en.B511]=&quot;&quot;;&quot;&quot;;[en.B511])">
            <text:p/>
          </table:table-cell>
        </table:table-row>
        <table:table-row table:style-name="ro1">
          <table:table-cell table:formula="of:=IF([es.A512]=&quot;&quot;;&quot;&quot;;[es.A512])">
            <text:p/>
          </table:table-cell>
          <table:table-cell table:formula="of:=IF([en.B512]=&quot;&quot;;&quot;&quot;;[en.B512])">
            <text:p/>
          </table:table-cell>
        </table:table-row>
        <table:table-row table:style-name="ro1">
          <table:table-cell table:formula="of:=IF([es.A513]=&quot;&quot;;&quot;&quot;;[es.A513])">
            <text:p/>
          </table:table-cell>
          <table:table-cell table:formula="of:=IF([en.B513]=&quot;&quot;;&quot;&quot;;[en.B513])">
            <text:p/>
          </table:table-cell>
        </table:table-row>
        <table:table-row table:style-name="ro1">
          <table:table-cell table:formula="of:=IF([es.A514]=&quot;&quot;;&quot;&quot;;[es.A514])">
            <text:p/>
          </table:table-cell>
          <table:table-cell table:formula="of:=IF([en.B514]=&quot;&quot;;&quot;&quot;;[en.B514])">
            <text:p/>
          </table:table-cell>
        </table:table-row>
        <table:table-row table:style-name="ro1">
          <table:table-cell table:formula="of:=IF([es.A515]=&quot;&quot;;&quot;&quot;;[es.A515])">
            <text:p/>
          </table:table-cell>
          <table:table-cell table:formula="of:=IF([en.B515]=&quot;&quot;;&quot;&quot;;[en.B515])">
            <text:p/>
          </table:table-cell>
        </table:table-row>
        <table:table-row table:style-name="ro1">
          <table:table-cell table:formula="of:=IF([es.A516]=&quot;&quot;;&quot;&quot;;[es.A516])">
            <text:p/>
          </table:table-cell>
          <table:table-cell table:formula="of:=IF([en.B516]=&quot;&quot;;&quot;&quot;;[en.B516])">
            <text:p/>
          </table:table-cell>
        </table:table-row>
        <table:table-row table:style-name="ro1">
          <table:table-cell table:formula="of:=IF([es.A517]=&quot;&quot;;&quot;&quot;;[es.A517])">
            <text:p/>
          </table:table-cell>
          <table:table-cell table:formula="of:=IF([en.B517]=&quot;&quot;;&quot;&quot;;[en.B517])">
            <text:p/>
          </table:table-cell>
        </table:table-row>
        <table:table-row table:style-name="ro1">
          <table:table-cell table:formula="of:=IF([es.A518]=&quot;&quot;;&quot;&quot;;[es.A518])">
            <text:p/>
          </table:table-cell>
          <table:table-cell table:formula="of:=IF([en.B518]=&quot;&quot;;&quot;&quot;;[en.B518])">
            <text:p/>
          </table:table-cell>
        </table:table-row>
        <table:table-row table:style-name="ro1">
          <table:table-cell table:formula="of:=IF([es.A519]=&quot;&quot;;&quot;&quot;;[es.A519])">
            <text:p/>
          </table:table-cell>
          <table:table-cell table:formula="of:=IF([en.B519]=&quot;&quot;;&quot;&quot;;[en.B519])">
            <text:p/>
          </table:table-cell>
        </table:table-row>
        <table:table-row table:style-name="ro1">
          <table:table-cell table:formula="of:=IF([es.A520]=&quot;&quot;;&quot;&quot;;[es.A520])">
            <text:p/>
          </table:table-cell>
          <table:table-cell table:formula="of:=IF([en.B520]=&quot;&quot;;&quot;&quot;;[en.B520])">
            <text:p/>
          </table:table-cell>
        </table:table-row>
        <table:table-row table:style-name="ro1">
          <table:table-cell table:formula="of:=IF([es.A521]=&quot;&quot;;&quot;&quot;;[es.A521])">
            <text:p/>
          </table:table-cell>
          <table:table-cell table:formula="of:=IF([en.B521]=&quot;&quot;;&quot;&quot;;[en.B521])">
            <text:p/>
          </table:table-cell>
        </table:table-row>
        <table:table-row table:style-name="ro1">
          <table:table-cell table:formula="of:=IF([es.A522]=&quot;&quot;;&quot;&quot;;[es.A522])">
            <text:p/>
          </table:table-cell>
          <table:table-cell table:formula="of:=IF([en.B522]=&quot;&quot;;&quot;&quot;;[en.B522])">
            <text:p/>
          </table:table-cell>
        </table:table-row>
        <table:table-row table:style-name="ro1">
          <table:table-cell table:formula="of:=IF([es.A523]=&quot;&quot;;&quot;&quot;;[es.A523])">
            <text:p/>
          </table:table-cell>
          <table:table-cell table:formula="of:=IF([en.B523]=&quot;&quot;;&quot;&quot;;[en.B523])">
            <text:p/>
          </table:table-cell>
        </table:table-row>
        <table:table-row table:style-name="ro1">
          <table:table-cell table:style-name="Default"/>
          <table:table-cell table:formula="of:=IF([en.B524]=&quot;&quot;;&quot;&quot;;[en.B524])">
            <text:p/>
          </table:table-cell>
        </table:table-row>
        <table:table-row table:style-name="ro1">
          <table:table-cell table:style-name="Default"/>
          <table:table-cell table:formula="of:=IF([en.B525]=&quot;&quot;;&quot;&quot;;[en.B525])">
            <text:p/>
          </table:table-cell>
        </table:table-row>
        <table:table-row table:style-name="ro1">
          <table:table-cell table:style-name="Default"/>
          <table:table-cell table:formula="of:=IF([en.B526]=&quot;&quot;;&quot;&quot;;[en.B526])">
            <text:p/>
          </table:table-cell>
        </table:table-row>
        <table:table-row table:style-name="ro1">
          <table:table-cell table:style-name="Default"/>
          <table:table-cell table:formula="of:=IF([en.B527]=&quot;&quot;;&quot;&quot;;[en.B527])">
            <text:p/>
          </table:table-cell>
        </table:table-row>
        <table:table-row table:style-name="ro1">
          <table:table-cell table:style-name="Default"/>
          <table:table-cell table:formula="of:=IF([en.B528]=&quot;&quot;;&quot;&quot;;[en.B528])">
            <text:p/>
          </table:table-cell>
        </table:table-row>
        <table:table-row table:style-name="ro1">
          <table:table-cell table:style-name="Default"/>
          <table:table-cell table:formula="of:=IF([en.B529]=&quot;&quot;;&quot;&quot;;[en.B529])">
            <text:p/>
          </table:table-cell>
        </table:table-row>
        <table:table-row table:style-name="ro1">
          <table:table-cell table:style-name="Default"/>
          <table:table-cell table:formula="of:=IF([en.B530]=&quot;&quot;;&quot;&quot;;[en.B530])">
            <text:p/>
          </table:table-cell>
        </table:table-row>
        <table:table-row table:style-name="ro1">
          <table:table-cell table:style-name="Default"/>
          <table:table-cell table:formula="of:=IF([en.B531]=&quot;&quot;;&quot;&quot;;[en.B531])">
            <text:p/>
          </table:table-cell>
        </table:table-row>
        <table:table-row table:style-name="ro1">
          <table:table-cell table:style-name="Default"/>
          <table:table-cell table:formula="of:=IF([en.B532]=&quot;&quot;;&quot;&quot;;[en.B532])">
            <text:p/>
          </table:table-cell>
        </table:table-row>
        <table:table-row table:style-name="ro1">
          <table:table-cell table:style-name="Default"/>
          <table:table-cell table:formula="of:=IF([en.B533]=&quot;&quot;;&quot;&quot;;[en.B533])">
            <text:p/>
          </table:table-cell>
        </table:table-row>
        <table:table-row table:style-name="ro1">
          <table:table-cell table:style-name="Default"/>
          <table:table-cell table:formula="of:=IF([en.B534]=&quot;&quot;;&quot;&quot;;[en.B534])">
            <text:p/>
          </table:table-cell>
        </table:table-row>
        <table:table-row table:style-name="ro1">
          <table:table-cell table:style-name="Default"/>
          <table:table-cell table:formula="of:=IF([en.B535]=&quot;&quot;;&quot;&quot;;[en.B535])">
            <text:p/>
          </table:table-cell>
        </table:table-row>
        <table:table-row table:style-name="ro1">
          <table:table-cell table:style-name="Default"/>
          <table:table-cell table:formula="of:=IF([en.B536]=&quot;&quot;;&quot;&quot;;[en.B536])">
            <text:p/>
          </table:table-cell>
        </table:table-row>
        <table:table-row table:style-name="ro1">
          <table:table-cell table:style-name="Default"/>
          <table:table-cell table:formula="of:=IF([en.B537]=&quot;&quot;;&quot;&quot;;[en.B537])">
            <text:p/>
          </table:table-cell>
        </table:table-row>
        <table:table-row table:style-name="ro1">
          <table:table-cell table:style-name="Default"/>
          <table:table-cell table:formula="of:=IF([en.B538]=&quot;&quot;;&quot;&quot;;[en.B538])">
            <text:p/>
          </table:table-cell>
        </table:table-row>
        <table:table-row table:style-name="ro1">
          <table:table-cell table:style-name="Default"/>
          <table:table-cell table:formula="of:=IF([en.B539]=&quot;&quot;;&quot;&quot;;[en.B539])">
            <text:p/>
          </table:table-cell>
        </table:table-row>
        <table:table-row table:style-name="ro1">
          <table:table-cell table:style-name="Default"/>
          <table:table-cell table:formula="of:=IF([en.B540]=&quot;&quot;;&quot;&quot;;[en.B540])">
            <text:p/>
          </table:table-cell>
        </table:table-row>
        <table:table-row table:style-name="ro1">
          <table:table-cell table:style-name="Default"/>
          <table:table-cell table:formula="of:=IF([en.B541]=&quot;&quot;;&quot;&quot;;[en.B541])">
            <text:p/>
          </table:table-cell>
        </table:table-row>
        <table:table-row table:style-name="ro1">
          <table:table-cell table:style-name="Default"/>
          <table:table-cell table:formula="of:=IF([en.B542]=&quot;&quot;;&quot;&quot;;[en.B542])">
            <text:p/>
          </table:table-cell>
        </table:table-row>
        <table:table-row table:style-name="ro1">
          <table:table-cell table:style-name="Default"/>
          <table:table-cell table:formula="of:=IF([en.B543]=&quot;&quot;;&quot;&quot;;[en.B543])">
            <text:p/>
          </table:table-cell>
        </table:table-row>
        <table:table-row table:style-name="ro1">
          <table:table-cell table:style-name="Default"/>
          <table:table-cell table:formula="of:=IF([en.B544]=&quot;&quot;;&quot;&quot;;[en.B544])">
            <text:p/>
          </table:table-cell>
        </table:table-row>
        <table:table-row table:style-name="ro1">
          <table:table-cell table:style-name="Default"/>
          <table:table-cell table:formula="of:=IF([en.B545]=&quot;&quot;;&quot;&quot;;[en.B545])">
            <text:p/>
          </table:table-cell>
        </table:table-row>
        <table:table-row table:style-name="ro1">
          <table:table-cell table:style-name="Default"/>
          <table:table-cell table:formula="of:=IF([en.B546]=&quot;&quot;;&quot;&quot;;[en.B546])">
            <text:p/>
          </table:table-cell>
        </table:table-row>
        <table:table-row table:style-name="ro1">
          <table:table-cell table:style-name="Default"/>
          <table:table-cell table:formula="of:=IF([en.B547]=&quot;&quot;;&quot;&quot;;[en.B547])">
            <text:p/>
          </table:table-cell>
        </table:table-row>
        <table:table-row table:style-name="ro1">
          <table:table-cell table:style-name="Default"/>
          <table:table-cell table:formula="of:=IF([en.B548]=&quot;&quot;;&quot;&quot;;[en.B548])">
            <text:p/>
          </table:table-cell>
        </table:table-row>
        <table:table-row table:style-name="ro1">
          <table:table-cell table:style-name="Default"/>
          <table:table-cell table:formula="of:=IF([en.B549]=&quot;&quot;;&quot;&quot;;[en.B549])">
            <text:p/>
          </table:table-cell>
        </table:table-row>
        <table:table-row table:style-name="ro1">
          <table:table-cell table:style-name="Default"/>
          <table:table-cell table:formula="of:=IF([en.B550]=&quot;&quot;;&quot;&quot;;[en.B550])">
            <text:p/>
          </table:table-cell>
        </table:table-row>
        <table:table-row table:style-name="ro1">
          <table:table-cell table:style-name="Default"/>
          <table:table-cell table:formula="of:=IF([en.B551]=&quot;&quot;;&quot;&quot;;[en.B551])">
            <text:p/>
          </table:table-cell>
        </table:table-row>
        <table:table-row table:style-name="ro1">
          <table:table-cell table:style-name="Default"/>
          <table:table-cell table:formula="of:=IF([en.B552]=&quot;&quot;;&quot;&quot;;[en.B552])">
            <text:p/>
          </table:table-cell>
        </table:table-row>
        <table:table-row table:style-name="ro1">
          <table:table-cell table:style-name="Default"/>
          <table:table-cell table:formula="of:=IF([en.B553]=&quot;&quot;;&quot;&quot;;[en.B553])">
            <text:p/>
          </table:table-cell>
        </table:table-row>
        <table:table-row table:style-name="ro1">
          <table:table-cell table:style-name="Default"/>
          <table:table-cell table:formula="of:=IF([en.B554]=&quot;&quot;;&quot;&quot;;[en.B554])">
            <text:p/>
          </table:table-cell>
        </table:table-row>
        <table:table-row table:style-name="ro1">
          <table:table-cell table:style-name="Default"/>
          <table:table-cell table:formula="of:=IF([en.B555]=&quot;&quot;;&quot;&quot;;[en.B555])">
            <text:p/>
          </table:table-cell>
        </table:table-row>
        <table:table-row table:style-name="ro1">
          <table:table-cell table:style-name="Default"/>
          <table:table-cell table:formula="of:=IF([en.B556]=&quot;&quot;;&quot;&quot;;[en.B556])">
            <text:p/>
          </table:table-cell>
        </table:table-row>
        <table:table-row table:style-name="ro1">
          <table:table-cell table:style-name="Default"/>
          <table:table-cell table:formula="of:=IF([en.B557]=&quot;&quot;;&quot;&quot;;[en.B557])">
            <text:p/>
          </table:table-cell>
        </table:table-row>
      </table:table>
      <table:table table:name="ge" table:style-name="ta1">
        <table:table-column table:style-name="co8" table:default-cell-style-name="ce12"/>
        <table:table-column table:style-name="co9" table:default-cell-style-name="Default"/>
        <table:table-row table:style-name="ro1">
          <table:table-cell table:formula="of:=IF([en.A1]=&quot;&quot;;&quot;&quot;;[en.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Verzeichnis laden</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Aussicht</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Verzeichnisbaum anzeigen</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Modellliste anzeigen</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3D-Ansicht anzeigen</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Erweitern Sie die Verzeichnisstruktur</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Erweitern Sie die Modelllistenansicht</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Erweitern Sie die 3D-Ansicht</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Sichtbarkeit zurücksetzen</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Aufbau</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Zwischenspeicher</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Was ist der Cache?</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Über</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Alle entladen</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Alle erweitern</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Vertrag Alle</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Verarbeitete Dateien:</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Filter</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Auftrag</text:p>
          </table:table-cell>
        </table:table-row>
        <table:table-row table:style-name="ro1">
          <table:table-cell table:formula="of:=IF([en.A21]=&quot;&quot;;&quot;&quot;;[en.A21])" office:value-type="string" office:string-value="NumberKB" calcext:value-type="string">
            <text:p>NumberKB</text:p>
          </table:table-cell>
          <table:table-cell office:value-type="string"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Geändert</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Erstellt</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Größe</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 Dateien</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 Verzeichnisse</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Informationen zum Programm ...</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Nein</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Ja</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Akzeptieren</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Stornieren</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Der Cache-Ordner enthält die automatisch generierten Bilder Ihrer 3D-Modelle.\nDiese Bilder werden beim Laden eines neuen Modells generiert. Wenn also das nächste Mal ein Bild des Modells benötigt wird, müssen Sie nicht die gesamte Geometrie und lesen Rendern Sie es.\n \nBilder werden abhängig von Ihren Einstellungen in verschiedenen Größen und Farben generiert.</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Über den Cache ...</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Cache-Dateien löschen</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Der Cache-Ordner und sein gesamter Inhalt werden gelöscht.\nSWeiter?</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Alle Cache-Bilder wurden erfolgreich gelöscht.</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Beim Löschen von Cache-Bildern ist ein Problem aufgetreten. Einige wurden möglicherweise nicht gelöscht.</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Bestätigen</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Suchen Sie nach Dateien unter "{0}" ...</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Das Verzeichnis kann nicht geladen werden.</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Ladefehler</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Keine Dateien bei "{0}" gefunden.</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Nichts gefunden!</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Öffnen Sie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Cache löschen ({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Alle neu laden</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Das ausgewählte Verzeichnis ist bereits geladen.</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Nur Ordner</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Allgemeine Einstellungen</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Programme</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Erweiterte Einstellungen</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Mit dieser Konfiguration können Sie eine Liste von Programmen definieren, um Ihre 3D-Modelle über das Kontextmenü zu öffnen.\nKonfigurieren Sie den Programmpfad, den Anzeigenamen und die kompatiblen Dateitypen in der folgenden Tabelle.</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die Einstellungen</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Berechnen ...</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Größe nicht verfügbar</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Verzeichnis</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Anzeigename</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Programmpfad</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Neues Programm</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Neue hinzufügen</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Programmtabelle</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Sprache</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Aktivieren Sie die Debug-Protokollierung</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Vorschaubild-Stil</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Dateiname</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Datum geändert</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Datum erstellt</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Laden Sie den Cache der geladenen Verzeichnisse neu</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Wählen...</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3D-Software automatisch erkennen</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Neue {0} Programme hinzugefügt: \n {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Keine neuen Programme gefunden.</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Auf der Suche nach 3D-Software-Verknüpfungen ...</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Fügen Sie automatisch 3D-Software über Verknüpfungen auf Ihrem PC hinzu</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Im Datei-Explorer öffnen</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Datei öffnen</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Datei mit {0} öffnen</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Ansicht im Datei-Explorer</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Verzeichnis entladen</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Es sind keine Verzeichnisse ausgewählt</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Erfassungsmodus</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Wählen Sie ein Verzeichnis aus, um dessen Inhalt anzuzeigen.</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Setzen Sie alle Sichtbarkeitsoptionen dieses Menüs zurück.</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Diese Option lädt die Verzeichnisse neu und generiert alle angezeigten Miniatueres neu.</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Schließen Sie alle geladenen Verzeichnisse.</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Lädt alle angezeigten Verzeichnisse neu oder stoppt einen aktiven Ladevorgang.</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Erweitert die Stammverzeichnisse.\nIwenn bereits erweitert, wird jedes Verzeichnis erweitert.</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Kontrahiert alle Verzeichnisse mit Ausnahme der Stammverzeichnisse.\nIwenn bereits Verträge abgeschlossen wurden, werden die Stammverzeichnisse kontrahiert.</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Wenn diese Option aktiviert ist, werden alle Ordner als Baum angezeigt, wobei die Dateien ausgeblendet werden.</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Erkennt Präfixe in den Dateinamen und gruppiert sie in virtuellen Verzeichnissen.</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Leistungseinstellungen</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Aktivieren Sie die Reduzierung des Maschendreiecks</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Reduzieren Sie Dreiecke, wenn mehr als ...</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Aktivieren Sie die Größenbeschränkung, um das Modell anzuzeigen</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Stellen Sie sich nicht vor, wann die Größe in MB mehr als ...</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Das 3D-Modell wird schneller gerendert, das Laden dauert jedoch länger.\nDie Dreiecke werden nur verkleinert, wenn sie mehr als den angegebenen Wert haben.</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Wenn diese Option aktiviert ist, werden keine Modelle geladen, die größer (in MB) als die angegebene Menge sind.</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Dateigröße zu groß zum Laden (Größe: {0:0} MB, Limit: {1:0} MB)</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Generieren Sie eine Miniaturansicht mit niedrigerer Auflösung</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Verwenden Sie eine schnellere Miniaturzeichnung</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Rendert die Miniaturansichten mit einer niedrigeren Auflösung, um die Speichernutzung zu reduzieren.\nWARNUNG: Wenn Sie diese Einstellung ändern, werden die Verzeichnisse neu geladen und müssen möglicherweise neue Thumnails generieren.</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Verwendet eine Skalierung mit geringerer Qualität, um die Miniaturbilder anzuzeigen und die Leistung zu verbessern.</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Cache-Ordner kann nicht geöffnet werden: {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Der Cache-Ordner wurde noch nicht erstellt.</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Beim Verschieben der Cache-Dateien an einen neuen Speicherort ist ein Problem aufgetreten.</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Cache-Bilderverzeichnis</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Benutzeranwendungsdatenordner</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Ordner für Benutzerbilder</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Installationsverzeichnis</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Der Cache wurde erfolgreich an einen neuen Speicherort verschoben: {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Verschieben des Cache-Ordners nach {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Verschieben des Cache-Ordners nach {0}.\nWarten, um den aktuellen Verzeichnisladevorgang abzuschließen ...</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Das Verzeichnis, in dem die Cache-Images gespeichert werden. Ändern Sie es nur, wenn Sie am Standardspeicherort keinen Platz haben.</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Fehler beim Lesen der Eigenschaften der Datei</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Fehler beim Laden vorhandener Miniaturansichten</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Fehler beim Hinzufügen von Thumnails zur Liste</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Fehler beim Lesen des Dateiinhalts</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Fehler beim Parsen des Dateiinhalts</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Fehler beim Rendern des Modells</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Nicht genügend Speicher verfügbar</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Fehler beim Abrufen geladener Cache-Bilder</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Fehler beim Abrufen gerenderter Cache-Bilder</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Fehler beim Speichern der gerenderten Cache-Dateien</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Öffnen Sie den Protokollordner</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Der Protokollordner existiert noch nicht.</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Beim Versuch, den Debug-Protokollordner zu öffnen, ist ein Fehler aufgetreten.\nCÜberprüfen Sie die Debug-Protokolle auf weitere Informationen (viel Glück damit).</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Ansicht zurücksetzen</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Automatische Drehung des Modells umschalten</text:p>
          </table:table-cell>
        </table:table-row>
        <table:table-row table:style-name="ro1">
          <table:table-cell table:formula="of:=IF([en.A130]=&quot;&quot;;&quot;&quot;;[en.A130])" office:value-type="string" office:string-value="NoModelSelected" calcext:value-type="string">
            <text:p>NoModelSelected</text:p>
          </table:table-cell>
          <table:table-cell office:value-type="string" calcext:value-type="string">
            <text:p>Kein Modell ausgewählt</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 Dreiecke</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 Eckpunkte</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Abwählen</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Durch Ändern der Farbe der 3D-Ansicht wird die Farbe der Miniaturansichten geändert</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office:value-type="string" calcext:value-type="string">
            <text:p>Durch Ändern der Farben der 3D-Ansicht wird auch die Farbe der Thumnails geändert.</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Schneller Farbwechsel</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Wenn diese Option aktiviert ist, ändern Thumnails die Farben ohne erneutes Laden oder Verarbeiten.\nDie Liste weist jedoch eine geringere Leistung auf, da die Färbung im laufenden Betrieb erfolgt.</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style-name="Default"/>
          <table:table-cell table:formula="of:=IF([en.B325]=&quot;&quot;;&quot;&quot;;[en.B325])">
            <text:p/>
          </table:table-cell>
        </table:table-row>
        <table:table-row table:style-name="ro1">
          <table:table-cell table:style-name="Default"/>
          <table:table-cell table:formula="of:=IF([en.B326]=&quot;&quot;;&quot;&quot;;[en.B326])">
            <text:p/>
          </table:table-cell>
        </table:table-row>
        <table:table-row table:style-name="ro1">
          <table:table-cell table:style-name="Default"/>
          <table:table-cell table:formula="of:=IF([en.B327]=&quot;&quot;;&quot;&quot;;[en.B327])">
            <text:p/>
          </table:table-cell>
        </table:table-row>
        <table:table-row table:style-name="ro1">
          <table:table-cell table:style-name="Default"/>
          <table:table-cell table:formula="of:=IF([en.B328]=&quot;&quot;;&quot;&quot;;[en.B328])">
            <text:p/>
          </table:table-cell>
        </table:table-row>
        <table:table-row table:style-name="ro1">
          <table:table-cell table:style-name="Default"/>
          <table:table-cell table:formula="of:=IF([en.B329]=&quot;&quot;;&quot;&quot;;[en.B329])">
            <text:p/>
          </table:table-cell>
        </table:table-row>
        <table:table-row table:style-name="ro1">
          <table:table-cell table:style-name="Default"/>
          <table:table-cell table:formula="of:=IF([en.B330]=&quot;&quot;;&quot;&quot;;[en.B330])">
            <text:p/>
          </table:table-cell>
        </table:table-row>
        <table:table-row table:style-name="ro1">
          <table:table-cell table:style-name="Default"/>
          <table:table-cell table:formula="of:=IF([en.B331]=&quot;&quot;;&quot;&quot;;[en.B331])">
            <text:p/>
          </table:table-cell>
        </table:table-row>
        <table:table-row table:style-name="ro1">
          <table:table-cell table:style-name="Default"/>
          <table:table-cell table:formula="of:=IF([en.B332]=&quot;&quot;;&quot;&quot;;[en.B332])">
            <text:p/>
          </table:table-cell>
        </table:table-row>
        <table:table-row table:style-name="ro1">
          <table:table-cell table:style-name="Default"/>
          <table:table-cell table:formula="of:=IF([en.B333]=&quot;&quot;;&quot;&quot;;[en.B333])">
            <text:p/>
          </table:table-cell>
        </table:table-row>
        <table:table-row table:style-name="ro1">
          <table:table-cell table:style-name="Default"/>
          <table:table-cell table:formula="of:=IF([en.B334]=&quot;&quot;;&quot;&quot;;[en.B334])">
            <text:p/>
          </table:table-cell>
        </table:table-row>
        <table:table-row table:style-name="ro1">
          <table:table-cell table:style-name="Default"/>
          <table:table-cell table:formula="of:=IF([en.B335]=&quot;&quot;;&quot;&quot;;[en.B335])">
            <text:p/>
          </table:table-cell>
        </table:table-row>
        <table:table-row table:style-name="ro1">
          <table:table-cell table:style-name="Default"/>
          <table:table-cell table:formula="of:=IF([en.B336]=&quot;&quot;;&quot;&quot;;[en.B336])">
            <text:p/>
          </table:table-cell>
        </table:table-row>
        <table:table-row table:style-name="ro1">
          <table:table-cell table:style-name="Default"/>
          <table:table-cell table:formula="of:=IF([en.B337]=&quot;&quot;;&quot;&quot;;[en.B337])">
            <text:p/>
          </table:table-cell>
        </table:table-row>
        <table:table-row table:style-name="ro1">
          <table:table-cell table:style-name="Default"/>
          <table:table-cell table:formula="of:=IF([en.B338]=&quot;&quot;;&quot;&quot;;[en.B338])">
            <text:p/>
          </table:table-cell>
        </table:table-row>
        <table:table-row table:style-name="ro1">
          <table:table-cell table:style-name="Default"/>
          <table:table-cell table:formula="of:=IF([en.B339]=&quot;&quot;;&quot;&quot;;[en.B339])">
            <text:p/>
          </table:table-cell>
        </table:table-row>
        <table:table-row table:style-name="ro1">
          <table:table-cell table:style-name="Default"/>
          <table:table-cell table:formula="of:=IF([en.B340]=&quot;&quot;;&quot;&quot;;[en.B340])">
            <text:p/>
          </table:table-cell>
        </table:table-row>
        <table:table-row table:style-name="ro1">
          <table:table-cell table:style-name="Default"/>
          <table:table-cell table:formula="of:=IF([en.B341]=&quot;&quot;;&quot;&quot;;[en.B341])">
            <text:p/>
          </table:table-cell>
        </table:table-row>
        <table:table-row table:style-name="ro1">
          <table:table-cell table:style-name="Default"/>
          <table:table-cell table:formula="of:=IF([en.B342]=&quot;&quot;;&quot;&quot;;[en.B342])">
            <text:p/>
          </table:table-cell>
        </table:table-row>
        <table:table-row table:style-name="ro1">
          <table:table-cell table:style-name="Default"/>
          <table:table-cell table:formula="of:=IF([en.B343]=&quot;&quot;;&quot;&quot;;[en.B343])">
            <text:p/>
          </table:table-cell>
        </table:table-row>
        <table:table-row table:style-name="ro1">
          <table:table-cell table:style-name="Default"/>
          <table:table-cell table:formula="of:=IF([en.B344]=&quot;&quot;;&quot;&quot;;[en.B344])">
            <text:p/>
          </table:table-cell>
        </table:table-row>
        <table:table-row table:style-name="ro1">
          <table:table-cell table:style-name="Default"/>
          <table:table-cell table:formula="of:=IF([en.B345]=&quot;&quot;;&quot;&quot;;[en.B345])">
            <text:p/>
          </table:table-cell>
        </table:table-row>
        <table:table-row table:style-name="ro1">
          <table:table-cell table:style-name="Default"/>
          <table:table-cell table:formula="of:=IF([en.B346]=&quot;&quot;;&quot;&quot;;[en.B346])">
            <text:p/>
          </table:table-cell>
        </table:table-row>
        <table:table-row table:style-name="ro1">
          <table:table-cell table:style-name="Default"/>
          <table:table-cell table:formula="of:=IF([en.B347]=&quot;&quot;;&quot;&quot;;[en.B347])">
            <text:p/>
          </table:table-cell>
        </table:table-row>
        <table:table-row table:style-name="ro1">
          <table:table-cell table:style-name="Default"/>
          <table:table-cell table:formula="of:=IF([en.B348]=&quot;&quot;;&quot;&quot;;[en.B348])">
            <text:p/>
          </table:table-cell>
        </table:table-row>
        <table:table-row table:style-name="ro1">
          <table:table-cell table:style-name="Default"/>
          <table:table-cell table:formula="of:=IF([en.B349]=&quot;&quot;;&quot;&quot;;[en.B349])">
            <text:p/>
          </table:table-cell>
        </table:table-row>
        <table:table-row table:style-name="ro1">
          <table:table-cell table:style-name="Default"/>
          <table:table-cell table:formula="of:=IF([en.B350]=&quot;&quot;;&quot;&quot;;[en.B350])">
            <text:p/>
          </table:table-cell>
        </table:table-row>
        <table:table-row table:style-name="ro1">
          <table:table-cell table:style-name="Default"/>
          <table:table-cell table:formula="of:=IF([en.B351]=&quot;&quot;;&quot;&quot;;[en.B351])">
            <text:p/>
          </table:table-cell>
        </table:table-row>
        <table:table-row table:style-name="ro1">
          <table:table-cell table:style-name="Default"/>
          <table:table-cell table:formula="of:=IF([en.B352]=&quot;&quot;;&quot;&quot;;[en.B352])">
            <text:p/>
          </table:table-cell>
        </table:table-row>
        <table:table-row table:style-name="ro1">
          <table:table-cell table:style-name="Default"/>
          <table:table-cell table:formula="of:=IF([en.B353]=&quot;&quot;;&quot;&quot;;[en.B353])">
            <text:p/>
          </table:table-cell>
        </table:table-row>
        <table:table-row table:style-name="ro1">
          <table:table-cell table:style-name="Default"/>
          <table:table-cell table:formula="of:=IF([en.B354]=&quot;&quot;;&quot;&quot;;[en.B354])">
            <text:p/>
          </table:table-cell>
        </table:table-row>
        <table:table-row table:style-name="ro1">
          <table:table-cell table:style-name="Default"/>
          <table:table-cell table:formula="of:=IF([en.B355]=&quot;&quot;;&quot;&quot;;[en.B355])">
            <text:p/>
          </table:table-cell>
        </table:table-row>
        <table:table-row table:style-name="ro1">
          <table:table-cell table:style-name="Default"/>
          <table:table-cell table:formula="of:=IF([en.B356]=&quot;&quot;;&quot;&quot;;[en.B356])">
            <text:p/>
          </table:table-cell>
        </table:table-row>
        <table:table-row table:style-name="ro1">
          <table:table-cell table:style-name="Default"/>
          <table:table-cell table:formula="of:=IF([en.B357]=&quot;&quot;;&quot;&quot;;[en.B357])">
            <text:p/>
          </table:table-cell>
        </table:table-row>
        <table:table-row table:style-name="ro1">
          <table:table-cell table:style-name="Default"/>
          <table:table-cell table:formula="of:=IF([en.B358]=&quot;&quot;;&quot;&quot;;[en.B358])">
            <text:p/>
          </table:table-cell>
        </table:table-row>
        <table:table-row table:style-name="ro1">
          <table:table-cell table:style-name="Default"/>
          <table:table-cell table:formula="of:=IF([en.B359]=&quot;&quot;;&quot;&quot;;[en.B359])">
            <text:p/>
          </table:table-cell>
        </table:table-row>
        <table:table-row table:style-name="ro1">
          <table:table-cell table:style-name="Default"/>
          <table:table-cell table:formula="of:=IF([en.B360]=&quot;&quot;;&quot;&quot;;[en.B360])">
            <text:p/>
          </table:table-cell>
        </table:table-row>
        <table:table-row table:style-name="ro1">
          <table:table-cell table:style-name="Default"/>
          <table:table-cell table:formula="of:=IF([en.B361]=&quot;&quot;;&quot;&quot;;[en.B361])">
            <text:p/>
          </table:table-cell>
        </table:table-row>
        <table:table-row table:style-name="ro1">
          <table:table-cell table:style-name="Default"/>
          <table:table-cell table:formula="of:=IF([en.B362]=&quot;&quot;;&quot;&quot;;[en.B362])">
            <text:p/>
          </table:table-cell>
        </table:table-row>
        <table:table-row table:style-name="ro1">
          <table:table-cell table:style-name="Default"/>
          <table:table-cell table:formula="of:=IF([en.B363]=&quot;&quot;;&quot;&quot;;[en.B363])">
            <text:p/>
          </table:table-cell>
        </table:table-row>
        <table:table-row table:style-name="ro1">
          <table:table-cell table:style-name="Default"/>
          <table:table-cell table:formula="of:=IF([en.B364]=&quot;&quot;;&quot;&quot;;[en.B364])">
            <text:p/>
          </table:table-cell>
        </table:table-row>
      </table:table>
      <table:table table:name="ja" table:style-name="ta1">
        <table:table-column table:style-name="co10" table:default-cell-style-name="ce7"/>
        <table:table-column table:style-name="co11" table:default-cell-style-name="Default"/>
        <table:table-row table:style-name="ro1">
          <table:table-cell table:formula="of:=IF([en.A1]=&quot;&quot;;&quot;&quot;;[en.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ロードディレクトリ</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見る</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ディレクトリツリーを表示</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モデルリストを表示</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3Dビューを表示</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ディレクトリツリーを展開</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モデルリストビューを展開</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3Dビューを展開</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可視性をリセット</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構成</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キャッシュ</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キャッシュとは何ですか？</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約</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すべてアンロード</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すべて展開</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すべて契約</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処理されるファイル：</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フィルタ</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注文</text:p>
          </table:table-cell>
        </table:table-row>
        <table:table-row table:style-name="ro1">
          <table:table-cell table:formula="of:=IF([en.A21]=&quot;&quot;;&quot;&quot;;[en.A21])" office:value-type="string" office:string-value="NumberKB" calcext:value-type="string">
            <text:p>NumberKB</text:p>
          </table:table-cell>
          <table:table-cell office:value-type="string"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修正</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作成した</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サイズ</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ファイル</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ディレクトリ</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プログラムに関する情報...</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OK</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番号</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はい</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受け入れる</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キャンセル</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キャッシュフォルダーには、3Dモデルの自動生成された画像が含まれています。\nこれらの画像は、新しいモデルが読み込まれたときに生成されるため、次にモデルの画像が必要になったときに、すべてのジオメトリを読み取る必要はありません。レンダリングします。\n \n画像は、設定に応じてさまざまなサイズと色で生成されます。</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キャッシュについて...</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キャッシュファイルを削除</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キャッシュフォルダとそのすべてのコンテンツが削除されます。\n続行しますか？</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すべてのキャッシュイメージが正常に削除されました。</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キャッシュイメージの削除中に問題が発生しました。一部が削除されていない可能性があります。</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確認</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0}」でファイルを探しています...</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ディレクトリを読み込めません。</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読み込みエラー</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0}」にファイルが見つかりません。</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何も見つかりません！</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0}」を開く</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キャッシュをクリア（{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すべて再読み込み</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選択したディレクトリはすでに読み込まれています。</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フォルダのみ</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一般設定</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プログラム</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高度な設定</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この構成により、コンテキストメニューから3Dモデルを開くプログラムのリストを定義できます。\nプログラムパス、表示名、および互換性のあるファイルタイプを下の表に構成します。</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設定</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計算しています...</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サイズなし</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ディレクトリ</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表示名</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プログラムパス</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新しいプログラム</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新しく追加する</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プログラム表</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言語</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デバッグログを有効にする</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サムネイルのスタイル</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ファイル名</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日付が変更されました</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作成日</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ロードされたディレクトリのキャッシュを再ロード</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選択する...</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自動検出3Dソフトウェア</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新しい{0}プログラムが追加されました：\n {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新しいプログラムは見つかりませんでした。</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3Dソフトウェアショートカットを探しています...</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PCのショートカットから3Dソフトウェアを自動追加</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ファイルエクスプローラーで開く</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ファイルを開く</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0}でファイルを開く</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ファイルエクスプローラーで表示</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アンロードディレクトリ</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選択されたディレクトリはありません</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収集モード</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そのコンテンツを表示するディレクトリを選択します。</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このメニューのすべての表示オプションをリセットします。</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このオプションはディレクトリをリロードし、表示されているすべてのミニチュアを再生成します。</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ロードされたすべてのディレクトリを閉じます。</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表示されているすべてのディレクトリを再ロードするか、アクティブなロードプロセスを停止します。</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ルートディレクトリを展開します。\n既に展開されている場合は、すべてのディレクトリを展開します。</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ルートディレクトリを除くすべてのディレクトリを縮小します。\n既に縮小されている場合は、ルートディレクトリを縮小します。</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有効にすると、すべてのフォルダがツリーとして表示され、ファイルが非表示になります。</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ファイル名のプレフィックスを検出し、仮想ディレクトリにグループ化します。</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パフォーマンス設定</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メッシュの三角形の削減を有効にする</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次の場合に三角形を減らす...</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サイズ制限を有効にしてモデルを表示</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MB単位のサイズが次の値より大きい場合は視覚化しないでください...</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3Dモデルはより高速にレンダリングされますが、ロードに時間がかかります。\n三角形が削減されるのは、指定された量よりも多い場合のみです。</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有効にすると、指定したサイズよりも大きい（MB単位の）モデルをロードしません。</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ファイルサイズが大きすぎて読み込めません（サイズ：{0:0} MB、制限：{1：0} MB）</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低解像度でサムネイルを生成する</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高速なサムネイル描画を使用する</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メモリの使用量を減らすために、サムネイルを低解像度でレンダリングします。\n警告：この設定を変更すると、ディレクトリが再ロードされ、新しいサムネイルを生成する必要がある場合があります。</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低品質のスケーリングを使用してサムネイル画像を表示し、パフォーマンスを向上させます。</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キャッシュフォルダを開けません：{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キャッシュフォルダはまだ作成されていません。</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キャッシュファイルを新しい場所に移動するときに問題が発生しました。</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キャッシュ画像ディレクトリ</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ユーザーアプリケーションデータフォルダー</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ユーザー画像フォルダ</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インストールディレクトリ</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キャッシュが新しい場所に正常に移動されました：{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キャッシュフォルダを{0}に移動しています</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キャッシュフォルダを{0}に移動しています。\n現在のディレクトリのロード操作が完了するまで待機しています...</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キャッシュイメージが保存されるディレクトリ。デフォルトの場所にスペースがない場合のみ変更してください。</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ファイルのプロパティの読み取りエラー</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既存のサムネイルの読み込み中にエラーが発生しました</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リストへのサムネイルの追加中にエラーが発生しました</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ファイルコンテンツの読み取りエラー</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ファイルコンテンツの解析中にエラーが発生しました</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モデルのレンダリング中にエラーが発生しました</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十分なメモリがありません</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ロードされたキャッシュイメージの取得中にエラーが発生しました</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レンダリングされたキャッシュイメージの取得中にエラーが発生しました</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レンダリングされたキャッシュファイルの保存中にエラーが発生しました</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ログフォルダを開く</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ログフォルダはまだ存在しません。</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デバッグログフォルダーを開こうとしたときにエラーが発生しました。\nデバッグログで詳細を確認してください（頑張ってください）。</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表示方法をリセットする</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モデルの自動回転を切り替え</text:p>
          </table:table-cell>
        </table:table-row>
        <table:table-row table:style-name="ro1">
          <table:table-cell table:formula="of:=IF([en.A130]=&quot;&quot;;&quot;&quot;;[en.A130])" office:value-type="string" office:string-value="NoModelSelected" calcext:value-type="string">
            <text:p>NoModelSelected</text:p>
          </table:table-cell>
          <table:table-cell office:value-type="string" calcext:value-type="string">
            <text:p>モデルが選択されていません</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三角形</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頂点</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選択を解除</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3Dビューの色を変更すると、サムネイルの色が変更されます</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office:value-type="string" calcext:value-type="string">
            <text:p>3Dビューの色を変更すると、サムネイルの色も変更されます。</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素早い色替え</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サムネイルを有効にすると、リロードや処理なしで色が変更されます。\nただし、色付けはその場で行われるため、リストのパフォーマンスは低下します。</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table-row>
        <table:table-row table:style-name="ro1">
          <table:table-cell table:formula="of:=IF([en.A329]=&quot;&quot;;&quot;&quot;;[en.A329])">
            <text:p/>
          </table:table-cell>
          <table:table-cell/>
        </table:table-row>
        <table:table-row table:style-name="ro1">
          <table:table-cell table:formula="of:=IF([en.A330]=&quot;&quot;;&quot;&quot;;[en.A330])">
            <text:p/>
          </table:table-cell>
          <table:table-cell/>
        </table:table-row>
        <table:table-row table:style-name="ro1">
          <table:table-cell table:formula="of:=IF([en.A331]=&quot;&quot;;&quot;&quot;;[en.A331])">
            <text:p/>
          </table:table-cell>
          <table:table-cell/>
        </table:table-row>
        <table:table-row table:style-name="ro1">
          <table:table-cell table:formula="of:=IF([en.A332]=&quot;&quot;;&quot;&quot;;[en.A332])">
            <text:p/>
          </table:table-cell>
          <table:table-cell/>
        </table:table-row>
        <table:table-row table:style-name="ro1">
          <table:table-cell table:formula="of:=IF([en.A333]=&quot;&quot;;&quot;&quot;;[en.A333])">
            <text:p/>
          </table:table-cell>
          <table:table-cell/>
        </table:table-row>
        <table:table-row table:style-name="ro1">
          <table:table-cell table:formula="of:=IF([en.A334]=&quot;&quot;;&quot;&quot;;[en.A334])">
            <text:p/>
          </table:table-cell>
          <table:table-cell/>
        </table:table-row>
        <table:table-row table:style-name="ro1">
          <table:table-cell table:formula="of:=IF([en.A335]=&quot;&quot;;&quot;&quot;;[en.A335])">
            <text:p/>
          </table:table-cell>
          <table:table-cell/>
        </table:table-row>
        <table:table-row table:style-name="ro1">
          <table:table-cell table:formula="of:=IF([en.A336]=&quot;&quot;;&quot;&quot;;[en.A336])">
            <text:p/>
          </table:table-cell>
          <table:table-cell/>
        </table:table-row>
        <table:table-row table:style-name="ro1">
          <table:table-cell table:formula="of:=IF([en.A337]=&quot;&quot;;&quot;&quot;;[en.A337])">
            <text:p/>
          </table:table-cell>
          <table:table-cell/>
        </table:table-row>
        <table:table-row table:style-name="ro1">
          <table:table-cell table:formula="of:=IF([en.A338]=&quot;&quot;;&quot;&quot;;[en.A338])">
            <text:p/>
          </table:table-cell>
          <table:table-cell/>
        </table:table-row>
        <table:table-row table:style-name="ro1">
          <table:table-cell table:formula="of:=IF([en.A339]=&quot;&quot;;&quot;&quot;;[en.A339])">
            <text:p/>
          </table:table-cell>
          <table:table-cell/>
        </table:table-row>
        <table:table-row table:style-name="ro1">
          <table:table-cell table:formula="of:=IF([en.A340]=&quot;&quot;;&quot;&quot;;[en.A340])">
            <text:p/>
          </table:table-cell>
          <table:table-cell/>
        </table:table-row>
        <table:table-row table:style-name="ro1">
          <table:table-cell table:formula="of:=IF([en.A341]=&quot;&quot;;&quot;&quot;;[en.A341])">
            <text:p/>
          </table:table-cell>
          <table:table-cell/>
        </table:table-row>
        <table:table-row table:style-name="ro1">
          <table:table-cell table:formula="of:=IF([en.A342]=&quot;&quot;;&quot;&quot;;[en.A342])">
            <text:p/>
          </table:table-cell>
          <table:table-cell/>
        </table:table-row>
        <table:table-row table:style-name="ro1">
          <table:table-cell table:formula="of:=IF([en.A343]=&quot;&quot;;&quot;&quot;;[en.A343])">
            <text:p/>
          </table:table-cell>
          <table:table-cell/>
        </table:table-row>
        <table:table-row table:style-name="ro1">
          <table:table-cell table:formula="of:=IF([en.A344]=&quot;&quot;;&quot;&quot;;[en.A344])">
            <text:p/>
          </table:table-cell>
          <table:table-cell/>
        </table:table-row>
        <table:table-row table:style-name="ro1">
          <table:table-cell table:formula="of:=IF([en.A345]=&quot;&quot;;&quot;&quot;;[en.A345])">
            <text:p/>
          </table:table-cell>
          <table:table-cell/>
        </table:table-row>
        <table:table-row table:style-name="ro1">
          <table:table-cell table:formula="of:=IF([en.A346]=&quot;&quot;;&quot;&quot;;[en.A346])">
            <text:p/>
          </table:table-cell>
          <table:table-cell/>
        </table:table-row>
        <table:table-row table:style-name="ro1">
          <table:table-cell table:formula="of:=IF([en.A347]=&quot;&quot;;&quot;&quot;;[en.A347])">
            <text:p/>
          </table:table-cell>
          <table:table-cell/>
        </table:table-row>
        <table:table-row table:style-name="ro1">
          <table:table-cell table:formula="of:=IF([en.A348]=&quot;&quot;;&quot;&quot;;[en.A348])">
            <text:p/>
          </table:table-cell>
          <table:table-cell/>
        </table:table-row>
        <table:table-row table:style-name="ro1">
          <table:table-cell table:formula="of:=IF([en.A349]=&quot;&quot;;&quot;&quot;;[en.A349])">
            <text:p/>
          </table:table-cell>
          <table:table-cell/>
        </table:table-row>
        <table:table-row table:style-name="ro1">
          <table:table-cell table:formula="of:=IF([en.A350]=&quot;&quot;;&quot;&quot;;[en.A350])">
            <text:p/>
          </table:table-cell>
          <table:table-cell/>
        </table:table-row>
        <table:table-row table:style-name="ro1">
          <table:table-cell table:formula="of:=IF([en.A351]=&quot;&quot;;&quot;&quot;;[en.A351])">
            <text:p/>
          </table:table-cell>
          <table:table-cell/>
        </table:table-row>
        <table:table-row table:style-name="ro1">
          <table:table-cell table:formula="of:=IF([en.A352]=&quot;&quot;;&quot;&quot;;[en.A352])">
            <text:p/>
          </table:table-cell>
          <table:table-cell/>
        </table:table-row>
        <table:table-row table:style-name="ro1">
          <table:table-cell table:formula="of:=IF([en.A353]=&quot;&quot;;&quot;&quot;;[en.A353])">
            <text:p/>
          </table:table-cell>
          <table:table-cell/>
        </table:table-row>
        <table:table-row table:style-name="ro1">
          <table:table-cell table:formula="of:=IF([en.A354]=&quot;&quot;;&quot;&quot;;[en.A354])">
            <text:p/>
          </table:table-cell>
          <table:table-cell/>
        </table:table-row>
        <table:table-row table:style-name="ro1">
          <table:table-cell table:formula="of:=IF([en.A355]=&quot;&quot;;&quot;&quot;;[en.A355])">
            <text:p/>
          </table:table-cell>
          <table:table-cell/>
        </table:table-row>
        <table:table-row table:style-name="ro1">
          <table:table-cell table:formula="of:=IF([en.A356]=&quot;&quot;;&quot;&quot;;[en.A356])">
            <text:p/>
          </table:table-cell>
          <table:table-cell/>
        </table:table-row>
        <table:table-row table:style-name="ro1">
          <table:table-cell table:formula="of:=IF([en.A357]=&quot;&quot;;&quot;&quot;;[en.A357])">
            <text:p/>
          </table:table-cell>
          <table:table-cell/>
        </table:table-row>
        <table:table-row table:style-name="ro1">
          <table:table-cell table:formula="of:=IF([en.A358]=&quot;&quot;;&quot;&quot;;[en.A358])">
            <text:p/>
          </table:table-cell>
          <table:table-cell/>
        </table:table-row>
        <table:table-row table:style-name="ro1">
          <table:table-cell table:formula="of:=IF([en.A359]=&quot;&quot;;&quot;&quot;;[en.A359])">
            <text:p/>
          </table:table-cell>
          <table:table-cell/>
        </table:table-row>
        <table:table-row table:style-name="ro1">
          <table:table-cell table:formula="of:=IF([en.A360]=&quot;&quot;;&quot;&quot;;[en.A360])">
            <text:p/>
          </table:table-cell>
          <table:table-cell/>
        </table:table-row>
        <table:table-row table:style-name="ro1">
          <table:table-cell table:formula="of:=IF([en.A361]=&quot;&quot;;&quot;&quot;;[en.A361])">
            <text:p/>
          </table:table-cell>
          <table:table-cell/>
        </table:table-row>
        <table:table-row table:style-name="ro1">
          <table:table-cell table:formula="of:=IF([en.A362]=&quot;&quot;;&quot;&quot;;[en.A362])">
            <text:p/>
          </table:table-cell>
          <table:table-cell/>
        </table:table-row>
        <table:table-row table:style-name="ro1">
          <table:table-cell table:formula="of:=IF([en.A363]=&quot;&quot;;&quot;&quot;;[en.A363])">
            <text:p/>
          </table:table-cell>
          <table:table-cell/>
        </table:table-row>
        <table:table-row table:style-name="ro1">
          <table:table-cell table:formula="of:=IF([en.A364]=&quot;&quot;;&quot;&quot;;[en.A364])">
            <text:p/>
          </table:table-cell>
          <table:table-cell/>
        </table:table-row>
        <table:table-row table:style-name="ro1">
          <table:table-cell table:formula="of:=IF([en.A365]=&quot;&quot;;&quot;&quot;;[en.A365])">
            <text:p/>
          </table:table-cell>
          <table:table-cell/>
        </table:table-row>
        <table:table-row table:style-name="ro1">
          <table:table-cell table:formula="of:=IF([en.A366]=&quot;&quot;;&quot;&quot;;[en.A366])">
            <text:p/>
          </table:table-cell>
          <table:table-cell/>
        </table:table-row>
        <table:table-row table:style-name="ro1">
          <table:table-cell table:formula="of:=IF([en.A367]=&quot;&quot;;&quot;&quot;;[en.A367])">
            <text:p/>
          </table:table-cell>
          <table:table-cell/>
        </table:table-row>
        <table:table-row table:style-name="ro1">
          <table:table-cell table:formula="of:=IF([en.A368]=&quot;&quot;;&quot;&quot;;[en.A368])">
            <text:p/>
          </table:table-cell>
          <table:table-cell/>
        </table:table-row>
        <table:table-row table:style-name="ro1">
          <table:table-cell table:formula="of:=IF([en.A369]=&quot;&quot;;&quot;&quot;;[en.A369])">
            <text:p/>
          </table:table-cell>
          <table:table-cell/>
        </table:table-row>
        <table:table-row table:style-name="ro1">
          <table:table-cell table:formula="of:=IF([en.A370]=&quot;&quot;;&quot;&quot;;[en.A370])">
            <text:p/>
          </table:table-cell>
          <table:table-cell/>
        </table:table-row>
        <table:table-row table:style-name="ro1">
          <table:table-cell table:formula="of:=IF([en.A371]=&quot;&quot;;&quot;&quot;;[en.A371])">
            <text:p/>
          </table:table-cell>
          <table:table-cell/>
        </table:table-row>
        <table:table-row table:style-name="ro1">
          <table:table-cell table:formula="of:=IF([en.A372]=&quot;&quot;;&quot;&quot;;[en.A372])">
            <text:p/>
          </table:table-cell>
          <table:table-cell/>
        </table:table-row>
        <table:table-row table:style-name="ro1">
          <table:table-cell table:formula="of:=IF([en.A373]=&quot;&quot;;&quot;&quot;;[en.A373])">
            <text:p/>
          </table:table-cell>
          <table:table-cell/>
        </table:table-row>
        <table:table-row table:style-name="ro1">
          <table:table-cell table:formula="of:=IF([en.A374]=&quot;&quot;;&quot;&quot;;[en.A374])">
            <text:p/>
          </table:table-cell>
          <table:table-cell/>
        </table:table-row>
        <table:table-row table:style-name="ro1">
          <table:table-cell table:formula="of:=IF([en.A375]=&quot;&quot;;&quot;&quot;;[en.A375])">
            <text:p/>
          </table:table-cell>
          <table:table-cell/>
        </table:table-row>
        <table:table-row table:style-name="ro1">
          <table:table-cell table:formula="of:=IF([en.A376]=&quot;&quot;;&quot;&quot;;[en.A376])">
            <text:p/>
          </table:table-cell>
          <table:table-cell/>
        </table:table-row>
        <table:table-row table:style-name="ro1">
          <table:table-cell table:formula="of:=IF([en.A377]=&quot;&quot;;&quot;&quot;;[en.A377])">
            <text:p/>
          </table:table-cell>
          <table:table-cell/>
        </table:table-row>
        <table:table-row table:style-name="ro1">
          <table:table-cell table:formula="of:=IF([en.A378]=&quot;&quot;;&quot;&quot;;[en.A378])">
            <text:p/>
          </table:table-cell>
          <table:table-cell/>
        </table:table-row>
        <table:table-row table:style-name="ro1">
          <table:table-cell table:formula="of:=IF([en.A379]=&quot;&quot;;&quot;&quot;;[en.A379])">
            <text:p/>
          </table:table-cell>
          <table:table-cell/>
        </table:table-row>
        <table:table-row table:style-name="ro1">
          <table:table-cell table:formula="of:=IF([en.A380]=&quot;&quot;;&quot;&quot;;[en.A380])">
            <text:p/>
          </table:table-cell>
          <table:table-cell/>
        </table:table-row>
        <table:table-row table:style-name="ro1">
          <table:table-cell table:formula="of:=IF([en.A381]=&quot;&quot;;&quot;&quot;;[en.A381])">
            <text:p/>
          </table:table-cell>
          <table:table-cell/>
        </table:table-row>
        <table:table-row table:style-name="ro1">
          <table:table-cell table:formula="of:=IF([en.A382]=&quot;&quot;;&quot;&quot;;[en.A382])">
            <text:p/>
          </table:table-cell>
          <table:table-cell/>
        </table:table-row>
        <table:table-row table:style-name="ro1">
          <table:table-cell table:formula="of:=IF([en.A383]=&quot;&quot;;&quot;&quot;;[en.A383])">
            <text:p/>
          </table:table-cell>
          <table:table-cell/>
        </table:table-row>
        <table:table-row table:style-name="ro1">
          <table:table-cell table:formula="of:=IF([en.A384]=&quot;&quot;;&quot;&quot;;[en.A384])">
            <text:p/>
          </table:table-cell>
          <table:table-cell/>
        </table:table-row>
        <table:table-row table:style-name="ro1">
          <table:table-cell table:formula="of:=IF([en.A385]=&quot;&quot;;&quot;&quot;;[en.A385])">
            <text:p/>
          </table:table-cell>
          <table:table-cell/>
        </table:table-row>
        <table:table-row table:style-name="ro1">
          <table:table-cell table:formula="of:=IF([en.A386]=&quot;&quot;;&quot;&quot;;[en.A386])">
            <text:p/>
          </table:table-cell>
          <table:table-cell/>
        </table:table-row>
        <table:table-row table:style-name="ro1">
          <table:table-cell table:formula="of:=IF([en.A387]=&quot;&quot;;&quot;&quot;;[en.A387])">
            <text:p/>
          </table:table-cell>
          <table:table-cell/>
        </table:table-row>
        <table:table-row table:style-name="ro1">
          <table:table-cell table:formula="of:=IF([en.A388]=&quot;&quot;;&quot;&quot;;[en.A388])">
            <text:p/>
          </table:table-cell>
          <table:table-cell/>
        </table:table-row>
        <table:table-row table:style-name="ro1">
          <table:table-cell table:formula="of:=IF([en.A389]=&quot;&quot;;&quot;&quot;;[en.A389])">
            <text:p/>
          </table:table-cell>
          <table:table-cell/>
        </table:table-row>
        <table:table-row table:style-name="ro1">
          <table:table-cell table:formula="of:=IF([en.A390]=&quot;&quot;;&quot;&quot;;[en.A390])">
            <text:p/>
          </table:table-cell>
          <table:table-cell/>
        </table:table-row>
        <table:table-row table:style-name="ro1">
          <table:table-cell table:formula="of:=IF([en.A391]=&quot;&quot;;&quot;&quot;;[en.A391])">
            <text:p/>
          </table:table-cell>
          <table:table-cell/>
        </table:table-row>
        <table:table-row table:style-name="ro1">
          <table:table-cell table:formula="of:=IF([en.A392]=&quot;&quot;;&quot;&quot;;[en.A392])">
            <text:p/>
          </table:table-cell>
          <table:table-cell/>
        </table:table-row>
        <table:table-row table:style-name="ro1">
          <table:table-cell table:formula="of:=IF([en.A393]=&quot;&quot;;&quot;&quot;;[en.A393])">
            <text:p/>
          </table:table-cell>
          <table:table-cell/>
        </table:table-row>
        <table:table-row table:style-name="ro1">
          <table:table-cell table:formula="of:=IF([en.A394]=&quot;&quot;;&quot;&quot;;[en.A394])">
            <text:p/>
          </table:table-cell>
          <table:table-cell/>
        </table:table-row>
        <table:table-row table:style-name="ro1">
          <table:table-cell table:formula="of:=IF([en.A395]=&quot;&quot;;&quot;&quot;;[en.A395])">
            <text:p/>
          </table:table-cell>
          <table:table-cell/>
        </table:table-row>
        <table:table-row table:style-name="ro1">
          <table:table-cell table:formula="of:=IF([en.A396]=&quot;&quot;;&quot;&quot;;[en.A396])">
            <text:p/>
          </table:table-cell>
          <table:table-cell/>
        </table:table-row>
        <table:table-row table:style-name="ro1">
          <table:table-cell table:formula="of:=IF([en.A397]=&quot;&quot;;&quot;&quot;;[en.A397])">
            <text:p/>
          </table:table-cell>
          <table:table-cell/>
        </table:table-row>
        <table:table-row table:style-name="ro1">
          <table:table-cell table:formula="of:=IF([en.A398]=&quot;&quot;;&quot;&quot;;[en.A398])">
            <text:p/>
          </table:table-cell>
          <table:table-cell/>
        </table:table-row>
        <table:table-row table:style-name="ro1">
          <table:table-cell table:formula="of:=IF([en.A399]=&quot;&quot;;&quot;&quot;;[en.A399])">
            <text:p/>
          </table:table-cell>
          <table:table-cell/>
        </table:table-row>
        <table:table-row table:style-name="ro1">
          <table:table-cell table:formula="of:=IF([en.A400]=&quot;&quot;;&quot;&quot;;[en.A400])">
            <text:p/>
          </table:table-cell>
          <table:table-cell/>
        </table:table-row>
        <table:table-row table:style-name="ro1">
          <table:table-cell table:formula="of:=IF([en.A401]=&quot;&quot;;&quot;&quot;;[en.A401])">
            <text:p/>
          </table:table-cell>
          <table:table-cell/>
        </table:table-row>
        <table:table-row table:style-name="ro1">
          <table:table-cell table:formula="of:=IF([en.A402]=&quot;&quot;;&quot;&quot;;[en.A402])">
            <text:p/>
          </table:table-cell>
          <table:table-cell/>
        </table:table-row>
        <table:table-row table:style-name="ro1">
          <table:table-cell table:formula="of:=IF([en.A403]=&quot;&quot;;&quot;&quot;;[en.A403])">
            <text:p/>
          </table:table-cell>
          <table:table-cell/>
        </table:table-row>
        <table:table-row table:style-name="ro1">
          <table:table-cell table:formula="of:=IF([en.A404]=&quot;&quot;;&quot;&quot;;[en.A404])">
            <text:p/>
          </table:table-cell>
          <table:table-cell/>
        </table:table-row>
        <table:table-row table:style-name="ro1">
          <table:table-cell table:formula="of:=IF([en.A405]=&quot;&quot;;&quot;&quot;;[en.A405])">
            <text:p/>
          </table:table-cell>
          <table:table-cell/>
        </table:table-row>
        <table:table-row table:style-name="ro1">
          <table:table-cell table:formula="of:=IF([en.A406]=&quot;&quot;;&quot;&quot;;[en.A406])">
            <text:p/>
          </table:table-cell>
          <table:table-cell/>
        </table:table-row>
        <table:table-row table:style-name="ro1">
          <table:table-cell table:formula="of:=IF([en.A407]=&quot;&quot;;&quot;&quot;;[en.A407])">
            <text:p/>
          </table:table-cell>
          <table:table-cell/>
        </table:table-row>
        <table:table-row table:style-name="ro1">
          <table:table-cell table:formula="of:=IF([en.A408]=&quot;&quot;;&quot;&quot;;[en.A408])">
            <text:p/>
          </table:table-cell>
          <table:table-cell/>
        </table:table-row>
        <table:table-row table:style-name="ro1">
          <table:table-cell table:formula="of:=IF([en.A409]=&quot;&quot;;&quot;&quot;;[en.A409])">
            <text:p/>
          </table:table-cell>
          <table:table-cell/>
        </table:table-row>
        <table:table-row table:style-name="ro1">
          <table:table-cell table:formula="of:=IF([en.A410]=&quot;&quot;;&quot;&quot;;[en.A410])">
            <text:p/>
          </table:table-cell>
          <table:table-cell/>
        </table:table-row>
        <table:table-row table:style-name="ro1">
          <table:table-cell table:formula="of:=IF([en.A411]=&quot;&quot;;&quot;&quot;;[en.A411])">
            <text:p/>
          </table:table-cell>
          <table:table-cell/>
        </table:table-row>
        <table:table-row table:style-name="ro1">
          <table:table-cell table:formula="of:=IF([en.A412]=&quot;&quot;;&quot;&quot;;[en.A412])">
            <text:p/>
          </table:table-cell>
          <table:table-cell/>
        </table:table-row>
        <table:table-row table:style-name="ro1">
          <table:table-cell table:formula="of:=IF([en.A413]=&quot;&quot;;&quot;&quot;;[en.A413])">
            <text:p/>
          </table:table-cell>
          <table:table-cell/>
        </table:table-row>
        <table:table-row table:style-name="ro1">
          <table:table-cell table:formula="of:=IF([en.A414]=&quot;&quot;;&quot;&quot;;[en.A414])">
            <text:p/>
          </table:table-cell>
          <table:table-cell/>
        </table:table-row>
        <table:table-row table:style-name="ro1">
          <table:table-cell table:formula="of:=IF([en.A415]=&quot;&quot;;&quot;&quot;;[en.A415])">
            <text:p/>
          </table:table-cell>
          <table:table-cell/>
        </table:table-row>
        <table:table-row table:style-name="ro1">
          <table:table-cell table:formula="of:=IF([en.A416]=&quot;&quot;;&quot;&quot;;[en.A416])">
            <text:p/>
          </table:table-cell>
          <table:table-cell/>
        </table:table-row>
        <table:table-row table:style-name="ro1">
          <table:table-cell table:formula="of:=IF([en.A417]=&quot;&quot;;&quot;&quot;;[en.A417])">
            <text:p/>
          </table:table-cell>
          <table:table-cell/>
        </table:table-row>
        <table:table-row table:style-name="ro1">
          <table:table-cell table:formula="of:=IF([en.A418]=&quot;&quot;;&quot;&quot;;[en.A418])">
            <text:p/>
          </table:table-cell>
          <table:table-cell/>
        </table:table-row>
        <table:table-row table:style-name="ro1">
          <table:table-cell table:formula="of:=IF([en.A419]=&quot;&quot;;&quot;&quot;;[en.A419])">
            <text:p/>
          </table:table-cell>
          <table:table-cell/>
        </table:table-row>
        <table:table-row table:style-name="ro1">
          <table:table-cell table:formula="of:=IF([en.A420]=&quot;&quot;;&quot;&quot;;[en.A420])">
            <text:p/>
          </table:table-cell>
          <table:table-cell/>
        </table:table-row>
        <table:table-row table:style-name="ro1">
          <table:table-cell table:formula="of:=IF([en.A421]=&quot;&quot;;&quot;&quot;;[en.A421])">
            <text:p/>
          </table:table-cell>
          <table:table-cell/>
        </table:table-row>
        <table:table-row table:style-name="ro1">
          <table:table-cell table:formula="of:=IF([en.A422]=&quot;&quot;;&quot;&quot;;[en.A422])">
            <text:p/>
          </table:table-cell>
          <table:table-cell/>
        </table:table-row>
        <table:table-row table:style-name="ro1">
          <table:table-cell table:formula="of:=IF([en.A423]=&quot;&quot;;&quot;&quot;;[en.A423])">
            <text:p/>
          </table:table-cell>
          <table:table-cell/>
        </table:table-row>
        <table:table-row table:style-name="ro1">
          <table:table-cell table:formula="of:=IF([en.A424]=&quot;&quot;;&quot;&quot;;[en.A424])">
            <text:p/>
          </table:table-cell>
          <table:table-cell/>
        </table:table-row>
        <table:table-row table:style-name="ro1">
          <table:table-cell table:formula="of:=IF([en.A425]=&quot;&quot;;&quot;&quot;;[en.A425])">
            <text:p/>
          </table:table-cell>
          <table:table-cell/>
        </table:table-row>
        <table:table-row table:style-name="ro1">
          <table:table-cell table:formula="of:=IF([en.A426]=&quot;&quot;;&quot;&quot;;[en.A426])">
            <text:p/>
          </table:table-cell>
          <table:table-cell/>
        </table:table-row>
        <table:table-row table:style-name="ro1">
          <table:table-cell table:formula="of:=IF([en.A427]=&quot;&quot;;&quot;&quot;;[en.A427])">
            <text:p/>
          </table:table-cell>
          <table:table-cell/>
        </table:table-row>
        <table:table-row table:style-name="ro1">
          <table:table-cell table:formula="of:=IF([en.A428]=&quot;&quot;;&quot;&quot;;[en.A428])">
            <text:p/>
          </table:table-cell>
          <table:table-cell/>
        </table:table-row>
        <table:table-row table:style-name="ro1">
          <table:table-cell table:formula="of:=IF([en.A429]=&quot;&quot;;&quot;&quot;;[en.A429])">
            <text:p/>
          </table:table-cell>
          <table:table-cell/>
        </table:table-row>
        <table:table-row table:style-name="ro1">
          <table:table-cell table:formula="of:=IF([en.A430]=&quot;&quot;;&quot;&quot;;[en.A430])">
            <text:p/>
          </table:table-cell>
          <table:table-cell/>
        </table:table-row>
        <table:table-row table:style-name="ro1">
          <table:table-cell table:formula="of:=IF([en.A431]=&quot;&quot;;&quot;&quot;;[en.A431])">
            <text:p/>
          </table:table-cell>
          <table:table-cell/>
        </table:table-row>
        <table:table-row table:style-name="ro1">
          <table:table-cell table:formula="of:=IF([en.A432]=&quot;&quot;;&quot;&quot;;[en.A432])">
            <text:p/>
          </table:table-cell>
          <table:table-cell/>
        </table:table-row>
        <table:table-row table:style-name="ro1">
          <table:table-cell table:formula="of:=IF([en.A433]=&quot;&quot;;&quot;&quot;;[en.A433])">
            <text:p/>
          </table:table-cell>
          <table:table-cell/>
        </table:table-row>
        <table:table-row table:style-name="ro1">
          <table:table-cell table:formula="of:=IF([en.A434]=&quot;&quot;;&quot;&quot;;[en.A434])">
            <text:p/>
          </table:table-cell>
          <table:table-cell/>
        </table:table-row>
        <table:table-row table:style-name="ro1">
          <table:table-cell table:formula="of:=IF([en.A435]=&quot;&quot;;&quot;&quot;;[en.A435])">
            <text:p/>
          </table:table-cell>
          <table:table-cell/>
        </table:table-row>
        <table:table-row table:style-name="ro1">
          <table:table-cell table:formula="of:=IF([en.A436]=&quot;&quot;;&quot;&quot;;[en.A436])">
            <text:p/>
          </table:table-cell>
          <table:table-cell/>
        </table:table-row>
        <table:table-row table:style-name="ro1">
          <table:table-cell table:formula="of:=IF([en.A437]=&quot;&quot;;&quot;&quot;;[en.A437])">
            <text:p/>
          </table:table-cell>
          <table:table-cell/>
        </table:table-row>
        <table:table-row table:style-name="ro1">
          <table:table-cell table:formula="of:=IF([en.A438]=&quot;&quot;;&quot;&quot;;[en.A438])">
            <text:p/>
          </table:table-cell>
          <table:table-cell/>
        </table:table-row>
        <table:table-row table:style-name="ro1">
          <table:table-cell table:formula="of:=IF([en.A439]=&quot;&quot;;&quot;&quot;;[en.A439])">
            <text:p/>
          </table:table-cell>
          <table:table-cell/>
        </table:table-row>
        <table:table-row table:style-name="ro1">
          <table:table-cell table:formula="of:=IF([en.A440]=&quot;&quot;;&quot;&quot;;[en.A440])">
            <text:p/>
          </table:table-cell>
          <table:table-cell/>
        </table:table-row>
        <table:table-row table:style-name="ro1">
          <table:table-cell table:formula="of:=IF([en.A441]=&quot;&quot;;&quot;&quot;;[en.A441])">
            <text:p/>
          </table:table-cell>
          <table:table-cell/>
        </table:table-row>
        <table:table-row table:style-name="ro1">
          <table:table-cell table:formula="of:=IF([en.A442]=&quot;&quot;;&quot;&quot;;[en.A442])">
            <text:p/>
          </table:table-cell>
          <table:table-cell/>
        </table:table-row>
        <table:table-row table:style-name="ro1">
          <table:table-cell table:formula="of:=IF([en.A443]=&quot;&quot;;&quot;&quot;;[en.A443])">
            <text:p/>
          </table:table-cell>
          <table:table-cell/>
        </table:table-row>
        <table:table-row table:style-name="ro1">
          <table:table-cell table:formula="of:=IF([en.A444]=&quot;&quot;;&quot;&quot;;[en.A444])">
            <text:p/>
          </table:table-cell>
          <table:table-cell/>
        </table:table-row>
        <table:table-row table:style-name="ro1">
          <table:table-cell table:formula="of:=IF([en.A445]=&quot;&quot;;&quot;&quot;;[en.A445])">
            <text:p/>
          </table:table-cell>
          <table:table-cell/>
        </table:table-row>
        <table:table-row table:style-name="ro1">
          <table:table-cell table:formula="of:=IF([en.A446]=&quot;&quot;;&quot;&quot;;[en.A446])">
            <text:p/>
          </table:table-cell>
          <table:table-cell/>
        </table:table-row>
        <table:table-row table:style-name="ro1">
          <table:table-cell table:formula="of:=IF([en.A447]=&quot;&quot;;&quot;&quot;;[en.A447])">
            <text:p/>
          </table:table-cell>
          <table:table-cell/>
        </table:table-row>
        <table:table-row table:style-name="ro1">
          <table:table-cell table:formula="of:=IF([en.A448]=&quot;&quot;;&quot;&quot;;[en.A448])">
            <text:p/>
          </table:table-cell>
          <table:table-cell/>
        </table:table-row>
        <table:table-row table:style-name="ro1">
          <table:table-cell table:formula="of:=IF([en.A449]=&quot;&quot;;&quot;&quot;;[en.A449])">
            <text:p/>
          </table:table-cell>
          <table:table-cell/>
        </table:table-row>
        <table:table-row table:style-name="ro1">
          <table:table-cell table:formula="of:=IF([en.A450]=&quot;&quot;;&quot;&quot;;[en.A450])">
            <text:p/>
          </table:table-cell>
          <table:table-cell/>
        </table:table-row>
        <table:table-row table:style-name="ro1">
          <table:table-cell table:formula="of:=IF([en.A451]=&quot;&quot;;&quot;&quot;;[en.A451])">
            <text:p/>
          </table:table-cell>
          <table:table-cell/>
        </table:table-row>
        <table:table-row table:style-name="ro1">
          <table:table-cell table:formula="of:=IF([en.A452]=&quot;&quot;;&quot;&quot;;[en.A452])">
            <text:p/>
          </table:table-cell>
          <table:table-cell/>
        </table:table-row>
        <table:table-row table:style-name="ro1">
          <table:table-cell table:formula="of:=IF([en.A453]=&quot;&quot;;&quot;&quot;;[en.A453])">
            <text:p/>
          </table:table-cell>
          <table:table-cell/>
        </table:table-row>
        <table:table-row table:style-name="ro1">
          <table:table-cell table:formula="of:=IF([en.A454]=&quot;&quot;;&quot;&quot;;[en.A454])">
            <text:p/>
          </table:table-cell>
          <table:table-cell/>
        </table:table-row>
        <table:table-row table:style-name="ro1">
          <table:table-cell table:formula="of:=IF([en.A455]=&quot;&quot;;&quot;&quot;;[en.A455])">
            <text:p/>
          </table:table-cell>
          <table:table-cell/>
        </table:table-row>
        <table:table-row table:style-name="ro1">
          <table:table-cell table:formula="of:=IF([en.A456]=&quot;&quot;;&quot;&quot;;[en.A456])">
            <text:p/>
          </table:table-cell>
          <table:table-cell/>
        </table:table-row>
        <table:table-row table:style-name="ro1">
          <table:table-cell table:formula="of:=IF([en.A457]=&quot;&quot;;&quot;&quot;;[en.A457])">
            <text:p/>
          </table:table-cell>
          <table:table-cell/>
        </table:table-row>
        <table:table-row table:style-name="ro1">
          <table:table-cell table:formula="of:=IF([en.A458]=&quot;&quot;;&quot;&quot;;[en.A458])">
            <text:p/>
          </table:table-cell>
          <table:table-cell/>
        </table:table-row>
        <table:table-row table:style-name="ro1">
          <table:table-cell table:formula="of:=IF([en.A459]=&quot;&quot;;&quot;&quot;;[en.A459])">
            <text:p/>
          </table:table-cell>
          <table:table-cell/>
        </table:table-row>
        <table:table-row table:style-name="ro1">
          <table:table-cell table:formula="of:=IF([en.A460]=&quot;&quot;;&quot;&quot;;[en.A460])">
            <text:p/>
          </table:table-cell>
          <table:table-cell/>
        </table:table-row>
        <table:table-row table:style-name="ro1">
          <table:table-cell table:formula="of:=IF([en.A461]=&quot;&quot;;&quot;&quot;;[en.A461])">
            <text:p/>
          </table:table-cell>
          <table:table-cell/>
        </table:table-row>
        <table:table-row table:style-name="ro1">
          <table:table-cell table:formula="of:=IF([en.A462]=&quot;&quot;;&quot;&quot;;[en.A462])">
            <text:p/>
          </table:table-cell>
          <table:table-cell/>
        </table:table-row>
        <table:table-row table:style-name="ro1">
          <table:table-cell table:formula="of:=IF([en.A463]=&quot;&quot;;&quot;&quot;;[en.A463])">
            <text:p/>
          </table:table-cell>
          <table:table-cell/>
        </table:table-row>
        <table:table-row table:style-name="ro1">
          <table:table-cell table:formula="of:=IF([en.A464]=&quot;&quot;;&quot;&quot;;[en.A464])">
            <text:p/>
          </table:table-cell>
          <table:table-cell/>
        </table:table-row>
        <table:table-row table:style-name="ro1">
          <table:table-cell table:formula="of:=IF([en.A465]=&quot;&quot;;&quot;&quot;;[en.A465])">
            <text:p/>
          </table:table-cell>
          <table:table-cell/>
        </table:table-row>
        <table:table-row table:style-name="ro1">
          <table:table-cell table:formula="of:=IF([en.A466]=&quot;&quot;;&quot;&quot;;[en.A466])">
            <text:p/>
          </table:table-cell>
          <table:table-cell/>
        </table:table-row>
        <table:table-row table:style-name="ro1">
          <table:table-cell table:formula="of:=IF([en.A467]=&quot;&quot;;&quot;&quot;;[en.A467])">
            <text:p/>
          </table:table-cell>
          <table:table-cell/>
        </table:table-row>
        <table:table-row table:style-name="ro1">
          <table:table-cell table:formula="of:=IF([en.A468]=&quot;&quot;;&quot;&quot;;[en.A468])">
            <text:p/>
          </table:table-cell>
          <table:table-cell/>
        </table:table-row>
        <table:table-row table:style-name="ro1">
          <table:table-cell table:formula="of:=IF([en.A469]=&quot;&quot;;&quot;&quot;;[en.A469])">
            <text:p/>
          </table:table-cell>
          <table:table-cell/>
        </table:table-row>
        <table:table-row table:style-name="ro1">
          <table:table-cell table:formula="of:=IF([en.A470]=&quot;&quot;;&quot;&quot;;[en.A470])">
            <text:p/>
          </table:table-cell>
          <table:table-cell/>
        </table:table-row>
        <table:table-row table:style-name="ro1">
          <table:table-cell table:formula="of:=IF([en.A471]=&quot;&quot;;&quot;&quot;;[en.A471])">
            <text:p/>
          </table:table-cell>
          <table:table-cell/>
        </table:table-row>
        <table:table-row table:style-name="ro1">
          <table:table-cell table:formula="of:=IF([en.A472]=&quot;&quot;;&quot;&quot;;[en.A472])">
            <text:p/>
          </table:table-cell>
          <table:table-cell/>
        </table:table-row>
        <table:table-row table:style-name="ro1">
          <table:table-cell table:formula="of:=IF([en.A473]=&quot;&quot;;&quot;&quot;;[en.A473])">
            <text:p/>
          </table:table-cell>
          <table:table-cell/>
        </table:table-row>
        <table:table-row table:style-name="ro1">
          <table:table-cell table:formula="of:=IF([en.A474]=&quot;&quot;;&quot;&quot;;[en.A474])">
            <text:p/>
          </table:table-cell>
          <table:table-cell/>
        </table:table-row>
        <table:table-row table:style-name="ro1">
          <table:table-cell table:formula="of:=IF([en.A475]=&quot;&quot;;&quot;&quot;;[en.A475])">
            <text:p/>
          </table:table-cell>
          <table:table-cell/>
        </table:table-row>
        <table:table-row table:style-name="ro1">
          <table:table-cell table:formula="of:=IF([en.A476]=&quot;&quot;;&quot;&quot;;[en.A476])">
            <text:p/>
          </table:table-cell>
          <table:table-cell/>
        </table:table-row>
        <table:table-row table:style-name="ro1">
          <table:table-cell table:formula="of:=IF([en.A477]=&quot;&quot;;&quot;&quot;;[en.A477])">
            <text:p/>
          </table:table-cell>
          <table:table-cell/>
        </table:table-row>
        <table:table-row table:style-name="ro1">
          <table:table-cell table:formula="of:=IF([en.A478]=&quot;&quot;;&quot;&quot;;[en.A478])">
            <text:p/>
          </table:table-cell>
          <table:table-cell/>
        </table:table-row>
        <table:table-row table:style-name="ro1">
          <table:table-cell table:formula="of:=IF([en.A479]=&quot;&quot;;&quot;&quot;;[en.A479])">
            <text:p/>
          </table:table-cell>
          <table:table-cell/>
        </table:table-row>
        <table:table-row table:style-name="ro1">
          <table:table-cell table:formula="of:=IF([en.A480]=&quot;&quot;;&quot;&quot;;[en.A480])">
            <text:p/>
          </table:table-cell>
          <table:table-cell/>
        </table:table-row>
        <table:table-row table:style-name="ro1">
          <table:table-cell table:formula="of:=IF([en.A481]=&quot;&quot;;&quot;&quot;;[en.A481])">
            <text:p/>
          </table:table-cell>
          <table:table-cell/>
        </table:table-row>
        <table:table-row table:style-name="ro1">
          <table:table-cell table:formula="of:=IF([en.A482]=&quot;&quot;;&quot;&quot;;[en.A482])">
            <text:p/>
          </table:table-cell>
          <table:table-cell/>
        </table:table-row>
        <table:table-row table:style-name="ro1">
          <table:table-cell table:formula="of:=IF([en.A483]=&quot;&quot;;&quot;&quot;;[en.A483])">
            <text:p/>
          </table:table-cell>
          <table:table-cell/>
        </table:table-row>
        <table:table-row table:style-name="ro1">
          <table:table-cell table:formula="of:=IF([en.A484]=&quot;&quot;;&quot;&quot;;[en.A484])">
            <text:p/>
          </table:table-cell>
          <table:table-cell/>
        </table:table-row>
        <table:table-row table:style-name="ro1">
          <table:table-cell table:formula="of:=IF([en.A485]=&quot;&quot;;&quot;&quot;;[en.A485])">
            <text:p/>
          </table:table-cell>
          <table:table-cell/>
        </table:table-row>
        <table:table-row table:style-name="ro1">
          <table:table-cell table:formula="of:=IF([en.A486]=&quot;&quot;;&quot;&quot;;[en.A486])">
            <text:p/>
          </table:table-cell>
          <table:table-cell/>
        </table:table-row>
        <table:table-row table:style-name="ro1">
          <table:table-cell table:formula="of:=IF([en.A487]=&quot;&quot;;&quot;&quot;;[en.A487])">
            <text:p/>
          </table:table-cell>
          <table:table-cell/>
        </table:table-row>
        <table:table-row table:style-name="ro1">
          <table:table-cell table:formula="of:=IF([en.A488]=&quot;&quot;;&quot;&quot;;[en.A488])">
            <text:p/>
          </table:table-cell>
          <table:table-cell/>
        </table:table-row>
        <table:table-row table:style-name="ro1">
          <table:table-cell table:formula="of:=IF([en.A489]=&quot;&quot;;&quot;&quot;;[en.A489])">
            <text:p/>
          </table:table-cell>
          <table:table-cell/>
        </table:table-row>
        <table:table-row table:style-name="ro1">
          <table:table-cell table:formula="of:=IF([en.A490]=&quot;&quot;;&quot;&quot;;[en.A490])">
            <text:p/>
          </table:table-cell>
          <table:table-cell/>
        </table:table-row>
        <table:table-row table:style-name="ro1">
          <table:table-cell table:formula="of:=IF([en.A491]=&quot;&quot;;&quot;&quot;;[en.A491])">
            <text:p/>
          </table:table-cell>
          <table:table-cell/>
        </table:table-row>
        <table:table-row table:style-name="ro1">
          <table:table-cell table:formula="of:=IF([en.A492]=&quot;&quot;;&quot;&quot;;[en.A492])">
            <text:p/>
          </table:table-cell>
          <table:table-cell/>
        </table:table-row>
        <table:table-row table:style-name="ro1">
          <table:table-cell table:formula="of:=IF([en.A493]=&quot;&quot;;&quot;&quot;;[en.A493])">
            <text:p/>
          </table:table-cell>
          <table:table-cell/>
        </table:table-row>
        <table:table-row table:style-name="ro1">
          <table:table-cell table:formula="of:=IF([en.A494]=&quot;&quot;;&quot;&quot;;[en.A494])">
            <text:p/>
          </table:table-cell>
          <table:table-cell/>
        </table:table-row>
      </table:table>
      <table:table table:name="zh" table:style-name="ta1">
        <table:table-column table:style-name="co12" table:default-cell-style-name="ce12"/>
        <table:table-column table:style-name="co13" table:default-cell-style-name="Default"/>
        <table:table-row table:style-name="ro1">
          <table:table-cell table:formula="of:=IF([en.A1]=&quot;&quot;;&quot;&quot;;[en.A1])" office:value-type="string" office:string-value="AppName" calcext:value-type="string">
            <text:p>AppName</text:p>
          </table:table-cell>
          <table:table-cell table:formula="of:=IF([en.B1]=&quot;&quot;;&quot;&quot;;[en.B1])" office:value-type="string" office:string-value="STL Showcase" calcext:value-type="string">
            <text:p>STL Showcase</text:p>
          </table:table-cell>
        </table:table-row>
        <table:table-row table:style-name="ro1">
          <table:table-cell table:formula="of:=IF([en.A2]=&quot;&quot;;&quot;&quot;;[en.A2])" office:value-type="string" office:string-value="LoadDirectory" calcext:value-type="string">
            <text:p>LoadDirectory</text:p>
          </table:table-cell>
          <table:table-cell office:value-type="string" calcext:value-type="string">
            <text:p>加载目录</text:p>
          </table:table-cell>
        </table:table-row>
        <table:table-row table:style-name="ro1">
          <table:table-cell table:formula="of:=IF([en.A3]=&quot;&quot;;&quot;&quot;;[en.A3])" office:value-type="string" office:string-value="View" calcext:value-type="string">
            <text:p>View</text:p>
          </table:table-cell>
          <table:table-cell office:value-type="string" calcext:value-type="string">
            <text:p>视图</text:p>
          </table:table-cell>
        </table:table-row>
        <table:table-row table:style-name="ro1">
          <table:table-cell table:formula="of:=IF([en.A4]=&quot;&quot;;&quot;&quot;;[en.A4])" office:value-type="string" office:string-value="ShowDirectoryTree" calcext:value-type="string">
            <text:p>ShowDirectoryTree</text:p>
          </table:table-cell>
          <table:table-cell office:value-type="string" calcext:value-type="string">
            <text:p>显示目录树</text:p>
          </table:table-cell>
        </table:table-row>
        <table:table-row table:style-name="ro1">
          <table:table-cell table:formula="of:=IF([en.A5]=&quot;&quot;;&quot;&quot;;[en.A5])" office:value-type="string" office:string-value="ShowModelList" calcext:value-type="string">
            <text:p>ShowModelList</text:p>
          </table:table-cell>
          <table:table-cell office:value-type="string" calcext:value-type="string">
            <text:p>显示型号清单</text:p>
          </table:table-cell>
        </table:table-row>
        <table:table-row table:style-name="ro1">
          <table:table-cell table:formula="of:=IF([en.A6]=&quot;&quot;;&quot;&quot;;[en.A6])" office:value-type="string" office:string-value="Show3DView" calcext:value-type="string">
            <text:p>Show3DView</text:p>
          </table:table-cell>
          <table:table-cell office:value-type="string" calcext:value-type="string">
            <text:p>显示3D视图</text:p>
          </table:table-cell>
        </table:table-row>
        <table:table-row table:style-name="ro1">
          <table:table-cell table:formula="of:=IF([en.A7]=&quot;&quot;;&quot;&quot;;[en.A7])" office:value-type="string" office:string-value="ExpandDirectoryTree" calcext:value-type="string">
            <text:p>ExpandDirectoryTree</text:p>
          </table:table-cell>
          <table:table-cell office:value-type="string" calcext:value-type="string">
            <text:p>展开目录树</text:p>
          </table:table-cell>
        </table:table-row>
        <table:table-row table:style-name="ro1">
          <table:table-cell table:formula="of:=IF([en.A8]=&quot;&quot;;&quot;&quot;;[en.A8])" office:value-type="string" office:string-value="ExpandModelListView" calcext:value-type="string">
            <text:p>ExpandModelListView</text:p>
          </table:table-cell>
          <table:table-cell office:value-type="string" calcext:value-type="string">
            <text:p>展开模型列表视图</text:p>
          </table:table-cell>
        </table:table-row>
        <table:table-row table:style-name="ro1">
          <table:table-cell table:formula="of:=IF([en.A9]=&quot;&quot;;&quot;&quot;;[en.A9])" office:value-type="string" office:string-value="Expand3DView" calcext:value-type="string">
            <text:p>Expand3DView</text:p>
          </table:table-cell>
          <table:table-cell office:value-type="string" calcext:value-type="string">
            <text:p>展开3D视图</text:p>
          </table:table-cell>
        </table:table-row>
        <table:table-row table:style-name="ro1">
          <table:table-cell table:formula="of:=IF([en.A10]=&quot;&quot;;&quot;&quot;;[en.A10])" office:value-type="string" office:string-value="ResetVisibility" calcext:value-type="string">
            <text:p>ResetVisibility</text:p>
          </table:table-cell>
          <table:table-cell office:value-type="string" calcext:value-type="string">
            <text:p>重置可见性</text:p>
          </table:table-cell>
        </table:table-row>
        <table:table-row table:style-name="ro1">
          <table:table-cell table:formula="of:=IF([en.A11]=&quot;&quot;;&quot;&quot;;[en.A11])" office:value-type="string" office:string-value="Configuration" calcext:value-type="string">
            <text:p>Configuration</text:p>
          </table:table-cell>
          <table:table-cell office:value-type="string" calcext:value-type="string">
            <text:p>组态</text:p>
          </table:table-cell>
        </table:table-row>
        <table:table-row table:style-name="ro1">
          <table:table-cell table:formula="of:=IF([en.A12]=&quot;&quot;;&quot;&quot;;[en.A12])" office:value-type="string" office:string-value="Cache" calcext:value-type="string">
            <text:p>Cache</text:p>
          </table:table-cell>
          <table:table-cell office:value-type="string" calcext:value-type="string">
            <text:p>快取</text:p>
          </table:table-cell>
        </table:table-row>
        <table:table-row table:style-name="ro1">
          <table:table-cell table:formula="of:=IF([en.A13]=&quot;&quot;;&quot;&quot;;[en.A13])" office:value-type="string" office:string-value="CacheWhatIsIt" calcext:value-type="string">
            <text:p>CacheWhatIsIt</text:p>
          </table:table-cell>
          <table:table-cell office:value-type="string" calcext:value-type="string">
            <text:p>什么是缓存？</text:p>
          </table:table-cell>
        </table:table-row>
        <table:table-row table:style-name="ro1">
          <table:table-cell table:formula="of:=IF([en.A14]=&quot;&quot;;&quot;&quot;;[en.A14])" office:value-type="string" office:string-value="About" calcext:value-type="string">
            <text:p>About</text:p>
          </table:table-cell>
          <table:table-cell office:value-type="string" calcext:value-type="string">
            <text:p>关于</text:p>
          </table:table-cell>
        </table:table-row>
        <table:table-row table:style-name="ro1">
          <table:table-cell table:formula="of:=IF([en.A15]=&quot;&quot;;&quot;&quot;;[en.A15])" office:value-type="string" office:string-value="UnloadAll" calcext:value-type="string">
            <text:p>UnloadAll</text:p>
          </table:table-cell>
          <table:table-cell office:value-type="string" calcext:value-type="string">
            <text:p>全部卸载</text:p>
          </table:table-cell>
        </table:table-row>
        <table:table-row table:style-name="ro1">
          <table:table-cell table:formula="of:=IF([en.A16]=&quot;&quot;;&quot;&quot;;[en.A16])" office:value-type="string" office:string-value="ExpandAll" calcext:value-type="string">
            <text:p>ExpandAll</text:p>
          </table:table-cell>
          <table:table-cell office:value-type="string" calcext:value-type="string">
            <text:p>展开全部</text:p>
          </table:table-cell>
        </table:table-row>
        <table:table-row table:style-name="ro1">
          <table:table-cell table:formula="of:=IF([en.A17]=&quot;&quot;;&quot;&quot;;[en.A17])" office:value-type="string" office:string-value="ContractAll" calcext:value-type="string">
            <text:p>ContractAll</text:p>
          </table:table-cell>
          <table:table-cell office:value-type="string" calcext:value-type="string">
            <text:p>全部签约</text:p>
          </table:table-cell>
        </table:table-row>
        <table:table-row table:style-name="ro1">
          <table:table-cell table:formula="of:=IF([en.A18]=&quot;&quot;;&quot;&quot;;[en.A18])" office:value-type="string" office:string-value="FilesProcessed:" calcext:value-type="string">
            <text:p>FilesProcessed:</text:p>
          </table:table-cell>
          <table:table-cell office:value-type="string" calcext:value-type="string">
            <text:p>已处理的文件:</text:p>
          </table:table-cell>
        </table:table-row>
        <table:table-row table:style-name="ro1">
          <table:table-cell table:formula="of:=IF([en.A19]=&quot;&quot;;&quot;&quot;;[en.A19])" office:value-type="string" office:string-value="Filter" calcext:value-type="string">
            <text:p>Filter</text:p>
          </table:table-cell>
          <table:table-cell office:value-type="string" calcext:value-type="string">
            <text:p>过滤</text:p>
          </table:table-cell>
        </table:table-row>
        <table:table-row table:style-name="ro1">
          <table:table-cell table:formula="of:=IF([en.A20]=&quot;&quot;;&quot;&quot;;[en.A20])" office:value-type="string" office:string-value="Order" calcext:value-type="string">
            <text:p>Order</text:p>
          </table:table-cell>
          <table:table-cell office:value-type="string" calcext:value-type="string">
            <text:p>订购</text:p>
          </table:table-cell>
        </table:table-row>
        <table:table-row table:style-name="ro1">
          <table:table-cell table:formula="of:=IF([en.A21]=&quot;&quot;;&quot;&quot;;[en.A21])" office:value-type="string" office:string-value="NumberKB" calcext:value-type="string">
            <text:p>NumberKB</text:p>
          </table:table-cell>
          <table:table-cell office:value-type="string" calcext:value-type="string">
            <text:p>{0:0} KB</text:p>
          </table:table-cell>
        </table:table-row>
        <table:table-row table:style-name="ro1">
          <table:table-cell table:formula="of:=IF([en.A22]=&quot;&quot;;&quot;&quot;;[en.A22])" office:value-type="string" office:string-value="Modified" calcext:value-type="string">
            <text:p>Modified</text:p>
          </table:table-cell>
          <table:table-cell office:value-type="string" calcext:value-type="string">
            <text:p>改性</text:p>
          </table:table-cell>
        </table:table-row>
        <table:table-row table:style-name="ro1">
          <table:table-cell table:formula="of:=IF([en.A23]=&quot;&quot;;&quot;&quot;;[en.A23])" office:value-type="string" office:string-value="Created" calcext:value-type="string">
            <text:p>Created</text:p>
          </table:table-cell>
          <table:table-cell office:value-type="string" calcext:value-type="string">
            <text:p>已建立</text:p>
          </table:table-cell>
        </table:table-row>
        <table:table-row table:style-name="ro1">
          <table:table-cell table:formula="of:=IF([en.A24]=&quot;&quot;;&quot;&quot;;[en.A24])" office:value-type="string" office:string-value="Size" calcext:value-type="string">
            <text:p>Size</text:p>
          </table:table-cell>
          <table:table-cell office:value-type="string" calcext:value-type="string">
            <text:p>尺寸</text:p>
          </table:table-cell>
        </table:table-row>
        <table:table-row table:style-name="ro1">
          <table:table-cell table:formula="of:=IF([en.A25]=&quot;&quot;;&quot;&quot;;[en.A25])" office:value-type="string" office:string-value="NumberFiles" calcext:value-type="string">
            <text:p>NumberFiles</text:p>
          </table:table-cell>
          <table:table-cell office:value-type="string" calcext:value-type="string">
            <text:p>{0}个文件</text:p>
          </table:table-cell>
        </table:table-row>
        <table:table-row table:style-name="ro1">
          <table:table-cell table:formula="of:=IF([en.A26]=&quot;&quot;;&quot;&quot;;[en.A26])" office:value-type="string" office:string-value="NumberDirectories" calcext:value-type="string">
            <text:p>NumberDirectories</text:p>
          </table:table-cell>
          <table:table-cell office:value-type="string" calcext:value-type="string">
            <text:p>{0}目录</text:p>
          </table:table-cell>
        </table:table-row>
        <table:table-row table:style-name="ro1">
          <table:table-cell table:formula="of:=IF([en.A27]=&quot;&quot;;&quot;&quot;;[en.A27])" office:value-type="string" office:string-value="InformationAboutTheProgram" calcext:value-type="string">
            <text:p>InformationAboutTheProgram</text:p>
          </table:table-cell>
          <table:table-cell office:value-type="string" calcext:value-type="string">
            <text:p>有关程序的信息...</text:p>
          </table:table-cell>
        </table:table-row>
        <table:table-row table:style-name="ro1">
          <table:table-cell table:formula="of:=IF([en.A28]=&quot;&quot;;&quot;&quot;;[en.A28])" office:value-type="string" office:string-value="OK" calcext:value-type="string">
            <text:p>OK</text:p>
          </table:table-cell>
          <table:table-cell office:value-type="string" calcext:value-type="string">
            <text:p>好</text:p>
          </table:table-cell>
        </table:table-row>
        <table:table-row table:style-name="ro1">
          <table:table-cell table:formula="of:=IF([en.A29]=&quot;&quot;;&quot;&quot;;[en.A29])" office:value-type="string" office:string-value="No" calcext:value-type="string">
            <text:p>No</text:p>
          </table:table-cell>
          <table:table-cell office:value-type="string" calcext:value-type="string">
            <text:p>没有</text:p>
          </table:table-cell>
        </table:table-row>
        <table:table-row table:style-name="ro1">
          <table:table-cell table:formula="of:=IF([en.A30]=&quot;&quot;;&quot;&quot;;[en.A30])" office:value-type="string" office:string-value="Yes" calcext:value-type="string">
            <text:p>Yes</text:p>
          </table:table-cell>
          <table:table-cell office:value-type="string" calcext:value-type="string">
            <text:p>是</text:p>
          </table:table-cell>
        </table:table-row>
        <table:table-row table:style-name="ro1">
          <table:table-cell table:formula="of:=IF([en.A31]=&quot;&quot;;&quot;&quot;;[en.A31])" office:value-type="string" office:string-value="Accept" calcext:value-type="string">
            <text:p>Accept</text:p>
          </table:table-cell>
          <table:table-cell office:value-type="string" calcext:value-type="string">
            <text:p>接受</text:p>
          </table:table-cell>
        </table:table-row>
        <table:table-row table:style-name="ro1">
          <table:table-cell table:formula="of:=IF([en.A32]=&quot;&quot;;&quot;&quot;;[en.A32])" office:value-type="string" office:string-value="Cancel" calcext:value-type="string">
            <text:p>Cancel</text:p>
          </table:table-cell>
          <table:table-cell office:value-type="string" calcext:value-type="string">
            <text:p>取消</text:p>
          </table:table-cell>
        </table:table-row>
        <table:table-row table:style-name="ro1">
          <table:table-cell table:formula="of:=IF([en.A33]=&quot;&quot;;&quot;&quot;;[en.A33])" office:value-type="string" office:string-value="AboutWindowMessage" calcext:value-type="string">
            <text:p>AboutWindowMessage</text:p>
          </table:table-cell>
          <table:table-cell office:value-type="string" calcext:value-type="string">
            <text:p>缓存文件夹包含3D模型的自动生成的图像。\n这些图像在加载新模型时生成，因此下次需要该模型的图像时，无需读取所有几何图形和渲染它。\n \n根据您的设置，图像将以不同的大小和颜色生成。</text:p>
          </table:table-cell>
        </table:table-row>
        <table:table-row table:style-name="ro1">
          <table:table-cell table:formula="of:=IF([en.A34]=&quot;&quot;;&quot;&quot;;[en.A34])" office:value-type="string" office:string-value="AboutTheCache" calcext:value-type="string">
            <text:p>AboutTheCache</text:p>
          </table:table-cell>
          <table:table-cell office:value-type="string" calcext:value-type="string">
            <text:p>关于缓存...</text:p>
          </table:table-cell>
        </table:table-row>
        <table:table-row table:style-name="ro1">
          <table:table-cell table:formula="of:=IF([en.A35]=&quot;&quot;;&quot;&quot;;[en.A35])" office:value-type="string" office:string-value="DeleteCacheFiles" calcext:value-type="string">
            <text:p>DeleteCacheFiles</text:p>
          </table:table-cell>
          <table:table-cell office:value-type="string" calcext:value-type="string">
            <text:p>删除缓存文件</text:p>
          </table:table-cell>
        </table:table-row>
        <table:table-row table:style-name="ro1">
          <table:table-cell table:formula="of:=IF([en.A36]=&quot;&quot;;&quot;&quot;;[en.A36])" office:value-type="string" office:string-value="DeleteCacheFilesMessage" calcext:value-type="string">
            <text:p>DeleteCacheFilesMessage</text:p>
          </table:table-cell>
          <table:table-cell office:value-type="string" calcext:value-type="string">
            <text:p>缓存文件夹及其所有内容将被删除。\n继续吗？</text:p>
          </table:table-cell>
        </table:table-row>
        <table:table-row table:style-name="ro1">
          <table:table-cell table:formula="of:=IF([en.A37]=&quot;&quot;;&quot;&quot;;[en.A37])" office:value-type="string" office:string-value="DeleteCacheFilesConfirmation" calcext:value-type="string">
            <text:p>DeleteCacheFilesConfirmation</text:p>
          </table:table-cell>
          <table:table-cell office:value-type="string" calcext:value-type="string">
            <text:p>所有缓存图像均已成功删除。</text:p>
          </table:table-cell>
        </table:table-row>
        <table:table-row table:style-name="ro1">
          <table:table-cell table:formula="of:=IF([en.A38]=&quot;&quot;;&quot;&quot;;[en.A38])" office:value-type="string" office:string-value="DeleteCacheFilesError" calcext:value-type="string">
            <text:p>DeleteCacheFilesError</text:p>
          </table:table-cell>
          <table:table-cell office:value-type="string" calcext:value-type="string">
            <text:p>删除缓存图像时出现问题。有些可能尚未删除。</text:p>
          </table:table-cell>
        </table:table-row>
        <table:table-row table:style-name="ro1">
          <table:table-cell table:formula="of:=IF([en.A39]=&quot;&quot;;&quot;&quot;;[en.A39])" office:value-type="string" office:string-value="Confirm" calcext:value-type="string">
            <text:p>Confirm</text:p>
          </table:table-cell>
          <table:table-cell office:value-type="string" calcext:value-type="string">
            <text:p>确认</text:p>
          </table:table-cell>
        </table:table-row>
        <table:table-row table:style-name="ro1">
          <table:table-cell table:formula="of:=IF([en.A40]=&quot;&quot;;&quot;&quot;;[en.A40])" office:value-type="string" office:string-value="LookingForFilesAtDir" calcext:value-type="string">
            <text:p>LookingForFilesAtDir</text:p>
          </table:table-cell>
          <table:table-cell office:value-type="string" calcext:value-type="string">
            <text:p>正在寻找“ {0}”处的文件...</text:p>
          </table:table-cell>
        </table:table-row>
        <table:table-row table:style-name="ro1">
          <table:table-cell table:formula="of:=IF([en.A41]=&quot;&quot;;&quot;&quot;;[en.A41])" office:value-type="string" office:string-value="LoadDirectoryUnable" calcext:value-type="string">
            <text:p>LoadDirectoryUnable</text:p>
          </table:table-cell>
          <table:table-cell office:value-type="string" calcext:value-type="string">
            <text:p>无法加载目录。</text:p>
          </table:table-cell>
        </table:table-row>
        <table:table-row table:style-name="ro1">
          <table:table-cell table:formula="of:=IF([en.A42]=&quot;&quot;;&quot;&quot;;[en.A42])" office:value-type="string" office:string-value="LoadingError" calcext:value-type="string">
            <text:p>LoadingError</text:p>
          </table:table-cell>
          <table:table-cell office:value-type="string" calcext:value-type="string">
            <text:p>载入错误</text:p>
          </table:table-cell>
        </table:table-row>
        <table:table-row table:style-name="ro1">
          <table:table-cell table:formula="of:=IF([en.A43]=&quot;&quot;;&quot;&quot;;[en.A43])" office:value-type="string" office:string-value="LoadDirectoryNoFilesAtDir" calcext:value-type="string">
            <text:p>LoadDirectoryNoFilesAtDir</text:p>
          </table:table-cell>
          <table:table-cell office:value-type="string" calcext:value-type="string">
            <text:p>在“ {0}”找不到文件。</text:p>
          </table:table-cell>
        </table:table-row>
        <table:table-row table:style-name="ro1">
          <table:table-cell table:formula="of:=IF([en.A44]=&quot;&quot;;&quot;&quot;;[en.A44])" office:value-type="string" office:string-value="NothingFound!" calcext:value-type="string">
            <text:p>NothingFound!</text:p>
          </table:table-cell>
          <table:table-cell office:value-type="string" calcext:value-type="string">
            <text:p>什么都没找到！</text:p>
          </table:table-cell>
        </table:table-row>
        <table:table-row table:style-name="ro1">
          <table:table-cell table:formula="of:=IF([en.A45]=&quot;&quot;;&quot;&quot;;[en.A45])" office:value-type="string" office:string-value="OpenParam" calcext:value-type="string">
            <text:p>OpenParam</text:p>
          </table:table-cell>
          <table:table-cell office:value-type="string" calcext:value-type="string">
            <text:p>打开“ {0}”</text:p>
          </table:table-cell>
        </table:table-row>
        <table:table-row table:style-name="ro1">
          <table:table-cell table:formula="of:=IF([en.A46]=&quot;&quot;;&quot;&quot;;[en.A46])" office:value-type="string" office:string-value="ClearCacheSize" calcext:value-type="string">
            <text:p>ClearCacheSize</text:p>
          </table:table-cell>
          <table:table-cell office:value-type="string" calcext:value-type="string">
            <text:p>清除缓存（{0}）</text:p>
          </table:table-cell>
        </table:table-row>
        <table:table-row table:style-name="ro1">
          <table:table-cell table:formula="of:=IF([en.A47]=&quot;&quot;;&quot;&quot;;[en.A47])" office:value-type="string" office:string-value="ReloadAll" calcext:value-type="string">
            <text:p>ReloadAll</text:p>
          </table:table-cell>
          <table:table-cell office:value-type="string" calcext:value-type="string">
            <text:p>全部重载</text:p>
          </table:table-cell>
        </table:table-row>
        <table:table-row table:style-name="ro1">
          <table:table-cell table:formula="of:=IF([en.A48]=&quot;&quot;;&quot;&quot;;[en.A48])" office:value-type="string" office:string-value="DirectoryAlreadyLoaded" calcext:value-type="string">
            <text:p>DirectoryAlreadyLoaded</text:p>
          </table:table-cell>
          <table:table-cell office:value-type="string" calcext:value-type="string">
            <text:p>所选目录已加载。</text:p>
          </table:table-cell>
        </table:table-row>
        <table:table-row table:style-name="ro1">
          <table:table-cell table:formula="of:=IF([en.A49]=&quot;&quot;;&quot;&quot;;[en.A49])" office:value-type="string" office:string-value="OnlyFolders" calcext:value-type="string">
            <text:p>OnlyFolders</text:p>
          </table:table-cell>
          <table:table-cell office:value-type="string" calcext:value-type="string">
            <text:p>仅文件夹</text:p>
          </table:table-cell>
        </table:table-row>
        <table:table-row table:style-name="ro1">
          <table:table-cell table:formula="of:=IF([en.A50]=&quot;&quot;;&quot;&quot;;[en.A50])" office:value-type="string" office:string-value="GeneralSettingsName" calcext:value-type="string">
            <text:p>GeneralSettingsName</text:p>
          </table:table-cell>
          <table:table-cell office:value-type="string" calcext:value-type="string">
            <text:p>常规设置</text:p>
          </table:table-cell>
        </table:table-row>
        <table:table-row table:style-name="ro1">
          <table:table-cell table:formula="of:=IF([en.A51]=&quot;&quot;;&quot;&quot;;[en.A51])" office:value-type="string" office:string-value="ProgramsSettingsName" calcext:value-type="string">
            <text:p>ProgramsSettingsName</text:p>
          </table:table-cell>
          <table:table-cell office:value-type="string" calcext:value-type="string">
            <text:p>程式</text:p>
          </table:table-cell>
        </table:table-row>
        <table:table-row table:style-name="ro1">
          <table:table-cell table:formula="of:=IF([en.A52]=&quot;&quot;;&quot;&quot;;[en.A52])" office:value-type="string" office:string-value="AdvancedSettingsName" calcext:value-type="string">
            <text:p>AdvancedSettingsName</text:p>
          </table:table-cell>
          <table:table-cell office:value-type="string" calcext:value-type="string">
            <text:p>高级设置</text:p>
          </table:table-cell>
        </table:table-row>
        <table:table-row table:style-name="ro1">
          <table:table-cell table:formula="of:=IF([en.A53]=&quot;&quot;;&quot;&quot;;[en.A53])" office:value-type="string" office:string-value="ProgramsSettingsDescription" calcext:value-type="string">
            <text:p>ProgramsSettingsDescription</text:p>
          </table:table-cell>
          <table:table-cell office:value-type="string" calcext:value-type="string">
            <text:p>通过此配置，可以通过上下文菜单定义打开3D模型的程序列表。\n在下表中配置程序路径，显示名称和兼容文件类型。</text:p>
          </table:table-cell>
        </table:table-row>
        <table:table-row table:style-name="ro1">
          <table:table-cell table:formula="of:=IF([en.A54]=&quot;&quot;;&quot;&quot;;[en.A54])" office:value-type="string" office:string-value="Settings" calcext:value-type="string">
            <text:p>Settings</text:p>
          </table:table-cell>
          <table:table-cell office:value-type="string" calcext:value-type="string">
            <text:p>设定值</text:p>
          </table:table-cell>
        </table:table-row>
        <table:table-row table:style-name="ro1">
          <table:table-cell table:formula="of:=IF([en.A55]=&quot;&quot;;&quot;&quot;;[en.A55])" office:value-type="string" office:string-value="Calculating..." calcext:value-type="string">
            <text:p>Calculating...</text:p>
          </table:table-cell>
          <table:table-cell office:value-type="string" calcext:value-type="string">
            <text:p>正在计算...</text:p>
          </table:table-cell>
        </table:table-row>
        <table:table-row table:style-name="ro1">
          <table:table-cell table:formula="of:=IF([en.A56]=&quot;&quot;;&quot;&quot;;[en.A56])" office:value-type="string" office:string-value="SizeNotAvailable" calcext:value-type="string">
            <text:p>SizeNotAvailable</text:p>
          </table:table-cell>
          <table:table-cell office:value-type="string" calcext:value-type="string">
            <text:p>大小不可用</text:p>
          </table:table-cell>
        </table:table-row>
        <table:table-row table:style-name="ro1">
          <table:table-cell table:formula="of:=IF([en.A57]=&quot;&quot;;&quot;&quot;;[en.A57])" office:value-type="string" office:string-value="Directory" calcext:value-type="string">
            <text:p>Directory</text:p>
          </table:table-cell>
          <table:table-cell office:value-type="string" calcext:value-type="string">
            <text:p>目录</text:p>
          </table:table-cell>
        </table:table-row>
        <table:table-row table:style-name="ro1">
          <table:table-cell table:formula="of:=IF([en.A58]=&quot;&quot;;&quot;&quot;;[en.A58])" office:value-type="string" office:string-value="DisplayName" calcext:value-type="string">
            <text:p>DisplayName</text:p>
          </table:table-cell>
          <table:table-cell office:value-type="string" calcext:value-type="string">
            <text:p>显示名称</text:p>
          </table:table-cell>
        </table:table-row>
        <table:table-row table:style-name="ro1">
          <table:table-cell table:formula="of:=IF([en.A59]=&quot;&quot;;&quot;&quot;;[en.A59])" office:value-type="string" office:string-value="ProgramPath" calcext:value-type="string">
            <text:p>ProgramPath</text:p>
          </table:table-cell>
          <table:table-cell office:value-type="string" calcext:value-type="string">
            <text:p>程序路径</text:p>
          </table:table-cell>
        </table:table-row>
        <table:table-row table:style-name="ro1">
          <table:table-cell table:formula="of:=IF([en.A60]=&quot;&quot;;&quot;&quot;;[en.A60])" office:value-type="string" office:string-value="NewProgram" calcext:value-type="string">
            <text:p>NewProgram</text:p>
          </table:table-cell>
          <table:table-cell office:value-type="string" calcext:value-type="string">
            <text:p>新程序</text:p>
          </table:table-cell>
        </table:table-row>
        <table:table-row table:style-name="ro1">
          <table:table-cell table:formula="of:=IF([en.A61]=&quot;&quot;;&quot;&quot;;[en.A61])" office:value-type="string" office:string-value="AddNew" calcext:value-type="string">
            <text:p>AddNew</text:p>
          </table:table-cell>
          <table:table-cell office:value-type="string" calcext:value-type="string">
            <text:p>添新</text:p>
          </table:table-cell>
        </table:table-row>
        <table:table-row table:style-name="ro1">
          <table:table-cell table:formula="of:=IF([en.A62]=&quot;&quot;;&quot;&quot;;[en.A62])" office:value-type="string" office:string-value="ProgramsTable" calcext:value-type="string">
            <text:p>ProgramsTable</text:p>
          </table:table-cell>
          <table:table-cell office:value-type="string" calcext:value-type="string">
            <text:p>程序表</text:p>
          </table:table-cell>
        </table:table-row>
        <table:table-row table:style-name="ro1">
          <table:table-cell table:formula="of:=IF([en.A63]=&quot;&quot;;&quot;&quot;;[en.A63])" office:value-type="string" office:string-value="Language" calcext:value-type="string">
            <text:p>Language</text:p>
          </table:table-cell>
          <table:table-cell office:value-type="string" calcext:value-type="string">
            <text:p>语言</text:p>
          </table:table-cell>
        </table:table-row>
        <table:table-row table:style-name="ro1">
          <table:table-cell table:formula="of:=IF([en.A64]=&quot;&quot;;&quot;&quot;;[en.A64])" office:value-type="string" office:string-value="EnableDebugLogs" calcext:value-type="string">
            <text:p>EnableDebugLogs</text:p>
          </table:table-cell>
          <table:table-cell office:value-type="string" calcext:value-type="string">
            <text:p>启用调试日志记录</text:p>
          </table:table-cell>
        </table:table-row>
        <table:table-row table:style-name="ro1">
          <table:table-cell table:formula="of:=IF([en.A65]=&quot;&quot;;&quot;&quot;;[en.A65])" office:value-type="string" office:string-value="ThumbnailStyle" calcext:value-type="string">
            <text:p>ThumbnailStyle</text:p>
          </table:table-cell>
          <table:table-cell office:value-type="string" calcext:value-type="string">
            <text:p>缩略图样式</text:p>
          </table:table-cell>
        </table:table-row>
        <table:table-row table:style-name="ro1">
          <table:table-cell table:formula="of:=IF([en.A66]=&quot;&quot;;&quot;&quot;;[en.A66])" office:value-type="string" office:string-value="FileName" calcext:value-type="string">
            <text:p>FileName</text:p>
          </table:table-cell>
          <table:table-cell office:value-type="string" calcext:value-type="string">
            <text:p>文档名称</text:p>
          </table:table-cell>
        </table:table-row>
        <table:table-row table:style-name="ro1">
          <table:table-cell table:formula="of:=IF([en.A67]=&quot;&quot;;&quot;&quot;;[en.A67])" office:value-type="string" office:string-value="DateModified" calcext:value-type="string">
            <text:p>DateModified</text:p>
          </table:table-cell>
          <table:table-cell office:value-type="string" calcext:value-type="string">
            <text:p>修改日期</text:p>
          </table:table-cell>
        </table:table-row>
        <table:table-row table:style-name="ro1">
          <table:table-cell table:formula="of:=IF([en.A68]=&quot;&quot;;&quot;&quot;;[en.A68])" office:value-type="string" office:string-value="DateCreated" calcext:value-type="string">
            <text:p>DateCreated</text:p>
          </table:table-cell>
          <table:table-cell office:value-type="string" calcext:value-type="string">
            <text:p>创建日期</text:p>
          </table:table-cell>
        </table:table-row>
        <table:table-row table:style-name="ro1">
          <table:table-cell table:formula="of:=IF([en.A69]=&quot;&quot;;&quot;&quot;;[en.A69])" office:value-type="string" office:string-value="ReloadCacheOfLoadedDirs" calcext:value-type="string">
            <text:p>ReloadCacheOfLoadedDirs</text:p>
          </table:table-cell>
          <table:table-cell office:value-type="string" calcext:value-type="string">
            <text:p>重新加载已加载目录的缓存</text:p>
          </table:table-cell>
        </table:table-row>
        <table:table-row table:style-name="ro1">
          <table:table-cell table:formula="of:=IF([en.A70]=&quot;&quot;;&quot;&quot;;[en.A70])" office:value-type="string" office:string-value="Select..." calcext:value-type="string">
            <text:p>Select...</text:p>
          </table:table-cell>
          <table:table-cell office:value-type="string" calcext:value-type="string">
            <text:p>选择...</text:p>
          </table:table-cell>
        </table:table-row>
        <table:table-row table:style-name="ro1">
          <table:table-cell table:formula="of:=IF([en.A71]=&quot;&quot;;&quot;&quot;;[en.A71])" office:value-type="string" office:string-value="AutoDetect3DSoftware" calcext:value-type="string">
            <text:p>AutoDetect3DSoftware</text:p>
          </table:table-cell>
          <table:table-cell office:value-type="string" calcext:value-type="string">
            <text:p>自动检测3D软件</text:p>
          </table:table-cell>
        </table:table-row>
        <table:table-row table:style-name="ro1">
          <table:table-cell table:formula="of:=IF([en.A72]=&quot;&quot;;&quot;&quot;;[en.A72])" office:value-type="string" office:string-value="AutoDetect3DSoftware_FoundList" calcext:value-type="string">
            <text:p>AutoDetect3DSoftware_FoundList</text:p>
          </table:table-cell>
          <table:table-cell office:value-type="string" calcext:value-type="string">
            <text:p>添加了新的{0}程序:\n {1}</text:p>
          </table:table-cell>
        </table:table-row>
        <table:table-row table:style-name="ro1">
          <table:table-cell table:formula="of:=IF([en.A73]=&quot;&quot;;&quot;&quot;;[en.A73])" office:value-type="string" office:string-value="AutoDetect3DSoftware_NothingFound" calcext:value-type="string">
            <text:p>AutoDetect3DSoftware_NothingFound</text:p>
          </table:table-cell>
          <table:table-cell office:value-type="string" calcext:value-type="string">
            <text:p>找不到新程序。</text:p>
          </table:table-cell>
        </table:table-row>
        <table:table-row table:style-name="ro1">
          <table:table-cell table:formula="of:=IF([en.A74]=&quot;&quot;;&quot;&quot;;[en.A74])" office:value-type="string" office:string-value="LookingFor3dSoftwareShortcuts" calcext:value-type="string">
            <text:p>LookingFor3dSoftwareShortcuts</text:p>
          </table:table-cell>
          <table:table-cell office:value-type="string" calcext:value-type="string">
            <text:p>寻找3D软体捷径...</text:p>
          </table:table-cell>
        </table:table-row>
        <table:table-row table:style-name="ro1">
          <table:table-cell table:formula="of:=IF([en.A75]=&quot;&quot;;&quot;&quot;;[en.A75])" office:value-type="string" office:string-value="AutoDetect3DSoftwareButton" calcext:value-type="string">
            <text:p>AutoDetect3DSoftwareButton</text:p>
          </table:table-cell>
          <table:table-cell office:value-type="string" calcext:value-type="string">
            <text:p>通过PC上的快捷方式自动添加3D软件</text:p>
          </table:table-cell>
        </table:table-row>
        <table:table-row table:style-name="ro1">
          <table:table-cell table:formula="of:=IF([en.A76]=&quot;&quot;;&quot;&quot;;[en.A76])" office:value-type="string" office:string-value="OpenFileInExplorer" calcext:value-type="string">
            <text:p>OpenFileInExplorer</text:p>
          </table:table-cell>
          <table:table-cell office:value-type="string" calcext:value-type="string">
            <text:p>在文件浏览器中打开</text:p>
          </table:table-cell>
        </table:table-row>
        <table:table-row table:style-name="ro1">
          <table:table-cell table:formula="of:=IF([en.A77]=&quot;&quot;;&quot;&quot;;[en.A77])" office:value-type="string" office:string-value="OpenFile" calcext:value-type="string">
            <text:p>OpenFile</text:p>
          </table:table-cell>
          <table:table-cell office:value-type="string" calcext:value-type="string">
            <text:p>打开文件</text:p>
          </table:table-cell>
        </table:table-row>
        <table:table-row table:style-name="ro1">
          <table:table-cell table:formula="of:=IF([en.A78]=&quot;&quot;;&quot;&quot;;[en.A78])" office:value-type="string" office:string-value="OpenFileWith" calcext:value-type="string">
            <text:p>OpenFileWith</text:p>
          </table:table-cell>
          <table:table-cell office:value-type="string" calcext:value-type="string">
            <text:p>用{0}打开文件</text:p>
          </table:table-cell>
        </table:table-row>
        <table:table-row table:style-name="ro1">
          <table:table-cell table:formula="of:=IF([en.A79]=&quot;&quot;;&quot;&quot;;[en.A79])" office:value-type="string" office:string-value="ViewFileInExplorer" calcext:value-type="string">
            <text:p>ViewFileInExplorer</text:p>
          </table:table-cell>
          <table:table-cell office:value-type="string" calcext:value-type="string">
            <text:p>在文件浏览器中查看</text:p>
          </table:table-cell>
        </table:table-row>
        <table:table-row table:style-name="ro1">
          <table:table-cell table:formula="of:=IF([en.A80]=&quot;&quot;;&quot;&quot;;[en.A80])" office:value-type="string" office:string-value="UnloadDirectory" calcext:value-type="string">
            <text:p>UnloadDirectory</text:p>
          </table:table-cell>
          <table:table-cell office:value-type="string" calcext:value-type="string">
            <text:p>卸载目录</text:p>
          </table:table-cell>
        </table:table-row>
        <table:table-row table:style-name="ro1">
          <table:table-cell table:formula="of:=IF([en.A81]=&quot;&quot;;&quot;&quot;;[en.A81])" office:value-type="string" office:string-value="NoDirectoriesSelected" calcext:value-type="string">
            <text:p>NoDirectoriesSelected</text:p>
          </table:table-cell>
          <table:table-cell office:value-type="string" calcext:value-type="string">
            <text:p>没有选择目录</text:p>
          </table:table-cell>
        </table:table-row>
        <table:table-row table:style-name="ro1">
          <table:table-cell table:formula="of:=IF([en.A82]=&quot;&quot;;&quot;&quot;;[en.A82])" office:value-type="string" office:string-value="CollectionMode" calcext:value-type="string">
            <text:p>CollectionMode</text:p>
          </table:table-cell>
          <table:table-cell office:value-type="string" calcext:value-type="string">
            <text:p>收集方式</text:p>
          </table:table-cell>
        </table:table-row>
        <table:table-row table:style-name="ro1">
          <table:table-cell table:formula="of:=IF([en.A83]=&quot;&quot;;&quot;&quot;;[en.A83])" office:value-type="string" office:string-value="tooltipLoadDirectory" calcext:value-type="string">
            <text:p>tooltipLoadDirectory</text:p>
          </table:table-cell>
          <table:table-cell office:value-type="string" calcext:value-type="string">
            <text:p>选择一个目录以显示其内容。</text:p>
          </table:table-cell>
        </table:table-row>
        <table:table-row table:style-name="ro1">
          <table:table-cell table:formula="of:=IF([en.A84]=&quot;&quot;;&quot;&quot;;[en.A84])" office:value-type="string" office:string-value="tooltipResetVisibility" calcext:value-type="string">
            <text:p>tooltipResetVisibility</text:p>
          </table:table-cell>
          <table:table-cell office:value-type="string" calcext:value-type="string">
            <text:p>重置此菜单的所有可见性选项。</text:p>
          </table:table-cell>
        </table:table-row>
        <table:table-row table:style-name="ro1">
          <table:table-cell table:formula="of:=IF([en.A85]=&quot;&quot;;&quot;&quot;;[en.A85])" office:value-type="string" office:string-value="tooltipReloadDisplayed" calcext:value-type="string">
            <text:p>tooltipReloadDisplayed</text:p>
          </table:table-cell>
          <table:table-cell office:value-type="string" calcext:value-type="string">
            <text:p>此选项将重新加载目录并重新生成所有显示的缩略图。</text:p>
          </table:table-cell>
        </table:table-row>
        <table:table-row table:style-name="ro1">
          <table:table-cell table:formula="of:=IF([en.A86]=&quot;&quot;;&quot;&quot;;[en.A86])" office:value-type="string" office:string-value="tooltipUnloadAll" calcext:value-type="string">
            <text:p>tooltipUnloadAll</text:p>
          </table:table-cell>
          <table:table-cell office:value-type="string" calcext:value-type="string">
            <text:p>关闭所有加载的目录。</text:p>
          </table:table-cell>
        </table:table-row>
        <table:table-row table:style-name="ro1">
          <table:table-cell table:formula="of:=IF([en.A87]=&quot;&quot;;&quot;&quot;;[en.A87])" office:value-type="string" office:string-value="tooltipReloadAll" calcext:value-type="string">
            <text:p>tooltipReloadAll</text:p>
          </table:table-cell>
          <table:table-cell office:value-type="string" calcext:value-type="string">
            <text:p>重新加载所有显示的目录或停止活动的加载过程。</text:p>
          </table:table-cell>
        </table:table-row>
        <table:table-row table:style-name="ro1">
          <table:table-cell table:formula="of:=IF([en.A88]=&quot;&quot;;&quot;&quot;;[en.A88])" office:value-type="string" office:string-value="tooltipExpandAll" calcext:value-type="string">
            <text:p>tooltipExpandAll</text:p>
          </table:table-cell>
          <table:table-cell office:value-type="string" calcext:value-type="string">
            <text:p>展开根目录。\n如果已经展开，则展开每个目录。</text:p>
          </table:table-cell>
        </table:table-row>
        <table:table-row table:style-name="ro1">
          <table:table-cell table:formula="of:=IF([en.A89]=&quot;&quot;;&quot;&quot;;[en.A89])" office:value-type="string" office:string-value="tooltipContractAll" calcext:value-type="string">
            <text:p>tooltipContractAll</text:p>
          </table:table-cell>
          <table:table-cell office:value-type="string" calcext:value-type="string">
            <text:p>收缩除根目录以外的所有目录。\n如果已经收缩，则收缩根目录。</text:p>
          </table:table-cell>
        </table:table-row>
        <table:table-row table:style-name="ro1">
          <table:table-cell table:formula="of:=IF([en.A90]=&quot;&quot;;&quot;&quot;;[en.A90])" office:value-type="string" office:string-value="tooltipOnlyFolders" calcext:value-type="string">
            <text:p>tooltipOnlyFolders</text:p>
          </table:table-cell>
          <table:table-cell office:value-type="string" calcext:value-type="string">
            <text:p>启用后，将所有文件夹显示为树，隐藏文件。</text:p>
          </table:table-cell>
        </table:table-row>
        <table:table-row table:style-name="ro1">
          <table:table-cell table:formula="of:=IF([en.A91]=&quot;&quot;;&quot;&quot;;[en.A91])" office:value-type="string" office:string-value="tooltipCollectionMode" calcext:value-type="string">
            <text:p>tooltipCollectionMode</text:p>
          </table:table-cell>
          <table:table-cell office:value-type="string" calcext:value-type="string">
            <text:p>检测文件名中的前缀并将其分组在虚拟目录中。</text:p>
          </table:table-cell>
        </table:table-row>
        <table:table-row table:style-name="ro1">
          <table:table-cell table:formula="of:=IF([en.A92]=&quot;&quot;;&quot;&quot;;[en.A92])" office:value-type="string" office:string-value="PerformanceSettings" calcext:value-type="string">
            <text:p>PerformanceSettings</text:p>
          </table:table-cell>
          <table:table-cell office:value-type="string" calcext:value-type="string">
            <text:p>性能设定</text:p>
          </table:table-cell>
        </table:table-row>
        <table:table-row table:style-name="ro1">
          <table:table-cell table:formula="of:=IF([en.A93]=&quot;&quot;;&quot;&quot;;[en.A93])" office:value-type="string" office:string-value="EnableMeshDecimate" calcext:value-type="string">
            <text:p>EnableMeshDecimate</text:p>
          </table:table-cell>
          <table:table-cell office:value-type="string" calcext:value-type="string">
            <text:p>启用网格三角形减少</text:p>
          </table:table-cell>
        </table:table-row>
        <table:table-row table:style-name="ro1">
          <table:table-cell table:formula="of:=IF([en.A94]=&quot;&quot;;&quot;&quot;;[en.A94])" office:value-type="string" office:string-value="MeshDecimateMinTris" calcext:value-type="string">
            <text:p>MeshDecimateMinTris</text:p>
          </table:table-cell>
          <table:table-cell office:value-type="string" calcext:value-type="string">
            <text:p>当超过...时减少三角形</text:p>
          </table:table-cell>
        </table:table-row>
        <table:table-row table:style-name="ro1">
          <table:table-cell table:formula="of:=IF([en.A95]=&quot;&quot;;&quot;&quot;;[en.A95])" office:value-type="string" office:string-value="EnableMaxSizeModel" calcext:value-type="string">
            <text:p>EnableMaxSizeModel</text:p>
          </table:table-cell>
          <table:table-cell office:value-type="string" calcext:value-type="string">
            <text:p>启用尺寸限制以查看模型</text:p>
          </table:table-cell>
        </table:table-row>
        <table:table-row table:style-name="ro1">
          <table:table-cell table:formula="of:=IF([en.A96]=&quot;&quot;;&quot;&quot;;[en.A96])" office:value-type="string" office:string-value="MaxSizeModelToView" calcext:value-type="string">
            <text:p>MaxSizeModelToView</text:p>
          </table:table-cell>
          <table:table-cell office:value-type="string" calcext:value-type="string">
            <text:p>当MB大小超过...时，不要可视化...</text:p>
          </table:table-cell>
        </table:table-row>
        <table:table-row table:style-name="ro1">
          <table:table-cell table:formula="of:=IF([en.A97]=&quot;&quot;;&quot;&quot;;[en.A97])" office:value-type="string" office:string-value="tooltipEnableMeshDecimate" calcext:value-type="string">
            <text:p>tooltipEnableMeshDecimate</text:p>
          </table:table-cell>
          <table:table-cell office:value-type="string" calcext:value-type="string">
            <text:p>3D模型的渲染速度更快，但加载时间会更长。\n仅在三角形数量超过指定数量时才会减少三角形。</text:p>
          </table:table-cell>
        </table:table-row>
        <table:table-row table:style-name="ro1">
          <table:table-cell table:formula="of:=IF([en.A98]=&quot;&quot;;&quot;&quot;;[en.A98])" office:value-type="string" office:string-value="tooltipEnableMaxSizeModel" calcext:value-type="string">
            <text:p>tooltipEnableMaxSizeModel</text:p>
          </table:table-cell>
          <table:table-cell office:value-type="string" calcext:value-type="string">
            <text:p>如果启用，将不会加载大于指定数量的模型（以MB为单位）。</text:p>
          </table:table-cell>
        </table:table-row>
        <table:table-row table:style-name="ro1">
          <table:table-cell table:formula="of:=IF([en.A99]=&quot;&quot;;&quot;&quot;;[en.A99])" office:value-type="string" office:string-value="FileSizeTooBigToLoadMB" calcext:value-type="string">
            <text:p>FileSizeTooBigToLoadMB</text:p>
          </table:table-cell>
          <table:table-cell office:value-type="string" calcext:value-type="string">
            <text:p>文件太大，无法加载（大小:{0:0} MB，限制:{1:0} MB）</text:p>
          </table:table-cell>
        </table:table-row>
        <table:table-row table:style-name="ro1">
          <table:table-cell table:formula="of:=IF([en.A100]=&quot;&quot;;&quot;&quot;;[en.A100])" office:value-type="string" office:string-value="GenerateThumnailLowRes" calcext:value-type="string">
            <text:p>GenerateThumnailLowRes</text:p>
          </table:table-cell>
          <table:table-cell office:value-type="string" calcext:value-type="string">
            <text:p>以较低的分辨率生成缩略图</text:p>
          </table:table-cell>
        </table:table-row>
        <table:table-row table:style-name="ro1">
          <table:table-cell table:formula="of:=IF([en.A101]=&quot;&quot;;&quot;&quot;;[en.A101])" office:value-type="string" office:string-value="UseFastThumbnailDrawing" calcext:value-type="string">
            <text:p>UseFastThumbnailDrawing</text:p>
          </table:table-cell>
          <table:table-cell office:value-type="string" calcext:value-type="string">
            <text:p>使用更快的缩略图</text:p>
          </table:table-cell>
        </table:table-row>
        <table:table-row table:style-name="ro1">
          <table:table-cell table:formula="of:=IF([en.A102]=&quot;&quot;;&quot;&quot;;[en.A102])" office:value-type="string" office:string-value="tooltipGenerateThumnailLowRes" calcext:value-type="string">
            <text:p>tooltipGenerateThumnailLowRes</text:p>
          </table:table-cell>
          <table:table-cell office:value-type="string" calcext:value-type="string">
            <text:p>以较低的分辨率渲染缩略图以减少内存使用。\n警告:更改此设置将重新加载目录，并且可能需要生成新的缩略图。</text:p>
          </table:table-cell>
        </table:table-row>
        <table:table-row table:style-name="ro1">
          <table:table-cell table:formula="of:=IF([en.A103]=&quot;&quot;;&quot;&quot;;[en.A103])" office:value-type="string" office:string-value="tooltipUseFastThumbnailDrawing" calcext:value-type="string">
            <text:p>tooltipUseFastThumbnailDrawing</text:p>
          </table:table-cell>
          <table:table-cell office:value-type="string" calcext:value-type="string">
            <text:p>使用较低质量的缩放比例来显示缩略图图像，从而提高性能。</text:p>
          </table:table-cell>
        </table:table-row>
        <table:table-row table:style-name="ro1">
          <table:table-cell table:formula="of:=IF([en.A104]=&quot;&quot;;&quot;&quot;;[en.A104])" office:value-type="string" office:string-value="UnableOpenCacheFolder" calcext:value-type="string">
            <text:p>UnableOpenCacheFolder</text:p>
          </table:table-cell>
          <table:table-cell office:value-type="string" calcext:value-type="string">
            <text:p>无法打开缓存文件夹:{0}</text:p>
          </table:table-cell>
        </table:table-row>
        <table:table-row table:style-name="ro1">
          <table:table-cell table:formula="of:=IF([en.A105]=&quot;&quot;;&quot;&quot;;[en.A105])" office:value-type="string" office:string-value="CacheFolderDontExistsYet" calcext:value-type="string">
            <text:p>CacheFolderDontExistsYet</text:p>
          </table:table-cell>
          <table:table-cell office:value-type="string" calcext:value-type="string">
            <text:p>缓存文件夹尚未创建。</text:p>
          </table:table-cell>
        </table:table-row>
        <table:table-row table:style-name="ro1">
          <table:table-cell table:formula="of:=IF([en.A106]=&quot;&quot;;&quot;&quot;;[en.A106])" office:value-type="string" office:string-value="ErrorMovingCacheFolder" calcext:value-type="string">
            <text:p>ErrorMovingCacheFolder</text:p>
          </table:table-cell>
          <table:table-cell office:value-type="string" calcext:value-type="string">
            <text:p>将缓存文件移动到新位置时出现问题。</text:p>
          </table:table-cell>
        </table:table-row>
        <table:table-row table:style-name="ro1">
          <table:table-cell table:formula="of:=IF([en.A107]=&quot;&quot;;&quot;&quot;;[en.A107])" office:value-type="string" office:string-value="CacheFolderSetting" calcext:value-type="string">
            <text:p>CacheFolderSetting</text:p>
          </table:table-cell>
          <table:table-cell office:value-type="string" calcext:value-type="string">
            <text:p>缓存映像目录</text:p>
          </table:table-cell>
        </table:table-row>
        <table:table-row table:style-name="ro1">
          <table:table-cell table:formula="of:=IF([en.A108]=&quot;&quot;;&quot;&quot;;[en.A108])" office:value-type="string" office:string-value="UserDataFolder" calcext:value-type="string">
            <text:p>UserDataFolder</text:p>
          </table:table-cell>
          <table:table-cell office:value-type="string" calcext:value-type="string">
            <text:p>用户应用程序数据文件夹</text:p>
          </table:table-cell>
        </table:table-row>
        <table:table-row table:style-name="ro1">
          <table:table-cell table:formula="of:=IF([en.A109]=&quot;&quot;;&quot;&quot;;[en.A109])" office:value-type="string" office:string-value="UserImagesFolder" calcext:value-type="string">
            <text:p>UserImagesFolder</text:p>
          </table:table-cell>
          <table:table-cell office:value-type="string" calcext:value-type="string">
            <text:p>用户图像文件夹</text:p>
          </table:table-cell>
        </table:table-row>
        <table:table-row table:style-name="ro1">
          <table:table-cell table:formula="of:=IF([en.A110]=&quot;&quot;;&quot;&quot;;[en.A110])" office:value-type="string" office:string-value="ApplicationFolder" calcext:value-type="string">
            <text:p>ApplicationFolder</text:p>
          </table:table-cell>
          <table:table-cell office:value-type="string" calcext:value-type="string">
            <text:p>安装目录</text:p>
          </table:table-cell>
        </table:table-row>
        <table:table-row table:style-name="ro1">
          <table:table-cell table:formula="of:=IF([en.A111]=&quot;&quot;;&quot;&quot;;[en.A111])" office:value-type="string" office:string-value="CacheMovedToNewLocation" calcext:value-type="string">
            <text:p>CacheMovedToNewLocation</text:p>
          </table:table-cell>
          <table:table-cell office:value-type="string" calcext:value-type="string">
            <text:p>缓存已成功移动到新位置:{0}</text:p>
          </table:table-cell>
        </table:table-row>
        <table:table-row table:style-name="ro1">
          <table:table-cell table:formula="of:=IF([en.A112]=&quot;&quot;;&quot;&quot;;[en.A112])" office:value-type="string" office:string-value="MovingCacheFolder" calcext:value-type="string">
            <text:p>MovingCacheFolder</text:p>
          </table:table-cell>
          <table:table-cell office:value-type="string" calcext:value-type="string">
            <text:p>将缓存文件夹移至{0}</text:p>
          </table:table-cell>
        </table:table-row>
        <table:table-row table:style-name="ro1">
          <table:table-cell table:formula="of:=IF([en.A113]=&quot;&quot;;&quot;&quot;;[en.A113])" office:value-type="string" office:string-value="MovingCacheFolderWaiting" calcext:value-type="string">
            <text:p>MovingCacheFolderWaiting</text:p>
          </table:table-cell>
          <table:table-cell office:value-type="string" calcext:value-type="string">
            <text:p>正在将缓存文件夹移至{0}。\n正在等待完成当前目录加载操作...</text:p>
          </table:table-cell>
        </table:table-row>
        <table:table-row table:style-name="ro1">
          <table:table-cell table:formula="of:=IF([en.A114]=&quot;&quot;;&quot;&quot;;[en.A114])" office:value-type="string" office:string-value="tooltipCacheFolderSetting" calcext:value-type="string">
            <text:p>tooltipCacheFolderSetting</text:p>
          </table:table-cell>
          <table:table-cell office:value-type="string" calcext:value-type="string">
            <text:p>缓存图像的存储目录。仅当默认位置中没有空间时才进行更改。</text:p>
          </table:table-cell>
        </table:table-row>
        <table:table-row table:style-name="ro1">
          <table:table-cell table:formula="of:=IF([en.A115]=&quot;&quot;;&quot;&quot;;[en.A115])" office:value-type="string" office:string-value="ErrorReadingFileData" calcext:value-type="string">
            <text:p>ErrorReadingFileData</text:p>
          </table:table-cell>
          <table:table-cell office:value-type="string" calcext:value-type="string">
            <text:p>读取文件属性时出错</text:p>
          </table:table-cell>
        </table:table-row>
        <table:table-row table:style-name="ro1">
          <table:table-cell table:formula="of:=IF([en.A116]=&quot;&quot;;&quot;&quot;;[en.A116])" office:value-type="string" office:string-value="ErrorLoadingThumbnails" calcext:value-type="string">
            <text:p>ErrorLoadingThumbnails</text:p>
          </table:table-cell>
          <table:table-cell office:value-type="string" calcext:value-type="string">
            <text:p>加载现有缩略图时出错</text:p>
          </table:table-cell>
        </table:table-row>
        <table:table-row table:style-name="ro1">
          <table:table-cell table:formula="of:=IF([en.A117]=&quot;&quot;;&quot;&quot;;[en.A117])" office:value-type="string" office:string-value="ErrorAddingThumbnailsToList" calcext:value-type="string">
            <text:p>ErrorAddingThumbnailsToList</text:p>
          </table:table-cell>
          <table:table-cell office:value-type="string" calcext:value-type="string">
            <text:p>将缩略图添加到列表时出错</text:p>
          </table:table-cell>
        </table:table-row>
        <table:table-row table:style-name="ro1">
          <table:table-cell table:formula="of:=IF([en.A118]=&quot;&quot;;&quot;&quot;;[en.A118])" office:value-type="string" office:string-value="ErrorReadingFileBytes" calcext:value-type="string">
            <text:p>ErrorReadingFileBytes</text:p>
          </table:table-cell>
          <table:table-cell office:value-type="string" calcext:value-type="string">
            <text:p>读取文件内容时出错</text:p>
          </table:table-cell>
        </table:table-row>
        <table:table-row table:style-name="ro1">
          <table:table-cell table:formula="of:=IF([en.A119]=&quot;&quot;;&quot;&quot;;[en.A119])" office:value-type="string" office:string-value="ErrorParsing" calcext:value-type="string">
            <text:p>ErrorParsing</text:p>
          </table:table-cell>
          <table:table-cell office:value-type="string" calcext:value-type="string">
            <text:p>解析文件内容时出错</text:p>
          </table:table-cell>
        </table:table-row>
        <table:table-row table:style-name="ro1">
          <table:table-cell table:formula="of:=IF([en.A120]=&quot;&quot;;&quot;&quot;;[en.A120])" office:value-type="string" office:string-value="ErrorRendering" calcext:value-type="string">
            <text:p>ErrorRendering</text:p>
          </table:table-cell>
          <table:table-cell office:value-type="string" calcext:value-type="string">
            <text:p>渲染模型时出错</text:p>
          </table:table-cell>
        </table:table-row>
        <table:table-row table:style-name="ro1">
          <table:table-cell table:formula="of:=IF([en.A121]=&quot;&quot;;&quot;&quot;;[en.A121])" office:value-type="string" office:string-value="NotEnoughFreeMemory" calcext:value-type="string">
            <text:p>NotEnoughFreeMemory</text:p>
          </table:table-cell>
          <table:table-cell office:value-type="string" calcext:value-type="string">
            <text:p>可用内存不足</text:p>
          </table:table-cell>
        </table:table-row>
        <table:table-row table:style-name="ro1">
          <table:table-cell table:formula="of:=IF([en.A122]=&quot;&quot;;&quot;&quot;;[en.A122])" office:value-type="string" office:string-value="ErrorRetrievingLoadedCache" calcext:value-type="string">
            <text:p>ErrorRetrievingLoadedCache</text:p>
          </table:table-cell>
          <table:table-cell office:value-type="string" calcext:value-type="string">
            <text:p>检索加载的缓存图像时出错</text:p>
          </table:table-cell>
        </table:table-row>
        <table:table-row table:style-name="ro1">
          <table:table-cell table:formula="of:=IF([en.A123]=&quot;&quot;;&quot;&quot;;[en.A123])" office:value-type="string" office:string-value="ErrorRetrievingRenderedCache" calcext:value-type="string">
            <text:p>ErrorRetrievingRenderedCache</text:p>
          </table:table-cell>
          <table:table-cell office:value-type="string" calcext:value-type="string">
            <text:p>检索渲染的缓存图像时出错</text:p>
          </table:table-cell>
        </table:table-row>
        <table:table-row table:style-name="ro1">
          <table:table-cell table:formula="of:=IF([en.A124]=&quot;&quot;;&quot;&quot;;[en.A124])" office:value-type="string" office:string-value="ErrorSavingCacheFile" calcext:value-type="string">
            <text:p>ErrorSavingCacheFile</text:p>
          </table:table-cell>
          <table:table-cell office:value-type="string" calcext:value-type="string">
            <text:p>保存渲染的缓存文件时出错</text:p>
          </table:table-cell>
        </table:table-row>
        <table:table-row table:style-name="ro1">
          <table:table-cell table:formula="of:=IF([en.A125]=&quot;&quot;;&quot;&quot;;[en.A125])" office:value-type="string" office:string-value="OpenLogsFolder" calcext:value-type="string">
            <text:p>OpenLogsFolder</text:p>
          </table:table-cell>
          <table:table-cell office:value-type="string" calcext:value-type="string">
            <text:p>打开日志文件夹</text:p>
          </table:table-cell>
        </table:table-row>
        <table:table-row table:style-name="ro1">
          <table:table-cell table:formula="of:=IF([en.A126]=&quot;&quot;;&quot;&quot;;[en.A126])" office:value-type="string" office:string-value="LogsFolderDontExists" calcext:value-type="string">
            <text:p>LogsFolderDontExists</text:p>
          </table:table-cell>
          <table:table-cell office:value-type="string" calcext:value-type="string">
            <text:p>logs文件夹尚不存在。</text:p>
          </table:table-cell>
        </table:table-row>
        <table:table-row table:style-name="ro1">
          <table:table-cell table:formula="of:=IF([en.A127]=&quot;&quot;;&quot;&quot;;[en.A127])" office:value-type="string" office:string-value="ErrorOpeningLogsFolder" calcext:value-type="string">
            <text:p>ErrorOpeningLogsFolder</text:p>
          </table:table-cell>
          <table:table-cell office:value-type="string" calcext:value-type="string">
            <text:p>尝试打开调试日志文件夹时出错。\n请检查调试日志以获取更多信息（祝您好运）。</text:p>
          </table:table-cell>
        </table:table-row>
        <table:table-row table:style-name="ro1">
          <table:table-cell table:formula="of:=IF([en.A128]=&quot;&quot;;&quot;&quot;;[en.A128])" office:value-type="string" office:string-value="tooltipButtonReset3DCamera" calcext:value-type="string">
            <text:p>tooltipButtonReset3DCamera</text:p>
          </table:table-cell>
          <table:table-cell office:value-type="string" calcext:value-type="string">
            <text:p>重置视图</text:p>
          </table:table-cell>
        </table:table-row>
        <table:table-row table:style-name="ro1">
          <table:table-cell table:formula="of:=IF([en.A129]=&quot;&quot;;&quot;&quot;;[en.A129])" office:value-type="string" office:string-value="tooltipEnableModelAutoRotation" calcext:value-type="string">
            <text:p>tooltipEnableModelAutoRotation</text:p>
          </table:table-cell>
          <table:table-cell office:value-type="string" calcext:value-type="string">
            <text:p>切换模型自动旋转</text:p>
          </table:table-cell>
        </table:table-row>
        <table:table-row table:style-name="ro1">
          <table:table-cell table:formula="of:=IF([en.A130]=&quot;&quot;;&quot;&quot;;[en.A130])" office:value-type="string" office:string-value="NoModelSelected" calcext:value-type="string">
            <text:p>NoModelSelected</text:p>
          </table:table-cell>
          <table:table-cell office:value-type="string" calcext:value-type="string">
            <text:p>未选择模型</text:p>
          </table:table-cell>
        </table:table-row>
        <table:table-row table:style-name="ro1">
          <table:table-cell table:formula="of:=IF([en.A131]=&quot;&quot;;&quot;&quot;;[en.A131])" office:value-type="string" office:string-value="NumberTriangles" calcext:value-type="string">
            <text:p>NumberTriangles</text:p>
          </table:table-cell>
          <table:table-cell office:value-type="string" calcext:value-type="string">
            <text:p>{0:0}三角形</text:p>
          </table:table-cell>
        </table:table-row>
        <table:table-row table:style-name="ro1">
          <table:table-cell table:formula="of:=IF([en.A132]=&quot;&quot;;&quot;&quot;;[en.A132])" office:value-type="string" office:string-value="NumberVertices" calcext:value-type="string">
            <text:p>NumberVertices</text:p>
          </table:table-cell>
          <table:table-cell office:value-type="string" calcext:value-type="string">
            <text:p>{0:0}顶点</text:p>
          </table:table-cell>
        </table:table-row>
        <table:table-row table:style-name="ro1">
          <table:table-cell table:formula="of:=IF([en.A133]=&quot;&quot;;&quot;&quot;;[en.A133])" office:value-type="string" office:string-value="DeselectModelFrom3DView" calcext:value-type="string">
            <text:p>DeselectModelFrom3DView</text:p>
          </table:table-cell>
          <table:table-cell office:value-type="string" calcext:value-type="string">
            <text:p>取消选择</text:p>
          </table:table-cell>
        </table:table-row>
        <table:table-row table:style-name="ro1">
          <table:table-cell table:formula="of:=IF([en.A134]=&quot;&quot;;&quot;&quot;;[en.A134])" office:value-type="string" office:string-value="EnableChangingViewChangesThumnails" calcext:value-type="string">
            <text:p>EnableChangingViewChangesThumnails</text:p>
          </table:table-cell>
          <table:table-cell office:value-type="string" calcext:value-type="string">
            <text:p>更改3D视图颜色会更改缩略图颜色</text:p>
          </table:table-cell>
        </table:table-row>
        <table:table-row table:style-name="ro1">
          <table:table-cell table:formula="of:=IF([en.A135]=&quot;&quot;;&quot;&quot;;[en.A135])" office:value-type="string" office:string-value="tooltipEnableChangingViewChangesThumnails" calcext:value-type="string">
            <text:p>tooltipEnableChangingViewChangesThumnails</text:p>
          </table:table-cell>
          <table:table-cell office:value-type="string" calcext:value-type="string">
            <text:p>更改3D视图颜色也会更改缩略图的颜色。</text:p>
          </table:table-cell>
        </table:table-row>
        <table:table-row table:style-name="ro1">
          <table:table-cell table:formula="of:=IF([en.A136]=&quot;&quot;;&quot;&quot;;[en.A136])" office:value-type="string" office:string-value="EnableThumnailColorsByShaders" calcext:value-type="string">
            <text:p>EnableThumnailColorsByShaders</text:p>
          </table:table-cell>
          <table:table-cell office:value-type="string" calcext:value-type="string">
            <text:p>快速换色</text:p>
          </table:table-cell>
        </table:table-row>
        <table:table-row table:style-name="ro1">
          <table:table-cell table:formula="of:=IF([en.A137]=&quot;&quot;;&quot;&quot;;[en.A137])" office:value-type="string" office:string-value="tooltipEnableThumnailColorsByShaders" calcext:value-type="string">
            <text:p>tooltipEnableThumnailColorsByShaders</text:p>
          </table:table-cell>
          <table:table-cell office:value-type="string" calcext:value-type="string">
            <text:p>启用后，缩略图将更改颜色，而无需重新加载或处理。\n但是该列表的性能较低，因为着色是即时进行的。</text:p>
          </table:table-cell>
        </table:table-row>
        <table:table-row table:style-name="ro1">
          <table:table-cell table:formula="of:=IF([en.A138]=&quot;&quot;;&quot;&quot;;[en.A138])">
            <text:p/>
          </table:table-cell>
          <table:table-cell table:formula="of:=IF([en.B138]=&quot;&quot;;&quot;&quot;;[en.B138])">
            <text:p/>
          </table:table-cell>
        </table:table-row>
        <table:table-row table:style-name="ro1">
          <table:table-cell table:formula="of:=IF([en.A139]=&quot;&quot;;&quot;&quot;;[en.A139])">
            <text:p/>
          </table:table-cell>
          <table:table-cell table:formula="of:=IF([en.B139]=&quot;&quot;;&quot;&quot;;[en.B139])">
            <text:p/>
          </table:table-cell>
        </table:table-row>
        <table:table-row table:style-name="ro1">
          <table:table-cell table:formula="of:=IF([en.A140]=&quot;&quot;;&quot;&quot;;[en.A140])">
            <text:p/>
          </table:table-cell>
          <table:table-cell table:formula="of:=IF([en.B140]=&quot;&quot;;&quot;&quot;;[en.B140])">
            <text:p/>
          </table:table-cell>
        </table:table-row>
        <table:table-row table:style-name="ro1">
          <table:table-cell table:formula="of:=IF([en.A141]=&quot;&quot;;&quot;&quot;;[en.A141])">
            <text:p/>
          </table:table-cell>
          <table:table-cell table:formula="of:=IF([en.B141]=&quot;&quot;;&quot;&quot;;[en.B141])">
            <text:p/>
          </table:table-cell>
        </table:table-row>
        <table:table-row table:style-name="ro1">
          <table:table-cell table:formula="of:=IF([en.A142]=&quot;&quot;;&quot;&quot;;[en.A142])">
            <text:p/>
          </table:table-cell>
          <table:table-cell table:formula="of:=IF([en.B142]=&quot;&quot;;&quot;&quot;;[en.B142])">
            <text:p/>
          </table:table-cell>
        </table:table-row>
        <table:table-row table:style-name="ro1">
          <table:table-cell table:formula="of:=IF([en.A143]=&quot;&quot;;&quot;&quot;;[en.A143])">
            <text:p/>
          </table:table-cell>
          <table:table-cell table:formula="of:=IF([en.B143]=&quot;&quot;;&quot;&quot;;[en.B143])">
            <text:p/>
          </table:table-cell>
        </table:table-row>
        <table:table-row table:style-name="ro1">
          <table:table-cell table:formula="of:=IF([en.A144]=&quot;&quot;;&quot;&quot;;[en.A144])">
            <text:p/>
          </table:table-cell>
          <table:table-cell table:formula="of:=IF([en.B144]=&quot;&quot;;&quot;&quot;;[en.B144])">
            <text:p/>
          </table:table-cell>
        </table:table-row>
        <table:table-row table:style-name="ro1">
          <table:table-cell table:formula="of:=IF([en.A145]=&quot;&quot;;&quot;&quot;;[en.A145])">
            <text:p/>
          </table:table-cell>
          <table:table-cell table:formula="of:=IF([en.B145]=&quot;&quot;;&quot;&quot;;[en.B145])">
            <text:p/>
          </table:table-cell>
        </table:table-row>
        <table:table-row table:style-name="ro1">
          <table:table-cell table:formula="of:=IF([en.A146]=&quot;&quot;;&quot;&quot;;[en.A146])">
            <text:p/>
          </table:table-cell>
          <table:table-cell table:formula="of:=IF([en.B146]=&quot;&quot;;&quot;&quot;;[en.B146])">
            <text:p/>
          </table:table-cell>
        </table:table-row>
        <table:table-row table:style-name="ro1">
          <table:table-cell table:formula="of:=IF([en.A147]=&quot;&quot;;&quot;&quot;;[en.A147])">
            <text:p/>
          </table:table-cell>
          <table:table-cell table:formula="of:=IF([en.B147]=&quot;&quot;;&quot;&quot;;[en.B147])">
            <text:p/>
          </table:table-cell>
        </table:table-row>
        <table:table-row table:style-name="ro1">
          <table:table-cell table:formula="of:=IF([en.A148]=&quot;&quot;;&quot;&quot;;[en.A148])">
            <text:p/>
          </table:table-cell>
          <table:table-cell table:formula="of:=IF([en.B148]=&quot;&quot;;&quot;&quot;;[en.B148])">
            <text:p/>
          </table:table-cell>
        </table:table-row>
        <table:table-row table:style-name="ro1">
          <table:table-cell table:formula="of:=IF([en.A149]=&quot;&quot;;&quot;&quot;;[en.A149])">
            <text:p/>
          </table:table-cell>
          <table:table-cell table:formula="of:=IF([en.B149]=&quot;&quot;;&quot;&quot;;[en.B149])">
            <text:p/>
          </table:table-cell>
        </table:table-row>
        <table:table-row table:style-name="ro1">
          <table:table-cell table:formula="of:=IF([en.A150]=&quot;&quot;;&quot;&quot;;[en.A150])">
            <text:p/>
          </table:table-cell>
          <table:table-cell table:formula="of:=IF([en.B150]=&quot;&quot;;&quot;&quot;;[en.B150])">
            <text:p/>
          </table:table-cell>
        </table:table-row>
        <table:table-row table:style-name="ro1">
          <table:table-cell table:formula="of:=IF([en.A151]=&quot;&quot;;&quot;&quot;;[en.A151])">
            <text:p/>
          </table:table-cell>
          <table:table-cell table:formula="of:=IF([en.B151]=&quot;&quot;;&quot;&quot;;[en.B151])">
            <text:p/>
          </table:table-cell>
        </table:table-row>
        <table:table-row table:style-name="ro1">
          <table:table-cell table:formula="of:=IF([en.A152]=&quot;&quot;;&quot;&quot;;[en.A152])">
            <text:p/>
          </table:table-cell>
          <table:table-cell table:formula="of:=IF([en.B152]=&quot;&quot;;&quot;&quot;;[en.B152])">
            <text:p/>
          </table:table-cell>
        </table:table-row>
        <table:table-row table:style-name="ro1">
          <table:table-cell table:formula="of:=IF([en.A153]=&quot;&quot;;&quot;&quot;;[en.A153])">
            <text:p/>
          </table:table-cell>
          <table:table-cell table:formula="of:=IF([en.B153]=&quot;&quot;;&quot;&quot;;[en.B153])">
            <text:p/>
          </table:table-cell>
        </table:table-row>
        <table:table-row table:style-name="ro1">
          <table:table-cell table:formula="of:=IF([en.A154]=&quot;&quot;;&quot;&quot;;[en.A154])">
            <text:p/>
          </table:table-cell>
          <table:table-cell table:formula="of:=IF([en.B154]=&quot;&quot;;&quot;&quot;;[en.B154])">
            <text:p/>
          </table:table-cell>
        </table:table-row>
        <table:table-row table:style-name="ro1">
          <table:table-cell table:formula="of:=IF([en.A155]=&quot;&quot;;&quot;&quot;;[en.A155])">
            <text:p/>
          </table:table-cell>
          <table:table-cell table:formula="of:=IF([en.B155]=&quot;&quot;;&quot;&quot;;[en.B155])">
            <text:p/>
          </table:table-cell>
        </table:table-row>
        <table:table-row table:style-name="ro1">
          <table:table-cell table:formula="of:=IF([en.A156]=&quot;&quot;;&quot;&quot;;[en.A156])">
            <text:p/>
          </table:table-cell>
          <table:table-cell table:formula="of:=IF([en.B156]=&quot;&quot;;&quot;&quot;;[en.B156])">
            <text:p/>
          </table:table-cell>
        </table:table-row>
        <table:table-row table:style-name="ro1">
          <table:table-cell table:formula="of:=IF([en.A157]=&quot;&quot;;&quot;&quot;;[en.A157])">
            <text:p/>
          </table:table-cell>
          <table:table-cell table:formula="of:=IF([en.B157]=&quot;&quot;;&quot;&quot;;[en.B157])">
            <text:p/>
          </table:table-cell>
        </table:table-row>
        <table:table-row table:style-name="ro1">
          <table:table-cell table:formula="of:=IF([en.A158]=&quot;&quot;;&quot;&quot;;[en.A158])">
            <text:p/>
          </table:table-cell>
          <table:table-cell table:formula="of:=IF([en.B158]=&quot;&quot;;&quot;&quot;;[en.B158])">
            <text:p/>
          </table:table-cell>
        </table:table-row>
        <table:table-row table:style-name="ro1">
          <table:table-cell table:formula="of:=IF([en.A159]=&quot;&quot;;&quot;&quot;;[en.A159])">
            <text:p/>
          </table:table-cell>
          <table:table-cell table:formula="of:=IF([en.B159]=&quot;&quot;;&quot;&quot;;[en.B159])">
            <text:p/>
          </table:table-cell>
        </table:table-row>
        <table:table-row table:style-name="ro1">
          <table:table-cell table:formula="of:=IF([en.A160]=&quot;&quot;;&quot;&quot;;[en.A160])">
            <text:p/>
          </table:table-cell>
          <table:table-cell table:formula="of:=IF([en.B160]=&quot;&quot;;&quot;&quot;;[en.B160])">
            <text:p/>
          </table:table-cell>
        </table:table-row>
        <table:table-row table:style-name="ro1">
          <table:table-cell table:formula="of:=IF([en.A161]=&quot;&quot;;&quot;&quot;;[en.A161])">
            <text:p/>
          </table:table-cell>
          <table:table-cell table:formula="of:=IF([en.B161]=&quot;&quot;;&quot;&quot;;[en.B161])">
            <text:p/>
          </table:table-cell>
        </table:table-row>
        <table:table-row table:style-name="ro1">
          <table:table-cell table:formula="of:=IF([en.A162]=&quot;&quot;;&quot;&quot;;[en.A162])">
            <text:p/>
          </table:table-cell>
          <table:table-cell table:formula="of:=IF([en.B162]=&quot;&quot;;&quot;&quot;;[en.B162])">
            <text:p/>
          </table:table-cell>
        </table:table-row>
        <table:table-row table:style-name="ro1">
          <table:table-cell table:formula="of:=IF([en.A163]=&quot;&quot;;&quot;&quot;;[en.A163])">
            <text:p/>
          </table:table-cell>
          <table:table-cell table:formula="of:=IF([en.B163]=&quot;&quot;;&quot;&quot;;[en.B163])">
            <text:p/>
          </table:table-cell>
        </table:table-row>
        <table:table-row table:style-name="ro1">
          <table:table-cell table:formula="of:=IF([en.A164]=&quot;&quot;;&quot;&quot;;[en.A164])">
            <text:p/>
          </table:table-cell>
          <table:table-cell table:formula="of:=IF([en.B164]=&quot;&quot;;&quot;&quot;;[en.B164])">
            <text:p/>
          </table:table-cell>
        </table:table-row>
        <table:table-row table:style-name="ro1">
          <table:table-cell table:formula="of:=IF([en.A165]=&quot;&quot;;&quot;&quot;;[en.A165])">
            <text:p/>
          </table:table-cell>
          <table:table-cell table:formula="of:=IF([en.B165]=&quot;&quot;;&quot;&quot;;[en.B165])">
            <text:p/>
          </table:table-cell>
        </table:table-row>
        <table:table-row table:style-name="ro1">
          <table:table-cell table:formula="of:=IF([en.A166]=&quot;&quot;;&quot;&quot;;[en.A166])">
            <text:p/>
          </table:table-cell>
          <table:table-cell table:formula="of:=IF([en.B166]=&quot;&quot;;&quot;&quot;;[en.B166])">
            <text:p/>
          </table:table-cell>
        </table:table-row>
        <table:table-row table:style-name="ro1">
          <table:table-cell table:formula="of:=IF([en.A167]=&quot;&quot;;&quot;&quot;;[en.A167])">
            <text:p/>
          </table:table-cell>
          <table:table-cell table:formula="of:=IF([en.B167]=&quot;&quot;;&quot;&quot;;[en.B167])">
            <text:p/>
          </table:table-cell>
        </table:table-row>
        <table:table-row table:style-name="ro1">
          <table:table-cell table:formula="of:=IF([en.A168]=&quot;&quot;;&quot;&quot;;[en.A168])">
            <text:p/>
          </table:table-cell>
          <table:table-cell table:formula="of:=IF([en.B168]=&quot;&quot;;&quot;&quot;;[en.B168])">
            <text:p/>
          </table:table-cell>
        </table:table-row>
        <table:table-row table:style-name="ro1">
          <table:table-cell table:formula="of:=IF([en.A169]=&quot;&quot;;&quot;&quot;;[en.A169])">
            <text:p/>
          </table:table-cell>
          <table:table-cell table:formula="of:=IF([en.B169]=&quot;&quot;;&quot;&quot;;[en.B169])">
            <text:p/>
          </table:table-cell>
        </table:table-row>
        <table:table-row table:style-name="ro1">
          <table:table-cell table:formula="of:=IF([en.A170]=&quot;&quot;;&quot;&quot;;[en.A170])">
            <text:p/>
          </table:table-cell>
          <table:table-cell table:formula="of:=IF([en.B170]=&quot;&quot;;&quot;&quot;;[en.B170])">
            <text:p/>
          </table:table-cell>
        </table:table-row>
        <table:table-row table:style-name="ro1">
          <table:table-cell table:formula="of:=IF([en.A171]=&quot;&quot;;&quot;&quot;;[en.A171])">
            <text:p/>
          </table:table-cell>
          <table:table-cell table:formula="of:=IF([en.B171]=&quot;&quot;;&quot;&quot;;[en.B171])">
            <text:p/>
          </table:table-cell>
        </table:table-row>
        <table:table-row table:style-name="ro1">
          <table:table-cell table:formula="of:=IF([en.A172]=&quot;&quot;;&quot;&quot;;[en.A172])">
            <text:p/>
          </table:table-cell>
          <table:table-cell table:formula="of:=IF([en.B172]=&quot;&quot;;&quot;&quot;;[en.B172])">
            <text:p/>
          </table:table-cell>
        </table:table-row>
        <table:table-row table:style-name="ro1">
          <table:table-cell table:formula="of:=IF([en.A173]=&quot;&quot;;&quot;&quot;;[en.A173])">
            <text:p/>
          </table:table-cell>
          <table:table-cell table:formula="of:=IF([en.B173]=&quot;&quot;;&quot;&quot;;[en.B173])">
            <text:p/>
          </table:table-cell>
        </table:table-row>
        <table:table-row table:style-name="ro1">
          <table:table-cell table:formula="of:=IF([en.A174]=&quot;&quot;;&quot;&quot;;[en.A174])">
            <text:p/>
          </table:table-cell>
          <table:table-cell table:formula="of:=IF([en.B174]=&quot;&quot;;&quot;&quot;;[en.B174])">
            <text:p/>
          </table:table-cell>
        </table:table-row>
        <table:table-row table:style-name="ro1">
          <table:table-cell table:formula="of:=IF([en.A175]=&quot;&quot;;&quot;&quot;;[en.A175])">
            <text:p/>
          </table:table-cell>
          <table:table-cell table:formula="of:=IF([en.B175]=&quot;&quot;;&quot;&quot;;[en.B175])">
            <text:p/>
          </table:table-cell>
        </table:table-row>
        <table:table-row table:style-name="ro1">
          <table:table-cell table:formula="of:=IF([en.A176]=&quot;&quot;;&quot;&quot;;[en.A176])">
            <text:p/>
          </table:table-cell>
          <table:table-cell table:formula="of:=IF([en.B176]=&quot;&quot;;&quot;&quot;;[en.B176])">
            <text:p/>
          </table:table-cell>
        </table:table-row>
        <table:table-row table:style-name="ro1">
          <table:table-cell table:formula="of:=IF([en.A177]=&quot;&quot;;&quot;&quot;;[en.A177])">
            <text:p/>
          </table:table-cell>
          <table:table-cell table:formula="of:=IF([en.B177]=&quot;&quot;;&quot;&quot;;[en.B177])">
            <text:p/>
          </table:table-cell>
        </table:table-row>
        <table:table-row table:style-name="ro1">
          <table:table-cell table:formula="of:=IF([en.A178]=&quot;&quot;;&quot;&quot;;[en.A178])">
            <text:p/>
          </table:table-cell>
          <table:table-cell table:formula="of:=IF([en.B178]=&quot;&quot;;&quot;&quot;;[en.B178])">
            <text:p/>
          </table:table-cell>
        </table:table-row>
        <table:table-row table:style-name="ro1">
          <table:table-cell table:formula="of:=IF([en.A179]=&quot;&quot;;&quot;&quot;;[en.A179])">
            <text:p/>
          </table:table-cell>
          <table:table-cell table:formula="of:=IF([en.B179]=&quot;&quot;;&quot;&quot;;[en.B179])">
            <text:p/>
          </table:table-cell>
        </table:table-row>
        <table:table-row table:style-name="ro1">
          <table:table-cell table:formula="of:=IF([en.A180]=&quot;&quot;;&quot;&quot;;[en.A180])">
            <text:p/>
          </table:table-cell>
          <table:table-cell table:formula="of:=IF([en.B180]=&quot;&quot;;&quot;&quot;;[en.B180])">
            <text:p/>
          </table:table-cell>
        </table:table-row>
        <table:table-row table:style-name="ro1">
          <table:table-cell table:formula="of:=IF([en.A181]=&quot;&quot;;&quot;&quot;;[en.A181])">
            <text:p/>
          </table:table-cell>
          <table:table-cell table:formula="of:=IF([en.B181]=&quot;&quot;;&quot;&quot;;[en.B181])">
            <text:p/>
          </table:table-cell>
        </table:table-row>
        <table:table-row table:style-name="ro1">
          <table:table-cell table:formula="of:=IF([en.A182]=&quot;&quot;;&quot;&quot;;[en.A182])">
            <text:p/>
          </table:table-cell>
          <table:table-cell table:formula="of:=IF([en.B182]=&quot;&quot;;&quot;&quot;;[en.B182])">
            <text:p/>
          </table:table-cell>
        </table:table-row>
        <table:table-row table:style-name="ro1">
          <table:table-cell table:formula="of:=IF([en.A183]=&quot;&quot;;&quot;&quot;;[en.A183])">
            <text:p/>
          </table:table-cell>
          <table:table-cell table:formula="of:=IF([en.B183]=&quot;&quot;;&quot;&quot;;[en.B183])">
            <text:p/>
          </table:table-cell>
        </table:table-row>
        <table:table-row table:style-name="ro1">
          <table:table-cell table:formula="of:=IF([en.A184]=&quot;&quot;;&quot;&quot;;[en.A184])">
            <text:p/>
          </table:table-cell>
          <table:table-cell table:formula="of:=IF([en.B184]=&quot;&quot;;&quot;&quot;;[en.B184])">
            <text:p/>
          </table:table-cell>
        </table:table-row>
        <table:table-row table:style-name="ro1">
          <table:table-cell table:formula="of:=IF([en.A185]=&quot;&quot;;&quot;&quot;;[en.A185])">
            <text:p/>
          </table:table-cell>
          <table:table-cell table:formula="of:=IF([en.B185]=&quot;&quot;;&quot;&quot;;[en.B185])">
            <text:p/>
          </table:table-cell>
        </table:table-row>
        <table:table-row table:style-name="ro1">
          <table:table-cell table:formula="of:=IF([en.A186]=&quot;&quot;;&quot;&quot;;[en.A186])">
            <text:p/>
          </table:table-cell>
          <table:table-cell table:formula="of:=IF([en.B186]=&quot;&quot;;&quot;&quot;;[en.B186])">
            <text:p/>
          </table:table-cell>
        </table:table-row>
        <table:table-row table:style-name="ro1">
          <table:table-cell table:formula="of:=IF([en.A187]=&quot;&quot;;&quot;&quot;;[en.A187])">
            <text:p/>
          </table:table-cell>
          <table:table-cell table:formula="of:=IF([en.B187]=&quot;&quot;;&quot;&quot;;[en.B187])">
            <text:p/>
          </table:table-cell>
        </table:table-row>
        <table:table-row table:style-name="ro1">
          <table:table-cell table:formula="of:=IF([en.A188]=&quot;&quot;;&quot;&quot;;[en.A188])">
            <text:p/>
          </table:table-cell>
          <table:table-cell table:formula="of:=IF([en.B188]=&quot;&quot;;&quot;&quot;;[en.B188])">
            <text:p/>
          </table:table-cell>
        </table:table-row>
        <table:table-row table:style-name="ro1">
          <table:table-cell table:formula="of:=IF([en.A189]=&quot;&quot;;&quot;&quot;;[en.A189])">
            <text:p/>
          </table:table-cell>
          <table:table-cell table:formula="of:=IF([en.B189]=&quot;&quot;;&quot;&quot;;[en.B189])">
            <text:p/>
          </table:table-cell>
        </table:table-row>
        <table:table-row table:style-name="ro1">
          <table:table-cell table:formula="of:=IF([en.A190]=&quot;&quot;;&quot;&quot;;[en.A190])">
            <text:p/>
          </table:table-cell>
          <table:table-cell table:formula="of:=IF([en.B190]=&quot;&quot;;&quot;&quot;;[en.B190])">
            <text:p/>
          </table:table-cell>
        </table:table-row>
        <table:table-row table:style-name="ro1">
          <table:table-cell table:formula="of:=IF([en.A191]=&quot;&quot;;&quot;&quot;;[en.A191])">
            <text:p/>
          </table:table-cell>
          <table:table-cell table:formula="of:=IF([en.B191]=&quot;&quot;;&quot;&quot;;[en.B191])">
            <text:p/>
          </table:table-cell>
        </table:table-row>
        <table:table-row table:style-name="ro1">
          <table:table-cell table:formula="of:=IF([en.A192]=&quot;&quot;;&quot;&quot;;[en.A192])">
            <text:p/>
          </table:table-cell>
          <table:table-cell table:formula="of:=IF([en.B192]=&quot;&quot;;&quot;&quot;;[en.B192])">
            <text:p/>
          </table:table-cell>
        </table:table-row>
        <table:table-row table:style-name="ro1">
          <table:table-cell table:formula="of:=IF([en.A193]=&quot;&quot;;&quot;&quot;;[en.A193])">
            <text:p/>
          </table:table-cell>
          <table:table-cell table:formula="of:=IF([en.B193]=&quot;&quot;;&quot;&quot;;[en.B193])">
            <text:p/>
          </table:table-cell>
        </table:table-row>
        <table:table-row table:style-name="ro1">
          <table:table-cell table:formula="of:=IF([en.A194]=&quot;&quot;;&quot;&quot;;[en.A194])">
            <text:p/>
          </table:table-cell>
          <table:table-cell table:formula="of:=IF([en.B194]=&quot;&quot;;&quot;&quot;;[en.B194])">
            <text:p/>
          </table:table-cell>
        </table:table-row>
        <table:table-row table:style-name="ro1">
          <table:table-cell table:formula="of:=IF([en.A195]=&quot;&quot;;&quot;&quot;;[en.A195])">
            <text:p/>
          </table:table-cell>
          <table:table-cell table:formula="of:=IF([en.B195]=&quot;&quot;;&quot;&quot;;[en.B195])">
            <text:p/>
          </table:table-cell>
        </table:table-row>
        <table:table-row table:style-name="ro1">
          <table:table-cell table:formula="of:=IF([en.A196]=&quot;&quot;;&quot;&quot;;[en.A196])">
            <text:p/>
          </table:table-cell>
          <table:table-cell table:formula="of:=IF([en.B196]=&quot;&quot;;&quot;&quot;;[en.B196])">
            <text:p/>
          </table:table-cell>
        </table:table-row>
        <table:table-row table:style-name="ro1">
          <table:table-cell table:formula="of:=IF([en.A197]=&quot;&quot;;&quot;&quot;;[en.A197])">
            <text:p/>
          </table:table-cell>
          <table:table-cell table:formula="of:=IF([en.B197]=&quot;&quot;;&quot;&quot;;[en.B197])">
            <text:p/>
          </table:table-cell>
        </table:table-row>
        <table:table-row table:style-name="ro1">
          <table:table-cell table:formula="of:=IF([en.A198]=&quot;&quot;;&quot;&quot;;[en.A198])">
            <text:p/>
          </table:table-cell>
          <table:table-cell table:formula="of:=IF([en.B198]=&quot;&quot;;&quot;&quot;;[en.B198])">
            <text:p/>
          </table:table-cell>
        </table:table-row>
        <table:table-row table:style-name="ro1">
          <table:table-cell table:formula="of:=IF([en.A199]=&quot;&quot;;&quot;&quot;;[en.A199])">
            <text:p/>
          </table:table-cell>
          <table:table-cell table:formula="of:=IF([en.B199]=&quot;&quot;;&quot;&quot;;[en.B199])">
            <text:p/>
          </table:table-cell>
        </table:table-row>
        <table:table-row table:style-name="ro1">
          <table:table-cell table:formula="of:=IF([en.A200]=&quot;&quot;;&quot;&quot;;[en.A200])">
            <text:p/>
          </table:table-cell>
          <table:table-cell table:formula="of:=IF([en.B200]=&quot;&quot;;&quot;&quot;;[en.B200])">
            <text:p/>
          </table:table-cell>
        </table:table-row>
        <table:table-row table:style-name="ro1">
          <table:table-cell table:formula="of:=IF([en.A201]=&quot;&quot;;&quot;&quot;;[en.A201])">
            <text:p/>
          </table:table-cell>
          <table:table-cell table:formula="of:=IF([en.B201]=&quot;&quot;;&quot;&quot;;[en.B201])">
            <text:p/>
          </table:table-cell>
        </table:table-row>
        <table:table-row table:style-name="ro1">
          <table:table-cell table:formula="of:=IF([en.A202]=&quot;&quot;;&quot;&quot;;[en.A202])">
            <text:p/>
          </table:table-cell>
          <table:table-cell table:formula="of:=IF([en.B202]=&quot;&quot;;&quot;&quot;;[en.B202])">
            <text:p/>
          </table:table-cell>
        </table:table-row>
        <table:table-row table:style-name="ro1">
          <table:table-cell table:formula="of:=IF([en.A203]=&quot;&quot;;&quot;&quot;;[en.A203])">
            <text:p/>
          </table:table-cell>
          <table:table-cell table:formula="of:=IF([en.B203]=&quot;&quot;;&quot;&quot;;[en.B203])">
            <text:p/>
          </table:table-cell>
        </table:table-row>
        <table:table-row table:style-name="ro1">
          <table:table-cell table:formula="of:=IF([en.A204]=&quot;&quot;;&quot;&quot;;[en.A204])">
            <text:p/>
          </table:table-cell>
          <table:table-cell table:formula="of:=IF([en.B204]=&quot;&quot;;&quot;&quot;;[en.B204])">
            <text:p/>
          </table:table-cell>
        </table:table-row>
        <table:table-row table:style-name="ro1">
          <table:table-cell table:formula="of:=IF([en.A205]=&quot;&quot;;&quot;&quot;;[en.A205])">
            <text:p/>
          </table:table-cell>
          <table:table-cell table:formula="of:=IF([en.B205]=&quot;&quot;;&quot;&quot;;[en.B205])">
            <text:p/>
          </table:table-cell>
        </table:table-row>
        <table:table-row table:style-name="ro1">
          <table:table-cell table:formula="of:=IF([en.A206]=&quot;&quot;;&quot;&quot;;[en.A206])">
            <text:p/>
          </table:table-cell>
          <table:table-cell table:formula="of:=IF([en.B206]=&quot;&quot;;&quot;&quot;;[en.B206])">
            <text:p/>
          </table:table-cell>
        </table:table-row>
        <table:table-row table:style-name="ro1">
          <table:table-cell table:formula="of:=IF([en.A207]=&quot;&quot;;&quot;&quot;;[en.A207])">
            <text:p/>
          </table:table-cell>
          <table:table-cell table:formula="of:=IF([en.B207]=&quot;&quot;;&quot;&quot;;[en.B207])">
            <text:p/>
          </table:table-cell>
        </table:table-row>
        <table:table-row table:style-name="ro1">
          <table:table-cell table:formula="of:=IF([en.A208]=&quot;&quot;;&quot;&quot;;[en.A208])">
            <text:p/>
          </table:table-cell>
          <table:table-cell table:formula="of:=IF([en.B208]=&quot;&quot;;&quot;&quot;;[en.B208])">
            <text:p/>
          </table:table-cell>
        </table:table-row>
        <table:table-row table:style-name="ro1">
          <table:table-cell table:formula="of:=IF([en.A209]=&quot;&quot;;&quot;&quot;;[en.A209])">
            <text:p/>
          </table:table-cell>
          <table:table-cell table:formula="of:=IF([en.B209]=&quot;&quot;;&quot;&quot;;[en.B209])">
            <text:p/>
          </table:table-cell>
        </table:table-row>
        <table:table-row table:style-name="ro1">
          <table:table-cell table:formula="of:=IF([en.A210]=&quot;&quot;;&quot;&quot;;[en.A210])">
            <text:p/>
          </table:table-cell>
          <table:table-cell table:formula="of:=IF([en.B210]=&quot;&quot;;&quot;&quot;;[en.B210])">
            <text:p/>
          </table:table-cell>
        </table:table-row>
        <table:table-row table:style-name="ro1">
          <table:table-cell table:formula="of:=IF([en.A211]=&quot;&quot;;&quot;&quot;;[en.A211])">
            <text:p/>
          </table:table-cell>
          <table:table-cell table:formula="of:=IF([en.B211]=&quot;&quot;;&quot;&quot;;[en.B211])">
            <text:p/>
          </table:table-cell>
        </table:table-row>
        <table:table-row table:style-name="ro1">
          <table:table-cell table:formula="of:=IF([en.A212]=&quot;&quot;;&quot;&quot;;[en.A212])">
            <text:p/>
          </table:table-cell>
          <table:table-cell table:formula="of:=IF([en.B212]=&quot;&quot;;&quot;&quot;;[en.B212])">
            <text:p/>
          </table:table-cell>
        </table:table-row>
        <table:table-row table:style-name="ro1">
          <table:table-cell table:formula="of:=IF([en.A213]=&quot;&quot;;&quot;&quot;;[en.A213])">
            <text:p/>
          </table:table-cell>
          <table:table-cell table:formula="of:=IF([en.B213]=&quot;&quot;;&quot;&quot;;[en.B213])">
            <text:p/>
          </table:table-cell>
        </table:table-row>
        <table:table-row table:style-name="ro1">
          <table:table-cell table:formula="of:=IF([en.A214]=&quot;&quot;;&quot;&quot;;[en.A214])">
            <text:p/>
          </table:table-cell>
          <table:table-cell table:formula="of:=IF([en.B214]=&quot;&quot;;&quot;&quot;;[en.B214])">
            <text:p/>
          </table:table-cell>
        </table:table-row>
        <table:table-row table:style-name="ro1">
          <table:table-cell table:formula="of:=IF([en.A215]=&quot;&quot;;&quot;&quot;;[en.A215])">
            <text:p/>
          </table:table-cell>
          <table:table-cell table:formula="of:=IF([en.B215]=&quot;&quot;;&quot;&quot;;[en.B215])">
            <text:p/>
          </table:table-cell>
        </table:table-row>
        <table:table-row table:style-name="ro1">
          <table:table-cell table:formula="of:=IF([en.A216]=&quot;&quot;;&quot;&quot;;[en.A216])">
            <text:p/>
          </table:table-cell>
          <table:table-cell table:formula="of:=IF([en.B216]=&quot;&quot;;&quot;&quot;;[en.B216])">
            <text:p/>
          </table:table-cell>
        </table:table-row>
        <table:table-row table:style-name="ro1">
          <table:table-cell table:formula="of:=IF([en.A217]=&quot;&quot;;&quot;&quot;;[en.A217])">
            <text:p/>
          </table:table-cell>
          <table:table-cell table:formula="of:=IF([en.B217]=&quot;&quot;;&quot;&quot;;[en.B217])">
            <text:p/>
          </table:table-cell>
        </table:table-row>
        <table:table-row table:style-name="ro1">
          <table:table-cell table:formula="of:=IF([en.A218]=&quot;&quot;;&quot;&quot;;[en.A218])">
            <text:p/>
          </table:table-cell>
          <table:table-cell table:formula="of:=IF([en.B218]=&quot;&quot;;&quot;&quot;;[en.B218])">
            <text:p/>
          </table:table-cell>
        </table:table-row>
        <table:table-row table:style-name="ro1">
          <table:table-cell table:formula="of:=IF([en.A219]=&quot;&quot;;&quot;&quot;;[en.A219])">
            <text:p/>
          </table:table-cell>
          <table:table-cell table:formula="of:=IF([en.B219]=&quot;&quot;;&quot;&quot;;[en.B219])">
            <text:p/>
          </table:table-cell>
        </table:table-row>
        <table:table-row table:style-name="ro1">
          <table:table-cell table:formula="of:=IF([en.A220]=&quot;&quot;;&quot;&quot;;[en.A220])">
            <text:p/>
          </table:table-cell>
          <table:table-cell table:formula="of:=IF([en.B220]=&quot;&quot;;&quot;&quot;;[en.B220])">
            <text:p/>
          </table:table-cell>
        </table:table-row>
        <table:table-row table:style-name="ro1">
          <table:table-cell table:formula="of:=IF([en.A221]=&quot;&quot;;&quot;&quot;;[en.A221])">
            <text:p/>
          </table:table-cell>
          <table:table-cell table:formula="of:=IF([en.B221]=&quot;&quot;;&quot;&quot;;[en.B221])">
            <text:p/>
          </table:table-cell>
        </table:table-row>
        <table:table-row table:style-name="ro1">
          <table:table-cell table:formula="of:=IF([en.A222]=&quot;&quot;;&quot;&quot;;[en.A222])">
            <text:p/>
          </table:table-cell>
          <table:table-cell table:formula="of:=IF([en.B222]=&quot;&quot;;&quot;&quot;;[en.B222])">
            <text:p/>
          </table:table-cell>
        </table:table-row>
        <table:table-row table:style-name="ro1">
          <table:table-cell table:formula="of:=IF([en.A223]=&quot;&quot;;&quot;&quot;;[en.A223])">
            <text:p/>
          </table:table-cell>
          <table:table-cell table:formula="of:=IF([en.B223]=&quot;&quot;;&quot;&quot;;[en.B223])">
            <text:p/>
          </table:table-cell>
        </table:table-row>
        <table:table-row table:style-name="ro1">
          <table:table-cell table:formula="of:=IF([en.A224]=&quot;&quot;;&quot;&quot;;[en.A224])">
            <text:p/>
          </table:table-cell>
          <table:table-cell table:formula="of:=IF([en.B224]=&quot;&quot;;&quot;&quot;;[en.B224])">
            <text:p/>
          </table:table-cell>
        </table:table-row>
        <table:table-row table:style-name="ro1">
          <table:table-cell table:formula="of:=IF([en.A225]=&quot;&quot;;&quot;&quot;;[en.A225])">
            <text:p/>
          </table:table-cell>
          <table:table-cell table:formula="of:=IF([en.B225]=&quot;&quot;;&quot;&quot;;[en.B225])">
            <text:p/>
          </table:table-cell>
        </table:table-row>
        <table:table-row table:style-name="ro1">
          <table:table-cell table:formula="of:=IF([en.A226]=&quot;&quot;;&quot;&quot;;[en.A226])">
            <text:p/>
          </table:table-cell>
          <table:table-cell table:formula="of:=IF([en.B226]=&quot;&quot;;&quot;&quot;;[en.B226])">
            <text:p/>
          </table:table-cell>
        </table:table-row>
        <table:table-row table:style-name="ro1">
          <table:table-cell table:formula="of:=IF([en.A227]=&quot;&quot;;&quot;&quot;;[en.A227])">
            <text:p/>
          </table:table-cell>
          <table:table-cell table:formula="of:=IF([en.B227]=&quot;&quot;;&quot;&quot;;[en.B227])">
            <text:p/>
          </table:table-cell>
        </table:table-row>
        <table:table-row table:style-name="ro1">
          <table:table-cell table:formula="of:=IF([en.A228]=&quot;&quot;;&quot;&quot;;[en.A228])">
            <text:p/>
          </table:table-cell>
          <table:table-cell table:formula="of:=IF([en.B228]=&quot;&quot;;&quot;&quot;;[en.B228])">
            <text:p/>
          </table:table-cell>
        </table:table-row>
        <table:table-row table:style-name="ro1">
          <table:table-cell table:formula="of:=IF([en.A229]=&quot;&quot;;&quot;&quot;;[en.A229])">
            <text:p/>
          </table:table-cell>
          <table:table-cell table:formula="of:=IF([en.B229]=&quot;&quot;;&quot;&quot;;[en.B229])">
            <text:p/>
          </table:table-cell>
        </table:table-row>
        <table:table-row table:style-name="ro1">
          <table:table-cell table:formula="of:=IF([en.A230]=&quot;&quot;;&quot;&quot;;[en.A230])">
            <text:p/>
          </table:table-cell>
          <table:table-cell table:formula="of:=IF([en.B230]=&quot;&quot;;&quot;&quot;;[en.B230])">
            <text:p/>
          </table:table-cell>
        </table:table-row>
        <table:table-row table:style-name="ro1">
          <table:table-cell table:formula="of:=IF([en.A231]=&quot;&quot;;&quot;&quot;;[en.A231])">
            <text:p/>
          </table:table-cell>
          <table:table-cell table:formula="of:=IF([en.B231]=&quot;&quot;;&quot;&quot;;[en.B231])">
            <text:p/>
          </table:table-cell>
        </table:table-row>
        <table:table-row table:style-name="ro1">
          <table:table-cell table:formula="of:=IF([en.A232]=&quot;&quot;;&quot;&quot;;[en.A232])">
            <text:p/>
          </table:table-cell>
          <table:table-cell table:formula="of:=IF([en.B232]=&quot;&quot;;&quot;&quot;;[en.B232])">
            <text:p/>
          </table:table-cell>
        </table:table-row>
        <table:table-row table:style-name="ro1">
          <table:table-cell table:formula="of:=IF([en.A233]=&quot;&quot;;&quot;&quot;;[en.A233])">
            <text:p/>
          </table:table-cell>
          <table:table-cell table:formula="of:=IF([en.B233]=&quot;&quot;;&quot;&quot;;[en.B233])">
            <text:p/>
          </table:table-cell>
        </table:table-row>
        <table:table-row table:style-name="ro1">
          <table:table-cell table:formula="of:=IF([en.A234]=&quot;&quot;;&quot;&quot;;[en.A234])">
            <text:p/>
          </table:table-cell>
          <table:table-cell table:formula="of:=IF([en.B234]=&quot;&quot;;&quot;&quot;;[en.B234])">
            <text:p/>
          </table:table-cell>
        </table:table-row>
        <table:table-row table:style-name="ro1">
          <table:table-cell table:formula="of:=IF([en.A235]=&quot;&quot;;&quot;&quot;;[en.A235])">
            <text:p/>
          </table:table-cell>
          <table:table-cell table:formula="of:=IF([en.B235]=&quot;&quot;;&quot;&quot;;[en.B235])">
            <text:p/>
          </table:table-cell>
        </table:table-row>
        <table:table-row table:style-name="ro1">
          <table:table-cell table:formula="of:=IF([en.A236]=&quot;&quot;;&quot;&quot;;[en.A236])">
            <text:p/>
          </table:table-cell>
          <table:table-cell table:formula="of:=IF([en.B236]=&quot;&quot;;&quot;&quot;;[en.B236])">
            <text:p/>
          </table:table-cell>
        </table:table-row>
        <table:table-row table:style-name="ro1">
          <table:table-cell table:formula="of:=IF([en.A237]=&quot;&quot;;&quot;&quot;;[en.A237])">
            <text:p/>
          </table:table-cell>
          <table:table-cell table:formula="of:=IF([en.B237]=&quot;&quot;;&quot;&quot;;[en.B237])">
            <text:p/>
          </table:table-cell>
        </table:table-row>
        <table:table-row table:style-name="ro1">
          <table:table-cell table:formula="of:=IF([en.A238]=&quot;&quot;;&quot;&quot;;[en.A238])">
            <text:p/>
          </table:table-cell>
          <table:table-cell table:formula="of:=IF([en.B238]=&quot;&quot;;&quot;&quot;;[en.B238])">
            <text:p/>
          </table:table-cell>
        </table:table-row>
        <table:table-row table:style-name="ro1">
          <table:table-cell table:formula="of:=IF([en.A239]=&quot;&quot;;&quot;&quot;;[en.A239])">
            <text:p/>
          </table:table-cell>
          <table:table-cell table:formula="of:=IF([en.B239]=&quot;&quot;;&quot;&quot;;[en.B239])">
            <text:p/>
          </table:table-cell>
        </table:table-row>
        <table:table-row table:style-name="ro1">
          <table:table-cell table:formula="of:=IF([en.A240]=&quot;&quot;;&quot;&quot;;[en.A240])">
            <text:p/>
          </table:table-cell>
          <table:table-cell table:formula="of:=IF([en.B240]=&quot;&quot;;&quot;&quot;;[en.B240])">
            <text:p/>
          </table:table-cell>
        </table:table-row>
        <table:table-row table:style-name="ro1">
          <table:table-cell table:formula="of:=IF([en.A241]=&quot;&quot;;&quot;&quot;;[en.A241])">
            <text:p/>
          </table:table-cell>
          <table:table-cell table:formula="of:=IF([en.B241]=&quot;&quot;;&quot;&quot;;[en.B241])">
            <text:p/>
          </table:table-cell>
        </table:table-row>
        <table:table-row table:style-name="ro1">
          <table:table-cell table:formula="of:=IF([en.A242]=&quot;&quot;;&quot;&quot;;[en.A242])">
            <text:p/>
          </table:table-cell>
          <table:table-cell table:formula="of:=IF([en.B242]=&quot;&quot;;&quot;&quot;;[en.B242])">
            <text:p/>
          </table:table-cell>
        </table:table-row>
        <table:table-row table:style-name="ro1">
          <table:table-cell table:formula="of:=IF([en.A243]=&quot;&quot;;&quot;&quot;;[en.A243])">
            <text:p/>
          </table:table-cell>
          <table:table-cell table:formula="of:=IF([en.B243]=&quot;&quot;;&quot;&quot;;[en.B243])">
            <text:p/>
          </table:table-cell>
        </table:table-row>
        <table:table-row table:style-name="ro1">
          <table:table-cell table:formula="of:=IF([en.A244]=&quot;&quot;;&quot;&quot;;[en.A244])">
            <text:p/>
          </table:table-cell>
          <table:table-cell table:formula="of:=IF([en.B244]=&quot;&quot;;&quot;&quot;;[en.B244])">
            <text:p/>
          </table:table-cell>
        </table:table-row>
        <table:table-row table:style-name="ro1">
          <table:table-cell table:formula="of:=IF([en.A245]=&quot;&quot;;&quot;&quot;;[en.A245])">
            <text:p/>
          </table:table-cell>
          <table:table-cell table:formula="of:=IF([en.B245]=&quot;&quot;;&quot;&quot;;[en.B245])">
            <text:p/>
          </table:table-cell>
        </table:table-row>
        <table:table-row table:style-name="ro1">
          <table:table-cell table:formula="of:=IF([en.A246]=&quot;&quot;;&quot;&quot;;[en.A246])">
            <text:p/>
          </table:table-cell>
          <table:table-cell table:formula="of:=IF([en.B246]=&quot;&quot;;&quot;&quot;;[en.B246])">
            <text:p/>
          </table:table-cell>
        </table:table-row>
        <table:table-row table:style-name="ro1">
          <table:table-cell table:formula="of:=IF([en.A247]=&quot;&quot;;&quot;&quot;;[en.A247])">
            <text:p/>
          </table:table-cell>
          <table:table-cell table:formula="of:=IF([en.B247]=&quot;&quot;;&quot;&quot;;[en.B247])">
            <text:p/>
          </table:table-cell>
        </table:table-row>
        <table:table-row table:style-name="ro1">
          <table:table-cell table:formula="of:=IF([en.A248]=&quot;&quot;;&quot;&quot;;[en.A248])">
            <text:p/>
          </table:table-cell>
          <table:table-cell table:formula="of:=IF([en.B248]=&quot;&quot;;&quot;&quot;;[en.B248])">
            <text:p/>
          </table:table-cell>
        </table:table-row>
        <table:table-row table:style-name="ro1">
          <table:table-cell table:formula="of:=IF([en.A249]=&quot;&quot;;&quot;&quot;;[en.A249])">
            <text:p/>
          </table:table-cell>
          <table:table-cell table:formula="of:=IF([en.B249]=&quot;&quot;;&quot;&quot;;[en.B249])">
            <text:p/>
          </table:table-cell>
        </table:table-row>
        <table:table-row table:style-name="ro1">
          <table:table-cell table:formula="of:=IF([en.A250]=&quot;&quot;;&quot;&quot;;[en.A250])">
            <text:p/>
          </table:table-cell>
          <table:table-cell table:formula="of:=IF([en.B250]=&quot;&quot;;&quot;&quot;;[en.B250])">
            <text:p/>
          </table:table-cell>
        </table:table-row>
        <table:table-row table:style-name="ro1">
          <table:table-cell table:formula="of:=IF([en.A251]=&quot;&quot;;&quot;&quot;;[en.A251])">
            <text:p/>
          </table:table-cell>
          <table:table-cell table:formula="of:=IF([en.B251]=&quot;&quot;;&quot;&quot;;[en.B251])">
            <text:p/>
          </table:table-cell>
        </table:table-row>
        <table:table-row table:style-name="ro1">
          <table:table-cell table:formula="of:=IF([en.A252]=&quot;&quot;;&quot;&quot;;[en.A252])">
            <text:p/>
          </table:table-cell>
          <table:table-cell table:formula="of:=IF([en.B252]=&quot;&quot;;&quot;&quot;;[en.B252])">
            <text:p/>
          </table:table-cell>
        </table:table-row>
        <table:table-row table:style-name="ro1">
          <table:table-cell table:formula="of:=IF([en.A253]=&quot;&quot;;&quot;&quot;;[en.A253])">
            <text:p/>
          </table:table-cell>
          <table:table-cell table:formula="of:=IF([en.B253]=&quot;&quot;;&quot;&quot;;[en.B253])">
            <text:p/>
          </table:table-cell>
        </table:table-row>
        <table:table-row table:style-name="ro1">
          <table:table-cell table:formula="of:=IF([en.A254]=&quot;&quot;;&quot;&quot;;[en.A254])">
            <text:p/>
          </table:table-cell>
          <table:table-cell table:formula="of:=IF([en.B254]=&quot;&quot;;&quot;&quot;;[en.B254])">
            <text:p/>
          </table:table-cell>
        </table:table-row>
        <table:table-row table:style-name="ro1">
          <table:table-cell table:formula="of:=IF([en.A255]=&quot;&quot;;&quot;&quot;;[en.A255])">
            <text:p/>
          </table:table-cell>
          <table:table-cell table:formula="of:=IF([en.B255]=&quot;&quot;;&quot;&quot;;[en.B255])">
            <text:p/>
          </table:table-cell>
        </table:table-row>
        <table:table-row table:style-name="ro1">
          <table:table-cell table:formula="of:=IF([en.A256]=&quot;&quot;;&quot;&quot;;[en.A256])">
            <text:p/>
          </table:table-cell>
          <table:table-cell table:formula="of:=IF([en.B256]=&quot;&quot;;&quot;&quot;;[en.B256])">
            <text:p/>
          </table:table-cell>
        </table:table-row>
        <table:table-row table:style-name="ro1">
          <table:table-cell table:formula="of:=IF([en.A257]=&quot;&quot;;&quot;&quot;;[en.A257])">
            <text:p/>
          </table:table-cell>
          <table:table-cell table:formula="of:=IF([en.B257]=&quot;&quot;;&quot;&quot;;[en.B257])">
            <text:p/>
          </table:table-cell>
        </table:table-row>
        <table:table-row table:style-name="ro1">
          <table:table-cell table:formula="of:=IF([en.A258]=&quot;&quot;;&quot;&quot;;[en.A258])">
            <text:p/>
          </table:table-cell>
          <table:table-cell table:formula="of:=IF([en.B258]=&quot;&quot;;&quot;&quot;;[en.B258])">
            <text:p/>
          </table:table-cell>
        </table:table-row>
        <table:table-row table:style-name="ro1">
          <table:table-cell table:formula="of:=IF([en.A259]=&quot;&quot;;&quot;&quot;;[en.A259])">
            <text:p/>
          </table:table-cell>
          <table:table-cell table:formula="of:=IF([en.B259]=&quot;&quot;;&quot;&quot;;[en.B259])">
            <text:p/>
          </table:table-cell>
        </table:table-row>
        <table:table-row table:style-name="ro1">
          <table:table-cell table:formula="of:=IF([en.A260]=&quot;&quot;;&quot;&quot;;[en.A260])">
            <text:p/>
          </table:table-cell>
          <table:table-cell table:formula="of:=IF([en.B260]=&quot;&quot;;&quot;&quot;;[en.B260])">
            <text:p/>
          </table:table-cell>
        </table:table-row>
        <table:table-row table:style-name="ro1">
          <table:table-cell table:formula="of:=IF([en.A261]=&quot;&quot;;&quot;&quot;;[en.A261])">
            <text:p/>
          </table:table-cell>
          <table:table-cell table:formula="of:=IF([en.B261]=&quot;&quot;;&quot;&quot;;[en.B261])">
            <text:p/>
          </table:table-cell>
        </table:table-row>
        <table:table-row table:style-name="ro1">
          <table:table-cell table:formula="of:=IF([en.A262]=&quot;&quot;;&quot;&quot;;[en.A262])">
            <text:p/>
          </table:table-cell>
          <table:table-cell table:formula="of:=IF([en.B262]=&quot;&quot;;&quot;&quot;;[en.B262])">
            <text:p/>
          </table:table-cell>
        </table:table-row>
        <table:table-row table:style-name="ro1">
          <table:table-cell table:formula="of:=IF([en.A263]=&quot;&quot;;&quot;&quot;;[en.A263])">
            <text:p/>
          </table:table-cell>
          <table:table-cell table:formula="of:=IF([en.B263]=&quot;&quot;;&quot;&quot;;[en.B263])">
            <text:p/>
          </table:table-cell>
        </table:table-row>
        <table:table-row table:style-name="ro1">
          <table:table-cell table:formula="of:=IF([en.A264]=&quot;&quot;;&quot;&quot;;[en.A264])">
            <text:p/>
          </table:table-cell>
          <table:table-cell table:formula="of:=IF([en.B264]=&quot;&quot;;&quot;&quot;;[en.B264])">
            <text:p/>
          </table:table-cell>
        </table:table-row>
        <table:table-row table:style-name="ro1">
          <table:table-cell table:formula="of:=IF([en.A265]=&quot;&quot;;&quot;&quot;;[en.A265])">
            <text:p/>
          </table:table-cell>
          <table:table-cell table:formula="of:=IF([en.B265]=&quot;&quot;;&quot;&quot;;[en.B265])">
            <text:p/>
          </table:table-cell>
        </table:table-row>
        <table:table-row table:style-name="ro1">
          <table:table-cell table:formula="of:=IF([en.A266]=&quot;&quot;;&quot;&quot;;[en.A266])">
            <text:p/>
          </table:table-cell>
          <table:table-cell table:formula="of:=IF([en.B266]=&quot;&quot;;&quot;&quot;;[en.B266])">
            <text:p/>
          </table:table-cell>
        </table:table-row>
        <table:table-row table:style-name="ro1">
          <table:table-cell table:formula="of:=IF([en.A267]=&quot;&quot;;&quot;&quot;;[en.A267])">
            <text:p/>
          </table:table-cell>
          <table:table-cell table:formula="of:=IF([en.B267]=&quot;&quot;;&quot;&quot;;[en.B267])">
            <text:p/>
          </table:table-cell>
        </table:table-row>
        <table:table-row table:style-name="ro1">
          <table:table-cell table:formula="of:=IF([en.A268]=&quot;&quot;;&quot;&quot;;[en.A268])">
            <text:p/>
          </table:table-cell>
          <table:table-cell table:formula="of:=IF([en.B268]=&quot;&quot;;&quot;&quot;;[en.B268])">
            <text:p/>
          </table:table-cell>
        </table:table-row>
        <table:table-row table:style-name="ro1">
          <table:table-cell table:formula="of:=IF([en.A269]=&quot;&quot;;&quot;&quot;;[en.A269])">
            <text:p/>
          </table:table-cell>
          <table:table-cell table:formula="of:=IF([en.B269]=&quot;&quot;;&quot;&quot;;[en.B269])">
            <text:p/>
          </table:table-cell>
        </table:table-row>
        <table:table-row table:style-name="ro1">
          <table:table-cell table:formula="of:=IF([en.A270]=&quot;&quot;;&quot;&quot;;[en.A270])">
            <text:p/>
          </table:table-cell>
          <table:table-cell table:formula="of:=IF([en.B270]=&quot;&quot;;&quot;&quot;;[en.B270])">
            <text:p/>
          </table:table-cell>
        </table:table-row>
        <table:table-row table:style-name="ro1">
          <table:table-cell table:formula="of:=IF([en.A271]=&quot;&quot;;&quot;&quot;;[en.A271])">
            <text:p/>
          </table:table-cell>
          <table:table-cell table:formula="of:=IF([en.B271]=&quot;&quot;;&quot;&quot;;[en.B271])">
            <text:p/>
          </table:table-cell>
        </table:table-row>
        <table:table-row table:style-name="ro1">
          <table:table-cell table:formula="of:=IF([en.A272]=&quot;&quot;;&quot;&quot;;[en.A272])">
            <text:p/>
          </table:table-cell>
          <table:table-cell table:formula="of:=IF([en.B272]=&quot;&quot;;&quot;&quot;;[en.B272])">
            <text:p/>
          </table:table-cell>
        </table:table-row>
        <table:table-row table:style-name="ro1">
          <table:table-cell table:formula="of:=IF([en.A273]=&quot;&quot;;&quot;&quot;;[en.A273])">
            <text:p/>
          </table:table-cell>
          <table:table-cell table:formula="of:=IF([en.B273]=&quot;&quot;;&quot;&quot;;[en.B273])">
            <text:p/>
          </table:table-cell>
        </table:table-row>
        <table:table-row table:style-name="ro1">
          <table:table-cell table:formula="of:=IF([en.A274]=&quot;&quot;;&quot;&quot;;[en.A274])">
            <text:p/>
          </table:table-cell>
          <table:table-cell table:formula="of:=IF([en.B274]=&quot;&quot;;&quot;&quot;;[en.B274])">
            <text:p/>
          </table:table-cell>
        </table:table-row>
        <table:table-row table:style-name="ro1">
          <table:table-cell table:formula="of:=IF([en.A275]=&quot;&quot;;&quot;&quot;;[en.A275])">
            <text:p/>
          </table:table-cell>
          <table:table-cell table:formula="of:=IF([en.B275]=&quot;&quot;;&quot;&quot;;[en.B275])">
            <text:p/>
          </table:table-cell>
        </table:table-row>
        <table:table-row table:style-name="ro1">
          <table:table-cell table:formula="of:=IF([en.A276]=&quot;&quot;;&quot;&quot;;[en.A276])">
            <text:p/>
          </table:table-cell>
          <table:table-cell table:formula="of:=IF([en.B276]=&quot;&quot;;&quot;&quot;;[en.B276])">
            <text:p/>
          </table:table-cell>
        </table:table-row>
        <table:table-row table:style-name="ro1">
          <table:table-cell table:formula="of:=IF([en.A277]=&quot;&quot;;&quot;&quot;;[en.A277])">
            <text:p/>
          </table:table-cell>
          <table:table-cell table:formula="of:=IF([en.B277]=&quot;&quot;;&quot;&quot;;[en.B277])">
            <text:p/>
          </table:table-cell>
        </table:table-row>
        <table:table-row table:style-name="ro1">
          <table:table-cell table:formula="of:=IF([en.A278]=&quot;&quot;;&quot;&quot;;[en.A278])">
            <text:p/>
          </table:table-cell>
          <table:table-cell table:formula="of:=IF([en.B278]=&quot;&quot;;&quot;&quot;;[en.B278])">
            <text:p/>
          </table:table-cell>
        </table:table-row>
        <table:table-row table:style-name="ro1">
          <table:table-cell table:formula="of:=IF([en.A279]=&quot;&quot;;&quot;&quot;;[en.A279])">
            <text:p/>
          </table:table-cell>
          <table:table-cell table:formula="of:=IF([en.B279]=&quot;&quot;;&quot;&quot;;[en.B279])">
            <text:p/>
          </table:table-cell>
        </table:table-row>
        <table:table-row table:style-name="ro1">
          <table:table-cell table:formula="of:=IF([en.A280]=&quot;&quot;;&quot;&quot;;[en.A280])">
            <text:p/>
          </table:table-cell>
          <table:table-cell table:formula="of:=IF([en.B280]=&quot;&quot;;&quot;&quot;;[en.B280])">
            <text:p/>
          </table:table-cell>
        </table:table-row>
        <table:table-row table:style-name="ro1">
          <table:table-cell table:formula="of:=IF([en.A281]=&quot;&quot;;&quot;&quot;;[en.A281])">
            <text:p/>
          </table:table-cell>
          <table:table-cell table:formula="of:=IF([en.B281]=&quot;&quot;;&quot;&quot;;[en.B281])">
            <text:p/>
          </table:table-cell>
        </table:table-row>
        <table:table-row table:style-name="ro1">
          <table:table-cell table:formula="of:=IF([en.A282]=&quot;&quot;;&quot;&quot;;[en.A282])">
            <text:p/>
          </table:table-cell>
          <table:table-cell table:formula="of:=IF([en.B282]=&quot;&quot;;&quot;&quot;;[en.B282])">
            <text:p/>
          </table:table-cell>
        </table:table-row>
        <table:table-row table:style-name="ro1">
          <table:table-cell table:formula="of:=IF([en.A283]=&quot;&quot;;&quot;&quot;;[en.A283])">
            <text:p/>
          </table:table-cell>
          <table:table-cell table:formula="of:=IF([en.B283]=&quot;&quot;;&quot;&quot;;[en.B283])">
            <text:p/>
          </table:table-cell>
        </table:table-row>
        <table:table-row table:style-name="ro1">
          <table:table-cell table:formula="of:=IF([en.A284]=&quot;&quot;;&quot;&quot;;[en.A284])">
            <text:p/>
          </table:table-cell>
          <table:table-cell table:formula="of:=IF([en.B284]=&quot;&quot;;&quot;&quot;;[en.B284])">
            <text:p/>
          </table:table-cell>
        </table:table-row>
        <table:table-row table:style-name="ro1">
          <table:table-cell table:formula="of:=IF([en.A285]=&quot;&quot;;&quot;&quot;;[en.A285])">
            <text:p/>
          </table:table-cell>
          <table:table-cell table:formula="of:=IF([en.B285]=&quot;&quot;;&quot;&quot;;[en.B285])">
            <text:p/>
          </table:table-cell>
        </table:table-row>
        <table:table-row table:style-name="ro1">
          <table:table-cell table:formula="of:=IF([en.A286]=&quot;&quot;;&quot;&quot;;[en.A286])">
            <text:p/>
          </table:table-cell>
          <table:table-cell table:formula="of:=IF([en.B286]=&quot;&quot;;&quot;&quot;;[en.B286])">
            <text:p/>
          </table:table-cell>
        </table:table-row>
        <table:table-row table:style-name="ro1">
          <table:table-cell table:formula="of:=IF([en.A287]=&quot;&quot;;&quot;&quot;;[en.A287])">
            <text:p/>
          </table:table-cell>
          <table:table-cell table:formula="of:=IF([en.B287]=&quot;&quot;;&quot;&quot;;[en.B287])">
            <text:p/>
          </table:table-cell>
        </table:table-row>
        <table:table-row table:style-name="ro1">
          <table:table-cell table:formula="of:=IF([en.A288]=&quot;&quot;;&quot;&quot;;[en.A288])">
            <text:p/>
          </table:table-cell>
          <table:table-cell table:formula="of:=IF([en.B288]=&quot;&quot;;&quot;&quot;;[en.B288])">
            <text:p/>
          </table:table-cell>
        </table:table-row>
        <table:table-row table:style-name="ro1">
          <table:table-cell table:formula="of:=IF([en.A289]=&quot;&quot;;&quot;&quot;;[en.A289])">
            <text:p/>
          </table:table-cell>
          <table:table-cell table:formula="of:=IF([en.B289]=&quot;&quot;;&quot;&quot;;[en.B289])">
            <text:p/>
          </table:table-cell>
        </table:table-row>
        <table:table-row table:style-name="ro1">
          <table:table-cell table:formula="of:=IF([en.A290]=&quot;&quot;;&quot;&quot;;[en.A290])">
            <text:p/>
          </table:table-cell>
          <table:table-cell table:formula="of:=IF([en.B290]=&quot;&quot;;&quot;&quot;;[en.B290])">
            <text:p/>
          </table:table-cell>
        </table:table-row>
        <table:table-row table:style-name="ro1">
          <table:table-cell table:formula="of:=IF([en.A291]=&quot;&quot;;&quot;&quot;;[en.A291])">
            <text:p/>
          </table:table-cell>
          <table:table-cell table:formula="of:=IF([en.B291]=&quot;&quot;;&quot;&quot;;[en.B291])">
            <text:p/>
          </table:table-cell>
        </table:table-row>
        <table:table-row table:style-name="ro1">
          <table:table-cell table:formula="of:=IF([en.A292]=&quot;&quot;;&quot;&quot;;[en.A292])">
            <text:p/>
          </table:table-cell>
          <table:table-cell table:formula="of:=IF([en.B292]=&quot;&quot;;&quot;&quot;;[en.B292])">
            <text:p/>
          </table:table-cell>
        </table:table-row>
        <table:table-row table:style-name="ro1">
          <table:table-cell table:formula="of:=IF([en.A293]=&quot;&quot;;&quot;&quot;;[en.A293])">
            <text:p/>
          </table:table-cell>
          <table:table-cell table:formula="of:=IF([en.B293]=&quot;&quot;;&quot;&quot;;[en.B293])">
            <text:p/>
          </table:table-cell>
        </table:table-row>
        <table:table-row table:style-name="ro1">
          <table:table-cell table:formula="of:=IF([en.A294]=&quot;&quot;;&quot;&quot;;[en.A294])">
            <text:p/>
          </table:table-cell>
          <table:table-cell table:formula="of:=IF([en.B294]=&quot;&quot;;&quot;&quot;;[en.B294])">
            <text:p/>
          </table:table-cell>
        </table:table-row>
        <table:table-row table:style-name="ro1">
          <table:table-cell table:formula="of:=IF([en.A295]=&quot;&quot;;&quot;&quot;;[en.A295])">
            <text:p/>
          </table:table-cell>
          <table:table-cell table:formula="of:=IF([en.B295]=&quot;&quot;;&quot;&quot;;[en.B295])">
            <text:p/>
          </table:table-cell>
        </table:table-row>
        <table:table-row table:style-name="ro1">
          <table:table-cell table:formula="of:=IF([en.A296]=&quot;&quot;;&quot;&quot;;[en.A296])">
            <text:p/>
          </table:table-cell>
          <table:table-cell table:formula="of:=IF([en.B296]=&quot;&quot;;&quot;&quot;;[en.B296])">
            <text:p/>
          </table:table-cell>
        </table:table-row>
        <table:table-row table:style-name="ro1">
          <table:table-cell table:formula="of:=IF([en.A297]=&quot;&quot;;&quot;&quot;;[en.A297])">
            <text:p/>
          </table:table-cell>
          <table:table-cell table:formula="of:=IF([en.B297]=&quot;&quot;;&quot;&quot;;[en.B297])">
            <text:p/>
          </table:table-cell>
        </table:table-row>
        <table:table-row table:style-name="ro1">
          <table:table-cell table:formula="of:=IF([en.A298]=&quot;&quot;;&quot;&quot;;[en.A298])">
            <text:p/>
          </table:table-cell>
          <table:table-cell table:formula="of:=IF([en.B298]=&quot;&quot;;&quot;&quot;;[en.B298])">
            <text:p/>
          </table:table-cell>
        </table:table-row>
        <table:table-row table:style-name="ro1">
          <table:table-cell table:formula="of:=IF([en.A299]=&quot;&quot;;&quot;&quot;;[en.A299])">
            <text:p/>
          </table:table-cell>
          <table:table-cell table:formula="of:=IF([en.B299]=&quot;&quot;;&quot;&quot;;[en.B299])">
            <text:p/>
          </table:table-cell>
        </table:table-row>
        <table:table-row table:style-name="ro1">
          <table:table-cell table:formula="of:=IF([en.A300]=&quot;&quot;;&quot;&quot;;[en.A300])">
            <text:p/>
          </table:table-cell>
          <table:table-cell table:formula="of:=IF([en.B300]=&quot;&quot;;&quot;&quot;;[en.B300])">
            <text:p/>
          </table:table-cell>
        </table:table-row>
        <table:table-row table:style-name="ro1">
          <table:table-cell table:formula="of:=IF([en.A301]=&quot;&quot;;&quot;&quot;;[en.A301])">
            <text:p/>
          </table:table-cell>
          <table:table-cell table:formula="of:=IF([en.B301]=&quot;&quot;;&quot;&quot;;[en.B301])">
            <text:p/>
          </table:table-cell>
        </table:table-row>
        <table:table-row table:style-name="ro1">
          <table:table-cell table:formula="of:=IF([en.A302]=&quot;&quot;;&quot;&quot;;[en.A302])">
            <text:p/>
          </table:table-cell>
          <table:table-cell table:formula="of:=IF([en.B302]=&quot;&quot;;&quot;&quot;;[en.B302])">
            <text:p/>
          </table:table-cell>
        </table:table-row>
        <table:table-row table:style-name="ro1">
          <table:table-cell table:formula="of:=IF([en.A303]=&quot;&quot;;&quot;&quot;;[en.A303])">
            <text:p/>
          </table:table-cell>
          <table:table-cell table:formula="of:=IF([en.B303]=&quot;&quot;;&quot;&quot;;[en.B303])">
            <text:p/>
          </table:table-cell>
        </table:table-row>
        <table:table-row table:style-name="ro1">
          <table:table-cell table:formula="of:=IF([en.A304]=&quot;&quot;;&quot;&quot;;[en.A304])">
            <text:p/>
          </table:table-cell>
          <table:table-cell table:formula="of:=IF([en.B304]=&quot;&quot;;&quot;&quot;;[en.B304])">
            <text:p/>
          </table:table-cell>
        </table:table-row>
        <table:table-row table:style-name="ro1">
          <table:table-cell table:formula="of:=IF([en.A305]=&quot;&quot;;&quot;&quot;;[en.A305])">
            <text:p/>
          </table:table-cell>
          <table:table-cell table:formula="of:=IF([en.B305]=&quot;&quot;;&quot;&quot;;[en.B305])">
            <text:p/>
          </table:table-cell>
        </table:table-row>
        <table:table-row table:style-name="ro1">
          <table:table-cell table:formula="of:=IF([en.A306]=&quot;&quot;;&quot;&quot;;[en.A306])">
            <text:p/>
          </table:table-cell>
          <table:table-cell table:formula="of:=IF([en.B306]=&quot;&quot;;&quot;&quot;;[en.B306])">
            <text:p/>
          </table:table-cell>
        </table:table-row>
        <table:table-row table:style-name="ro1">
          <table:table-cell table:formula="of:=IF([en.A307]=&quot;&quot;;&quot;&quot;;[en.A307])">
            <text:p/>
          </table:table-cell>
          <table:table-cell table:formula="of:=IF([en.B307]=&quot;&quot;;&quot;&quot;;[en.B307])">
            <text:p/>
          </table:table-cell>
        </table:table-row>
        <table:table-row table:style-name="ro1">
          <table:table-cell table:formula="of:=IF([en.A308]=&quot;&quot;;&quot;&quot;;[en.A308])">
            <text:p/>
          </table:table-cell>
          <table:table-cell table:formula="of:=IF([en.B308]=&quot;&quot;;&quot;&quot;;[en.B308])">
            <text:p/>
          </table:table-cell>
        </table:table-row>
        <table:table-row table:style-name="ro1">
          <table:table-cell table:formula="of:=IF([en.A309]=&quot;&quot;;&quot;&quot;;[en.A309])">
            <text:p/>
          </table:table-cell>
          <table:table-cell table:formula="of:=IF([en.B309]=&quot;&quot;;&quot;&quot;;[en.B309])">
            <text:p/>
          </table:table-cell>
        </table:table-row>
        <table:table-row table:style-name="ro1">
          <table:table-cell table:formula="of:=IF([en.A310]=&quot;&quot;;&quot;&quot;;[en.A310])">
            <text:p/>
          </table:table-cell>
          <table:table-cell table:formula="of:=IF([en.B310]=&quot;&quot;;&quot;&quot;;[en.B310])">
            <text:p/>
          </table:table-cell>
        </table:table-row>
        <table:table-row table:style-name="ro1">
          <table:table-cell table:formula="of:=IF([en.A311]=&quot;&quot;;&quot;&quot;;[en.A311])">
            <text:p/>
          </table:table-cell>
          <table:table-cell table:formula="of:=IF([en.B311]=&quot;&quot;;&quot;&quot;;[en.B311])">
            <text:p/>
          </table:table-cell>
        </table:table-row>
        <table:table-row table:style-name="ro1">
          <table:table-cell table:formula="of:=IF([en.A312]=&quot;&quot;;&quot;&quot;;[en.A312])">
            <text:p/>
          </table:table-cell>
          <table:table-cell table:formula="of:=IF([en.B312]=&quot;&quot;;&quot;&quot;;[en.B312])">
            <text:p/>
          </table:table-cell>
        </table:table-row>
        <table:table-row table:style-name="ro1">
          <table:table-cell table:formula="of:=IF([en.A313]=&quot;&quot;;&quot;&quot;;[en.A313])">
            <text:p/>
          </table:table-cell>
          <table:table-cell table:formula="of:=IF([en.B313]=&quot;&quot;;&quot;&quot;;[en.B313])">
            <text:p/>
          </table:table-cell>
        </table:table-row>
        <table:table-row table:style-name="ro1">
          <table:table-cell table:formula="of:=IF([en.A314]=&quot;&quot;;&quot;&quot;;[en.A314])">
            <text:p/>
          </table:table-cell>
          <table:table-cell table:formula="of:=IF([en.B314]=&quot;&quot;;&quot;&quot;;[en.B314])">
            <text:p/>
          </table:table-cell>
        </table:table-row>
        <table:table-row table:style-name="ro1">
          <table:table-cell table:formula="of:=IF([en.A315]=&quot;&quot;;&quot;&quot;;[en.A315])">
            <text:p/>
          </table:table-cell>
          <table:table-cell table:formula="of:=IF([en.B315]=&quot;&quot;;&quot;&quot;;[en.B315])">
            <text:p/>
          </table:table-cell>
        </table:table-row>
        <table:table-row table:style-name="ro1">
          <table:table-cell table:formula="of:=IF([en.A316]=&quot;&quot;;&quot;&quot;;[en.A316])">
            <text:p/>
          </table:table-cell>
          <table:table-cell table:formula="of:=IF([en.B316]=&quot;&quot;;&quot;&quot;;[en.B316])">
            <text:p/>
          </table:table-cell>
        </table:table-row>
        <table:table-row table:style-name="ro1">
          <table:table-cell table:formula="of:=IF([en.A317]=&quot;&quot;;&quot;&quot;;[en.A317])">
            <text:p/>
          </table:table-cell>
          <table:table-cell table:formula="of:=IF([en.B317]=&quot;&quot;;&quot;&quot;;[en.B317])">
            <text:p/>
          </table:table-cell>
        </table:table-row>
        <table:table-row table:style-name="ro1">
          <table:table-cell table:formula="of:=IF([en.A318]=&quot;&quot;;&quot;&quot;;[en.A318])">
            <text:p/>
          </table:table-cell>
          <table:table-cell table:formula="of:=IF([en.B318]=&quot;&quot;;&quot;&quot;;[en.B318])">
            <text:p/>
          </table:table-cell>
        </table:table-row>
        <table:table-row table:style-name="ro1">
          <table:table-cell table:formula="of:=IF([en.A319]=&quot;&quot;;&quot;&quot;;[en.A319])">
            <text:p/>
          </table:table-cell>
          <table:table-cell table:formula="of:=IF([en.B319]=&quot;&quot;;&quot;&quot;;[en.B319])">
            <text:p/>
          </table:table-cell>
        </table:table-row>
        <table:table-row table:style-name="ro1">
          <table:table-cell table:formula="of:=IF([en.A320]=&quot;&quot;;&quot;&quot;;[en.A320])">
            <text:p/>
          </table:table-cell>
          <table:table-cell table:formula="of:=IF([en.B320]=&quot;&quot;;&quot;&quot;;[en.B320])">
            <text:p/>
          </table:table-cell>
        </table:table-row>
        <table:table-row table:style-name="ro1">
          <table:table-cell table:formula="of:=IF([en.A321]=&quot;&quot;;&quot;&quot;;[en.A321])">
            <text:p/>
          </table:table-cell>
          <table:table-cell table:formula="of:=IF([en.B321]=&quot;&quot;;&quot;&quot;;[en.B321])">
            <text:p/>
          </table:table-cell>
        </table:table-row>
        <table:table-row table:style-name="ro1">
          <table:table-cell table:formula="of:=IF([en.A322]=&quot;&quot;;&quot;&quot;;[en.A322])">
            <text:p/>
          </table:table-cell>
          <table:table-cell table:formula="of:=IF([en.B322]=&quot;&quot;;&quot;&quot;;[en.B322])">
            <text:p/>
          </table:table-cell>
        </table:table-row>
        <table:table-row table:style-name="ro1">
          <table:table-cell table:formula="of:=IF([en.A323]=&quot;&quot;;&quot;&quot;;[en.A323])">
            <text:p/>
          </table:table-cell>
          <table:table-cell table:formula="of:=IF([en.B323]=&quot;&quot;;&quot;&quot;;[en.B323])">
            <text:p/>
          </table:table-cell>
        </table:table-row>
        <table:table-row table:style-name="ro1">
          <table:table-cell table:formula="of:=IF([en.A324]=&quot;&quot;;&quot;&quot;;[en.A324])">
            <text:p/>
          </table:table-cell>
          <table:table-cell table:formula="of:=IF([en.B324]=&quot;&quot;;&quot;&quot;;[en.B324])">
            <text:p/>
          </table:table-cell>
        </table:table-row>
        <table:table-row table:style-name="ro1">
          <table:table-cell table:formula="of:=IF([en.A325]=&quot;&quot;;&quot;&quot;;[en.A325])">
            <text:p/>
          </table:table-cell>
          <table:table-cell table:formula="of:=IF([en.B325]=&quot;&quot;;&quot;&quot;;[en.B325])">
            <text:p/>
          </table:table-cell>
        </table:table-row>
        <table:table-row table:style-name="ro1">
          <table:table-cell table:formula="of:=IF([en.A326]=&quot;&quot;;&quot;&quot;;[en.A326])">
            <text:p/>
          </table:table-cell>
          <table:table-cell table:formula="of:=IF([en.B326]=&quot;&quot;;&quot;&quot;;[en.B326])">
            <text:p/>
          </table:table-cell>
        </table:table-row>
        <table:table-row table:style-name="ro1">
          <table:table-cell table:formula="of:=IF([en.A327]=&quot;&quot;;&quot;&quot;;[en.A327])">
            <text:p/>
          </table:table-cell>
          <table:table-cell table:formula="of:=IF([en.B327]=&quot;&quot;;&quot;&quot;;[en.B327])">
            <text:p/>
          </table:table-cell>
        </table:table-row>
        <table:table-row table:style-name="ro1">
          <table:table-cell table:formula="of:=IF([en.A328]=&quot;&quot;;&quot;&quot;;[en.A328])">
            <text:p/>
          </table:table-cell>
          <table:table-cell table:formula="of:=IF([en.B328]=&quot;&quot;;&quot;&quot;;[en.B328])">
            <text:p/>
          </table:table-cell>
        </table:table-row>
        <table:table-row table:style-name="ro1">
          <table:table-cell table:formula="of:=IF([en.A329]=&quot;&quot;;&quot;&quot;;[en.A329])">
            <text:p/>
          </table:table-cell>
          <table:table-cell table:formula="of:=IF([en.B329]=&quot;&quot;;&quot;&quot;;[en.B329])">
            <text:p/>
          </table:table-cell>
        </table:table-row>
        <table:table-row table:style-name="ro1">
          <table:table-cell table:formula="of:=IF([en.A330]=&quot;&quot;;&quot;&quot;;[en.A330])">
            <text:p/>
          </table:table-cell>
          <table:table-cell table:formula="of:=IF([en.B330]=&quot;&quot;;&quot;&quot;;[en.B330])">
            <text:p/>
          </table:table-cell>
        </table:table-row>
        <table:table-row table:style-name="ro1">
          <table:table-cell table:formula="of:=IF([en.A331]=&quot;&quot;;&quot;&quot;;[en.A331])">
            <text:p/>
          </table:table-cell>
          <table:table-cell table:formula="of:=IF([en.B331]=&quot;&quot;;&quot;&quot;;[en.B331])">
            <text:p/>
          </table:table-cell>
        </table:table-row>
        <table:table-row table:style-name="ro1">
          <table:table-cell table:formula="of:=IF([en.A332]=&quot;&quot;;&quot;&quot;;[en.A332])">
            <text:p/>
          </table:table-cell>
          <table:table-cell table:formula="of:=IF([en.B332]=&quot;&quot;;&quot;&quot;;[en.B332])">
            <text:p/>
          </table:table-cell>
        </table:table-row>
        <table:table-row table:style-name="ro1">
          <table:table-cell table:formula="of:=IF([en.A333]=&quot;&quot;;&quot;&quot;;[en.A333])">
            <text:p/>
          </table:table-cell>
          <table:table-cell table:formula="of:=IF([en.B333]=&quot;&quot;;&quot;&quot;;[en.B333])">
            <text:p/>
          </table:table-cell>
        </table:table-row>
        <table:table-row table:style-name="ro1">
          <table:table-cell table:formula="of:=IF([en.A334]=&quot;&quot;;&quot;&quot;;[en.A334])">
            <text:p/>
          </table:table-cell>
          <table:table-cell table:formula="of:=IF([en.B334]=&quot;&quot;;&quot;&quot;;[en.B334])">
            <text:p/>
          </table:table-cell>
        </table:table-row>
        <table:table-row table:style-name="ro1">
          <table:table-cell table:formula="of:=IF([en.A335]=&quot;&quot;;&quot;&quot;;[en.A335])">
            <text:p/>
          </table:table-cell>
          <table:table-cell table:formula="of:=IF([en.B335]=&quot;&quot;;&quot;&quot;;[en.B335])">
            <text:p/>
          </table:table-cell>
        </table:table-row>
        <table:table-row table:style-name="ro1">
          <table:table-cell table:formula="of:=IF([en.A336]=&quot;&quot;;&quot;&quot;;[en.A336])">
            <text:p/>
          </table:table-cell>
          <table:table-cell table:formula="of:=IF([en.B336]=&quot;&quot;;&quot;&quot;;[en.B336])">
            <text:p/>
          </table:table-cell>
        </table:table-row>
        <table:table-row table:style-name="ro1">
          <table:table-cell table:formula="of:=IF([en.A337]=&quot;&quot;;&quot;&quot;;[en.A337])">
            <text:p/>
          </table:table-cell>
          <table:table-cell table:formula="of:=IF([en.B337]=&quot;&quot;;&quot;&quot;;[en.B337])">
            <text:p/>
          </table:table-cell>
        </table:table-row>
        <table:table-row table:style-name="ro1">
          <table:table-cell table:formula="of:=IF([en.A338]=&quot;&quot;;&quot;&quot;;[en.A338])">
            <text:p/>
          </table:table-cell>
          <table:table-cell table:formula="of:=IF([en.B338]=&quot;&quot;;&quot;&quot;;[en.B338])">
            <text:p/>
          </table:table-cell>
        </table:table-row>
        <table:table-row table:style-name="ro1">
          <table:table-cell table:formula="of:=IF([en.A339]=&quot;&quot;;&quot;&quot;;[en.A339])">
            <text:p/>
          </table:table-cell>
          <table:table-cell table:formula="of:=IF([en.B339]=&quot;&quot;;&quot;&quot;;[en.B339])">
            <text:p/>
          </table:table-cell>
        </table:table-row>
        <table:table-row table:style-name="ro1">
          <table:table-cell table:formula="of:=IF([en.A340]=&quot;&quot;;&quot;&quot;;[en.A340])">
            <text:p/>
          </table:table-cell>
          <table:table-cell table:formula="of:=IF([en.B340]=&quot;&quot;;&quot;&quot;;[en.B340])">
            <text:p/>
          </table:table-cell>
        </table:table-row>
        <table:table-row table:style-name="ro1">
          <table:table-cell table:formula="of:=IF([en.A341]=&quot;&quot;;&quot;&quot;;[en.A341])">
            <text:p/>
          </table:table-cell>
          <table:table-cell table:formula="of:=IF([en.B341]=&quot;&quot;;&quot;&quot;;[en.B341])">
            <text:p/>
          </table:table-cell>
        </table:table-row>
        <table:table-row table:style-name="ro1">
          <table:table-cell table:formula="of:=IF([en.A342]=&quot;&quot;;&quot;&quot;;[en.A342])">
            <text:p/>
          </table:table-cell>
          <table:table-cell table:formula="of:=IF([en.B342]=&quot;&quot;;&quot;&quot;;[en.B342])">
            <text:p/>
          </table:table-cell>
        </table:table-row>
        <table:table-row table:style-name="ro1">
          <table:table-cell table:formula="of:=IF([en.A343]=&quot;&quot;;&quot;&quot;;[en.A343])">
            <text:p/>
          </table:table-cell>
          <table:table-cell table:formula="of:=IF([en.B343]=&quot;&quot;;&quot;&quot;;[en.B343])">
            <text:p/>
          </table:table-cell>
        </table:table-row>
        <table:table-row table:style-name="ro1">
          <table:table-cell table:formula="of:=IF([en.A344]=&quot;&quot;;&quot;&quot;;[en.A344])">
            <text:p/>
          </table:table-cell>
          <table:table-cell table:formula="of:=IF([en.B344]=&quot;&quot;;&quot;&quot;;[en.B344])">
            <text:p/>
          </table:table-cell>
        </table:table-row>
        <table:table-row table:style-name="ro1">
          <table:table-cell table:formula="of:=IF([en.A345]=&quot;&quot;;&quot;&quot;;[en.A345])">
            <text:p/>
          </table:table-cell>
          <table:table-cell table:formula="of:=IF([en.B345]=&quot;&quot;;&quot;&quot;;[en.B345])">
            <text:p/>
          </table:table-cell>
        </table:table-row>
        <table:table-row table:style-name="ro1">
          <table:table-cell table:formula="of:=IF([en.A346]=&quot;&quot;;&quot;&quot;;[en.A346])">
            <text:p/>
          </table:table-cell>
          <table:table-cell table:formula="of:=IF([en.B346]=&quot;&quot;;&quot;&quot;;[en.B346])">
            <text:p/>
          </table:table-cell>
        </table:table-row>
        <table:table-row table:style-name="ro1">
          <table:table-cell table:formula="of:=IF([en.A347]=&quot;&quot;;&quot;&quot;;[en.A347])">
            <text:p/>
          </table:table-cell>
          <table:table-cell table:formula="of:=IF([en.B347]=&quot;&quot;;&quot;&quot;;[en.B347])">
            <text:p/>
          </table:table-cell>
        </table:table-row>
        <table:table-row table:style-name="ro1">
          <table:table-cell table:formula="of:=IF([en.A348]=&quot;&quot;;&quot;&quot;;[en.A348])">
            <text:p/>
          </table:table-cell>
          <table:table-cell table:formula="of:=IF([en.B348]=&quot;&quot;;&quot;&quot;;[en.B348])">
            <text:p/>
          </table:table-cell>
        </table:table-row>
        <table:table-row table:style-name="ro1">
          <table:table-cell table:formula="of:=IF([en.A349]=&quot;&quot;;&quot;&quot;;[en.A349])">
            <text:p/>
          </table:table-cell>
          <table:table-cell table:formula="of:=IF([en.B349]=&quot;&quot;;&quot;&quot;;[en.B349])">
            <text:p/>
          </table:table-cell>
        </table:table-row>
        <table:table-row table:style-name="ro1">
          <table:table-cell table:formula="of:=IF([en.A350]=&quot;&quot;;&quot;&quot;;[en.A350])">
            <text:p/>
          </table:table-cell>
          <table:table-cell table:formula="of:=IF([en.B350]=&quot;&quot;;&quot;&quot;;[en.B350])">
            <text:p/>
          </table:table-cell>
        </table:table-row>
        <table:table-row table:style-name="ro1">
          <table:table-cell table:formula="of:=IF([en.A351]=&quot;&quot;;&quot;&quot;;[en.A351])">
            <text:p/>
          </table:table-cell>
          <table:table-cell table:formula="of:=IF([en.B351]=&quot;&quot;;&quot;&quot;;[en.B351])">
            <text:p/>
          </table:table-cell>
        </table:table-row>
        <table:table-row table:style-name="ro1">
          <table:table-cell table:formula="of:=IF([en.A352]=&quot;&quot;;&quot;&quot;;[en.A352])">
            <text:p/>
          </table:table-cell>
          <table:table-cell table:formula="of:=IF([en.B352]=&quot;&quot;;&quot;&quot;;[en.B352])">
            <text:p/>
          </table:table-cell>
        </table:table-row>
        <table:table-row table:style-name="ro1">
          <table:table-cell table:formula="of:=IF([en.A353]=&quot;&quot;;&quot;&quot;;[en.A353])">
            <text:p/>
          </table:table-cell>
          <table:table-cell table:formula="of:=IF([en.B353]=&quot;&quot;;&quot;&quot;;[en.B353])">
            <text:p/>
          </table:table-cell>
        </table:table-row>
        <table:table-row table:style-name="ro1">
          <table:table-cell table:formula="of:=IF([en.A354]=&quot;&quot;;&quot;&quot;;[en.A354])">
            <text:p/>
          </table:table-cell>
          <table:table-cell table:formula="of:=IF([en.B354]=&quot;&quot;;&quot;&quot;;[en.B354])">
            <text:p/>
          </table:table-cell>
        </table:table-row>
        <table:table-row table:style-name="ro1">
          <table:table-cell table:formula="of:=IF([en.A355]=&quot;&quot;;&quot;&quot;;[en.A355])">
            <text:p/>
          </table:table-cell>
          <table:table-cell table:formula="of:=IF([en.B355]=&quot;&quot;;&quot;&quot;;[en.B355])">
            <text:p/>
          </table:table-cell>
        </table:table-row>
        <table:table-row table:style-name="ro1">
          <table:table-cell table:formula="of:=IF([en.A356]=&quot;&quot;;&quot;&quot;;[en.A356])">
            <text:p/>
          </table:table-cell>
          <table:table-cell table:formula="of:=IF([en.B356]=&quot;&quot;;&quot;&quot;;[en.B356])">
            <text:p/>
          </table:table-cell>
        </table:table-row>
        <table:table-row table:style-name="ro1">
          <table:table-cell table:formula="of:=IF([en.A357]=&quot;&quot;;&quot;&quot;;[en.A357])">
            <text:p/>
          </table:table-cell>
          <table:table-cell table:formula="of:=IF([en.B357]=&quot;&quot;;&quot;&quot;;[en.B357])">
            <text:p/>
          </table:table-cell>
        </table:table-row>
        <table:table-row table:style-name="ro1">
          <table:table-cell table:formula="of:=IF([en.A358]=&quot;&quot;;&quot;&quot;;[en.A358])">
            <text:p/>
          </table:table-cell>
          <table:table-cell table:formula="of:=IF([en.B358]=&quot;&quot;;&quot;&quot;;[en.B358])">
            <text:p/>
          </table:table-cell>
        </table:table-row>
        <table:table-row table:style-name="ro1">
          <table:table-cell table:formula="of:=IF([en.A359]=&quot;&quot;;&quot;&quot;;[en.A359])">
            <text:p/>
          </table:table-cell>
          <table:table-cell table:formula="of:=IF([en.B359]=&quot;&quot;;&quot;&quot;;[en.B359])">
            <text:p/>
          </table:table-cell>
        </table:table-row>
        <table:table-row table:style-name="ro1">
          <table:table-cell table:formula="of:=IF([en.A360]=&quot;&quot;;&quot;&quot;;[en.A360])">
            <text:p/>
          </table:table-cell>
          <table:table-cell table:formula="of:=IF([en.B360]=&quot;&quot;;&quot;&quot;;[en.B360])">
            <text:p/>
          </table:table-cell>
        </table:table-row>
        <table:table-row table:style-name="ro1">
          <table:table-cell table:formula="of:=IF([en.A361]=&quot;&quot;;&quot;&quot;;[en.A361])">
            <text:p/>
          </table:table-cell>
          <table:table-cell table:formula="of:=IF([en.B361]=&quot;&quot;;&quot;&quot;;[en.B361])">
            <text:p/>
          </table:table-cell>
        </table:table-row>
        <table:table-row table:style-name="ro1">
          <table:table-cell table:formula="of:=IF([en.A362]=&quot;&quot;;&quot;&quot;;[en.A362])">
            <text:p/>
          </table:table-cell>
          <table:table-cell table:formula="of:=IF([en.B362]=&quot;&quot;;&quot;&quot;;[en.B362])">
            <text:p/>
          </table:table-cell>
        </table:table-row>
        <table:table-row table:style-name="ro1">
          <table:table-cell table:formula="of:=IF([en.A363]=&quot;&quot;;&quot;&quot;;[en.A363])">
            <text:p/>
          </table:table-cell>
          <table:table-cell table:formula="of:=IF([en.B363]=&quot;&quot;;&quot;&quot;;[en.B363])">
            <text:p/>
          </table:table-cell>
        </table:table-row>
        <table:table-row table:style-name="ro1">
          <table:table-cell table:formula="of:=IF([en.A364]=&quot;&quot;;&quot;&quot;;[en.A364])">
            <text:p/>
          </table:table-cell>
          <table:table-cell table:formula="of:=IF([en.B364]=&quot;&quot;;&quot;&quot;;[en.B364])">
            <text:p/>
          </table:table-cell>
        </table:table-row>
        <table:table-row table:style-name="ro1">
          <table:table-cell table:formula="of:=IF([en.A365]=&quot;&quot;;&quot;&quot;;[en.A365])">
            <text:p/>
          </table:table-cell>
          <table:table-cell table:formula="of:=IF([en.B365]=&quot;&quot;;&quot;&quot;;[en.B365])">
            <text:p/>
          </table:table-cell>
        </table:table-row>
        <table:table-row table:style-name="ro1">
          <table:table-cell table:formula="of:=IF([en.A366]=&quot;&quot;;&quot;&quot;;[en.A366])">
            <text:p/>
          </table:table-cell>
          <table:table-cell table:formula="of:=IF([en.B366]=&quot;&quot;;&quot;&quot;;[en.B366])">
            <text:p/>
          </table:table-cell>
        </table:table-row>
        <table:table-row table:style-name="ro1">
          <table:table-cell table:formula="of:=IF([en.A367]=&quot;&quot;;&quot;&quot;;[en.A367])">
            <text:p/>
          </table:table-cell>
          <table:table-cell table:formula="of:=IF([en.B367]=&quot;&quot;;&quot;&quot;;[en.B367])">
            <text:p/>
          </table:table-cell>
        </table:table-row>
        <table:table-row table:style-name="ro1">
          <table:table-cell table:formula="of:=IF([en.A368]=&quot;&quot;;&quot;&quot;;[en.A368])">
            <text:p/>
          </table:table-cell>
          <table:table-cell table:formula="of:=IF([en.B368]=&quot;&quot;;&quot;&quot;;[en.B368])">
            <text:p/>
          </table:table-cell>
        </table:table-row>
        <table:table-row table:style-name="ro1">
          <table:table-cell table:formula="of:=IF([en.A369]=&quot;&quot;;&quot;&quot;;[en.A369])">
            <text:p/>
          </table:table-cell>
          <table:table-cell table:formula="of:=IF([en.B369]=&quot;&quot;;&quot;&quot;;[en.B369])">
            <text:p/>
          </table:table-cell>
        </table:table-row>
        <table:table-row table:style-name="ro1">
          <table:table-cell table:formula="of:=IF([en.A370]=&quot;&quot;;&quot;&quot;;[en.A370])">
            <text:p/>
          </table:table-cell>
          <table:table-cell table:formula="of:=IF([en.B370]=&quot;&quot;;&quot;&quot;;[en.B370])">
            <text:p/>
          </table:table-cell>
        </table:table-row>
        <table:table-row table:style-name="ro1">
          <table:table-cell table:formula="of:=IF([en.A371]=&quot;&quot;;&quot;&quot;;[en.A371])">
            <text:p/>
          </table:table-cell>
          <table:table-cell table:formula="of:=IF([en.B371]=&quot;&quot;;&quot;&quot;;[en.B371])">
            <text:p/>
          </table:table-cell>
        </table:table-row>
        <table:table-row table:style-name="ro1">
          <table:table-cell table:formula="of:=IF([en.A372]=&quot;&quot;;&quot;&quot;;[en.A372])">
            <text:p/>
          </table:table-cell>
          <table:table-cell table:formula="of:=IF([en.B372]=&quot;&quot;;&quot;&quot;;[en.B372])">
            <text:p/>
          </table:table-cell>
        </table:table-row>
        <table:table-row table:style-name="ro1">
          <table:table-cell table:formula="of:=IF([en.A373]=&quot;&quot;;&quot;&quot;;[en.A373])">
            <text:p/>
          </table:table-cell>
          <table:table-cell table:formula="of:=IF([en.B373]=&quot;&quot;;&quot;&quot;;[en.B373])">
            <text:p/>
          </table:table-cell>
        </table:table-row>
        <table:table-row table:style-name="ro1">
          <table:table-cell table:formula="of:=IF([en.A374]=&quot;&quot;;&quot;&quot;;[en.A374])">
            <text:p/>
          </table:table-cell>
          <table:table-cell table:formula="of:=IF([en.B374]=&quot;&quot;;&quot;&quot;;[en.B374])">
            <text:p/>
          </table:table-cell>
        </table:table-row>
        <table:table-row table:style-name="ro1">
          <table:table-cell table:formula="of:=IF([en.A375]=&quot;&quot;;&quot;&quot;;[en.A375])">
            <text:p/>
          </table:table-cell>
          <table:table-cell table:formula="of:=IF([en.B375]=&quot;&quot;;&quot;&quot;;[en.B375])">
            <text:p/>
          </table:table-cell>
        </table:table-row>
        <table:table-row table:style-name="ro1">
          <table:table-cell table:formula="of:=IF([en.A376]=&quot;&quot;;&quot;&quot;;[en.A376])">
            <text:p/>
          </table:table-cell>
          <table:table-cell table:formula="of:=IF([en.B376]=&quot;&quot;;&quot;&quot;;[en.B376])">
            <text:p/>
          </table:table-cell>
        </table:table-row>
        <table:table-row table:style-name="ro1">
          <table:table-cell table:formula="of:=IF([en.A377]=&quot;&quot;;&quot;&quot;;[en.A377])">
            <text:p/>
          </table:table-cell>
          <table:table-cell table:formula="of:=IF([en.B377]=&quot;&quot;;&quot;&quot;;[en.B377])">
            <text:p/>
          </table:table-cell>
        </table:table-row>
        <table:table-row table:style-name="ro1">
          <table:table-cell table:formula="of:=IF([en.A378]=&quot;&quot;;&quot;&quot;;[en.A378])">
            <text:p/>
          </table:table-cell>
          <table:table-cell table:formula="of:=IF([en.B378]=&quot;&quot;;&quot;&quot;;[en.B378])">
            <text:p/>
          </table:table-cell>
        </table:table-row>
        <table:table-row table:style-name="ro1">
          <table:table-cell table:formula="of:=IF([en.A379]=&quot;&quot;;&quot;&quot;;[en.A379])">
            <text:p/>
          </table:table-cell>
          <table:table-cell table:formula="of:=IF([en.B379]=&quot;&quot;;&quot;&quot;;[en.B379])">
            <text:p/>
          </table:table-cell>
        </table:table-row>
        <table:table-row table:style-name="ro1">
          <table:table-cell table:formula="of:=IF([en.A380]=&quot;&quot;;&quot;&quot;;[en.A380])">
            <text:p/>
          </table:table-cell>
          <table:table-cell table:formula="of:=IF([en.B380]=&quot;&quot;;&quot;&quot;;[en.B380])">
            <text:p/>
          </table:table-cell>
        </table:table-row>
        <table:table-row table:style-name="ro1">
          <table:table-cell table:formula="of:=IF([en.A381]=&quot;&quot;;&quot;&quot;;[en.A381])">
            <text:p/>
          </table:table-cell>
          <table:table-cell/>
        </table:table-row>
        <table:table-row table:style-name="ro1">
          <table:table-cell table:formula="of:=IF([en.A382]=&quot;&quot;;&quot;&quot;;[en.A382])">
            <text:p/>
          </table:table-cell>
          <table:table-cell/>
        </table:table-row>
        <table:table-row table:style-name="ro1">
          <table:table-cell table:formula="of:=IF([en.A383]=&quot;&quot;;&quot;&quot;;[en.A383])">
            <text:p/>
          </table:table-cell>
          <table:table-cell/>
        </table:table-row>
        <table:table-row table:style-name="ro1">
          <table:table-cell table:formula="of:=IF([en.A384]=&quot;&quot;;&quot;&quot;;[en.A384])">
            <text:p/>
          </table:table-cell>
          <table:table-cell/>
        </table:table-row>
        <table:table-row table:style-name="ro1">
          <table:table-cell table:formula="of:=IF([en.A385]=&quot;&quot;;&quot;&quot;;[en.A385])">
            <text:p/>
          </table:table-cell>
          <table:table-cell/>
        </table:table-row>
        <table:table-row table:style-name="ro1">
          <table:table-cell table:formula="of:=IF([en.A386]=&quot;&quot;;&quot;&quot;;[en.A386])">
            <text:p/>
          </table:table-cell>
          <table:table-cell/>
        </table:table-row>
        <table:table-row table:style-name="ro1">
          <table:table-cell table:formula="of:=IF([en.A387]=&quot;&quot;;&quot;&quot;;[en.A387])">
            <text:p/>
          </table:table-cell>
          <table:table-cell/>
        </table:table-row>
        <table:table-row table:style-name="ro1">
          <table:table-cell table:formula="of:=IF([en.A388]=&quot;&quot;;&quot;&quot;;[en.A388])">
            <text:p/>
          </table:table-cell>
          <table:table-cell/>
        </table:table-row>
        <table:table-row table:style-name="ro1">
          <table:table-cell table:formula="of:=IF([en.A389]=&quot;&quot;;&quot;&quot;;[en.A389])">
            <text:p/>
          </table:table-cell>
          <table:table-cell/>
        </table:table-row>
        <table:table-row table:style-name="ro1">
          <table:table-cell table:formula="of:=IF([en.A390]=&quot;&quot;;&quot;&quot;;[en.A390])">
            <text:p/>
          </table:table-cell>
          <table:table-cell/>
        </table:table-row>
        <table:table-row table:style-name="ro1">
          <table:table-cell table:formula="of:=IF([en.A391]=&quot;&quot;;&quot;&quot;;[en.A391])">
            <text:p/>
          </table:table-cell>
          <table:table-cell/>
        </table:table-row>
        <table:table-row table:style-name="ro1">
          <table:table-cell table:formula="of:=IF([en.A392]=&quot;&quot;;&quot;&quot;;[en.A392])">
            <text:p/>
          </table:table-cell>
          <table:table-cell/>
        </table:table-row>
        <table:table-row table:style-name="ro1">
          <table:table-cell table:formula="of:=IF([en.A393]=&quot;&quot;;&quot;&quot;;[en.A393])">
            <text:p/>
          </table:table-cell>
          <table:table-cell/>
        </table:table-row>
        <table:table-row table:style-name="ro1">
          <table:table-cell table:formula="of:=IF([en.A394]=&quot;&quot;;&quot;&quot;;[en.A394])">
            <text:p/>
          </table:table-cell>
          <table:table-cell/>
        </table:table-row>
        <table:table-row table:style-name="ro1">
          <table:table-cell table:formula="of:=IF([en.A395]=&quot;&quot;;&quot;&quot;;[en.A395])">
            <text:p/>
          </table:table-cell>
          <table:table-cell/>
        </table:table-row>
        <table:table-row table:style-name="ro1">
          <table:table-cell table:formula="of:=IF([en.A396]=&quot;&quot;;&quot;&quot;;[en.A396])">
            <text:p/>
          </table:table-cell>
          <table:table-cell/>
        </table:table-row>
        <table:table-row table:style-name="ro1">
          <table:table-cell table:formula="of:=IF([en.A397]=&quot;&quot;;&quot;&quot;;[en.A397])">
            <text:p/>
          </table:table-cell>
          <table:table-cell/>
        </table:table-row>
        <table:table-row table:style-name="ro1">
          <table:table-cell table:formula="of:=IF([en.A398]=&quot;&quot;;&quot;&quot;;[en.A398])">
            <text:p/>
          </table:table-cell>
          <table:table-cell/>
        </table:table-row>
        <table:table-row table:style-name="ro1">
          <table:table-cell table:formula="of:=IF([en.A399]=&quot;&quot;;&quot;&quot;;[en.A399])">
            <text:p/>
          </table:table-cell>
          <table:table-cell/>
        </table:table-row>
        <table:table-row table:style-name="ro1">
          <table:table-cell table:formula="of:=IF([en.A400]=&quot;&quot;;&quot;&quot;;[en.A400])">
            <text:p/>
          </table:table-cell>
          <table:table-cell/>
        </table:table-row>
        <table:table-row table:style-name="ro1">
          <table:table-cell table:formula="of:=IF([en.A401]=&quot;&quot;;&quot;&quot;;[en.A401])">
            <text:p/>
          </table:table-cell>
          <table:table-cell/>
        </table:table-row>
        <table:table-row table:style-name="ro1">
          <table:table-cell table:formula="of:=IF([en.A402]=&quot;&quot;;&quot;&quot;;[en.A402])">
            <text:p/>
          </table:table-cell>
          <table:table-cell/>
        </table:table-row>
        <table:table-row table:style-name="ro1">
          <table:table-cell table:formula="of:=IF([en.A403]=&quot;&quot;;&quot;&quot;;[en.A403])">
            <text:p/>
          </table:table-cell>
          <table:table-cell/>
        </table:table-row>
        <table:table-row table:style-name="ro1">
          <table:table-cell table:formula="of:=IF([en.A404]=&quot;&quot;;&quot;&quot;;[en.A404])">
            <text:p/>
          </table:table-cell>
          <table:table-cell/>
        </table:table-row>
        <table:table-row table:style-name="ro1">
          <table:table-cell table:formula="of:=IF([en.A405]=&quot;&quot;;&quot;&quot;;[en.A405])">
            <text:p/>
          </table:table-cell>
          <table:table-cell/>
        </table:table-row>
        <table:table-row table:style-name="ro1">
          <table:table-cell table:formula="of:=IF([en.A406]=&quot;&quot;;&quot;&quot;;[en.A406])">
            <text:p/>
          </table:table-cell>
          <table:table-cell/>
        </table:table-row>
        <table:table-row table:style-name="ro1">
          <table:table-cell table:formula="of:=IF([en.A407]=&quot;&quot;;&quot;&quot;;[en.A407])">
            <text:p/>
          </table:table-cell>
          <table:table-cell/>
        </table:table-row>
        <table:table-row table:style-name="ro1">
          <table:table-cell table:formula="of:=IF([en.A408]=&quot;&quot;;&quot;&quot;;[en.A408])">
            <text:p/>
          </table:table-cell>
          <table:table-cell/>
        </table:table-row>
        <table:table-row table:style-name="ro1">
          <table:table-cell table:formula="of:=IF([en.A409]=&quot;&quot;;&quot;&quot;;[en.A409])">
            <text:p/>
          </table:table-cell>
          <table:table-cell/>
        </table:table-row>
        <table:table-row table:style-name="ro1">
          <table:table-cell table:formula="of:=IF([en.A410]=&quot;&quot;;&quot;&quot;;[en.A410])">
            <text:p/>
          </table:table-cell>
          <table:table-cell/>
        </table:table-row>
        <table:table-row table:style-name="ro1">
          <table:table-cell table:formula="of:=IF([en.A411]=&quot;&quot;;&quot;&quot;;[en.A411])">
            <text:p/>
          </table:table-cell>
          <table:table-cell/>
        </table:table-row>
        <table:table-row table:style-name="ro1">
          <table:table-cell table:formula="of:=IF([en.A412]=&quot;&quot;;&quot;&quot;;[en.A412])">
            <text:p/>
          </table:table-cell>
          <table:table-cell/>
        </table:table-row>
        <table:table-row table:style-name="ro1">
          <table:table-cell table:formula="of:=IF([en.A413]=&quot;&quot;;&quot;&quot;;[en.A413])">
            <text:p/>
          </table:table-cell>
          <table:table-cell/>
        </table:table-row>
        <table:table-row table:style-name="ro1">
          <table:table-cell table:formula="of:=IF([en.A414]=&quot;&quot;;&quot;&quot;;[en.A414])">
            <text:p/>
          </table:table-cell>
          <table:table-cell/>
        </table:table-row>
        <table:table-row table:style-name="ro1">
          <table:table-cell table:formula="of:=IF([en.A415]=&quot;&quot;;&quot;&quot;;[en.A415])">
            <text:p/>
          </table:table-cell>
          <table:table-cell/>
        </table:table-row>
        <table:table-row table:style-name="ro1">
          <table:table-cell table:formula="of:=IF([en.A416]=&quot;&quot;;&quot;&quot;;[en.A416])">
            <text:p/>
          </table:table-cell>
          <table:table-cell/>
        </table:table-row>
        <table:table-row table:style-name="ro1">
          <table:table-cell table:formula="of:=IF([en.A417]=&quot;&quot;;&quot;&quot;;[en.A417])">
            <text:p/>
          </table:table-cell>
          <table:table-cell/>
        </table:table-row>
        <table:table-row table:style-name="ro1">
          <table:table-cell table:formula="of:=IF([en.A418]=&quot;&quot;;&quot;&quot;;[en.A418])">
            <text:p/>
          </table:table-cell>
          <table:table-cell/>
        </table:table-row>
        <table:table-row table:style-name="ro1">
          <table:table-cell table:formula="of:=IF([en.A419]=&quot;&quot;;&quot;&quot;;[en.A419])">
            <text:p/>
          </table:table-cell>
          <table:table-cell/>
        </table:table-row>
        <table:table-row table:style-name="ro1">
          <table:table-cell table:formula="of:=IF([en.A420]=&quot;&quot;;&quot;&quot;;[en.A420])">
            <text:p/>
          </table:table-cell>
          <table:table-cell/>
        </table:table-row>
        <table:table-row table:style-name="ro1">
          <table:table-cell table:formula="of:=IF([en.A421]=&quot;&quot;;&quot;&quot;;[en.A421])">
            <text:p/>
          </table:table-cell>
          <table:table-cell/>
        </table:table-row>
        <table:table-row table:style-name="ro1">
          <table:table-cell table:formula="of:=IF([en.A422]=&quot;&quot;;&quot;&quot;;[en.A422])">
            <text:p/>
          </table:table-cell>
          <table:table-cell/>
        </table:table-row>
        <table:table-row table:style-name="ro1">
          <table:table-cell table:formula="of:=IF([en.A423]=&quot;&quot;;&quot;&quot;;[en.A423])">
            <text:p/>
          </table:table-cell>
          <table:table-cell/>
        </table:table-row>
        <table:table-row table:style-name="ro1">
          <table:table-cell table:formula="of:=IF([en.A424]=&quot;&quot;;&quot;&quot;;[en.A424])">
            <text:p/>
          </table:table-cell>
          <table:table-cell/>
        </table:table-row>
        <table:table-row table:style-name="ro1">
          <table:table-cell table:formula="of:=IF([en.A425]=&quot;&quot;;&quot;&quot;;[en.A425])">
            <text:p/>
          </table:table-cell>
          <table:table-cell/>
        </table:table-row>
        <table:table-row table:style-name="ro1">
          <table:table-cell table:formula="of:=IF([en.A426]=&quot;&quot;;&quot;&quot;;[en.A426])">
            <text:p/>
          </table:table-cell>
          <table:table-cell/>
        </table:table-row>
        <table:table-row table:style-name="ro1">
          <table:table-cell table:formula="of:=IF([en.A427]=&quot;&quot;;&quot;&quot;;[en.A427])">
            <text:p/>
          </table:table-cell>
          <table:table-cell/>
        </table:table-row>
        <table:table-row table:style-name="ro1">
          <table:table-cell table:formula="of:=IF([en.A428]=&quot;&quot;;&quot;&quot;;[en.A428])">
            <text:p/>
          </table:table-cell>
          <table:table-cell/>
        </table:table-row>
        <table:table-row table:style-name="ro1">
          <table:table-cell table:formula="of:=IF([en.A429]=&quot;&quot;;&quot;&quot;;[en.A429])">
            <text:p/>
          </table:table-cell>
          <table:table-cell/>
        </table:table-row>
        <table:table-row table:style-name="ro1">
          <table:table-cell table:formula="of:=IF([en.A430]=&quot;&quot;;&quot;&quot;;[en.A430])">
            <text:p/>
          </table:table-cell>
          <table:table-cell/>
        </table:table-row>
        <table:table-row table:style-name="ro1">
          <table:table-cell table:formula="of:=IF([en.A431]=&quot;&quot;;&quot;&quot;;[en.A431])">
            <text:p/>
          </table:table-cell>
          <table:table-cell/>
        </table:table-row>
        <table:table-row table:style-name="ro1">
          <table:table-cell table:formula="of:=IF([en.A432]=&quot;&quot;;&quot;&quot;;[en.A432])">
            <text:p/>
          </table:table-cell>
          <table:table-cell/>
        </table:table-row>
        <table:table-row table:style-name="ro1">
          <table:table-cell table:formula="of:=IF([en.A433]=&quot;&quot;;&quot;&quot;;[en.A433])">
            <text:p/>
          </table:table-cell>
          <table:table-cell/>
        </table:table-row>
        <table:table-row table:style-name="ro1">
          <table:table-cell table:formula="of:=IF([en.A434]=&quot;&quot;;&quot;&quot;;[en.A434])">
            <text:p/>
          </table:table-cell>
          <table:table-cell/>
        </table:table-row>
        <table:table-row table:style-name="ro1">
          <table:table-cell table:formula="of:=IF([en.A435]=&quot;&quot;;&quot;&quot;;[en.A435])">
            <text:p/>
          </table:table-cell>
          <table:table-cell/>
        </table:table-row>
        <table:table-row table:style-name="ro1">
          <table:table-cell table:formula="of:=IF([en.A436]=&quot;&quot;;&quot;&quot;;[en.A436])">
            <text:p/>
          </table:table-cell>
          <table:table-cell/>
        </table:table-row>
        <table:table-row table:style-name="ro1">
          <table:table-cell table:formula="of:=IF([en.A437]=&quot;&quot;;&quot;&quot;;[en.A437])">
            <text:p/>
          </table:table-cell>
          <table:table-cell/>
        </table:table-row>
        <table:table-row table:style-name="ro1">
          <table:table-cell table:formula="of:=IF([en.A438]=&quot;&quot;;&quot;&quot;;[en.A438])">
            <text:p/>
          </table:table-cell>
          <table:table-cell/>
        </table:table-row>
        <table:table-row table:style-name="ro1">
          <table:table-cell table:formula="of:=IF([en.A439]=&quot;&quot;;&quot;&quot;;[en.A439])">
            <text:p/>
          </table:table-cell>
          <table:table-cell/>
        </table:table-row>
        <table:table-row table:style-name="ro1">
          <table:table-cell table:formula="of:=IF([en.A440]=&quot;&quot;;&quot;&quot;;[en.A440])">
            <text:p/>
          </table:table-cell>
          <table:table-cell/>
        </table:table-row>
        <table:table-row table:style-name="ro1">
          <table:table-cell table:formula="of:=IF([en.A441]=&quot;&quot;;&quot;&quot;;[en.A441])">
            <text:p/>
          </table:table-cell>
          <table:table-cell/>
        </table:table-row>
        <table:table-row table:style-name="ro1">
          <table:table-cell table:formula="of:=IF([en.A442]=&quot;&quot;;&quot;&quot;;[en.A442])">
            <text:p/>
          </table:table-cell>
          <table:table-cell/>
        </table:table-row>
        <table:table-row table:style-name="ro1">
          <table:table-cell table:formula="of:=IF([en.A443]=&quot;&quot;;&quot;&quot;;[en.A443])">
            <text:p/>
          </table:table-cell>
          <table:table-cell/>
        </table:table-row>
        <table:table-row table:style-name="ro1">
          <table:table-cell table:formula="of:=IF([en.A444]=&quot;&quot;;&quot;&quot;;[en.A444])">
            <text:p/>
          </table:table-cell>
          <table:table-cell/>
        </table:table-row>
        <table:table-row table:style-name="ro1">
          <table:table-cell table:formula="of:=IF([en.A445]=&quot;&quot;;&quot;&quot;;[en.A445])">
            <text:p/>
          </table:table-cell>
          <table:table-cell/>
        </table:table-row>
        <table:table-row table:style-name="ro1">
          <table:table-cell table:formula="of:=IF([en.A446]=&quot;&quot;;&quot;&quot;;[en.A446])">
            <text:p/>
          </table:table-cell>
          <table:table-cell/>
        </table:table-row>
        <table:table-row table:style-name="ro1">
          <table:table-cell table:formula="of:=IF([en.A447]=&quot;&quot;;&quot;&quot;;[en.A447])">
            <text:p/>
          </table:table-cell>
          <table:table-cell/>
        </table:table-row>
        <table:table-row table:style-name="ro1">
          <table:table-cell table:formula="of:=IF([en.A448]=&quot;&quot;;&quot;&quot;;[en.A448])">
            <text:p/>
          </table:table-cell>
          <table:table-cell/>
        </table:table-row>
        <table:table-row table:style-name="ro1">
          <table:table-cell table:formula="of:=IF([en.A449]=&quot;&quot;;&quot;&quot;;[en.A449])">
            <text:p/>
          </table:table-cell>
          <table:table-cell/>
        </table:table-row>
        <table:table-row table:style-name="ro1">
          <table:table-cell table:formula="of:=IF([en.A450]=&quot;&quot;;&quot;&quot;;[en.A450])">
            <text:p/>
          </table:table-cell>
          <table:table-cell/>
        </table:table-row>
        <table:table-row table:style-name="ro1">
          <table:table-cell table:formula="of:=IF([en.A451]=&quot;&quot;;&quot;&quot;;[en.A451])">
            <text:p/>
          </table:table-cell>
          <table:table-cell/>
        </table:table-row>
        <table:table-row table:style-name="ro1">
          <table:table-cell table:formula="of:=IF([en.A452]=&quot;&quot;;&quot;&quot;;[en.A452])">
            <text:p/>
          </table:table-cell>
          <table:table-cell/>
        </table:table-row>
        <table:table-row table:style-name="ro1">
          <table:table-cell table:formula="of:=IF([en.A453]=&quot;&quot;;&quot;&quot;;[en.A453])">
            <text:p/>
          </table:table-cell>
          <table:table-cell/>
        </table:table-row>
        <table:table-row table:style-name="ro1">
          <table:table-cell table:formula="of:=IF([en.A454]=&quot;&quot;;&quot;&quot;;[en.A454])">
            <text:p/>
          </table:table-cell>
          <table:table-cell/>
        </table:table-row>
        <table:table-row table:style-name="ro1">
          <table:table-cell table:formula="of:=IF([en.A455]=&quot;&quot;;&quot;&quot;;[en.A455])">
            <text:p/>
          </table:table-cell>
          <table:table-cell/>
        </table:table-row>
        <table:table-row table:style-name="ro1">
          <table:table-cell table:formula="of:=IF([en.A456]=&quot;&quot;;&quot;&quot;;[en.A456])">
            <text:p/>
          </table:table-cell>
          <table:table-cell/>
        </table:table-row>
        <table:table-row table:style-name="ro1">
          <table:table-cell table:formula="of:=IF([en.A457]=&quot;&quot;;&quot;&quot;;[en.A457])">
            <text:p/>
          </table:table-cell>
          <table:table-cell/>
        </table:table-row>
        <table:table-row table:style-name="ro1">
          <table:table-cell table:formula="of:=IF([en.A458]=&quot;&quot;;&quot;&quot;;[en.A458])">
            <text:p/>
          </table:table-cell>
          <table:table-cell/>
        </table:table-row>
        <table:table-row table:style-name="ro1">
          <table:table-cell table:formula="of:=IF([en.A459]=&quot;&quot;;&quot;&quot;;[en.A459])">
            <text:p/>
          </table:table-cell>
          <table:table-cell/>
        </table:table-row>
        <table:table-row table:style-name="ro1">
          <table:table-cell table:formula="of:=IF([en.A460]=&quot;&quot;;&quot;&quot;;[en.A460])">
            <text:p/>
          </table:table-cell>
          <table:table-cell/>
        </table:table-row>
        <table:table-row table:style-name="ro1">
          <table:table-cell table:formula="of:=IF([en.A461]=&quot;&quot;;&quot;&quot;;[en.A461])">
            <text:p/>
          </table:table-cell>
          <table:table-cell/>
        </table:table-row>
        <table:table-row table:style-name="ro1">
          <table:table-cell table:formula="of:=IF([en.A462]=&quot;&quot;;&quot;&quot;;[en.A462])">
            <text:p/>
          </table:table-cell>
          <table:table-cell/>
        </table:table-row>
        <table:table-row table:style-name="ro1">
          <table:table-cell table:formula="of:=IF([en.A463]=&quot;&quot;;&quot;&quot;;[en.A463])">
            <text:p/>
          </table:table-cell>
          <table:table-cell/>
        </table:table-row>
        <table:table-row table:style-name="ro1">
          <table:table-cell table:formula="of:=IF([en.A464]=&quot;&quot;;&quot;&quot;;[en.A464])">
            <text:p/>
          </table:table-cell>
          <table:table-cell/>
        </table:table-row>
        <table:table-row table:style-name="ro1">
          <table:table-cell table:formula="of:=IF([en.A465]=&quot;&quot;;&quot;&quot;;[en.A465])">
            <text:p/>
          </table:table-cell>
          <table:table-cell/>
        </table:table-row>
        <table:table-row table:style-name="ro1">
          <table:table-cell table:formula="of:=IF([en.A466]=&quot;&quot;;&quot;&quot;;[en.A466])">
            <text:p/>
          </table:table-cell>
          <table:table-cell/>
        </table:table-row>
        <table:table-row table:style-name="ro1">
          <table:table-cell table:formula="of:=IF([en.A467]=&quot;&quot;;&quot;&quot;;[en.A467])">
            <text:p/>
          </table:table-cell>
          <table:table-cell/>
        </table:table-row>
        <table:table-row table:style-name="ro1">
          <table:table-cell table:formula="of:=IF([en.A468]=&quot;&quot;;&quot;&quot;;[en.A468])">
            <text:p/>
          </table:table-cell>
          <table:table-cell/>
        </table:table-row>
        <table:table-row table:style-name="ro1">
          <table:table-cell table:formula="of:=IF([en.A469]=&quot;&quot;;&quot;&quot;;[en.A469])">
            <text:p/>
          </table:table-cell>
          <table:table-cell/>
        </table:table-row>
        <table:table-row table:style-name="ro1">
          <table:table-cell table:formula="of:=IF([en.A470]=&quot;&quot;;&quot;&quot;;[en.A470])">
            <text:p/>
          </table:table-cell>
          <table:table-cell/>
        </table:table-row>
        <table:table-row table:style-name="ro1">
          <table:table-cell table:formula="of:=IF([en.A471]=&quot;&quot;;&quot;&quot;;[en.A471])">
            <text:p/>
          </table:table-cell>
          <table:table-cell/>
        </table:table-row>
        <table:table-row table:style-name="ro1">
          <table:table-cell table:formula="of:=IF([en.A472]=&quot;&quot;;&quot;&quot;;[en.A472])">
            <text:p/>
          </table:table-cell>
          <table:table-cell/>
        </table:table-row>
        <table:table-row table:style-name="ro1">
          <table:table-cell table:formula="of:=IF([en.A473]=&quot;&quot;;&quot;&quot;;[en.A473])">
            <text:p/>
          </table:table-cell>
          <table:table-cell/>
        </table:table-row>
        <table:table-row table:style-name="ro1">
          <table:table-cell table:formula="of:=IF([en.A474]=&quot;&quot;;&quot;&quot;;[en.A474])">
            <text:p/>
          </table:table-cell>
          <table:table-cell/>
        </table:table-row>
        <table:table-row table:style-name="ro1">
          <table:table-cell table:formula="of:=IF([en.A475]=&quot;&quot;;&quot;&quot;;[en.A475])">
            <text:p/>
          </table:table-cell>
          <table:table-cell/>
        </table:table-row>
        <table:table-row table:style-name="ro1">
          <table:table-cell table:formula="of:=IF([en.A476]=&quot;&quot;;&quot;&quot;;[en.A476])">
            <text:p/>
          </table:table-cell>
          <table:table-cell/>
        </table:table-row>
        <table:table-row table:style-name="ro1">
          <table:table-cell table:formula="of:=IF([en.A477]=&quot;&quot;;&quot;&quot;;[en.A477])">
            <text:p/>
          </table:table-cell>
          <table:table-cell/>
        </table:table-row>
        <table:table-row table:style-name="ro1">
          <table:table-cell table:formula="of:=IF([en.A478]=&quot;&quot;;&quot;&quot;;[en.A478])">
            <text:p/>
          </table:table-cell>
          <table:table-cell/>
        </table:table-row>
        <table:table-row table:style-name="ro1">
          <table:table-cell table:formula="of:=IF([en.A479]=&quot;&quot;;&quot;&quot;;[en.A479])">
            <text:p/>
          </table:table-cell>
          <table:table-cell/>
        </table:table-row>
        <table:table-row table:style-name="ro1">
          <table:table-cell table:formula="of:=IF([en.A480]=&quot;&quot;;&quot;&quot;;[en.A480])">
            <text:p/>
          </table:table-cell>
          <table:table-cell/>
        </table:table-row>
        <table:table-row table:style-name="ro1">
          <table:table-cell table:formula="of:=IF([en.A481]=&quot;&quot;;&quot;&quot;;[en.A481])">
            <text:p/>
          </table:table-cell>
          <table:table-cell/>
        </table:table-row>
        <table:table-row table:style-name="ro1">
          <table:table-cell table:formula="of:=IF([en.A482]=&quot;&quot;;&quot;&quot;;[en.A482])">
            <text:p/>
          </table:table-cell>
          <table:table-cell/>
        </table:table-row>
        <table:table-row table:style-name="ro1">
          <table:table-cell table:formula="of:=IF([en.A483]=&quot;&quot;;&quot;&quot;;[en.A483])">
            <text:p/>
          </table:table-cell>
          <table:table-cell/>
        </table:table-row>
        <table:table-row table:style-name="ro1">
          <table:table-cell table:formula="of:=IF([en.A484]=&quot;&quot;;&quot;&quot;;[en.A484])">
            <text:p/>
          </table:table-cell>
          <table:table-cell/>
        </table:table-row>
        <table:table-row table:style-name="ro1">
          <table:table-cell table:formula="of:=IF([en.A485]=&quot;&quot;;&quot;&quot;;[en.A485])">
            <text:p/>
          </table:table-cell>
          <table:table-cell/>
        </table:table-row>
        <table:table-row table:style-name="ro1">
          <table:table-cell table:formula="of:=IF([en.A486]=&quot;&quot;;&quot;&quot;;[en.A486])">
            <text:p/>
          </table:table-cell>
          <table:table-cell/>
        </table:table-row>
        <table:table-row table:style-name="ro1">
          <table:table-cell table:formula="of:=IF([en.A487]=&quot;&quot;;&quot;&quot;;[en.A487])">
            <text:p/>
          </table:table-cell>
          <table:table-cell/>
        </table:table-row>
        <table:table-row table:style-name="ro1">
          <table:table-cell table:formula="of:=IF([en.A488]=&quot;&quot;;&quot;&quot;;[en.A488])">
            <text:p/>
          </table:table-cell>
          <table:table-cell/>
        </table:table-row>
        <table:table-row table:style-name="ro1">
          <table:table-cell table:formula="of:=IF([en.A489]=&quot;&quot;;&quot;&quot;;[en.A489])">
            <text:p/>
          </table:table-cell>
          <table:table-cell/>
        </table:table-row>
        <table:table-row table:style-name="ro1">
          <table:table-cell table:formula="of:=IF([en.A490]=&quot;&quot;;&quot;&quot;;[en.A490])">
            <text:p/>
          </table:table-cell>
          <table:table-cell/>
        </table:table-row>
        <table:table-row table:style-name="ro1">
          <table:table-cell table:formula="of:=IF([en.A491]=&quot;&quot;;&quot;&quot;;[en.A491])">
            <text:p/>
          </table:table-cell>
          <table:table-cell/>
        </table:table-row>
        <table:table-row table:style-name="ro1">
          <table:table-cell table:formula="of:=IF([en.A492]=&quot;&quot;;&quot;&quot;;[en.A492])">
            <text:p/>
          </table:table-cell>
          <table:table-cell/>
        </table:table-row>
        <table:table-row table:style-name="ro1">
          <table:table-cell table:formula="of:=IF([en.A493]=&quot;&quot;;&quot;&quot;;[en.A493])">
            <text:p/>
          </table:table-cell>
          <table:table-cell/>
        </table:table-row>
        <table:table-row table:style-name="ro1">
          <table:table-cell table:formula="of:=IF([en.A494]=&quot;&quot;;&quot;&quot;;[en.A494])">
            <text:p/>
          </table:table-cell>
          <table:table-cell/>
        </table:table-row>
        <table:table-row table:style-name="ro1">
          <table:table-cell table:formula="of:=IF([en.A495]=&quot;&quot;;&quot;&quot;;[en.A495])">
            <text:p/>
          </table:table-cell>
          <table:table-cell/>
        </table:table-row>
        <table:table-row table:style-name="ro1">
          <table:table-cell table:formula="of:=IF([en.A496]=&quot;&quot;;&quot;&quot;;[en.A496])">
            <text:p/>
          </table:table-cell>
          <table:table-cell/>
        </table:table-row>
        <table:table-row table:style-name="ro1">
          <table:table-cell table:formula="of:=IF([en.A497]=&quot;&quot;;&quot;&quot;;[en.A497])">
            <text:p/>
          </table:table-cell>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Consolas1" svg:font-family="Consolas"/>
    <style:font-face style:name="Consolas" svg:font-family="Consolas" style:font-family-generic="swiss" style:font-pitch="fixed"/>
    <style:font-face style:name="Arial" svg:font-family="Arial" style:font-family-generic="swiss" style:font-pitch="variable"/>
    <style:font-face style:name="Liberation Sans" svg:font-family="'Liberation Sans'"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en" fo:country="US"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22P0" style:volatile="true">
      <number:number number:decimal-places="2" loext:min-decimal-places="2" number:min-integer-digits="1" number:grouping="true"/>
      <number:text> </number:text>
      <number:currency-symbol number:language="de" number:country="DE">€</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22P0"/>
    </number:currency-style>
    <number:currency-style style:name="N124P0" style:volatile="true">
      <number:number number:decimal-places="2" loext:min-decimal-places="2" number:min-integer-digits="1" number:grouping="true"/>
      <number:text> </number:text>
      <number:currency-symbol number:language="es" number:country="ES">€</number:currency-symbol>
    </number:currency-style>
    <number:currency-style style:name="N124">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24P0"/>
    </number:currency-style>
    <style:style style:name="Default" style:family="table-cell">
      <style:text-properties fo:language="zxx" fo:country="none" style:language-asian="zxx" style:country-asian="none" style:language-complex="zxx" style:country-complex="non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13">00/00/0000</text:date>, <text:time style:data-style-name="N2" text:time-value="00:11:44.36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09-04-16T11:32:48.39</meta:creation-date>
    <meta:editing-duration>P1DT8H14M12S</meta:editing-duration>
    <meta:editing-cycles>103</meta:editing-cycles>
    <meta:generator>LibreOffice/6.4.0.3$Windows_X86_64 LibreOffice_project/b0a288ab3d2d4774cb44b62f04d5d28733ac6df8</meta:generator>
    <dc:date>2020-08-13T00:23:25.963000000</dc:date>
    <meta:document-statistic meta:table-count="6" meta:cell-count="4814" meta:object-count="0"/>
    <meta:user-defined meta:name="Info 1"/>
    <meta:user-defined meta:name="Info 2"/>
    <meta:user-defined meta:name="Info 3"/>
    <meta:user-defined meta:name="Info 4"/>
  </office:meta>
</office:document-meta>
</file>